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31.94pt"/>
    </style:style>
    <style:style style:name="co2" style:family="table-column">
      <style:table-column-properties fo:break-before="auto" style:column-width="62.5pt"/>
    </style:style>
    <style:style style:name="co3" style:family="table-column">
      <style:table-column-properties fo:break-before="auto" style:column-width="29.91pt"/>
    </style:style>
    <style:style style:name="co4" style:family="table-column">
      <style:table-column-properties fo:break-before="auto" style:column-width="77.81pt"/>
    </style:style>
    <style:style style:name="co5" style:family="table-column">
      <style:table-column-properties fo:break-before="auto" style:column-width="47.96pt"/>
    </style:style>
    <style:style style:name="co6" style:family="table-column">
      <style:table-column-properties fo:break-before="auto" style:column-width="89.6pt"/>
    </style:style>
    <style:style style:name="co7" style:family="table-column">
      <style:table-column-properties fo:break-before="auto" style:column-width="26.39pt"/>
    </style:style>
    <style:style style:name="co8" style:family="table-column">
      <style:table-column-properties fo:break-before="auto" style:column-width="75.71pt"/>
    </style:style>
    <style:style style:name="co9" style:family="table-column">
      <style:table-column-properties fo:break-before="auto" style:column-width="78.49pt"/>
    </style:style>
    <style:style style:name="co10" style:family="table-column">
      <style:table-column-properties fo:break-before="auto" style:column-width="70.16pt"/>
    </style:style>
    <style:style style:name="co11" style:family="table-column">
      <style:table-column-properties fo:break-before="auto" style:column-width="281.96pt"/>
    </style:style>
    <style:style style:name="co12" style:family="table-column">
      <style:table-column-properties fo:break-before="auto" style:column-width="320.14pt"/>
    </style:style>
    <style:style style:name="co13" style:family="table-column">
      <style:table-column-properties fo:break-before="auto" style:column-width="88.21pt"/>
    </style:style>
    <style:style style:name="co14" style:family="table-column">
      <style:table-column-properties fo:break-before="auto" style:column-width="81.24pt"/>
    </style:style>
    <style:style style:name="co15" style:family="table-column">
      <style:table-column-properties fo:break-before="auto" style:column-width="375pt"/>
    </style:style>
    <style:style style:name="co16" style:family="table-column">
      <style:table-column-properties fo:break-before="auto" style:column-width="371.54pt"/>
    </style:style>
    <style:style style:name="co17" style:family="table-column">
      <style:table-column-properties fo:break-before="auto" style:column-width="115.99pt"/>
    </style:style>
    <style:style style:name="co18" style:family="table-column">
      <style:table-column-properties fo:break-before="auto" style:column-width="146.55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5pt" fo:break-before="auto" style:use-optimal-row-height="true"/>
    </style:style>
    <style:style style:name="ta1" style:family="table" style:master-page-name="PageStyle_5f_alignement_5f_Sganarelle_20_ou_20_Le_20_Cocu_20_Imaginaire_5f_La_20_Cocue_20_Imaginaire">
      <style:table-properties table:display="true" style:writing-mode="lr-tb"/>
    </style:style>
    <style:style style:name="ta2" style:family="table" style:master-page-name="PageStyle_5f_Les_20_Précieuses_20_ridicules_20_moliere_20_VS_20_somaize">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ackground-color="#81d41a"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bf0041"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bbe33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ackground-color="#bbe33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ackground-color="#81d41a"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bf0041"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none" fo:background-color="#d9d9d9"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none" fo:background-color="#d9d9d9" style:diagonal-bl-tr="none" style:diagonal-tl-br="none" style:text-align-source="fix" style:repeat-content="false" fo:wrap-option="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2.49pt solid #000000" fo:background-color="#d9d9d9" style:diagonal-bl-tr="none" style:diagonal-tl-br="none" style:text-align-source="fix" style:repeat-content="false" fo:wrap-option="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none" fo:background-color="#d9d9d9"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2.49pt solid #000000" fo:background-color="#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none" fo:background-color="#d9d9d9"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none" fo:background-color="#d9d9d9"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2.49pt solid #000000" fo:background-color="#d9d9d9"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Match&quot;" style:apply-style-name="ConditionalStyle_5f_1" style:base-cell-address="'Les Précieuses ridicules moliere VS somaize'.A2"/>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Match&quot;" style:apply-style-name="ConditionalStyle_5f_1" style:base-cell-address="Sheet3.D1"/>
    </style:style>
    <style:style style:name="ce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Match&quot;" style:apply-style-name="ConditionalStyle_5f_1" style:base-cell-address="Sheet3.D1"/>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Match&quot;" style:apply-style-name="ConditionalStyle_5f_1" style:base-cell-address="Sheet3.D1"/>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lignement_Sganarelle ou Le Cocu Imaginaire_La Cocue Imaginaire" table:style-name="ta1">
        <office:forms form:automatic-focus="false" form:apply-design-mode="false"/>
        <table:table-column table:style-name="co1" table:number-columns-repeated="2"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5" table:default-cell-style-name="Default"/>
        <table:table-column table:style-name="co9" table:default-cell-style-name="Default"/>
        <table:table-column table:style-name="co5" table:number-columns-repeated="12" table:default-cell-style-name="Default"/>
        <table:table-column table:style-name="co10" table:number-columns-repeated="999" table:default-cell-style-name="Default"/>
        <table:table-row table:style-name="ro1">
          <table:table-cell table:style-name="ce1" office:value-type="string" calcext:value-type="string">
            <text:p>Sganarelle ou le Cocu Imaginaire</text:p>
          </table:table-cell>
          <table:table-cell table:style-name="ce1" office:value-type="string" calcext:value-type="string">
            <text:p>La Cocue Imaginaire</text:p>
          </table:table-cell>
          <table:table-cell table:style-name="ce9" office:value-type="string" calcext:value-type="string">
            <text:p>Op symbol1</text:p>
          </table:table-cell>
          <table:table-cell table:style-name="ce9" office:value-type="string" calcext:value-type="string">
            <text:p>Op symbol2</text:p>
          </table:table-cell>
          <table:table-cell table:style-name="ce9" office:value-type="string" calcext:value-type="string">
            <text:p>Cost</text:p>
          </table:table-cell>
          <table:table-cell table:style-name="ce9" office:value-type="string" calcext:value-type="string">
            <text:p>Operation Type</text:p>
          </table:table-cell>
          <table:table-cell table:number-columns-repeated="1018"/>
        </table:table-row>
        <table:table-row table:style-name="ro1">
          <table:table-cell table:style-name="ce2" office:value-type="string" calcext:value-type="string">
            <text:p>('CÉLIE, sortant toute éplorée, et son père la suivant.', "Ah ! N'espérez jamais que mon coeur y consente.")</text:p>
          </table:table-cell>
          <table:table-cell table:style-name="ce2" office:value-type="string" calcext:value-type="string">
            <text:p>('ALCIPPE, sortant en colère, et son père le suivant.', "Non, n'espérez jamais de m'y voir consentir. ")</text:p>
          </table:table-cell>
          <table:table-cell table:number-columns-repeated="3" table:style-name="ce9" office:value-type="float" office:value="0" calcext:value-type="float">
            <text:p>0</text:p>
          </table:table-cell>
          <table:table-cell table:style-name="ce9" office:value-type="string" calcext:value-type="string">
            <text:p>Match</text:p>
          </table:table-cell>
          <table:table-cell table:number-columns-repeated="4"/>
          <table:table-cell table:style-name="ce10"/>
          <table:table-cell table:style-name="ce13" office:value-type="string" calcext:value-type="string">
            <text:p>Number of lines</text:p>
          </table:table-cell>
          <table:table-cell table:style-name="ce16" office:value-type="string" calcext:value-type="string">
            <text:p>Number of indel</text:p>
          </table:table-cell>
          <table:table-cell table:number-columns-repeated="1011"/>
        </table:table-row>
        <table:table-row table:style-name="ro1">
          <table:table-cell table:style-name="ce1"/>
          <table:table-cell table:style-name="ce1" office:value-type="string" calcext:value-type="string">
            <text:p>('GÉRONTE.', "Est-ce ainsi qu'à son père, un fils doit répartir ? <text:s/>Si vous ne répondez bientôt à mon envie, <text:s/>Si d'un « oui » que j'attends je ne la vois suivie, <text:s/>Avant qu'il soit deux jours je vous ferai savoir <text:s/>Combien sur ses enfants un père a de pouvoir. ")</text:p>
          </table:table-cell>
          <table:table-cell table:style-name="ce9" office:value-type="string" calcext:value-type="string">
            <text:p>-</text:p>
          </table:table-cell>
          <table:table-cell table:number-columns-repeated="2" table:style-name="ce9" office:value-type="float" office:value="1" calcext:value-type="float">
            <text:p>1</text:p>
          </table:table-cell>
          <table:table-cell table:style-name="ce9" office:value-type="string" calcext:value-type="string">
            <text:p>Deletion</text:p>
          </table:table-cell>
          <table:table-cell table:number-columns-repeated="4"/>
          <table:table-cell table:style-name="ce11" office:value-type="string" calcext:value-type="string">
            <text:p>Cocue </text:p>
          </table:table-cell>
          <table:table-cell table:style-name="ce14" table:formula="of:=233-[.M3]" office:value-type="float" office:value="174" calcext:value-type="float">
            <text:p>174</text:p>
          </table:table-cell>
          <table:table-cell table:style-name="ce17" table:formula="of:=COUNTBLANK([.B2:.B235])" office:value-type="float" office:value="59" calcext:value-type="float">
            <text:p>59</text:p>
          </table:table-cell>
          <table:table-cell table:number-columns-repeated="1011"/>
        </table:table-row>
        <table:table-row table:style-name="ro1">
          <table:table-cell table:style-name="ce3" office:value-type="string" calcext:value-type="string">
            <text:p>('GORGIBUS.', "Que marmottez-vous là, petite impertinente ? Vous prétendez choquer ce que j'ai résolu, Je n'aurai pas sur vous un pouvoir absolu, Et par sottes raisons votre jeune cervelle Voudrait régler ici la raison paternelle ? Qui de nous deux à l'autre a droit de faire loi, À votre avis, qui mieux, ou de vous, ou de moi Ô sotte, peut juger ce qui vous est utile ? Par la corbleu, gardez d'échauffer trop ma bile, Vous pourriez éprouver sans beaucoup de longueur Si mon bras sait encore montrer quelque vigueur, Votre plus court sera, Madame la mutine, D'accepter sans façons l'époux qu'on vous destine. J'ignore, dites-vous, de quelle humeur il est, Et dois auparavant consulter s'il vous plaît. Informé du grand bien qui lui tombe en partage, Dois-je prendre le soin d'en savoir davantage, Et cet époux, ayant vingt mille bons ducats, Pour être aimé de vous doit-il manquer d'appas ? Allez, tel qu'il puisse être avec cette somme, Je vous suis caution qu'il est très honnête homme.")</text:p>
          </table:table-cell>
          <table:table-cell table:style-name="ce3" office:value-type="string" calcext:value-type="string">
            <text:p>('ALCIPPE.', "Si pour moi vous gardez encor quelque tendresse, <text:s/>Ah ! daignez m'empêcher de mourir de tristesse, <text:s/>Veuillez ne point forcer mon inclination, <text:s/>Me donnant à l'objet de mon aversion. <text:s/>Je ne demande rien qui n'ait de la justice, <text:s/>Puisque enfin il n'est point de plus rude supplice <text:s/>Et que c'est attacher des vivants à des morts <text:s/>Que vouloir sans amour joindre ensemble deux corps. ")</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0.12" calcext:value-type="float">
            <text:p>0.12</text:p>
          </table:table-cell>
          <table:table-cell table:style-name="ce9" office:value-type="string" calcext:value-type="string">
            <text:p>Substitution</text:p>
          </table:table-cell>
          <table:table-cell table:number-columns-repeated="4"/>
          <table:table-cell table:style-name="ce12" office:value-type="string" calcext:value-type="string">
            <text:p>Sganarelle</text:p>
          </table:table-cell>
          <table:table-cell table:style-name="ce15" table:formula="of:=233-[.M4]" office:value-type="float" office:value="206" calcext:value-type="float">
            <text:p>206</text:p>
          </table:table-cell>
          <table:table-cell table:style-name="ce18" table:formula="of:=COUNTBLANK(([.A2:.A235]))" office:value-type="float" office:value="27" calcext:value-type="float">
            <text:p>27</text:p>
          </table:table-cell>
          <table:table-cell table:number-columns-repeated="1011"/>
        </table:table-row>
        <table:table-row table:style-name="ro1">
          <table:table-cell table:style-name="ce1" office:value-type="string" calcext:value-type="string">
            <text:p>('CÉLIE.', 'Hélas !')</text:p>
          </table:table-cell>
          <table:table-cell table:style-name="ce1" office:value-type="string" calcext:value-type="string">
            <text:p>('GÉRONTE.', "Être joint à l'objet le plus beau de la Ville, <text:s/>Le supplice à souffrir n'est pas fort difficile. ")</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1.67" calcext:value-type="float">
            <text:p>1.67</text:p>
          </table:table-cell>
          <table:table-cell table:style-name="ce9" office:value-type="string" calcext:value-type="string">
            <text:p>Substitution</text:p>
          </table:table-cell>
          <table:table-cell table:number-columns-repeated="1018"/>
        </table:table-row>
        <table:table-row table:style-name="ro1">
          <table:table-cell table:style-name="ce1"/>
          <table:table-cell table:style-name="ce1" office:value-type="string" calcext:value-type="string">
            <text:p>('ALCIPPE.', "Puisque Hippolyte est belle, elle ne me plaît pas. <text:s/>Elle a, vous le savez, par ses puissants appas <text:s/>Acquis beaucoup d'amants, et peut-être son âme <text:s/>Conservera pour eux quelque reste de flamme. ")</text:p>
          </table:table-cell>
          <table:table-cell table:style-name="ce9" office:value-type="string" calcext:value-type="string">
            <text:p>-</text:p>
          </table:table-cell>
          <table:table-cell table:style-name="ce9" office:value-type="float" office:value="4" calcext:value-type="float">
            <text:p>4</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1"/>
          <table:table-cell table:style-name="ce1" office:value-type="string" calcext:value-type="string">
            <text:p>('GÉRONTE.', "Allez, dessus ce point c'est à tort s'alarmer, <text:s/>Puisqu'on tient qu'il n'est pas possible d'exprimer <text:s/>L'amour qu'à son mari porte une jeune femme <text:s/>Quand une fois il a pu surprendre son âme, <text:s/>Et lui faire goûter les secrètes douceurs <text:s/>Dont amour sait toujours faire jouir deux coeurs. ")</text:p>
          </table:table-cell>
          <table:table-cell table:style-name="ce9" office:value-type="string" calcext:value-type="string">
            <text:p>-</text:p>
          </table:table-cell>
          <table:table-cell table:style-name="ce9" office:value-type="float" office:value="5" calcext:value-type="float">
            <text:p>5</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1"/>
          <table:table-cell table:style-name="ce1" office:value-type="string" calcext:value-type="string">
            <text:p>('ALCIPPE.', "Quand elle m'aimerait et me serait fidèle, <text:s/>Mon coeur ne peut avoir de tendresse pour elle. ")</text:p>
          </table:table-cell>
          <table:table-cell table:style-name="ce9" office:value-type="string" calcext:value-type="string">
            <text:p>-</text:p>
          </table:table-cell>
          <table:table-cell table:style-name="ce9" office:value-type="float" office:value="6" calcext:value-type="float">
            <text:p>6</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3" office:value-type="string" calcext:value-type="string">
            <text:p>('GORGIBUS.', "Eh bien hélas ! Que veut dire ceci ? Voyez le bel hélas ! Qu'elle nous donne ici. Hé ! Que si la colère une fois me transporte, Je vous ferai chanter hélas ! De belle sorte. Voilà, voilà le fruit de ces empressements, Qu'on vous voit nuit et jour à lire vos romans, De quolibets d'amour votre tête est remplie, Et vous parlez de Dieu bien moins que de Clélie. Jetez-moi dans le feu tous ces méchants écrits Qui gâtent tous les jours tant de jeunes esprits, Lisez-moi comme il faut au lieu de ces sornettes Les quatrains de Pybrac, et les doctes tablettes Du conseiller Mathieu, ouvrage de valeur, Et plein de beaux dictons à réciter par coeur. La Guide des pêcheurs est encore un bon livre, C'est là qu'en peu de temps on apprend à bien vivre, Et si vous n'aviez lu que ces moralités, Vous sauriez un peu mieux suivre mes volontés.")</text:p>
          </table:table-cell>
          <table:table-cell table:style-name="ce3" office:value-type="string" calcext:value-type="string">
            <text:p>('GÉRONTE.', "Si c'est là le sujet qui vous fait rejeter <text:s/>L'hymen, où chaque jour je tâche à vous porter, <text:s/>Épousez, épousez, dès demain Hippolyte, <text:s/>Et vous verrez mon fils, qu'un glorieux mérite <text:s/>Joint aux puissants attraits d'un objet si charmant, <text:s/>Vous contraindra dans peu de l'aimer tendrement. <text:s/>Quoi, ne savez-vous pas, ce que peut une femme, <text:s/>L'empire qu'elle prend malgré nous sur notre âme ? <text:s/>Ah ! si vous l'ignorez, vous pourrez bientôt voir <text:s/>Et quelle est son adresse et quel est son pouvoir ; <text:s/>Quand la belle Hippolyte après son mariage, <text:s/>Avec des traits de feu marqués sur son visage ; <text:s/>D'elle-même viendra vous appelant son coeur <text:s/>Vous donner un baiser ; mais si plein de douceur, <text:s/>Qu'extasié soudain par des transports de flamme, <text:s/>Vous sentirez l'amour se glisser dans votre âme, <text:s/>Et vous confesserez en goûtant ces douceurs <text:s/>Que quand ce sexe veut il sait gagner des coeurs. ")</text:p>
          </table:table-cell>
          <table:table-cell table:style-name="ce9" office:value-type="float" office:value="3" calcext:value-type="float">
            <text:p>3</text:p>
          </table:table-cell>
          <table:table-cell table:style-name="ce9" office:value-type="float" office:value="7" calcext:value-type="float">
            <text:p>7</text:p>
          </table:table-cell>
          <table:table-cell table:style-name="ce9" office:value-type="float" office:value="0.06" calcext:value-type="float">
            <text:p>0.06</text:p>
          </table:table-cell>
          <table:table-cell table:style-name="ce9" office:value-type="string" calcext:value-type="string">
            <text:p>Substitution</text:p>
          </table:table-cell>
          <table:table-cell table:number-columns-repeated="1018"/>
        </table:table-row>
        <table:table-row table:style-name="ro1">
          <table:table-cell table:style-name="ce1"/>
          <table:table-cell table:style-name="ce1" office:value-type="string" calcext:value-type="string">
            <text:p>('ALCIPPE.', "Celles qui près de nous font ainsi les flatteuses, <text:s/>Ont des motifs cachés et sont fort dangereuses, <text:s/>Et lorsque leur amour nous fait voir tant d'ardeur <text:s/>Notre bourse est leur but, plutôt que notre coeur. ")</text:p>
          </table:table-cell>
          <table:table-cell table:style-name="ce9" office:value-type="string" calcext:value-type="string">
            <text:p>-</text:p>
          </table:table-cell>
          <table:table-cell table:style-name="ce9" office:value-type="float" office:value="8" calcext:value-type="float">
            <text:p>8</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1"/>
          <table:table-cell table:style-name="ce1" office:value-type="string" calcext:value-type="string">
            <text:p>('GÉRONTE.', "Ne condamnez pas tant ce qu'il faut qu'on estime, <text:s/>D'une belle vertu ne faites pas un crime, <text:s/>Et ressouvenez-vous que je veux que demain <text:s/>Malgré vous Hippolyte obtienne votre main. ")</text:p>
          </table:table-cell>
          <table:table-cell table:style-name="ce9" office:value-type="string" calcext:value-type="string">
            <text:p>-</text:p>
          </table:table-cell>
          <table:table-cell table:style-name="ce9" office:value-type="float" office:value="9" calcext:value-type="float">
            <text:p>9</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4" office:value-type="string" calcext:value-type="string">
            <text:p>('CÉLIE.', "Quoi vous prétendez donc mon père, que j'oublie La constante amitié que je dois à Lélie ? J'aurais tort si sans vous je disposais de moi ; Mais vous-même à ses voeux engageâtes ma foi.")</text:p>
          </table:table-cell>
          <table:table-cell table:style-name="ce4" office:value-type="string" calcext:value-type="string">
            <text:p>('ALCIPPE.', "Hélas ! Souvenez-vous que j'adore Céphise, <text:s/>Et qu'ayant su l'ardeur dont mon âme est éprise, <text:s/>Sa mère en eut de vous un plein consentement. ")</text:p>
          </table:table-cell>
          <table:table-cell table:style-name="ce9" office:value-type="float" office:value="4" calcext:value-type="float">
            <text:p>4</text:p>
          </table:table-cell>
          <table:table-cell table:style-name="ce9" office:value-type="float" office:value="10" calcext:value-type="float">
            <text:p>10</text:p>
          </table:table-cell>
          <table:table-cell table:style-name="ce9" office:value-type="float" office:value="0.5" calcext:value-type="float">
            <text:p>0.5</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GORGIBUS.', "Lui fût-elle engagée encore davantage, Un autre est survenu dont le bien l'en dégage. Lélie est fort bien fait ; mais apprends qu'il n'est rien Qui ne doive céder au soin d'avoir du bien, Que l'or donne aux plus laids certain charme pour plaire, Et que sans lui le reste est une triste affaire. Valère, je crois bien n'est pas de toi chéri ; Mais s'il ne l'est amant, il le sera mari. Plus que l'on ne le croit ce nom d'époux engage Et l'amour est souvent un fruit du mariage. Mais suis-je pas bien fat de vouloir raisonner, Où de droit absolu j'ai pouvoir d'ordonner ? Trêve donc je vous prie à vos impertinences, Que je n'entende plus vos sottes doléances : Ce gendre doit venir vous visiter ce soir, Manquez un peu, manquez, à le bien recevoir, Si je ne vous lui vois faire fort bon visage Je vous... Je ne veux pas en dire davantage.")</text:p>
          </table:table-cell>
          <table:table-cell table:style-name="ce5" office:value-type="string" calcext:value-type="string">
            <text:p>('GÉRONTE.', "Dans ce siècle la foi se trouve rarement. <text:s/>J'ai promis, il est vrai, mais le bien d'Hippolyte <text:s/>Me fait trouver en elle un peu plus de mérite. <text:s/>Je vous laisse, songez que vous devez ce soir <text:s/>Venir avecque moi chez elle pour la voir. ")</text:p>
          </table:table-cell>
          <table:table-cell table:style-name="ce9" office:value-type="float" office:value="5" calcext:value-type="float">
            <text:p>5</text:p>
          </table:table-cell>
          <table:table-cell table:style-name="ce9" office:value-type="float" office:value="11" calcext:value-type="float">
            <text:p>11</text:p>
          </table:table-cell>
          <table:table-cell table:style-name="ce9" office:value-type="float" office:value="0.5" calcext:value-type="float">
            <text:p>0.5</text:p>
          </table:table-cell>
          <table:table-cell table:style-name="ce9" office:value-type="string" calcext:value-type="string">
            <text:p>Substitution</text:p>
          </table:table-cell>
          <table:table-cell table:number-columns-repeated="1018"/>
        </table:table-row>
        <table:table-row table:style-name="ro1">
          <table:table-cell table:style-name="ce1"/>
          <table:table-cell table:style-name="ce1" office:value-type="string" calcext:value-type="string">
            <text:p>('ALCIPPE.', "Puissante Déité que l'on adore en terre, <text:s/>Amour, faut-il, que l'or, te fasse ainsi la guerre ? ")</text:p>
          </table:table-cell>
          <table:table-cell table:style-name="ce9" office:value-type="string" calcext:value-type="string">
            <text:p>-</text:p>
          </table:table-cell>
          <table:table-cell table:style-name="ce9" office:value-type="float" office:value="12" calcext:value-type="float">
            <text:p>12</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2" office:value-type="string" calcext:value-type="string">
            <text:p>('LA SUIVANTE.', "Quoi refuser Madame, avec cette rigueur, Ce que tant d'autres gens voudraient de tout leur coeur, À des offres d'hymen répondre par des larmes Et tarder tant à dire un oui si plein de charmes. Hélas ! Que ne veut-on aussi me marier, Ce ne serait pas moi qui se ferait prier, Et loin qu'un pareil oui me donnât de la peine Croyez que j'en dirais bien vite une douzaine. Le précepteur qui fait répéter la leçon À votre jeune frère, a fort bonne raison, Lorsque nous discourant des choses de la terre, Il dit que la femelle est ainsi que le lierre, Qui croît beau tant qu'à l'arbre il se tient bien serré, Et ne profite point s'il en est séparé. Il n'est rien de plus vrai, ma très chère maîtresse, Et je l'éprouve en moi chétive pécheresse. Le bon Dieu fasse paix à mon pauvre Martin, Mais j'avais, lui vivant, le teint d'un chérubin, L'embonpoint merveilleux, l'oeil gai, l'âme contente, Et je suis maintenant ma commère dolente. Pendant cet heureux temps, passé comme un éclair, Je me couchais sans feu dans le fort de l'hiver, Sécher même les draps me semblait ridicule, Et je tremble à présent dedans la canicule. Enfin il n'est rien tel, Madame, croyez-moi, [Que d'avoir un mari la nuit auprès de soi,] Ne fût-ce que pour l'heur d'avoir qui vous salue D'un Dieu vous soit en aide alors qu'on éternue.")</text:p>
          </table:table-cell>
          <table:table-cell table:style-name="ce2" office:value-type="string" calcext:value-type="string">
            <text:p>('ROGUESPINE.', "À quoi songez-vous donc Monsieur, de rebuter <text:s/>Ce que d'autres que vous prendraient sans hésiter. <text:s/>Que ne veut-on aussi me donner une femme, <text:s/>Ma foi je la prendrais et de toute mon âme <text:s/>Sans hésiter du tout. Dieu veuille avoir l'esprit <text:s/>De ma pauvre Gillette. Ah ! que j'ai de dépit <text:s/>Quand je songe à sa mort. J'avais pendant sa vie <text:s/>Un teint à qui Bacchus eût porté même envie, <text:s/>Un visage rougeaud, et si plein de santé, <text:s/>Que j'ose vous jurer en saine vérité, <text:s/>Moi qui ne jure point si la chose n'est claire <text:s/>Que tous les marmousets des enseignes à bière <text:s/>Étaient auprès de moi pâles et décharnés, <text:s/>Et n'avaient point du tout de rubis sur le nez. <text:s/>Je ne voyais jamais passer aucun Dimanche, <text:s/>Qu'elle ne me vînt mettre une chemise blanche, <text:s/>À mes habits jamais on ne voyait de trous, <text:s/>Tant le soin était grand de tout boucher chez nous. <text:s/>Quand j'avais bu souvent avec quelque compère, <text:s/>Comme cela pouvait m'arriver d'ordinaire, <text:s/>Et qu'au logis le soir, de crainte de manger, <text:s/>Je faisais le malade, afin de m'obliger <text:s/>À prendre, disait-elle, un peu de nourriture, <text:s/>Mange, mange, mon fils, mange, je t'en conjure, <text:s/>Me disait la pauvrette avec la larme à l'oeil, <text:s/>Si tu ne veux bientôt me voir mettre au cercueil. <text:s/>L'hiver même les draps étant plus froids que glace, <text:s/>Elle s'allait coucher pour échauffer ma place, <text:s/>Et me criait après de la venir trouver. <text:s/>Il vous faudrait enfin, Monsieur, pour éprouver <text:s/>Les plaisirs les plus doux qu'on goûte dans la vie <text:s/>Prendre vite une femme, et je vous en convie. ")</text:p>
          </table:table-cell>
          <table:table-cell table:style-name="ce9" office:value-type="float" office:value="6" calcext:value-type="float">
            <text:p>6</text:p>
          </table:table-cell>
          <table:table-cell table:style-name="ce9" office:value-type="float" office:value="13" calcext:value-type="float">
            <text:p>13</text:p>
          </table:table-cell>
          <table:table-cell table:style-name="ce9" office:value-type="float" office:value="0" calcext:value-type="float">
            <text:p>0</text:p>
          </table:table-cell>
          <table:table-cell table:style-name="ce9" office:value-type="string" calcext:value-type="string">
            <text:p>Match</text:p>
          </table:table-cell>
          <table:table-cell table:number-columns-repeated="1018"/>
        </table:table-row>
        <table:table-row table:style-name="ro1">
          <table:table-cell table:style-name="ce4" office:value-type="string" calcext:value-type="string">
            <text:p>('CÉLIE.', "Peux-tu me conseiller de commettre un forfait, D'abandonner Lélie, et prendre ce malfait ?")</text:p>
          </table:table-cell>
          <table:table-cell table:style-name="ce4" office:value-type="string" calcext:value-type="string">
            <text:p>('ALCIPPE.', "Ah ! ne me parle point de cette lâcheté, <text:s/>Ne me conseille point une infidélité, <text:s/>J'ai promis à Céphise, et je... ")</text:p>
          </table:table-cell>
          <table:table-cell table:style-name="ce9" office:value-type="float" office:value="7" calcext:value-type="float">
            <text:p>7</text:p>
          </table:table-cell>
          <table:table-cell table:style-name="ce9" office:value-type="float" office:value="14" calcext:value-type="float">
            <text:p>14</text:p>
          </table:table-cell>
          <table:table-cell table:style-name="ce9" office:value-type="float" office:value="0.74" calcext:value-type="float">
            <text:p>0.74</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LA SUIVANTE.', "Votre Lélie aussi, n'est ma foi qu'une bête, Puisque si hors de temps son voyage l'arrête, Et la grande longueur de son éloignement Me le fait soupçonner de quelque changement.")</text:p>
          </table:table-cell>
          <table:table-cell table:style-name="ce5" office:value-type="string" calcext:value-type="string">
            <text:p>('ROGUESPINE.', "Votre Céphise, <text:s/>D'un violent amour ne paraît pas éprise. <text:s/>Depuis quinze ou vingt jours elle passe son temps <text:s/>À se bien divertir en sa maison des Champs, <text:s/>Et quoi que sur sa mère, elle ait beaucoup d'empire, <text:s/>Elle ne prendrait pas la peine de lui dire <text:s/>De faire un tour ici, ce qui fait que je crois <text:s/>Qu'envers vous cette belle, a pu manquer de foi. ")</text:p>
          </table:table-cell>
          <table:table-cell table:style-name="ce9" office:value-type="float" office:value="8" calcext:value-type="float">
            <text:p>8</text:p>
          </table:table-cell>
          <table:table-cell table:style-name="ce9" office:value-type="float" office:value="15" calcext:value-type="float">
            <text:p>15</text:p>
          </table:table-cell>
          <table:table-cell table:style-name="ce9" office:value-type="float" office:value="0.7" calcext:value-type="float">
            <text:p>0.7</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CÉLIE, lui montrant le portrait de Lélie.', "Ah ! Ne m'accable point par ce triste présage, Vois attentivement les traits de ce visage, Ils jurent à mon coeur d'éternelles ardeurs, Je veux croire après tout qu'ils ne sont pas menteurs, Et comme c'est celui que l'art y représente, Il conserve à mes feux une amitié constante.")</text:p>
          </table:table-cell>
          <table:table-cell table:style-name="ce5" office:value-type="string" calcext:value-type="string">
            <text:p>('ALCIPPE.', "Non, non, elle me garde une flamme éternelle ; <text:s/>Mais peut-être ayant su la funeste nouvelle <text:s/>Du mépris que mon père a fait de ses appas, <text:s/>Elle est dessus le point... te le dirai-je ? Hélas ! <text:s/>Sur le point d'expirer. ")</text:p>
          </table:table-cell>
          <table:table-cell table:style-name="ce9" office:value-type="float" office:value="9" calcext:value-type="float">
            <text:p>9</text:p>
          </table:table-cell>
          <table:table-cell table:style-name="ce9" office:value-type="float" office:value="16" calcext:value-type="float">
            <text:p>16</text:p>
          </table:table-cell>
          <table:table-cell table:style-name="ce9" office:value-type="float" office:value="0.24" calcext:value-type="float">
            <text:p>0.24</text:p>
          </table:table-cell>
          <table:table-cell table:style-name="ce9" office:value-type="string" calcext:value-type="string">
            <text:p>Substitution</text:p>
          </table:table-cell>
          <table:table-cell table:number-columns-repeated="1018"/>
        </table:table-row>
        <table:table-row table:style-name="ro1">
          <table:table-cell table:style-name="ce3"/>
          <table:table-cell table:style-name="ce3" office:value-type="string" calcext:value-type="string">
            <text:p>('ROGUESPINE.', "La cause est raisonnable <text:s/>D'un tel retardement. ")</text:p>
          </table:table-cell>
          <table:table-cell table:style-name="ce9" office:value-type="string" calcext:value-type="string">
            <text:p>-</text:p>
          </table:table-cell>
          <table:table-cell table:style-name="ce9" office:value-type="float" office:value="17" calcext:value-type="float">
            <text:p>17</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3" office:value-type="string" calcext:value-type="string">
            <text:p>('LA SUIVANTE.', "Il est vrai que ces traits marquent un digne amant, Et que vous avez lieu de l'aimer tendrement.")</text:p>
          </table:table-cell>
          <table:table-cell table:style-name="ce3" office:value-type="string" calcext:value-type="string">
            <text:p>('ALCIPPE.', "Que je suis misérable ; <text:s/>Mais cependant qu'elle est absente de ces lieux <text:s/>Dans son portrait du moins admirons ses beaux yeux. <text:s/>Dieux ! qu'ils font rejaillir d'éclat sur sa peinture, <text:s/>Ils mettent de nouveau mon coeur à la torture, <text:s/>Ah ! faut-il... je me meurs. <text:s/>Il laisse tomber le portrait de Céphise.")</text:p>
          </table:table-cell>
          <table:table-cell table:style-name="ce9" office:value-type="float" office:value="10" calcext:value-type="float">
            <text:p>10</text:p>
          </table:table-cell>
          <table:table-cell table:style-name="ce9" office:value-type="float" office:value="18" calcext:value-type="float">
            <text:p>18</text:p>
          </table:table-cell>
          <table:table-cell table:style-name="ce9" office:value-type="float" office:value="0.92" calcext:value-type="float">
            <text:p>0.92</text:p>
          </table:table-cell>
          <table:table-cell table:style-name="ce9" office:value-type="string" calcext:value-type="string">
            <text:p>Substitution</text:p>
          </table:table-cell>
          <table:table-cell table:number-columns-repeated="1018"/>
        </table:table-row>
        <table:table-row table:style-name="ro1">
          <table:table-cell table:style-name="ce3" office:value-type="string" calcext:value-type="string">
            <text:p>('CÉLIE.', 'Et cependant il faut... ah ! Soutiens-moi. Laissant tomber le portrait de Lélie.')</text:p>
          </table:table-cell>
          <table:table-cell table:style-name="ce3"/>
          <table:table-cell table:style-name="ce9" office:value-type="float" office:value="11" calcext:value-type="float">
            <text:p>11</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5" office:value-type="string" calcext:value-type="string">
            <text:p>('LA SUIVANTE.', "Madame, D'où vous pourrait venir... Ah ! Bons dieux elle pâme. Hé ! Vite, holà, quelqu'un.")</text:p>
          </table:table-cell>
          <table:table-cell table:style-name="ce5" office:value-type="string" calcext:value-type="string">
            <text:p>('ROGUESPINE.', "Qui peut causer en vous... <text:s/>Mais il s'évanouit. Vite ? Quelqu'un ? À nous ? ")</text:p>
          </table:table-cell>
          <table:table-cell table:style-name="ce9" office:value-type="float" office:value="12" calcext:value-type="float">
            <text:p>12</text:p>
          </table:table-cell>
          <table:table-cell table:style-name="ce9" office:value-type="float" office:value="19" calcext:value-type="float">
            <text:p>19</text:p>
          </table:table-cell>
          <table:table-cell table:style-name="ce9" office:value-type="float" office:value="0.62" calcext:value-type="float">
            <text:p>0.62</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SGANARELLE.', "Qu'est-ce donc ? Me voilà.")</text:p>
          </table:table-cell>
          <table:table-cell table:style-name="ce5" office:value-type="string" calcext:value-type="string">
            <text:p>('PAQUETTE.', "Quel bruit viens-je d'entendre auprès de ma fenêtre ? ")</text:p>
          </table:table-cell>
          <table:table-cell table:style-name="ce9" office:value-type="float" office:value="13" calcext:value-type="float">
            <text:p>13</text:p>
          </table:table-cell>
          <table:table-cell table:style-name="ce9" office:value-type="float" office:value="20" calcext:value-type="float">
            <text:p>20</text:p>
          </table:table-cell>
          <table:table-cell table:style-name="ce9" office:value-type="float" office:value="0.76" calcext:value-type="float">
            <text:p>0.76</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LA SUIVANTE.', 'Ma maîtresse se meurt.')</text:p>
          </table:table-cell>
          <table:table-cell table:style-name="ce1"/>
          <table:table-cell table:style-name="ce9" office:value-type="float" office:value="14" calcext:value-type="float">
            <text:p>14</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3" office:value-type="string" calcext:value-type="string">
            <text:p>('SGANARELLE.', "Quoi ce n'est que cela ? Je croyais tout perdu de crier de la sorte ; Mais approchons pourtant[.] Madame, êtes-vous morte. Hays, elle ne dit mot.")</text:p>
          </table:table-cell>
          <table:table-cell table:style-name="ce3" office:value-type="string" calcext:value-type="string">
            <text:p>('ROGUESPINE.', 'Aidez-moi je vous prie à soutenir mon Maître ; <text:s/>Ce mal lui vient de prendre ici subitement. ')</text:p>
          </table:table-cell>
          <table:table-cell table:style-name="ce9" office:value-type="float" office:value="15" calcext:value-type="float">
            <text:p>15</text:p>
          </table:table-cell>
          <table:table-cell table:style-name="ce9" office:value-type="float" office:value="21" calcext:value-type="float">
            <text:p>21</text:p>
          </table:table-cell>
          <table:table-cell table:style-name="ce9" office:value-type="float" office:value="1.44" calcext:value-type="float">
            <text:p>1.44</text:p>
          </table:table-cell>
          <table:table-cell table:style-name="ce9" office:value-type="string" calcext:value-type="string">
            <text:p>Substitution</text:p>
          </table:table-cell>
          <table:table-cell table:number-columns-repeated="1018"/>
        </table:table-row>
        <table:table-row table:style-name="ro1">
          <table:table-cell table:style-name="ce3" office:value-type="string" calcext:value-type="string">
            <text:p>('LA SUIVANTE.', "Je vais faire venir Quelqu'un pour l'emporter, veuillez la soutenir.")</text:p>
          </table:table-cell>
          <table:table-cell table:style-name="ce3" office:value-type="string" calcext:value-type="string">
            <text:p>('PAQUETTE.', "Il faut le secourir si l'on peut promptement. ")</text:p>
          </table:table-cell>
          <table:table-cell table:style-name="ce9" office:value-type="float" office:value="16" calcext:value-type="float">
            <text:p>16</text:p>
          </table:table-cell>
          <table:table-cell table:style-name="ce9" office:value-type="float" office:value="22" calcext:value-type="float">
            <text:p>22</text:p>
          </table:table-cell>
          <table:table-cell table:style-name="ce9" office:value-type="float" office:value="1.11" calcext:value-type="float">
            <text:p>1.11</text:p>
          </table:table-cell>
          <table:table-cell table:style-name="ce9" office:value-type="string" calcext:value-type="string">
            <text:p>Substitution</text:p>
          </table:table-cell>
          <table:table-cell table:number-columns-repeated="1018"/>
        </table:table-row>
        <table:table-row table:style-name="ro1">
          <table:table-cell table:style-name="ce3" office:value-type="string" calcext:value-type="string">
            <text:p>('SGANARELLE, en lui passant la main sur le sein.', "Elle est froide partout, et je ne sais qu'en dire, Approchons-nous pour voir si sa bouche respire. Ma foi, je ne sais pas, mais j'y trouve encor moi Quelque signe de vie.")</text:p>
          </table:table-cell>
          <table:table-cell table:style-name="ce3" office:value-type="string" calcext:value-type="string">
            <text:p>('SPADARILLE, regardant par sa fenêtre voit que sa femme soutient Alcippe.', "Que vois-je, juste Ciel ! je crois que c'est ma femme, <text:s/>Qui tient dedans ses bras... elle mourra l'infâme <text:s/>Et je vais s'il se peut la prendre sur le fait. ")</text:p>
          </table:table-cell>
          <table:table-cell table:style-name="ce9" office:value-type="float" office:value="17" calcext:value-type="float">
            <text:p>17</text:p>
          </table:table-cell>
          <table:table-cell table:style-name="ce9" office:value-type="float" office:value="23" calcext:value-type="float">
            <text:p>23</text:p>
          </table:table-cell>
          <table:table-cell table:style-name="ce9" office:value-type="float" office:value="0.74" calcext:value-type="float">
            <text:p>0.74</text:p>
          </table:table-cell>
          <table:table-cell table:style-name="ce9" office:value-type="string" calcext:value-type="string">
            <text:p>Substitution</text:p>
          </table:table-cell>
          <table:table-cell table:number-columns-repeated="1018"/>
        </table:table-row>
        <table:table-row table:style-name="ro1">
          <table:table-cell table:style-name="ce3"/>
          <table:table-cell table:style-name="ce3" office:value-type="string" calcext:value-type="string">
            <text:p>('ROGUESPINE.', "Hélas ! mon pauvre maître, ah ! bon Dieu, c'en est fait, <text:s/>Ciel ! ")</text:p>
          </table:table-cell>
          <table:table-cell table:style-name="ce9" office:value-type="string" calcext:value-type="string">
            <text:p>-</text:p>
          </table:table-cell>
          <table:table-cell table:style-name="ce9" office:value-type="float" office:value="24" calcext:value-type="float">
            <text:p>24</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3" office:value-type="string" calcext:value-type="string">
            <text:p>('LA FEMME DE SGANARELLE, regardant par la fenêtre.', "Ah ! Qu'est-ce que je vois ? Mon mari dans ses bras... <text:s/>Mais je m'en vais descendre, Il me trahit sans doute, et je veux le surprendre.")</text:p>
          </table:table-cell>
          <table:table-cell table:style-name="ce3" office:value-type="string" calcext:value-type="string">
            <text:p>("PAQUETTE, mettant la main sur la bouche d'Alcippe.", 'Il respire encore, et je sens son haleine. ')</text:p>
          </table:table-cell>
          <table:table-cell table:style-name="ce9" office:value-type="float" office:value="18" calcext:value-type="float">
            <text:p>18</text:p>
          </table:table-cell>
          <table:table-cell table:style-name="ce9" office:value-type="float" office:value="25" calcext:value-type="float">
            <text:p>25</text:p>
          </table:table-cell>
          <table:table-cell table:style-name="ce9" office:value-type="float" office:value="1.39" calcext:value-type="float">
            <text:p>1.39</text:p>
          </table:table-cell>
          <table:table-cell table:style-name="ce9" office:value-type="string" calcext:value-type="string">
            <text:p>Substitution</text:p>
          </table:table-cell>
          <table:table-cell table:number-columns-repeated="1018"/>
        </table:table-row>
        <table:table-row table:style-name="ro1">
          <table:table-cell table:style-name="ce3" office:value-type="string" calcext:value-type="string">
            <text:p>('SGANARELLE.', "Il faut se dépêcher de l'aller secourir, Certes elle aurait tort de se laisser mourir, Aller en l'autre monde est très grande sottise, Tant que dans celui-ci l'on peut être de mise. Il l'emporte avec un homme que la suivante amène.")</text:p>
          </table:table-cell>
          <table:table-cell table:style-name="ce3" office:value-type="string" calcext:value-type="string">
            <text:p>('ROGUESPINE.', "Si vous vouliez un peu prendre avec moi la peine <text:s/>De l'emporter chez lui. ")</text:p>
          </table:table-cell>
          <table:table-cell table:style-name="ce9" office:value-type="float" office:value="19" calcext:value-type="float">
            <text:p>19</text:p>
          </table:table-cell>
          <table:table-cell table:style-name="ce9" office:value-type="float" office:value="26" calcext:value-type="float">
            <text:p>26</text:p>
          </table:table-cell>
          <table:table-cell table:style-name="ce9" office:value-type="float" office:value="0.89" calcext:value-type="float">
            <text:p>0.89</text:p>
          </table:table-cell>
          <table:table-cell table:style-name="ce9" office:value-type="string" calcext:value-type="string">
            <text:p>Substitution</text:p>
          </table:table-cell>
          <table:table-cell table:number-columns-repeated="1018"/>
        </table:table-row>
        <table:table-row table:style-name="ro1">
          <table:table-cell table:style-name="ce1"/>
          <table:table-cell table:style-name="ce1" office:value-type="string" calcext:value-type="string">
            <text:p>('PAQUETTE.', "Oui, j'y vais de bon coeur. <text:s/>Que son visage encore conserve de douceur. <text:s/>À part.")</text:p>
          </table:table-cell>
          <table:table-cell table:style-name="ce9" office:value-type="string" calcext:value-type="string">
            <text:p>-</text:p>
          </table:table-cell>
          <table:table-cell table:style-name="ce9" office:value-type="float" office:value="27" calcext:value-type="float">
            <text:p>27</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2" office:value-type="string" calcext:value-type="string">
            <text:p>('LE FEMME de SGANARELLE, seule.', "Il s'est subitement éloigné de ces lieux, Et sa fuite a trompé mon désir curieux. Mais de sa trahison je ne fais plus de doute, Et le peu que j'ai vu me la découvre toute. Je ne m'étonne plus de l'étrange froideur Dont je le vois répondre à ma pudique ardeur, Il réserve, l'ingrat, ses caresses à d'autres, Et nourrit leurs plaisirs par le jeûne des nôtres. Voilà de nos maris, le procédé commun, Ce qui leur est permis, leur devient importun. Dans les commencements ce sont toutes merveilles ; Ils témoignent pour nous des ardeurs non pareilles ; Mais les traîtres bientôt se lassent de nos feux, Et portent autre part ce qu'ils doivent chez eux. Ah ! Que j'ai de dépit, que la loi n'autorise, À changer de mari comme on fait de chemise : Cela serait commode, et j'en sais telle ici Qui comme moi ma foi le voudrait bien aussi. Mais quel est ce bijou que le sort me présente ? L'émail en est fort beau, la gravure charmante. Ouvrons. En ramassant le portrait que Célie avait laissé tomber.")</text:p>
          </table:table-cell>
          <table:table-cell table:style-name="ce2" office:value-type="string" calcext:value-type="string">
            <text:p>('SPADARILLE, seul.', "Cette infidèle a fui, et sans oser m'attendre <text:s/>Jugeant bien qu'en ce lieu, je la viendrais surprendre. <text:s/>Avec le scélérat, le traître suborneur <text:s/>Qui vient impunément de lui ravir l'honneur. <text:s/>Je ne m'étonne plus pourquoi cette maligne <text:s/>Sans sujet tous les jours me fait mauvaise mine, <text:s/>Elle cherche à crier, sans doute, et voudrait bien <text:s/>M'obliger à la battre, afin d'avoir son bien. <text:s/>Les femmes maintenant sont tout à fait volages, <text:s/>Et souvent quinze jours après leurs mariages, <text:s/>Elles ont de la peine à souffrir leurs maris : <text:s/>Leur inconstance va jusqu'à leurs favoris, <text:s/>Et voulant tous les jours faire de nouveaux dupes, <text:s/>Elles changent autant de galants que de jupes : <text:s/>Les nouveautés enfin charment si fort leurs sens, <text:s/>Elles ont à leurs yeux des attraits si puissants, <text:s/>Que s'il pouvait encor venir en cette ville <text:s/>Un Roi d'Éthiopie, il serait difficile, <text:s/>Qu'il les pût contenter ; mais qu'est-ce que je vois ? <text:s/>Ouvrons, c'est un portrait qui n'est pas sot ma foi. <text:s/>Il ramasse le portrait qu'Alcippe a laissé tomber.")</text:p>
          </table:table-cell>
          <table:table-cell table:style-name="ce9" office:value-type="float" office:value="20" calcext:value-type="float">
            <text:p>20</text:p>
          </table:table-cell>
          <table:table-cell table:style-name="ce9" office:value-type="float" office:value="28" calcext:value-type="float">
            <text:p>28</text:p>
          </table:table-cell>
          <table:table-cell table:style-name="ce9" office:value-type="float" office:value="0" calcext:value-type="float">
            <text:p>0</text:p>
          </table:table-cell>
          <table:table-cell table:style-name="ce9" office:value-type="string" calcext:value-type="string">
            <text:p>Match</text:p>
          </table:table-cell>
          <table:table-cell table:number-columns-repeated="1018"/>
        </table:table-row>
        <table:table-row table:style-name="ro1">
          <table:table-cell table:style-name="ce4" office:value-type="string" calcext:value-type="string">
            <text:p>('SGANARELLE.', "On la croyait morte et ce n'était rien, Il n'en faut plus qu'autant, elle se porte bien. Mais j'aperçois ma femme.")</text:p>
          </table:table-cell>
          <table:table-cell table:style-name="ce4" office:value-type="string" calcext:value-type="string">
            <text:p>('PAQUETTE.', "Son mal n'était qu'amour qui troublait trop son âme ; <text:s/>Mais j'aperçois mon homme. ")</text:p>
          </table:table-cell>
          <table:table-cell table:style-name="ce9" office:value-type="float" office:value="21" calcext:value-type="float">
            <text:p>21</text:p>
          </table:table-cell>
          <table:table-cell table:style-name="ce9" office:value-type="float" office:value="29" calcext:value-type="float">
            <text:p>29</text:p>
          </table:table-cell>
          <table:table-cell table:style-name="ce9" office:value-type="float" office:value="0.67" calcext:value-type="float">
            <text:p>0.67</text:p>
          </table:table-cell>
          <table:table-cell table:style-name="ce9" office:value-type="string" calcext:value-type="string">
            <text:p>Substitution</text:p>
          </table:table-cell>
          <table:table-cell table:number-columns-repeated="1018"/>
        </table:table-row>
        <table:table-row table:style-name="ro1">
          <table:table-cell table:style-name="ce4" office:value-type="string" calcext:value-type="string">
            <text:p>('SA FEMME.', "Ô ciel ! C'est miniature, Et voilà d'un bel homme une vive peinture.")</text:p>
          </table:table-cell>
          <table:table-cell table:style-name="ce4" office:value-type="string" calcext:value-type="string">
            <text:p>('SPADARILLE.', "Ô Dieux ! c'est d'une femme <text:s/>Dont je tiens la peinture. Ô Ciel ! qu'elle a d'appas ! ")</text:p>
          </table:table-cell>
          <table:table-cell table:style-name="ce9" office:value-type="float" office:value="22" calcext:value-type="float">
            <text:p>22</text:p>
          </table:table-cell>
          <table:table-cell table:style-name="ce9" office:value-type="float" office:value="30" calcext:value-type="float">
            <text:p>30</text:p>
          </table:table-cell>
          <table:table-cell table:style-name="ce9" office:value-type="float" office:value="0.38" calcext:value-type="float">
            <text:p>0.38</text:p>
          </table:table-cell>
          <table:table-cell table:style-name="ce9" office:value-type="string" calcext:value-type="string">
            <text:p>Substitution</text:p>
          </table:table-cell>
          <table:table-cell table:number-columns-repeated="1018"/>
        </table:table-row>
        <table:table-row table:style-name="ro1">
          <table:table-cell table:style-name="ce4" office:value-type="string" calcext:value-type="string">
            <text:p>("SGANARELLE, à part, et regardant sur l'épaule de sa femme.", "Que considère-t-elle avec attention ? Ce portrait mon honneur ne nous dit rien de bon, D'un fort vilain soupçon je me sens l'âme émue.")</text:p>
          </table:table-cell>
          <table:table-cell table:style-name="ce4" office:value-type="string" calcext:value-type="string">
            <text:p>('PAQUETTE, à part regardant par dessus son épaule.', 'Il regarde un portrait, que dois-je croire hélas ? ')</text:p>
          </table:table-cell>
          <table:table-cell table:style-name="ce9" office:value-type="float" office:value="23" calcext:value-type="float">
            <text:p>23</text:p>
          </table:table-cell>
          <table:table-cell table:style-name="ce9" office:value-type="float" office:value="31" calcext:value-type="float">
            <text:p>31</text:p>
          </table:table-cell>
          <table:table-cell table:style-name="ce9" office:value-type="float" office:value="0.87" calcext:value-type="float">
            <text:p>0.87</text:p>
          </table:table-cell>
          <table:table-cell table:style-name="ce9" office:value-type="string" calcext:value-type="string">
            <text:p>Substitution</text:p>
          </table:table-cell>
          <table:table-cell table:number-columns-repeated="1018"/>
        </table:table-row>
        <table:table-row table:style-name="ro1">
          <table:table-cell table:style-name="ce6" office:value-type="string" calcext:value-type="string">
            <text:p>("SA FEMME, sans l'apercevoir, continue.", "Jamais rien de plus beau ne s'offrit à ma vue. Le travail plus que l'or s'en doit encore priser. Hon que cela sent bon.")</text:p>
          </table:table-cell>
          <table:table-cell table:style-name="ce1"/>
          <table:table-cell table:style-name="ce9" office:value-type="float" office:value="24" calcext:value-type="float">
            <text:p>24</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SGANARELLE, à part.', "Quoi peste le baiser ! Ah ! J'en tiens.")</text:p>
          </table:table-cell>
          <table:table-cell table:style-name="ce1"/>
          <table:table-cell table:style-name="ce9" office:value-type="float" office:value="25" calcext:value-type="float">
            <text:p>25</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5" office:value-type="string" calcext:value-type="string">
            <text:p>('SA FEMME, poursuit.', "Avouons qu'on doit être ravie Quand d'un homme ainsi fait on se peut voir servie, Et que s'il en contait avec attention, Le penchant serait grand à la tentation. Ah ! Que n'ai-je un mari d'une aussi bonne mine, Au lieu de mon pelé, de mon rustre... ")</text:p>
          </table:table-cell>
          <table:table-cell table:style-name="ce4" office:value-type="string" calcext:value-type="string">
            <text:p>('SPADARILLE, poursuit.', "Certes cette beauté n'a rien qui ne m'attire, <text:s/>Déjà sans y penser je suis sous son empire. <text:s/>Ah ! si ma femme avait des charmes aussi doux... ")</text:p>
          </table:table-cell>
          <table:table-cell table:style-name="ce9" office:value-type="float" office:value="26" calcext:value-type="float">
            <text:p>26</text:p>
          </table:table-cell>
          <table:table-cell table:style-name="ce9" office:value-type="float" office:value="32" calcext:value-type="float">
            <text:p>32</text:p>
          </table:table-cell>
          <table:table-cell table:style-name="ce9" office:value-type="float" office:value="0.46" calcext:value-type="float">
            <text:p>0.46</text:p>
          </table:table-cell>
          <table:table-cell table:style-name="ce9" office:value-type="string" calcext:value-type="string">
            <text:p>Substitution</text:p>
          </table:table-cell>
          <table:table-cell table:number-columns-repeated="1018"/>
        </table:table-row>
        <table:table-row table:style-name="ro1">
          <table:table-cell table:style-name="ce2" office:value-type="string" calcext:value-type="string">
            <text:p>('SGANARELLE, lui arrachant le portrait.', "Ah ! Mâtine, Nous vous y surprenons en faute contre nous, Et diffamant l'honneur de votre cher époux : Donc à votre calcul, ô ma trop digne femme ! Monsieur, tout bien compté, ne vaut pas bien Madame ? Et de par Belzébuth qui vous puisse emporter Quel plus rare parti pourriez-vous souhaiter ? Peut-on trouver en moi quelque chose à redire ? Cette taille, ce port, que tout le monde admire, Ce visage si propre à donner de l'amour, Pour qui mille beautés soupirent nuit et jour ; Bref en tout et par tout ma personne charmante N'est donc pas un morceau dont vous soyez contente : Et pour rassasier votre appétit gourmand, Il faut à son mari le ragoût d'un galant.")</text:p>
          </table:table-cell>
          <table:table-cell table:style-name="ce2" office:value-type="string" calcext:value-type="string">
            <text:p>("PAQUETTE, lui arrachant le portrait qu'il tient.", "Nous t'y surprenons traître, en parlant mal de nous, <text:s/>Pouvais-tu, dis-le moi, rencontrer une femme, <text:s/>Qui dût plus justement régner dessus ton âme ; <text:s/>Et puisque tant de gens te disent chaque jour <text:s/>Que j'ai plus de beautés que la mère d'amour ; <text:s/>En peux-tu bien douter après leur témoignage. ")</text:p>
          </table:table-cell>
          <table:table-cell table:style-name="ce9" office:value-type="float" office:value="27" calcext:value-type="float">
            <text:p>27</text:p>
          </table:table-cell>
          <table:table-cell table:style-name="ce9" office:value-type="float" office:value="33" calcext:value-type="float">
            <text:p>33</text:p>
          </table:table-cell>
          <table:table-cell table:style-name="ce9" office:value-type="float" office:value="0" calcext:value-type="float">
            <text:p>0</text:p>
          </table:table-cell>
          <table:table-cell table:style-name="ce9" office:value-type="string" calcext:value-type="string">
            <text:p>Match</text:p>
          </table:table-cell>
          <table:table-cell table:number-columns-repeated="1018"/>
        </table:table-row>
        <table:table-row table:style-name="ro1">
          <table:table-cell table:style-name="ce7" office:value-type="string" calcext:value-type="string">
            <text:p>('SA FEMME.', "J'entends à demi-mot où va la raillerie, Tu crois par ce moyen...")</text:p>
          </table:table-cell>
          <table:table-cell table:style-name="ce7" office:value-type="string" calcext:value-type="string">
            <text:p>('SPADARILLE, à part.', "Je devrais les voir seul, et c'est de quoi j'enrage. ")</text:p>
          </table:table-cell>
          <table:table-cell table:style-name="ce9" office:value-type="float" office:value="28" calcext:value-type="float">
            <text:p>28</text:p>
          </table:table-cell>
          <table:table-cell table:style-name="ce9" office:value-type="float" office:value="34" calcext:value-type="float">
            <text:p>34</text:p>
          </table:table-cell>
          <table:table-cell table:style-name="ce9" office:value-type="float" office:value="1.5" calcext:value-type="float">
            <text:p>1.5</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SGANARELLE.', "À d'autres, je vous prie, La chose est avérée, et je tiens dans mes mains Un bon certificat du mal dont je me plains.")</text:p>
          </table:table-cell>
          <table:table-cell table:style-name="ce1"/>
          <table:table-cell table:style-name="ce9" office:value-type="float" office:value="29" calcext:value-type="float">
            <text:p>29</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SA FEMME.', "Mon courroux n'a déjà que trop de violence, Sans le charger encore d'une nouvelle offense ; Écoute, ne crois pas retenir mon bijou, Et songe un peu...")</text:p>
          </table:table-cell>
          <table:table-cell table:style-name="ce1" office:value-type="string" calcext:value-type="string">
            <text:p>('PAQUETTE, continue.', "Et cependant encor tu parais peu content <text:s/>D'une femme si rare et qu'on estime tant ; <text:s/>Et qui peut se vanter enfin d'être si belle, <text:s/>Que toujours mille amants soupirent autour d'elle <text:s/>Sans pouvoir toutefois jamais rien obtenir. ")</text:p>
          </table:table-cell>
          <table:table-cell table:style-name="ce9" office:value-type="float" office:value="30" calcext:value-type="float">
            <text:p>30</text:p>
          </table:table-cell>
          <table:table-cell table:style-name="ce9" office:value-type="float" office:value="35" calcext:value-type="float">
            <text:p>35</text:p>
          </table:table-cell>
          <table:table-cell table:style-name="ce9" office:value-type="float" office:value="0.36" calcext:value-type="float">
            <text:p>0.36</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SGANARELLE.', "Je songe à te rompre le cou. Que ne puis-je aussi bien que je tiens la copie Tenir l'original !")</text:p>
          </table:table-cell>
          <table:table-cell table:style-name="ce1" office:value-type="string" calcext:value-type="string">
            <text:p>('SPADARILLE.', "Tout ce discours n'est fait qu'afin de retenir <text:s/>Mon portrait, mais aga, rends-le moi je te prie. ")</text:p>
          </table:table-cell>
          <table:table-cell table:style-name="ce9" office:value-type="float" office:value="31" calcext:value-type="float">
            <text:p>31</text:p>
          </table:table-cell>
          <table:table-cell table:style-name="ce9" office:value-type="float" office:value="36" calcext:value-type="float">
            <text:p>36</text:p>
          </table:table-cell>
          <table:table-cell table:style-name="ce9" office:value-type="float" office:value="0.92" calcext:value-type="float">
            <text:p>0.92</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SA FEMME.', 'Pourquoi ?')</text:p>
          </table:table-cell>
          <table:table-cell table:style-name="ce1"/>
          <table:table-cell table:style-name="ce9" office:value-type="float" office:value="32" calcext:value-type="float">
            <text:p>32</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SGANARELLE.', "Pour rien mamie, Doux objet de mes voeux j'ai grand tort de crier, Et mon front de vos dons vous doit remercier. Le voilà le beau-fils, le mignon de couchette, Le malheureux tison de ta flamme secrète, Le drôle avec lequel... Regardant le portrait de Lélie.")</text:p>
          </table:table-cell>
          <table:table-cell table:style-name="ce1" office:value-type="string" calcext:value-type="string">
            <text:p>('PAQUETTE.', "De nouveau ce discours excite ma furie, <text:s/>Ce portrait me fait trop savoir ta lâcheté ; <text:s/>Je connais maintenant ton infidélité. <text:s/>Ah ! que si je pouvais attraper cette femme <text:s/>Ainsi que son portrait, elle verrait l'infâme. ")</text:p>
          </table:table-cell>
          <table:table-cell table:style-name="ce9" office:value-type="float" office:value="33" calcext:value-type="float">
            <text:p>33</text:p>
          </table:table-cell>
          <table:table-cell table:style-name="ce9" office:value-type="float" office:value="37" calcext:value-type="float">
            <text:p>37</text:p>
          </table:table-cell>
          <table:table-cell table:style-name="ce9" office:value-type="float" office:value="0.43" calcext:value-type="float">
            <text:p>0.43</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SA FEMME.', 'Avec lequel, poursuis ?')</text:p>
          </table:table-cell>
          <table:table-cell table:style-name="ce1"/>
          <table:table-cell table:style-name="ce9" office:value-type="float" office:value="34" calcext:value-type="float">
            <text:p>34</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SGANARELLE.', "Avec lequel te dis-je... Et j'en crève d'ennuis.")</text:p>
          </table:table-cell>
          <table:table-cell table:style-name="ce1"/>
          <table:table-cell table:style-name="ce9" office:value-type="float" office:value="35" calcext:value-type="float">
            <text:p>35</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SA FEMME.', 'Que me veut donc par là conter ce maître ivrogne ?')</text:p>
          </table:table-cell>
          <table:table-cell table:style-name="ce1" office:value-type="string" calcext:value-type="string">
            <text:p>('SPADARILLE.', 'Que verrait-elle ? Hé bien ? ')</text:p>
          </table:table-cell>
          <table:table-cell table:style-name="ce9" office:value-type="float" office:value="36" calcext:value-type="float">
            <text:p>36</text:p>
          </table:table-cell>
          <table:table-cell table:style-name="ce9" office:value-type="float" office:value="38" calcext:value-type="float">
            <text:p>38</text:p>
          </table:table-cell>
          <table:table-cell table:style-name="ce9" office:value-type="float" office:value="1.35" calcext:value-type="float">
            <text:p>1.35</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SGANARELLE.', "Tu ne m'entends que trop, Madame la carogne, Sganarelle, est un nom qu'on ne me dira plus, Et l'on va m'appeler Seigneur Corneillius : J'en suis pour mon honneur ; mais à toi qui me l'ôtes, Je t'en ferai du moins pour un bras ou deux côtes.")</text:p>
          </table:table-cell>
          <table:table-cell table:style-name="ce5" office:value-type="string" calcext:value-type="string">
            <text:p>('PAQUETTE.', "L'invincible fureur <text:s/>Que ton crime et le sien allume dans mon coeur. <text:s/>Pour vous faire à tous deux une guerre immortelle, <text:s/>Spadarille fait mine de ne se pas soucier de ce qu'elle dit. <text:s/>N'ai-je pas tort encor, de crier contre celle <text:s/>Qui m'ôte tous les jours ce qui n'est dû qu'à moi. ")</text:p>
          </table:table-cell>
          <table:table-cell table:style-name="ce9" office:value-type="float" office:value="37" calcext:value-type="float">
            <text:p>37</text:p>
          </table:table-cell>
          <table:table-cell table:style-name="ce9" office:value-type="float" office:value="39" calcext:value-type="float">
            <text:p>39</text:p>
          </table:table-cell>
          <table:table-cell table:style-name="ce9" office:value-type="float" office:value="0.52" calcext:value-type="float">
            <text:p>0.52</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SA FEMME.', "Et tu m'oses tenir de semblables discours ?")</text:p>
          </table:table-cell>
          <table:table-cell table:style-name="ce1"/>
          <table:table-cell table:style-name="ce9" office:value-type="float" office:value="38" calcext:value-type="float">
            <text:p>38</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SGANARELLE.', "Et tu m'oses jouer de ces diables de tours.")</text:p>
          </table:table-cell>
          <table:table-cell table:style-name="ce1"/>
          <table:table-cell table:style-name="ce9" office:value-type="float" office:value="39" calcext:value-type="float">
            <text:p>39</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4" office:value-type="string" calcext:value-type="string">
            <text:p>('SA FEMME.', 'Et quels diables de tours, parle donc sans rien feindre.')</text:p>
          </table:table-cell>
          <table:table-cell table:style-name="ce4" office:value-type="string" calcext:value-type="string">
            <text:p>('SPADARILLE.', 'Je ne te comprends point, de grâce explique-toi. ')</text:p>
          </table:table-cell>
          <table:table-cell table:number-columns-repeated="2" table:style-name="ce9" office:value-type="float" office:value="40" calcext:value-type="float">
            <text:p>40</text:p>
          </table:table-cell>
          <table:table-cell table:style-name="ce9" office:value-type="float" office:value="1.12" calcext:value-type="float">
            <text:p>1.12</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SGANARELLE.', "Ah ! Cela ne vaut pas la peine de se plaindre. D'un panache de cerf sur le front me pourvoir. Hélas ! Voilà vraiment un beau venez-y voir.")</text:p>
          </table:table-cell>
          <table:table-cell table:style-name="ce1"/>
          <table:table-cell table:style-name="ce9" office:value-type="float" office:value="41" calcext:value-type="float">
            <text:p>41</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SA FEMME.', "Donc, après m'avoir fait la plus sensible offense Qui puisse d'une femme exciter la vengeance, Tu prends d'un feint courroux le vain amusement Pour prévenir l'effet de mon ressentiment : D'un pareil procédé l'insolence est nouvelle, Celui qui fait l'offense est celui qui querelle.")</text:p>
          </table:table-cell>
          <table:table-cell table:style-name="ce1" office:value-type="string" calcext:value-type="string">
            <text:p>('PAQUETTE.', "C'est que tu ne veux point malheureux me comprendre, <text:s/>Et si c'était un autre on pourrait bien l'entendre. <text:s/>Que faire maintenant, chacun va désormais <text:s/>Ne plus trouver en moi que de faibles attraits. <text:s/>Son mari (dira-t-on) ne peut être infidèle <text:s/>Que parce qu'à présent Paquette n'est plus belle. ")</text:p>
          </table:table-cell>
          <table:table-cell table:style-name="ce9" office:value-type="float" office:value="42" calcext:value-type="float">
            <text:p>42</text:p>
          </table:table-cell>
          <table:table-cell table:style-name="ce9" office:value-type="float" office:value="41" calcext:value-type="float">
            <text:p>41</text:p>
          </table:table-cell>
          <table:table-cell table:style-name="ce9" office:value-type="float" office:value="0.58" calcext:value-type="float">
            <text:p>0.58</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SGANARELLE.', 'Eh ! La bonne effrontée, à voir ce fier maintien Ne la croirait-on pas une femme de bien.')</text:p>
          </table:table-cell>
          <table:table-cell table:style-name="ce1"/>
          <table:table-cell table:style-name="ce9" office:value-type="float" office:value="43" calcext:value-type="float">
            <text:p>43</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2" office:value-type="string" calcext:value-type="string">
            <text:p>('SA FEMME.', "Va, poursuis ton chemin, cajole tes maîtresses, Adresse-leur tes voeux, et fais-leur des caresses ; Mais rends-moi mon portrait sans te jouer de moi. Elle lui arrache le portrait et s'enfuit.")</text:p>
          </table:table-cell>
          <table:table-cell table:style-name="ce2" office:value-type="string" calcext:value-type="string">
            <text:p>('SPADARILLE.', "Tu ne me tiendrais point de semblables discours <text:s/>Si je ne savais pas tes infâmes amours <text:s/>Perfide ; mais dans peu je pourrai bien te dire <text:s/>Quel est le Jouvenceau pour qui ton coeur soupire. <text:s/>Il lui arrache le portrait de Céphise, et s'enfuit. <text:s/>Mais rends moi mon portrait. ")</text:p>
          </table:table-cell>
          <table:table-cell table:style-name="ce9" office:value-type="float" office:value="44" calcext:value-type="float">
            <text:p>44</text:p>
          </table:table-cell>
          <table:table-cell table:style-name="ce9" office:value-type="float" office:value="42" calcext:value-type="float">
            <text:p>42</text:p>
          </table:table-cell>
          <table:table-cell table:style-name="ce9" office:value-type="float" office:value="0" calcext:value-type="float">
            <text:p>0</text:p>
          </table:table-cell>
          <table:table-cell table:style-name="ce9" office:value-type="string" calcext:value-type="string">
            <text:p>Match</text:p>
          </table:table-cell>
          <table:table-cell table:number-columns-repeated="1018"/>
        </table:table-row>
        <table:table-row table:style-name="ro1">
          <table:table-cell table:style-name="ce4" office:value-type="string" calcext:value-type="string">
            <text:p>('SGANARELLE, courant après elle.', "Oui, tu crois m'échapper, je l'aurai malgré toi.")</text:p>
          </table:table-cell>
          <table:table-cell table:style-name="ce4" office:value-type="string" calcext:value-type="string">
            <text:p>('PAQUETTE.', "Ah ! Je me vengerai <text:s/>Traître, et dès aujourd'hui malgré toi je l'aurai. ")</text:p>
          </table:table-cell>
          <table:table-cell table:style-name="ce9" office:value-type="float" office:value="45" calcext:value-type="float">
            <text:p>45</text:p>
          </table:table-cell>
          <table:table-cell table:style-name="ce9" office:value-type="float" office:value="43" calcext:value-type="float">
            <text:p>43</text:p>
          </table:table-cell>
          <table:table-cell table:style-name="ce9" office:value-type="float" office:value="0.22" calcext:value-type="float">
            <text:p>0.22</text:p>
          </table:table-cell>
          <table:table-cell table:style-name="ce9" office:value-type="string" calcext:value-type="string">
            <text:p>Substitution</text:p>
          </table:table-cell>
          <table:table-cell table:number-columns-repeated="1018"/>
        </table:table-row>
        <table:table-row table:style-name="ro1">
          <table:table-cell table:style-name="ce4" office:value-type="string" calcext:value-type="string">
            <text:p>('GROS-RENÉ.', "Enfin, nous y voici ; mais, monsieur, si je l'ose, Je voudrais vous prier de me dire une chose.")</text:p>
          </table:table-cell>
          <table:table-cell table:style-name="ce4" office:value-type="string" calcext:value-type="string">
            <text:p>('BÉATRIX.', "Nous voici dans Paris, souvenez-vous Madame, <text:s/>Que vous devez enfin m'ouvrir toute votre âme, <text:s/>Et que vous m'avez dit que je saurais aussi <text:s/>Qui vous a fait presser votre retour ici. ")</text:p>
          </table:table-cell>
          <table:table-cell table:style-name="ce9" office:value-type="float" office:value="46" calcext:value-type="float">
            <text:p>46</text:p>
          </table:table-cell>
          <table:table-cell table:style-name="ce9" office:value-type="float" office:value="44" calcext:value-type="float">
            <text:p>44</text:p>
          </table:table-cell>
          <table:table-cell table:style-name="ce9" office:value-type="float" office:value="0.26" calcext:value-type="float">
            <text:p>0.26</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LÉLIE.', 'Hé bien, parle.')</text:p>
          </table:table-cell>
          <table:table-cell table:style-name="ce1"/>
          <table:table-cell table:style-name="ce9" office:value-type="float" office:value="47" calcext:value-type="float">
            <text:p>47</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GROS-RENÉ.', "Avez-vous le diable dans le corps Pour ne pas succomber à de pareils efforts ? Depuis huit jours entiers avec vos longues traites Nous sommes à piquer de chiennes de mazettes, De qui le train maudit nous a tant secoués, Que je m'en sens pour moi tous les membres roués, Sans préjudice encor d'un accident bien pire, Qui m'afflige un endroit que je ne veux pas dire ; Cependant arrivé vous sortez bien et beau Sans prendre de repos, ni manger un morceau.")</text:p>
          </table:table-cell>
          <table:table-cell table:style-name="ce1"/>
          <table:table-cell table:style-name="ce9" office:value-type="float" office:value="48" calcext:value-type="float">
            <text:p>48</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LÉLIE.', "Ce grand empressement n'est point digne de blâme De l'hymen de Célie, on alarme mon âme ; Tu sais que je l'adore, et je veux être instruit Avant tout autre soin de ce funeste bruit.")</text:p>
          </table:table-cell>
          <table:table-cell table:style-name="ce1" office:value-type="string" calcext:value-type="string">
            <text:p>('CÉPHISE.', "Oui je m'en ressouviens et je tiens ma promesse, <text:s/>Apprends donc le sujet de l'ennui qui me presse. <text:s/>Tu sais depuis longtemps qu'Alcippe est sous mes lois, <text:s/>Que mon coeur a toujours applaudi à son choix. <text:s/>Mais tu ne peux savoir que depuis peu son père <text:s/>Était de notre hymen d'accord avec ma mère ; <text:s/>Cependant aujourd'hui par une dure loi, <text:s/>Il le veut empêcher de me donner sa foi, <text:s/>Et le veut marier à certaine Hippolyte, <text:s/>Que je ne connais point, non pour son grand mérite, <text:s/>Ni même à ce qu'on dit pour son esprit charmant, <text:s/>Mais à cause qu'elle a de l'or abondamment. <text:s/>Toi qui vois le chagrin qui toujours m'accompagne, <text:s/>Voilà, voilà, pourquoi j'ai quitté la campagne, <text:s/>Et je m'en vais savoir, s'il se peut aujourd'hui, <text:s/>Si je verrai finir ou croître mon ennui. ")</text:p>
          </table:table-cell>
          <table:table-cell table:style-name="ce9" office:value-type="float" office:value="49" calcext:value-type="float">
            <text:p>49</text:p>
          </table:table-cell>
          <table:table-cell table:style-name="ce9" office:value-type="float" office:value="45" calcext:value-type="float">
            <text:p>45</text:p>
          </table:table-cell>
          <table:table-cell table:style-name="ce9" office:value-type="float" office:value="0.15" calcext:value-type="float">
            <text:p>0.15</text:p>
          </table:table-cell>
          <table:table-cell table:style-name="ce9" office:value-type="string" calcext:value-type="string">
            <text:p>Substitution</text:p>
          </table:table-cell>
          <table:table-cell table:number-columns-repeated="1018"/>
        </table:table-row>
        <table:table-row table:style-name="ro1">
          <table:table-cell table:style-name="ce4" office:value-type="string" calcext:value-type="string">
            <text:p>('GROS-RENÉ.', "Oui, mais un bon repas vous serait nécessaire Pour s'aller éclaircir, Monsieur, de cette affaire, Et votre coeur sans doute en deviendrait plus fort Pour pouvoir résister aux attaques du sort. J'en juge par moi-même, et la moindre disgrâce Lorsque je suis à jeun, me saisit, me terrasse ; Mais quand j'ai bien mangé, mon âme est ferme à tout, Et les plus grands revers n'en viendraient pas à bout. Croyez-moi, bourrez-vous et sans réserve aucune, Contre les coups que peut vous porter la fortune, Et, pour fermer chez vous l'entrée à la douleur, De vingt verres de vin entourez votre coeur.")</text:p>
          </table:table-cell>
          <table:table-cell table:style-name="ce4" office:value-type="string" calcext:value-type="string">
            <text:p>('BÉATRIX.', "Je ressens tous vos maux ; mais encore, Madame, <text:s/>Quelque âpre déplaisir que vous sentiez dans l'âme <text:s/>Devriez-vous pas songer que depuis hier au soir <text:s/>Vous avez peu mangé. ")</text:p>
          </table:table-cell>
          <table:table-cell table:style-name="ce9" office:value-type="float" office:value="50" calcext:value-type="float">
            <text:p>50</text:p>
          </table:table-cell>
          <table:table-cell table:style-name="ce9" office:value-type="float" office:value="46" calcext:value-type="float">
            <text:p>46</text:p>
          </table:table-cell>
          <table:table-cell table:style-name="ce9" office:value-type="float" office:value="0.2" calcext:value-type="float">
            <text:p>0.2</text:p>
          </table:table-cell>
          <table:table-cell table:style-name="ce9" office:value-type="string" calcext:value-type="string">
            <text:p>Substitution</text:p>
          </table:table-cell>
          <table:table-cell table:number-columns-repeated="1018"/>
        </table:table-row>
        <table:table-row table:style-name="ro1">
          <table:table-cell table:style-name="ce8" office:value-type="string" calcext:value-type="string">
            <text:p>('LÉLIE.', 'Je ne saurais manger.')</text:p>
          </table:table-cell>
          <table:table-cell table:style-name="ce1"/>
          <table:table-cell table:style-name="ce9" office:value-type="float" office:value="51" calcext:value-type="float">
            <text:p>51</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GROS-RENÉ, à part ce demi-vers.', "Si fait bien moi, je meure. Votre dîner pourtant serait prêt tout à l'heure.")</text:p>
          </table:table-cell>
          <table:table-cell table:style-name="ce1"/>
          <table:table-cell table:style-name="ce9" office:value-type="float" office:value="52" calcext:value-type="float">
            <text:p>52</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LÉLIE.', "Tais-toi, je te l'ordonne.")</text:p>
          </table:table-cell>
          <table:table-cell table:style-name="ce8" office:value-type="string" calcext:value-type="string">
            <text:p>('CÉPHISE.', "Lorsque le désespoir <text:s/>Accompagne l'amour, les peines qu'on endure <text:s/>Nous empêchent de prendre aucune nourriture ; <text:s/>Mais retourne au logis Béatrix, promptement, <text:s/>Je sais bien le moyen de trouver mon amant <text:s/>Sans avoir besoin d'aide, et si tantôt ma mère, <text:s/>Te demande où je suis, dis lui, qu'ayant affaire <text:s/>De coiffes, de rubans, j'en achète au Palais. ")</text:p>
          </table:table-cell>
          <table:table-cell table:style-name="ce9" office:value-type="float" office:value="53" calcext:value-type="float">
            <text:p>53</text:p>
          </table:table-cell>
          <table:table-cell table:style-name="ce9" office:value-type="float" office:value="47" calcext:value-type="float">
            <text:p>47</text:p>
          </table:table-cell>
          <table:table-cell table:style-name="ce9" office:value-type="float" office:value="1.15" calcext:value-type="float">
            <text:p>1.15</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GROS-RENÉ.', 'Ah ! Quel ordre inhumain.')</text:p>
          </table:table-cell>
          <table:table-cell table:style-name="ce1"/>
          <table:table-cell table:style-name="ce9" office:value-type="float" office:value="54" calcext:value-type="float">
            <text:p>54</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LÉLIE.', "J'ai de l'inquiétude, et non pas de la faim.")</text:p>
          </table:table-cell>
          <table:table-cell table:style-name="ce1"/>
          <table:table-cell table:style-name="ce9" office:value-type="float" office:value="55" calcext:value-type="float">
            <text:p>55</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GROS-RENÉ.', "Et moi j'ai de la faim, et de l'inquiétude De voir qu'un sot amour fait toute votre étude.")</text:p>
          </table:table-cell>
          <table:table-cell table:style-name="ce3" office:value-type="string" calcext:value-type="string">
            <text:p>('BÉATRIX.', 'Vous verrez sur ce point vos désirs satisfaits. ')</text:p>
          </table:table-cell>
          <table:table-cell table:style-name="ce9" office:value-type="float" office:value="56" calcext:value-type="float">
            <text:p>56</text:p>
          </table:table-cell>
          <table:table-cell table:style-name="ce9" office:value-type="float" office:value="48" calcext:value-type="float">
            <text:p>48</text:p>
          </table:table-cell>
          <table:table-cell table:style-name="ce9" office:value-type="float" office:value="0.97" calcext:value-type="float">
            <text:p>0.97</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LÉLIE.', "Laisse-moi m'informer de l'objet de mes voeux, Et, sans m'importuner, va manger si tu veux.")</text:p>
          </table:table-cell>
          <table:table-cell table:style-name="ce1"/>
          <table:table-cell table:style-name="ce9" office:value-type="float" office:value="57" calcext:value-type="float">
            <text:p>57</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3" office:value-type="string" calcext:value-type="string">
            <text:p>('GROS-RENÉ.', "Je ne réplique point à ce qu'un maître ordonne.")</text:p>
          </table:table-cell>
          <table:table-cell table:style-name="ce1"/>
          <table:table-cell table:style-name="ce9" office:value-type="float" office:value="58" calcext:value-type="float">
            <text:p>58</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4" office:value-type="string" calcext:value-type="string">
            <text:p>('LÉLIE, seul.', "Non non, à trop de peur mon âme s'abandonne, Le père m'a promis et la fille a fait voir Des preuves d'un amour qui soutient mon espoir.")</text:p>
          </table:table-cell>
          <table:table-cell table:style-name="ce4" office:value-type="string" calcext:value-type="string">
            <text:p>('CÉPHISE, seule.', "Je m'alarme peut-être avec trop d'imprudence ; <text:s/>L'affaire assurément n'en est pas où je pense : <text:s/>Alcippe m'a fait voir jusqu'au fond de son coeur, <text:s/>Et je ne puis penser qu'il ait manqué d'ardeur. ")</text:p>
          </table:table-cell>
          <table:table-cell table:style-name="ce9" office:value-type="float" office:value="59" calcext:value-type="float">
            <text:p>59</text:p>
          </table:table-cell>
          <table:table-cell table:style-name="ce9" office:value-type="float" office:value="49" calcext:value-type="float">
            <text:p>49</text:p>
          </table:table-cell>
          <table:table-cell table:style-name="ce9" office:value-type="float" office:value="0.81" calcext:value-type="float">
            <text:p>0.81</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SGANARELLE.', "Nous l'avons, et je puis voir à l'aise la trogne Du malheureux pendard qui cause ma vergogne. Il ne m'est point connu.")</text:p>
          </table:table-cell>
          <table:table-cell table:style-name="ce5" office:value-type="string" calcext:value-type="string">
            <text:p>('PAQUETTE.', "Enfin de ce portrait je me puis voir maîtresse <text:s/>Et malgré lui j'ai su lui prendre par adresse. <text:s/>Je ne me souviens point d'avoir vu cet objet. <text:s/>En examinant le portrait de Céphise.")</text:p>
          </table:table-cell>
          <table:table-cell table:style-name="ce9" office:value-type="float" office:value="60" calcext:value-type="float">
            <text:p>60</text:p>
          </table:table-cell>
          <table:table-cell table:style-name="ce9" office:value-type="float" office:value="50" calcext:value-type="float">
            <text:p>50</text:p>
          </table:table-cell>
          <table:table-cell table:style-name="ce9" office:value-type="float" office:value="0.92" calcext:value-type="float">
            <text:p>0.92</text:p>
          </table:table-cell>
          <table:table-cell table:style-name="ce9" office:value-type="string" calcext:value-type="string">
            <text:p>Substitution</text:p>
          </table:table-cell>
          <table:table-cell table:number-columns-repeated="1018"/>
        </table:table-row>
        <table:table-row table:style-name="ro1">
          <table:table-cell table:style-name="ce2" office:value-type="string" calcext:value-type="string">
            <text:p>('LÉLIE, à part.', "Dieu ! Qu'aperçois-je ici ? Et si c'est mon portrait, que dois-je croire aussi ?")</text:p>
          </table:table-cell>
          <table:table-cell table:style-name="ce2" office:value-type="string" calcext:value-type="string">
            <text:p>('CÉPHISE, à part.', "Mais qu'aperçois-je, ô Dieux ! Elle tient mon portrait. ")</text:p>
          </table:table-cell>
          <table:table-cell table:style-name="ce9" office:value-type="float" office:value="61" calcext:value-type="float">
            <text:p>61</text:p>
          </table:table-cell>
          <table:table-cell table:style-name="ce9" office:value-type="float" office:value="51" calcext:value-type="float">
            <text:p>51</text:p>
          </table:table-cell>
          <table:table-cell table:style-name="ce9" office:value-type="float" office:value="0" calcext:value-type="float">
            <text:p>0</text:p>
          </table:table-cell>
          <table:table-cell table:style-name="ce9" office:value-type="string" calcext:value-type="string">
            <text:p>Match</text:p>
          </table:table-cell>
          <table:table-cell table:number-columns-repeated="1018"/>
        </table:table-row>
        <table:table-row table:style-name="ro1">
          <table:table-cell table:style-name="ce1" office:value-type="string" calcext:value-type="string">
            <text:p>('SGANARELLE, continue.', "Ah ! Pauvre Sganarelle, à quelle destinée Ta réputation est-elle condamnée, Faut... Apercevant Lélie qui le regarde, il se retourne d'un autre côté.")</text:p>
          </table:table-cell>
          <table:table-cell table:style-name="ce1" office:value-type="string" calcext:value-type="string">
            <text:p>('PAQUETTE, poursuit sans voir Céphise.', 'Dorénavant hélas ! je vais faire abstinence <text:s/>Plus que je ne voudrais. ')</text:p>
          </table:table-cell>
          <table:table-cell table:style-name="ce9" office:value-type="float" office:value="62" calcext:value-type="float">
            <text:p>62</text:p>
          </table:table-cell>
          <table:table-cell table:style-name="ce9" office:value-type="float" office:value="52" calcext:value-type="float">
            <text:p>52</text:p>
          </table:table-cell>
          <table:table-cell table:style-name="ce9" office:value-type="float" office:value="1.32" calcext:value-type="float">
            <text:p>1.32</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LÉLIE, à part.', 'Ce gage ne peut sans alarmer ma foi, Être sorti des mains qui le tenaient de moi.')</text:p>
          </table:table-cell>
          <table:table-cell table:style-name="ce5" office:value-type="string" calcext:value-type="string">
            <text:p>('CÉPHISE, à part.', "Je tremble quand j'y pense ; <text:s/>Et ce portrait ne peut se trouver dans ses mains, <text:s/>Sans qu'Alcippe ait souscrit à l'hymen que je crains. ")</text:p>
          </table:table-cell>
          <table:table-cell table:style-name="ce9" office:value-type="float" office:value="63" calcext:value-type="float">
            <text:p>63</text:p>
          </table:table-cell>
          <table:table-cell table:style-name="ce9" office:value-type="float" office:value="53" calcext:value-type="float">
            <text:p>53</text:p>
          </table:table-cell>
          <table:table-cell table:style-name="ce9" office:value-type="float" office:value="0.38" calcext:value-type="float">
            <text:p>0.38</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SGANARELLE.', "Faut-il que désormais à deux doigts l'on te montre, Qu'on te mette en chansons, et qu'en toute rencontre, On te rejette au nez le scandaleux affront Qu'une femme mal née imprime sur ton front.")</text:p>
          </table:table-cell>
          <table:table-cell table:style-name="ce5" office:value-type="string" calcext:value-type="string">
            <text:p>('PAQUETTE, continue.', "Faut-il que désormais ton mari te méprise ? <text:s/>Que pour d'autres objets son âme soit éprise ? <text:s/>Et qu'avec eux peut-être il se moque de toi, <text:s/>Sans se ressouvenir qu'il t'a donné sa foi. <text:s/>Encor si... ")</text:p>
          </table:table-cell>
          <table:table-cell table:style-name="ce9" office:value-type="float" office:value="64" calcext:value-type="float">
            <text:p>64</text:p>
          </table:table-cell>
          <table:table-cell table:style-name="ce9" office:value-type="float" office:value="54" calcext:value-type="float">
            <text:p>54</text:p>
          </table:table-cell>
          <table:table-cell table:style-name="ce9" office:value-type="float" office:value="0.93" calcext:value-type="float">
            <text:p>0.93</text:p>
          </table:table-cell>
          <table:table-cell table:style-name="ce9" office:value-type="string" calcext:value-type="string">
            <text:p>Substitution</text:p>
          </table:table-cell>
          <table:table-cell table:number-columns-repeated="1018"/>
        </table:table-row>
        <table:table-row table:style-name="ro1">
          <table:table-cell table:style-name="ce2" office:value-type="string" calcext:value-type="string">
            <text:p>('LÉLIE, à part.', 'Me trompai-je ?')</text:p>
          </table:table-cell>
          <table:table-cell table:style-name="ce2" office:value-type="string" calcext:value-type="string">
            <text:p>('CÉPHISE, à part.', 'Me trompai-je ? ')</text:p>
          </table:table-cell>
          <table:table-cell table:style-name="ce9" office:value-type="float" office:value="65" calcext:value-type="float">
            <text:p>65</text:p>
          </table:table-cell>
          <table:table-cell table:style-name="ce9" office:value-type="float" office:value="55" calcext:value-type="float">
            <text:p>55</text:p>
          </table:table-cell>
          <table:table-cell table:style-name="ce9" office:value-type="float" office:value="0" calcext:value-type="float">
            <text:p>0</text:p>
          </table:table-cell>
          <table:table-cell table:style-name="ce9" office:value-type="string" calcext:value-type="string">
            <text:p>Match</text:p>
          </table:table-cell>
          <table:table-cell table:number-columns-repeated="1018"/>
        </table:table-row>
        <table:table-row table:style-name="ro1">
          <table:table-cell table:style-name="ce4" office:value-type="string" calcext:value-type="string">
            <text:p>('SGANARELLE.', "Ah ! Truande, as-tu bien le courage De m'avoir fait cocu dans la fleur de mon âge ? Et femme d'un mari qui peut passer pour beau, Faut-il qu'un marmouset, un maudit étourneau.")</text:p>
          </table:table-cell>
          <table:table-cell table:style-name="ce4" office:value-type="string" calcext:value-type="string">
            <text:p>('PAQUETTE, poursuit.', "Encor si cet infâme <text:s/>Se contentait d'avoir une impudique flamme ; <text:s/>Et ne leur fourrait pas le meilleur du logis. ")</text:p>
          </table:table-cell>
          <table:table-cell table:style-name="ce9" office:value-type="float" office:value="66" calcext:value-type="float">
            <text:p>66</text:p>
          </table:table-cell>
          <table:table-cell table:style-name="ce9" office:value-type="float" office:value="56" calcext:value-type="float">
            <text:p>56</text:p>
          </table:table-cell>
          <table:table-cell table:style-name="ce9" office:value-type="float" office:value="0.99" calcext:value-type="float">
            <text:p>0.99</text:p>
          </table:table-cell>
          <table:table-cell table:style-name="ce9" office:value-type="string" calcext:value-type="string">
            <text:p>Substitution</text:p>
          </table:table-cell>
          <table:table-cell table:number-columns-repeated="1018"/>
        </table:table-row>
        <table:table-row table:style-name="ro1">
          <table:table-cell table:style-name="ce4" office:value-type="string" calcext:value-type="string">
            <text:p>('LÉLIE, à part, et regardant encore son portrait.', "Je ne m'abuse point, c'est mon portrait lui-même.")</text:p>
          </table:table-cell>
          <table:table-cell table:style-name="ce4" office:value-type="string" calcext:value-type="string">
            <text:p>('CÉPHISE, à part.', "Je sens que malgré moi je tremble je rougis. <text:s/>C'est mon portrait sans doute et ma crainte redouble. <text:s/>Regardant encor une fois par dessus l'épaule de Paquette.")</text:p>
          </table:table-cell>
          <table:table-cell table:style-name="ce9" office:value-type="float" office:value="67" calcext:value-type="float">
            <text:p>67</text:p>
          </table:table-cell>
          <table:table-cell table:style-name="ce9" office:value-type="float" office:value="57" calcext:value-type="float">
            <text:p>57</text:p>
          </table:table-cell>
          <table:table-cell table:style-name="ce9" office:value-type="float" office:value="1.43" calcext:value-type="float">
            <text:p>1.43</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SGANARELLE lui retourne le dos.', 'Cet homme est curieux.')</text:p>
          </table:table-cell>
          <table:table-cell table:style-name="ce5" office:value-type="string" calcext:value-type="string">
            <text:p>("PAQUETTE, voyant qu'elle continue de regarder le portrait qu'elle tient.", 'Vous êtes curieuse ? ')</text:p>
          </table:table-cell>
          <table:table-cell table:style-name="ce9" office:value-type="float" office:value="68" calcext:value-type="float">
            <text:p>68</text:p>
          </table:table-cell>
          <table:table-cell table:style-name="ce9" office:value-type="float" office:value="58" calcext:value-type="float">
            <text:p>58</text:p>
          </table:table-cell>
          <table:table-cell table:style-name="ce9" office:value-type="float" office:value="0.65" calcext:value-type="float">
            <text:p>0.65</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LÉLIE, à part.', 'Ma surprise est extrême.')</text:p>
          </table:table-cell>
          <table:table-cell table:style-name="ce1"/>
          <table:table-cell table:style-name="ce9" office:value-type="float" office:value="69" calcext:value-type="float">
            <text:p>69</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SGANARELLE.', 'À qui donc en a-t-il.')</text:p>
          </table:table-cell>
          <table:table-cell table:style-name="ce1"/>
          <table:table-cell table:style-name="ce9" office:value-type="float" office:value="70" calcext:value-type="float">
            <text:p>70</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LÉLIE, à part.', 'Je le veux accoster. Puis-je... ? Hé ! De grâce, un mot. Haut.')</text:p>
          </table:table-cell>
          <table:table-cell table:style-name="ce1"/>
          <table:table-cell table:style-name="ce9" office:value-type="float" office:value="71" calcext:value-type="float">
            <text:p>71</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SGANARELLE le fuit encore.', 'Que me veut-il conter ?')</text:p>
          </table:table-cell>
          <table:table-cell table:style-name="ce1"/>
          <table:table-cell table:style-name="ce9" office:value-type="float" office:value="72" calcext:value-type="float">
            <text:p>72</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LÉLIE.', "Puis-je obtenir de vous, de savoir l'aventure, Qui fait dedans vos mains trouver cette peinture.")</text:p>
          </table:table-cell>
          <table:table-cell table:style-name="ce1" office:value-type="string" calcext:value-type="string">
            <text:p>('CÉPHISE.', 'Ah ! tirez-moi du trouble <text:s/>Où vient de me jeter... ')</text:p>
          </table:table-cell>
          <table:table-cell table:style-name="ce9" office:value-type="float" office:value="73" calcext:value-type="float">
            <text:p>73</text:p>
          </table:table-cell>
          <table:table-cell table:style-name="ce9" office:value-type="float" office:value="59" calcext:value-type="float">
            <text:p>59</text:p>
          </table:table-cell>
          <table:table-cell table:style-name="ce9" office:value-type="float" office:value="0.83" calcext:value-type="float">
            <text:p>0.83</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SGANARELLE, à part, et examinant le portrait qu'il tient de Lélie.", "D'où lui vient ce désir ? Mais je m'avise ici... Ah ! Ma foi me voilà de son trouble éclairci, Sa surprise à présent n'étonne plus mon âme, C'est mon homme, ou plutôt c'est celui de ma femme.")</text:p>
          </table:table-cell>
          <table:table-cell table:style-name="ce1" office:value-type="string" calcext:value-type="string">
            <text:p>('PAQUETTE.', "Qu'est-ce donc qu'elle veut ? ")</text:p>
          </table:table-cell>
          <table:table-cell table:style-name="ce9" office:value-type="float" office:value="74" calcext:value-type="float">
            <text:p>74</text:p>
          </table:table-cell>
          <table:table-cell table:style-name="ce9" office:value-type="float" office:value="60" calcext:value-type="float">
            <text:p>60</text:p>
          </table:table-cell>
          <table:table-cell table:style-name="ce9" office:value-type="float" office:value="1.13" calcext:value-type="float">
            <text:p>1.13</text:p>
          </table:table-cell>
          <table:table-cell table:style-name="ce9" office:value-type="string" calcext:value-type="string">
            <text:p>Substitution</text:p>
          </table:table-cell>
          <table:table-cell table:number-columns-repeated="1018"/>
        </table:table-row>
        <table:table-row table:style-name="ro1">
          <table:table-cell table:style-name="ce4" office:value-type="string" calcext:value-type="string">
            <text:p>('LÉLIE.', "Retirez-moi de peine et dites d'où vous vient...")</text:p>
          </table:table-cell>
          <table:table-cell table:style-name="ce4" office:value-type="string" calcext:value-type="string">
            <text:p>('CÉPHISE.', "De grâce, dites-moi, Madame, s'il se peut ? <text:s/>D'où vous vient ce portrait ? ")</text:p>
          </table:table-cell>
          <table:table-cell table:style-name="ce9" office:value-type="float" office:value="75" calcext:value-type="float">
            <text:p>75</text:p>
          </table:table-cell>
          <table:table-cell table:style-name="ce9" office:value-type="float" office:value="61" calcext:value-type="float">
            <text:p>61</text:p>
          </table:table-cell>
          <table:table-cell table:style-name="ce9" office:value-type="float" office:value="0.19" calcext:value-type="float">
            <text:p>0.19</text:p>
          </table:table-cell>
          <table:table-cell table:style-name="ce9" office:value-type="string" calcext:value-type="string">
            <text:p>Substitution</text:p>
          </table:table-cell>
          <table:table-cell table:number-columns-repeated="1018"/>
        </table:table-row>
        <table:table-row table:style-name="ro1">
          <table:table-cell table:style-name="ce2" office:value-type="string" calcext:value-type="string">
            <text:p>('SGANARELLE.', "Nous savons Dieu merci le souci qui vous tient, Ce portrait qui vous fâche est votre ressemblance, Il était en des mains de votre connaissance, Et ce n'est pas un fait qui soit secret pour nous Que les douces ardeurs de la dame et de vous : Je ne sais pas si j'ai dans sa galanterie L'honneur d'être connu de votre seigneurie, Mais faites-moi celui de cesser désormais Un amour qu'un mari peut trouver fort mauvais, Et songez que les noeuds du sacré mariage...")</text:p>
          </table:table-cell>
          <table:table-cell table:style-name="ce2" office:value-type="string" calcext:value-type="string">
            <text:p>('PAQUETTE, à part.', "D'où lui vient cette envie. <text:s/>Mais je n'en doute plus et j'en suis fort ravie, <text:s/>C'est ma femme ou plutôt celle de mon mari. <text:s/>Ce portrait vient des mains de votre favori : <text:s/>Et je ne sais que trop la flamme criminelle, <text:s/>Dont se sent consumer pour vous cet infidèle, <text:s/>Mais il verra dans peu tous ses feux traversés : <text:s/>Je ne sais pas encor si vous me connaissez. <text:s/>Mais vous m'obligerez de cesser une flamme <text:s/>Qui ne peut désormais qu'irriter une femme. <text:s/>Examinant le portrait qu'elle tient et Céphise; Haut.")</text:p>
          </table:table-cell>
          <table:table-cell table:style-name="ce9" office:value-type="float" office:value="76" calcext:value-type="float">
            <text:p>76</text:p>
          </table:table-cell>
          <table:table-cell table:style-name="ce9" office:value-type="float" office:value="62" calcext:value-type="float">
            <text:p>62</text:p>
          </table:table-cell>
          <table:table-cell table:style-name="ce9" office:value-type="float" office:value="0" calcext:value-type="float">
            <text:p>0</text:p>
          </table:table-cell>
          <table:table-cell table:style-name="ce9" office:value-type="string" calcext:value-type="string">
            <text:p>Match</text:p>
          </table:table-cell>
          <table:table-cell table:number-columns-repeated="1018"/>
        </table:table-row>
        <table:table-row table:style-name="ro1">
          <table:table-cell table:style-name="ce4" office:value-type="string" calcext:value-type="string">
            <text:p>('LÉLIE.', 'Quoi, celle dites-vous dont vous tenez ce gage.')</text:p>
          </table:table-cell>
          <table:table-cell table:style-name="ce4" office:value-type="string" calcext:value-type="string">
            <text:p>('CÉPHISE.', 'Quoi celui dites-vous de qui vient ce portrait... ')</text:p>
          </table:table-cell>
          <table:table-cell table:style-name="ce9" office:value-type="float" office:value="77" calcext:value-type="float">
            <text:p>77</text:p>
          </table:table-cell>
          <table:table-cell table:style-name="ce9" office:value-type="float" office:value="63" calcext:value-type="float">
            <text:p>63</text:p>
          </table:table-cell>
          <table:table-cell table:style-name="ce9" office:value-type="float" office:value="0.73" calcext:value-type="float">
            <text:p>0.73</text:p>
          </table:table-cell>
          <table:table-cell table:style-name="ce9" office:value-type="string" calcext:value-type="string">
            <text:p>Substitution</text:p>
          </table:table-cell>
          <table:table-cell table:number-columns-repeated="1018"/>
        </table:table-row>
        <table:table-row table:style-name="ro1">
          <table:table-cell table:style-name="ce4" office:value-type="string" calcext:value-type="string">
            <text:p>('SGANARELLE.', 'Est ma femme, et je suis son mari.')</text:p>
          </table:table-cell>
          <table:table-cell table:style-name="ce4" office:value-type="string" calcext:value-type="string">
            <text:p>('PAQUETTE.', 'De vos lâches amours est le coupable objet, <text:s/>Et mon mari de plus, et moi je suis sa femme. ')</text:p>
          </table:table-cell>
          <table:table-cell table:style-name="ce9" office:value-type="float" office:value="78" calcext:value-type="float">
            <text:p>78</text:p>
          </table:table-cell>
          <table:table-cell table:style-name="ce9" office:value-type="float" office:value="64" calcext:value-type="float">
            <text:p>64</text:p>
          </table:table-cell>
          <table:table-cell table:style-name="ce9" office:value-type="float" office:value="0.33" calcext:value-type="float">
            <text:p>0.33</text:p>
          </table:table-cell>
          <table:table-cell table:style-name="ce9" office:value-type="string" calcext:value-type="string">
            <text:p>Substitution</text:p>
          </table:table-cell>
          <table:table-cell table:number-columns-repeated="1018"/>
        </table:table-row>
        <table:table-row table:style-name="ro1">
          <table:table-cell table:style-name="ce4" office:value-type="string" calcext:value-type="string">
            <text:p>('LÉLIE.', 'Son mari ?')</text:p>
          </table:table-cell>
          <table:table-cell table:style-name="ce4" office:value-type="string" calcext:value-type="string">
            <text:p>('CÉPHISE.', 'Ce discours imprévu met le trouble en mon âme. <text:s/>Sa femme... ')</text:p>
          </table:table-cell>
          <table:table-cell table:style-name="ce9" office:value-type="float" office:value="79" calcext:value-type="float">
            <text:p>79</text:p>
          </table:table-cell>
          <table:table-cell table:style-name="ce9" office:value-type="float" office:value="65" calcext:value-type="float">
            <text:p>65</text:p>
          </table:table-cell>
          <table:table-cell table:style-name="ce9" office:value-type="float" office:value="1.29" calcext:value-type="float">
            <text:p>1.29</text:p>
          </table:table-cell>
          <table:table-cell table:style-name="ce9" office:value-type="string" calcext:value-type="string">
            <text:p>Substitution</text:p>
          </table:table-cell>
          <table:table-cell table:number-columns-repeated="1018"/>
        </table:table-row>
        <table:table-row table:style-name="ro1">
          <table:table-cell table:style-name="ce2" office:value-type="string" calcext:value-type="string">
            <text:p>('SGANARELLE.', "Oui, son mari vous dis-je, et mari très marri, Vous en savez la cause et je m'en vais l'apprendre Sur l'heure à ses parents.")</text:p>
          </table:table-cell>
          <table:table-cell table:style-name="ce2" office:value-type="string" calcext:value-type="string">
            <text:p>('PAQUETTE.', 'Oui sa femme, et sa femme en courroux, <text:s/>Vous pouvez aller voir mon déplaisir jaloux, <text:s/>Vous en savez la cause et je vais en instruire <text:s/>De ce pas ses parents. ')</text:p>
          </table:table-cell>
          <table:table-cell table:style-name="ce9" office:value-type="float" office:value="80" calcext:value-type="float">
            <text:p>80</text:p>
          </table:table-cell>
          <table:table-cell table:style-name="ce9" office:value-type="float" office:value="66" calcext:value-type="float">
            <text:p>66</text:p>
          </table:table-cell>
          <table:table-cell table:style-name="ce9" office:value-type="float" office:value="0" calcext:value-type="float">
            <text:p>0</text:p>
          </table:table-cell>
          <table:table-cell table:style-name="ce9" office:value-type="string" calcext:value-type="string">
            <text:p>Match</text:p>
          </table:table-cell>
          <table:table-cell table:number-columns-repeated="1018"/>
        </table:table-row>
        <table:table-row table:style-name="ro1">
          <table:table-cell table:style-name="ce2" office:value-type="string" calcext:value-type="string">
            <text:p>('LÉLIE, seul.', "Ah ! Que viens-je d'entendre. L'on me l'avait bien dit, et que c'était de tous L'homme le plus mal fait qu'elle avait pour époux. Ah ! Quand mille serments de ta bouche infidèle, Ne m'auraient pas promis une flamme éternelle, Le seul mépris d'un choix si bas et si honteux Devait bien soutenir l'intérêt de mes feux Ingrate, et quelque bien... Mais ce sensible outrage Se mêlant aux travaux d'un assez long voyage, Me donne tout à coup un choc si violent, Que mon coeur devient faible, et mon corps chancelant.")</text:p>
          </table:table-cell>
          <table:table-cell table:style-name="ce2" office:value-type="string" calcext:value-type="string">
            <text:p>('CÉPHISE, seule.', "Que vient-elle de dire, <text:s/>Je n'aurais jamais cru qu'il dût manquer d'amour, <text:s/>Mais l'on m'avait bien dit las devant mon retour <text:s/>Que la personne à qui le destinait son père, <text:s/>Malgré tous ses attraits paraissait fort sévère. <text:s/>Ah ! traître, fallait-il, après tant de serments, <text:s/>Après m'avoir fait voir tous les emportements <text:s/>D'un violent amour, te montrer infidèle <text:s/>Et trahir un objet qui... mais Dieux, je chancelle. <text:s/>L'amour, le désespoir, la fatigue, l'ennui, <text:s/>Et le peu d'aliment que j'ai pris aujourd'hui <text:s/>Font céder tout_à_coup mon coeur à la faiblesse. ")</text:p>
          </table:table-cell>
          <table:table-cell table:style-name="ce9" office:value-type="float" office:value="81" calcext:value-type="float">
            <text:p>81</text:p>
          </table:table-cell>
          <table:table-cell table:style-name="ce9" office:value-type="float" office:value="67" calcext:value-type="float">
            <text:p>67</text:p>
          </table:table-cell>
          <table:table-cell table:style-name="ce9" office:value-type="float" office:value="0" calcext:value-type="float">
            <text:p>0</text:p>
          </table:table-cell>
          <table:table-cell table:style-name="ce9" office:value-type="string" calcext:value-type="string">
            <text:p>Match</text:p>
          </table:table-cell>
          <table:table-cell table:number-columns-repeated="1018"/>
        </table:table-row>
        <table:table-row table:style-name="ro1">
          <table:table-cell table:style-name="ce1" office:value-type="string" calcext:value-type="string">
            <text:p>('LA FEMME de SGANARELLE, se tournant vers Lélie.', 'Malgré moi mon perfide... Hélas ! Quel mal vous presse ? Je vous vois prêt Monsieur à tomber en faiblesse.')</text:p>
          </table:table-cell>
          <table:table-cell table:style-name="ce1" office:value-type="string" calcext:value-type="string">
            <text:p>('SPADARILLE.', "Mon infidèle enfin a surpris par adresse... <text:s/>Mais allons secourir... Madame qu'avez-vous. <text:s/>Courant à Céphise qui s'évanouit. La soutenant.")</text:p>
          </table:table-cell>
          <table:table-cell table:style-name="ce9" office:value-type="float" office:value="82" calcext:value-type="float">
            <text:p>82</text:p>
          </table:table-cell>
          <table:table-cell table:style-name="ce9" office:value-type="float" office:value="68" calcext:value-type="float">
            <text:p>68</text:p>
          </table:table-cell>
          <table:table-cell table:style-name="ce9" office:value-type="float" office:value="0.81" calcext:value-type="float">
            <text:p>0.81</text:p>
          </table:table-cell>
          <table:table-cell table:style-name="ce9" office:value-type="string" calcext:value-type="string">
            <text:p>Substitution</text:p>
          </table:table-cell>
          <table:table-cell table:number-columns-repeated="1018"/>
        </table:table-row>
        <table:table-row table:style-name="ro1">
          <table:table-cell table:style-name="ce2" office:value-type="string" calcext:value-type="string">
            <text:p>('LÉLIE.', "C'est un mal qui m'a pris assez subitement.")</text:p>
          </table:table-cell>
          <table:table-cell table:style-name="ce2" office:value-type="string" calcext:value-type="string">
            <text:p>('CÉPHISE.', 'Ce mal me vient de prendre. ')</text:p>
          </table:table-cell>
          <table:table-cell table:style-name="ce9" office:value-type="float" office:value="83" calcext:value-type="float">
            <text:p>83</text:p>
          </table:table-cell>
          <table:table-cell table:style-name="ce9" office:value-type="float" office:value="69" calcext:value-type="float">
            <text:p>69</text:p>
          </table:table-cell>
          <table:table-cell table:style-name="ce9" office:value-type="float" office:value="0" calcext:value-type="float">
            <text:p>0</text:p>
          </table:table-cell>
          <table:table-cell table:style-name="ce9" office:value-type="string" calcext:value-type="string">
            <text:p>Match</text:p>
          </table:table-cell>
          <table:table-cell table:number-columns-repeated="1018"/>
        </table:table-row>
        <table:table-row table:style-name="ro1">
          <table:table-cell table:style-name="ce4" office:value-type="string" calcext:value-type="string">
            <text:p>('LA FEMME de SGANARELLE.', "Je crains ici, pour vous l'évanouissement : Entrez dans cette salle en attendant qu'il passe.")</text:p>
          </table:table-cell>
          <table:table-cell table:style-name="ce4" office:value-type="string" calcext:value-type="string">
            <text:p>('SPADARILLE.', 'Entrez, entrez chez nous, <text:s/>Peut-être y pourrez-vous trouver quelque allégeance. ')</text:p>
          </table:table-cell>
          <table:table-cell table:style-name="ce9" office:value-type="float" office:value="84" calcext:value-type="float">
            <text:p>84</text:p>
          </table:table-cell>
          <table:table-cell table:style-name="ce9" office:value-type="float" office:value="70" calcext:value-type="float">
            <text:p>70</text:p>
          </table:table-cell>
          <table:table-cell table:style-name="ce9" office:value-type="float" office:value="1.05" calcext:value-type="float">
            <text:p>1.05</text:p>
          </table:table-cell>
          <table:table-cell table:style-name="ce9" office:value-type="string" calcext:value-type="string">
            <text:p>Substitution</text:p>
          </table:table-cell>
          <table:table-cell table:number-columns-repeated="1018"/>
        </table:table-row>
        <table:table-row table:style-name="ro1">
          <table:table-cell table:style-name="ce4" office:value-type="string" calcext:value-type="string">
            <text:p>('LÉLIE.', "Pour un moment ou deux, j'accepte cette grâce.")</text:p>
          </table:table-cell>
          <table:table-cell table:style-name="ce4" office:value-type="string" calcext:value-type="string">
            <text:p>('CÉPHISE.', "Mon mal avait besoin d'une telle assistance, <text:s/>Vous m'obligez beaucoup. ")</text:p>
          </table:table-cell>
          <table:table-cell table:style-name="ce9" office:value-type="float" office:value="85" calcext:value-type="float">
            <text:p>85</text:p>
          </table:table-cell>
          <table:table-cell table:style-name="ce9" office:value-type="float" office:value="71" calcext:value-type="float">
            <text:p>71</text:p>
          </table:table-cell>
          <table:table-cell table:style-name="ce9" office:value-type="float" office:value="1.13" calcext:value-type="float">
            <text:p>1.13</text:p>
          </table:table-cell>
          <table:table-cell table:style-name="ce9" office:value-type="string" calcext:value-type="string">
            <text:p>Substitution</text:p>
          </table:table-cell>
          <table:table-cell table:number-columns-repeated="1018"/>
        </table:table-row>
        <table:table-row table:style-name="ro1">
          <table:table-cell table:style-name="ce2" office:value-type="string" calcext:value-type="string">
            <text:p>('LE PARENT.', "D'un mari sur ce point j'approuve le souci ; Mais c'est prendre la chèvre un peu bien vite aussi, Et tout ce que de vous je viens d'ouïr contre elle, Ne conclut point, parent, qu'elle soit criminelle ; C'est un point délicat et de pareils forfaits, Sans les bien avérer ne s'imputent jamais.")</text:p>
          </table:table-cell>
          <table:table-cell table:style-name="ce2" office:value-type="string" calcext:value-type="string">
            <text:p>('LUCRESSE.', "Ce n'est pas sans raison, <text:s/>Que là dessus votre âme a conçu du soupçon ; <text:s/>Mais quelque fort qu'il soit, jamais la jalousie, <text:s/>Ne vous devait ainsi troubler la fantaisie. <text:s/>Avant que d'imputer un semblable forfait ; <text:s/>Vous devriez les... ")</text:p>
          </table:table-cell>
          <table:table-cell table:style-name="ce9" office:value-type="float" office:value="86" calcext:value-type="float">
            <text:p>86</text:p>
          </table:table-cell>
          <table:table-cell table:style-name="ce9" office:value-type="float" office:value="72" calcext:value-type="float">
            <text:p>72</text:p>
          </table:table-cell>
          <table:table-cell table:style-name="ce9" office:value-type="float" office:value="0" calcext:value-type="float">
            <text:p>0</text:p>
          </table:table-cell>
          <table:table-cell table:style-name="ce9" office:value-type="string" calcext:value-type="string">
            <text:p>Match</text:p>
          </table:table-cell>
          <table:table-cell table:number-columns-repeated="1018"/>
        </table:table-row>
        <table:table-row table:style-name="ro1">
          <table:table-cell table:style-name="ce1"/>
          <table:table-cell table:style-name="ce8" office:value-type="string" calcext:value-type="string">
            <text:p>('PAQUETTE.', "J'entends les prendre sur le fait. ")</text:p>
          </table:table-cell>
          <table:table-cell table:style-name="ce9" office:value-type="string" calcext:value-type="string">
            <text:p>-</text:p>
          </table:table-cell>
          <table:table-cell table:style-name="ce9" office:value-type="float" office:value="73" calcext:value-type="float">
            <text:p>73</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8" office:value-type="string" calcext:value-type="string">
            <text:p>('SGANARELLE.', "C'est-à-dire qu'il faut toucher au doigt la chose.")</text:p>
          </table:table-cell>
          <table:table-cell table:style-name="ce1" office:value-type="string" calcext:value-type="string">
            <text:p>('LUCRESSE.', "Ce n'est point tout cela ; mais sachez en amie <text:s/>Qu'un homme sur ce point est exempt d'infamie, <text:s/>Et qu'une femme enfin pût-elle tout savoir, <text:s/>Doit se boucher les yeux et ne jamais rien voir. ")</text:p>
          </table:table-cell>
          <table:table-cell table:style-name="ce9" office:value-type="float" office:value="87" calcext:value-type="float">
            <text:p>87</text:p>
          </table:table-cell>
          <table:table-cell table:style-name="ce9" office:value-type="float" office:value="74" calcext:value-type="float">
            <text:p>74</text:p>
          </table:table-cell>
          <table:table-cell table:style-name="ce9" office:value-type="float" office:value="1.87" calcext:value-type="float">
            <text:p>1.87</text:p>
          </table:table-cell>
          <table:table-cell table:style-name="ce9" office:value-type="string" calcext:value-type="string">
            <text:p>Substitution</text:p>
          </table:table-cell>
          <table:table-cell table:number-columns-repeated="1018"/>
        </table:table-row>
        <table:table-row table:style-name="ro1">
          <table:table-cell table:style-name="ce1"/>
          <table:table-cell table:style-name="ce1" office:value-type="string" calcext:value-type="string">
            <text:p>('PAQUETTE.', "Moi je ne prétends pas être jamais de celles <text:s/>Qui souffrent lâchement des maris infidèles, <text:s/>Et puisqu'aux yeux de tous il m'a donné sa foi, <text:s/>Il me la doit garder aussi bien comme moi. ")</text:p>
          </table:table-cell>
          <table:table-cell table:style-name="ce9" office:value-type="string" calcext:value-type="string">
            <text:p>-</text:p>
          </table:table-cell>
          <table:table-cell table:style-name="ce9" office:value-type="float" office:value="75" calcext:value-type="float">
            <text:p>75</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1" office:value-type="string" calcext:value-type="string">
            <text:p>('LE PARENT.', "Le trop de promptitude à l'erreur nous expose. Qui sait comme en ses mains ce portrait est venu, Et si l'homme après tout lui peut être connu. Informez-vous en donc, et si c'est ce qu'on pense, Nous serons les premiers à punir son offense.")</text:p>
          </table:table-cell>
          <table:table-cell table:style-name="ce1" office:value-type="string" calcext:value-type="string">
            <text:p>('LUCRESSE.', "Bien que par ce discours vous paraissez peu sage, <text:s/>Je prétends empêcher votre mauvais ménage, <text:s/>Tâchez donc à savoir au long la vérité, <text:s/>Et vous verrez après qu'avec dextérité, <text:s/>Je saurai lui montrer que sans crime son âme <text:s/>Pour d'autres que pour vous ne peut nourrir de flamme, <text:s/>Et qu'il doit désormais vous aimer constamment. ")</text:p>
          </table:table-cell>
          <table:table-cell table:style-name="ce9" office:value-type="float" office:value="88" calcext:value-type="float">
            <text:p>88</text:p>
          </table:table-cell>
          <table:table-cell table:style-name="ce9" office:value-type="float" office:value="76" calcext:value-type="float">
            <text:p>76</text:p>
          </table:table-cell>
          <table:table-cell table:style-name="ce9" office:value-type="float" office:value="0.36" calcext:value-type="float">
            <text:p>0.36</text:p>
          </table:table-cell>
          <table:table-cell table:style-name="ce9" office:value-type="string" calcext:value-type="string">
            <text:p>Substitution</text:p>
          </table:table-cell>
          <table:table-cell table:number-columns-repeated="1018"/>
        </table:table-row>
        <table:table-row table:style-name="ro1">
          <table:table-cell table:style-name="ce4" office:value-type="string" calcext:value-type="string">
            <text:p>('SGANARELLE, seul.', "On ne peut pas mieux dire, en effet, il est bon D'aller tout doucement. Peut-être sans raison, Me suis-je en tête mis ces visions cornues, Et les sueurs au front m'en sont trop tôt venues. Par ce portrait enfin dont je suis alarmé, Mon déshonneur n'est pas tout à fait confirmé, Tâchons donc par nos soins...")</text:p>
          </table:table-cell>
          <table:table-cell table:style-name="ce4" office:value-type="string" calcext:value-type="string">
            <text:p>('PAQUETTE, seule.', "Voilà, voilà parler avecque jugement, <text:s/>Et si je pouvais voir l'effet de la promesse, <text:s/>On verrait pour jamais sur mon front l'allégresse. <text:s/>Tâchons donc pour cela de savoir... Justes Dieux ! <text:s/>Quoi dans ma chambre même ils ont osé tous deux... <text:s/>Mais je n'y puis songer et la douleur m'accable. <text:s/>Paquette voit Céphise qui sort de chez elle et son mari qui la reconduit. ")</text:p>
          </table:table-cell>
          <table:table-cell table:style-name="ce9" office:value-type="float" office:value="89" calcext:value-type="float">
            <text:p>89</text:p>
          </table:table-cell>
          <table:table-cell table:style-name="ce9" office:value-type="float" office:value="77" calcext:value-type="float">
            <text:p>77</text:p>
          </table:table-cell>
          <table:table-cell table:style-name="ce9" office:value-type="float" office:value="0.01" calcext:value-type="float">
            <text:p>0.01</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SGANARELLE, poursuit.', "Ah ! Que vois-je ? Je meure, Il n'est plus question de portrait à cette heure, Voici ma foi la chose en propre original.")</text:p>
          </table:table-cell>
          <table:table-cell table:style-name="ce1" office:value-type="string" calcext:value-type="string">
            <text:p>('CÉPHISE.', 'Je dois être à jamais à vos soins redevable, <text:s/>Et je me souviendrai de vos civilités. ')</text:p>
          </table:table-cell>
          <table:table-cell table:style-name="ce9" office:value-type="float" office:value="90" calcext:value-type="float">
            <text:p>90</text:p>
          </table:table-cell>
          <table:table-cell table:style-name="ce9" office:value-type="float" office:value="78" calcext:value-type="float">
            <text:p>78</text:p>
          </table:table-cell>
          <table:table-cell table:style-name="ce9" office:value-type="float" office:value="1.55" calcext:value-type="float">
            <text:p>1.55</text:p>
          </table:table-cell>
          <table:table-cell table:style-name="ce9" office:value-type="string" calcext:value-type="string">
            <text:p>Substitution</text:p>
          </table:table-cell>
          <table:table-cell table:number-columns-repeated="1018"/>
        </table:table-row>
        <table:table-row table:style-name="ro1">
          <table:table-cell table:style-name="ce4" office:value-type="string" calcext:value-type="string">
            <text:p>('LA FEMME de SGANARELLE, à Lélie.', "C'est par trop vous hâter Monsieur, et votre mal Si vous sortez sitôt pourra bien vous reprendre.")</text:p>
          </table:table-cell>
          <table:table-cell table:style-name="ce4" office:value-type="string" calcext:value-type="string">
            <text:p>('SPADARILLE.', 'Ne sortez pas sitôt Madame, ou permettez <text:s/>Que je sorte avec vous, et que je vous remène. ')</text:p>
          </table:table-cell>
          <table:table-cell table:style-name="ce9" office:value-type="float" office:value="91" calcext:value-type="float">
            <text:p>91</text:p>
          </table:table-cell>
          <table:table-cell table:style-name="ce9" office:value-type="float" office:value="79" calcext:value-type="float">
            <text:p>79</text:p>
          </table:table-cell>
          <table:table-cell table:style-name="ce9" office:value-type="float" office:value="0.32" calcext:value-type="float">
            <text:p>0.32</text:p>
          </table:table-cell>
          <table:table-cell table:style-name="ce9" office:value-type="string" calcext:value-type="string">
            <text:p>Substitution</text:p>
          </table:table-cell>
          <table:table-cell table:number-columns-repeated="1018"/>
        </table:table-row>
        <table:table-row table:style-name="ro1">
          <table:table-cell table:style-name="ce4" office:value-type="string" calcext:value-type="string">
            <text:p>('LÉLIE.', "Non non, je vous rends grâce, autant qu'on puisse rendre, De l'obligeant secours que vous m'avez prêté.")</text:p>
          </table:table-cell>
          <table:table-cell table:style-name="ce4" office:value-type="string" calcext:value-type="string">
            <text:p>('CÉPHISE.', 'Je veux vous dispenser de prendre cette peine. ')</text:p>
          </table:table-cell>
          <table:table-cell table:style-name="ce9" office:value-type="float" office:value="92" calcext:value-type="float">
            <text:p>92</text:p>
          </table:table-cell>
          <table:table-cell table:style-name="ce9" office:value-type="float" office:value="80" calcext:value-type="float">
            <text:p>80</text:p>
          </table:table-cell>
          <table:table-cell table:style-name="ce9" office:value-type="float" office:value="0.86" calcext:value-type="float">
            <text:p>0.86</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SGANARELLE, à part.', 'La masque encore après lui fait civilité.')</text:p>
          </table:table-cell>
          <table:table-cell table:style-name="ce1"/>
          <table:table-cell table:style-name="ce9" office:value-type="float" office:value="93" calcext:value-type="float">
            <text:p>93</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4" office:value-type="string" calcext:value-type="string">
            <text:p>('SGANARELLE, à part.', "Il m'aperçoit, voyons ce qu'il me pourra dire.")</text:p>
          </table:table-cell>
          <table:table-cell table:style-name="ce4" office:value-type="string" calcext:value-type="string">
            <text:p>('PAQUETTE.', "Elle me reconnaît, voyons, voyons un peu <text:s/>Ce qu'elle me dira pour déguiser son feu. ")</text:p>
          </table:table-cell>
          <table:table-cell table:style-name="ce9" office:value-type="float" office:value="94" calcext:value-type="float">
            <text:p>94</text:p>
          </table:table-cell>
          <table:table-cell table:style-name="ce9" office:value-type="float" office:value="81" calcext:value-type="float">
            <text:p>81</text:p>
          </table:table-cell>
          <table:table-cell table:style-name="ce9" office:value-type="float" office:value="0.67" calcext:value-type="float">
            <text:p>0.67</text:p>
          </table:table-cell>
          <table:table-cell table:style-name="ce9" office:value-type="string" calcext:value-type="string">
            <text:p>Substitution</text:p>
          </table:table-cell>
          <table:table-cell table:number-columns-repeated="1018"/>
        </table:table-row>
        <table:table-row table:style-name="ro1">
          <table:table-cell table:style-name="ce2" office:value-type="string" calcext:value-type="string">
            <text:p>('LÉLIE, à part.', "Ah ! Mon âme s'émeut, et cet objet m'inspire... Mais je dois condamner cet injuste transport, Et n'imputer mes maux qu'aux rigueurs de mon sort. Envions seulement le bonheur de sa flamme. Ô ! Trop heureux d'avoir une si belle femme. Passant auprès de lui et le regardant.")</text:p>
          </table:table-cell>
          <table:table-cell table:style-name="ce2" office:value-type="string" calcext:value-type="string">
            <text:p>('CÉPHISE, à part.', "Mais ce fâcheux objet m'inquiète et me trouble. <text:s/>Fuyons, fuyons, de peur que mon mal ne redouble. <text:s/>Envions-lui pourtant un bonheur si parfait. <text:s/>Ô ! Heureuse d'avoir un mari si bien fait. <text:s/>En passant par devant elle.")</text:p>
          </table:table-cell>
          <table:table-cell table:style-name="ce9" office:value-type="float" office:value="95" calcext:value-type="float">
            <text:p>95</text:p>
          </table:table-cell>
          <table:table-cell table:style-name="ce9" office:value-type="float" office:value="82" calcext:value-type="float">
            <text:p>82</text:p>
          </table:table-cell>
          <table:table-cell table:style-name="ce9" office:value-type="float" office:value="0" calcext:value-type="float">
            <text:p>0</text:p>
          </table:table-cell>
          <table:table-cell table:style-name="ce9" office:value-type="string" calcext:value-type="string">
            <text:p>Match</text:p>
          </table:table-cell>
          <table:table-cell table:number-columns-repeated="1018"/>
        </table:table-row>
        <table:table-row table:style-name="ro1">
          <table:table-cell table:style-name="ce1" office:value-type="string" calcext:value-type="string">
            <text:p>('SGANARELLE, sans voir Célie.', "Ce n'est point s'expliquer en termes ambigus. Cet étrange propos me rend aussi confus Que s'il m'était venu des cornes à la tête. Allez, ce procédé n'est point du tout honnête. Il se tourne du côté que Lélie s'en vient d'en aller.")</text:p>
          </table:table-cell>
          <table:table-cell table:style-name="ce1" office:value-type="string" calcext:value-type="string">
            <text:p>('PAQUETTE.', "Il n'est pas de besoin de lui donner la gêne <text:s/>Pour confesser son crime, elle le dit sans peine. <text:s/>Allez, infâme, allez, c'est fort mal fait à vous <text:s/>Que de me débaucher lâchement mon époux. <text:s/>Se tournant du côté que Céphise s'est en allée.")</text:p>
          </table:table-cell>
          <table:table-cell table:style-name="ce9" office:value-type="float" office:value="96" calcext:value-type="float">
            <text:p>96</text:p>
          </table:table-cell>
          <table:table-cell table:style-name="ce9" office:value-type="float" office:value="83" calcext:value-type="float">
            <text:p>83</text:p>
          </table:table-cell>
          <table:table-cell table:style-name="ce9" office:value-type="float" office:value="0.49" calcext:value-type="float">
            <text:p>0.49</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CÉLIE, à part.', "Quoi, Lélie a paru tout à l'heure à mes yeux, Qui pourrait me cacher son retour en ces lieux ?")</text:p>
          </table:table-cell>
          <table:table-cell table:style-name="ce1" office:value-type="string" calcext:value-type="string">
            <text:p>("ALCIPPE, du bout du Théâtre voit s'en aller Céphise.", "Oui, je la viens de voir, ma surprise est extrême, <text:s/>Je n'en puis plus douter, c'est Céphise elle-même, <text:s/>De ce retour secret je suis peu satisfait. ")</text:p>
          </table:table-cell>
          <table:table-cell table:style-name="ce9" office:value-type="float" office:value="97" calcext:value-type="float">
            <text:p>97</text:p>
          </table:table-cell>
          <table:table-cell table:style-name="ce9" office:value-type="float" office:value="84" calcext:value-type="float">
            <text:p>84</text:p>
          </table:table-cell>
          <table:table-cell table:style-name="ce9" office:value-type="float" office:value="1.12" calcext:value-type="float">
            <text:p>1.12</text:p>
          </table:table-cell>
          <table:table-cell table:style-name="ce9" office:value-type="string" calcext:value-type="string">
            <text:p>Substitution</text:p>
          </table:table-cell>
          <table:table-cell table:number-columns-repeated="1018"/>
        </table:table-row>
        <table:table-row table:style-name="ro1">
          <table:table-cell table:style-name="ce2" office:value-type="string" calcext:value-type="string">
            <text:p>('SGANARELLE, poursuit.', "Ô ! Trop heureux, d'avoir une si belle femme, Malheureux bien plutôt de l'avoir cette infâme, Dont le coupable feu trop bien vérifié, Sans respect ni demi nous a cocufié. Mais je le laisse aller après un tel indice Et demeure les bras croisés comme un jocrisse. Ah ! Je devais du moins lui jeter son chapeau, Lui ruer quelque pierre, ou crotter son manteau, Et sur lui hautement pour contenter ma rage Faire au larron d'honneur crier le voisinage. Célie approche peu à peu de lui, attend que son transport soit fini pour lui parler. Célie approche peu à peu de lui, et attend que son transport soit fini pour lui parler.")</text:p>
          </table:table-cell>
          <table:table-cell table:style-name="ce2" office:value-type="string" calcext:value-type="string">
            <text:p>('PAQUETTE.', "Ô ! heureuse d'avoir un mari si bien fait. <text:s/>Ah ! discours trop piquants, paroles indiscrètes, <text:s/>Je l'eusse fait fourrer dans les Magdelonnettes <text:s/>Si j'eusse sur le champ pu trouver des témoins, <text:s/>Mais puisque j'en manquais, je devais tout du moins. <text:s/>Arracher ses cheveux et pour saouler ma rage <text:s/>De la bonne façon souffleter son visage. <text:s/>Malheureuse, pourquoi ne l'as-tu donc pas fait, <text:s/>Puisqu'elle a devant toi publié son forfait ? <text:s/>Alcippe s'approche peu à peu d'elle et attend que son transport soit fini pour lui parler. ")</text:p>
          </table:table-cell>
          <table:table-cell table:style-name="ce9" office:value-type="float" office:value="98" calcext:value-type="float">
            <text:p>98</text:p>
          </table:table-cell>
          <table:table-cell table:style-name="ce9" office:value-type="float" office:value="85" calcext:value-type="float">
            <text:p>85</text:p>
          </table:table-cell>
          <table:table-cell table:style-name="ce9" office:value-type="float" office:value="0" calcext:value-type="float">
            <text:p>0</text:p>
          </table:table-cell>
          <table:table-cell table:style-name="ce9" office:value-type="string" calcext:value-type="string">
            <text:p>Match</text:p>
          </table:table-cell>
          <table:table-cell table:number-columns-repeated="1018"/>
        </table:table-row>
        <table:table-row table:style-name="ro1">
          <table:table-cell table:style-name="ce2" office:value-type="string" calcext:value-type="string">
            <text:p>('CÉLIE.', "Celui qui maintenant devers vous est venu, Et qui vous a parlé, d'où vous est-il connu ?")</text:p>
          </table:table-cell>
          <table:table-cell table:style-name="ce2" office:value-type="string" calcext:value-type="string">
            <text:p>('ALCIPPE.', "Celle qui maintenant devers vous est venue, <text:s/>Dites-moi, s'il vous plaît, vous est-elle connue ? ")</text:p>
          </table:table-cell>
          <table:table-cell table:style-name="ce9" office:value-type="float" office:value="99" calcext:value-type="float">
            <text:p>99</text:p>
          </table:table-cell>
          <table:table-cell table:style-name="ce9" office:value-type="float" office:value="86" calcext:value-type="float">
            <text:p>86</text:p>
          </table:table-cell>
          <table:table-cell table:style-name="ce9" office:value-type="float" office:value="0" calcext:value-type="float">
            <text:p>0</text:p>
          </table:table-cell>
          <table:table-cell table:style-name="ce9" office:value-type="string" calcext:value-type="string">
            <text:p>Match</text:p>
          </table:table-cell>
          <table:table-cell table:number-columns-repeated="1018"/>
        </table:table-row>
        <table:table-row table:style-name="ro1">
          <table:table-cell table:style-name="ce2" office:value-type="string" calcext:value-type="string">
            <text:p>('SGANARELLE.', "Hélas ! Ce n'est pas moi qui le connaît, Madame, C'est ma femme.")</text:p>
          </table:table-cell>
          <table:table-cell table:style-name="ce2" office:value-type="string" calcext:value-type="string">
            <text:p>('PAQUETTE.', "Hélas ! ce n'est pas moi qui la connais Monsieur, <text:s/>C'est mon mari. ")</text:p>
          </table:table-cell>
          <table:table-cell table:style-name="ce9" office:value-type="float" office:value="100" calcext:value-type="float">
            <text:p>100</text:p>
          </table:table-cell>
          <table:table-cell table:style-name="ce9" office:value-type="float" office:value="87" calcext:value-type="float">
            <text:p>87</text:p>
          </table:table-cell>
          <table:table-cell table:style-name="ce9" office:value-type="float" office:value="0" calcext:value-type="float">
            <text:p>0</text:p>
          </table:table-cell>
          <table:table-cell table:style-name="ce9" office:value-type="string" calcext:value-type="string">
            <text:p>Match</text:p>
          </table:table-cell>
          <table:table-cell table:number-columns-repeated="1018"/>
        </table:table-row>
        <table:table-row table:style-name="ro1">
          <table:table-cell table:style-name="ce2" office:value-type="string" calcext:value-type="string">
            <text:p>('CÉLIE.', 'Quel trouble agite ainsi votre âme ?')</text:p>
          </table:table-cell>
          <table:table-cell table:style-name="ce2" office:value-type="string" calcext:value-type="string">
            <text:p>('ALCIPPE.', 'Quel trouble agite votre coeur ? ')</text:p>
          </table:table-cell>
          <table:table-cell table:style-name="ce9" office:value-type="float" office:value="101" calcext:value-type="float">
            <text:p>101</text:p>
          </table:table-cell>
          <table:table-cell table:style-name="ce9" office:value-type="float" office:value="88" calcext:value-type="float">
            <text:p>88</text:p>
          </table:table-cell>
          <table:table-cell table:style-name="ce9" office:value-type="float" office:value="0" calcext:value-type="float">
            <text:p>0</text:p>
          </table:table-cell>
          <table:table-cell table:style-name="ce9" office:value-type="string" calcext:value-type="string">
            <text:p>Match</text:p>
          </table:table-cell>
          <table:table-cell table:number-columns-repeated="1018"/>
        </table:table-row>
        <table:table-row table:style-name="ro1">
          <table:table-cell table:style-name="ce1"/>
          <table:table-cell table:style-name="ce1" office:value-type="string" calcext:value-type="string">
            <text:p>('PAQUETTE.', "Au mal que je ressens, aucun n'est comparable. <text:s/>Vous voyez devant vous un objet misérable ; <text:s/>Celle dont vous parlez a commis un forfait, <text:s/>Mais si noir... ")</text:p>
          </table:table-cell>
          <table:table-cell table:style-name="ce9" office:value-type="string" calcext:value-type="string">
            <text:p>-</text:p>
          </table:table-cell>
          <table:table-cell table:style-name="ce9" office:value-type="float" office:value="89" calcext:value-type="float">
            <text:p>89</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1"/>
          <table:table-cell table:style-name="ce1" office:value-type="string" calcext:value-type="string">
            <text:p>('ALCIPPE.', "Achevez, dites, qu'a-t-elle fait ? ")</text:p>
          </table:table-cell>
          <table:table-cell table:style-name="ce9" office:value-type="string" calcext:value-type="string">
            <text:p>-</text:p>
          </table:table-cell>
          <table:table-cell table:style-name="ce9" office:value-type="float" office:value="90" calcext:value-type="float">
            <text:p>90</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1"/>
          <table:table-cell table:style-name="ce1" office:value-type="string" calcext:value-type="string">
            <text:p>('PAQUETTE.', 'Elle a... ')</text:p>
          </table:table-cell>
          <table:table-cell table:style-name="ce9" office:value-type="string" calcext:value-type="string">
            <text:p>-</text:p>
          </table:table-cell>
          <table:table-cell table:style-name="ce9" office:value-type="float" office:value="91" calcext:value-type="float">
            <text:p>91</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1"/>
          <table:table-cell table:style-name="ce1" office:value-type="string" calcext:value-type="string">
            <text:p>('ALCIPPE.', 'Quoi donc elle a. ')</text:p>
          </table:table-cell>
          <table:table-cell table:style-name="ce9" office:value-type="string" calcext:value-type="string">
            <text:p>-</text:p>
          </table:table-cell>
          <table:table-cell table:style-name="ce9" office:value-type="float" office:value="92" calcext:value-type="float">
            <text:p>92</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4" office:value-type="string" calcext:value-type="string">
            <text:p>('SGANARELLE.', "Ne me condamnez point d'un deuil hors de saison, Et laissez-moi pousser des soupirs à foison.")</text:p>
          </table:table-cell>
          <table:table-cell table:style-name="ce4" office:value-type="string" calcext:value-type="string">
            <text:p>('PAQUETTE.', 'Souffrez que je soupire. ')</text:p>
          </table:table-cell>
          <table:table-cell table:style-name="ce9" office:value-type="float" office:value="102" calcext:value-type="float">
            <text:p>102</text:p>
          </table:table-cell>
          <table:table-cell table:style-name="ce9" office:value-type="float" office:value="93" calcext:value-type="float">
            <text:p>93</text:p>
          </table:table-cell>
          <table:table-cell table:style-name="ce9" office:value-type="float" office:value="0.16" calcext:value-type="float">
            <text:p>0.16</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CÉLIE.', "D'où vous peuvent venir ces douleurs non communes ?")</text:p>
          </table:table-cell>
          <table:table-cell table:style-name="ce1" office:value-type="string" calcext:value-type="string">
            <text:p>('ALCIPPE.', 'Et de grâce achevez ? ')</text:p>
          </table:table-cell>
          <table:table-cell table:style-name="ce9" office:value-type="float" office:value="103" calcext:value-type="float">
            <text:p>103</text:p>
          </table:table-cell>
          <table:table-cell table:style-name="ce9" office:value-type="float" office:value="94" calcext:value-type="float">
            <text:p>94</text:p>
          </table:table-cell>
          <table:table-cell table:style-name="ce9" office:value-type="float" office:value="1.42" calcext:value-type="float">
            <text:p>1.42</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SGANARELLE.', "Si je suis affligé, ce n'est pas pour des prunes Et je le donnerais à bien d'autres qu'à moi De se voir sans chagrin au point où je me vois. Des maris malheureux, vous voyez le modèle, On dérobe l'honneur au pauvre Sganarelle ; Mais c'est peu que l'honneur dans mon affliction, L'on me dérobe encore la réputation.")</text:p>
          </table:table-cell>
          <table:table-cell table:style-name="ce1" office:value-type="string" calcext:value-type="string">
            <text:p>('PAQUETTE.', "Je n'ose vous le dire. ")</text:p>
          </table:table-cell>
          <table:table-cell table:style-name="ce9" office:value-type="float" office:value="104" calcext:value-type="float">
            <text:p>104</text:p>
          </table:table-cell>
          <table:table-cell table:style-name="ce9" office:value-type="float" office:value="95" calcext:value-type="float">
            <text:p>95</text:p>
          </table:table-cell>
          <table:table-cell table:style-name="ce9" office:value-type="float" office:value="1.75" calcext:value-type="float">
            <text:p>1.75</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CÉLIE.', 'Comment ?')</text:p>
          </table:table-cell>
          <table:table-cell table:style-name="ce1" office:value-type="string" calcext:value-type="string">
            <text:p>('ALCIPPE.', 'Pourquoi tant façonner ? ')</text:p>
          </table:table-cell>
          <table:table-cell table:style-name="ce9" office:value-type="float" office:value="105" calcext:value-type="float">
            <text:p>105</text:p>
          </table:table-cell>
          <table:table-cell table:style-name="ce9" office:value-type="float" office:value="96" calcext:value-type="float">
            <text:p>96</text:p>
          </table:table-cell>
          <table:table-cell table:style-name="ce9" office:value-type="float" office:value="0.95" calcext:value-type="float">
            <text:p>0.95</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SGANARELLE.', "Ce damoiseau, parlant par révérence, Me fait cocu Madame, avec toute licence, Et j'ai su par mes yeux avérer aujourd'hui Le commerce secret de ma femme et de lui.")</text:p>
          </table:table-cell>
          <table:table-cell table:style-name="ce5" office:value-type="string" calcext:value-type="string">
            <text:p>('PAQUETTE.', "Apprenez donc Monsieur, <text:s/>Qu'elle a pour mon époux une impudique ardeur. ")</text:p>
          </table:table-cell>
          <table:table-cell table:style-name="ce9" office:value-type="float" office:value="106" calcext:value-type="float">
            <text:p>106</text:p>
          </table:table-cell>
          <table:table-cell table:style-name="ce9" office:value-type="float" office:value="97" calcext:value-type="float">
            <text:p>97</text:p>
          </table:table-cell>
          <table:table-cell table:style-name="ce9" office:value-type="float" office:value="0.61" calcext:value-type="float">
            <text:p>0.61</text:p>
          </table:table-cell>
          <table:table-cell table:style-name="ce9" office:value-type="string" calcext:value-type="string">
            <text:p>Substitution</text:p>
          </table:table-cell>
          <table:table-cell table:number-columns-repeated="1018"/>
        </table:table-row>
        <table:table-row table:style-name="ro1">
          <table:table-cell table:style-name="ce1"/>
          <table:table-cell table:style-name="ce1" office:value-type="string" calcext:value-type="string">
            <text:p>('ALCIPPE.', "Qu'ai-je entendu ! ")</text:p>
          </table:table-cell>
          <table:table-cell table:style-name="ce9" office:value-type="string" calcext:value-type="string">
            <text:p>-</text:p>
          </table:table-cell>
          <table:table-cell table:style-name="ce9" office:value-type="float" office:value="98" calcext:value-type="float">
            <text:p>98</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1"/>
          <table:table-cell table:style-name="ce1" office:value-type="string" calcext:value-type="string">
            <text:p>('PAQUETTE.', "De plus... (quand j'y songe je meure) <text:s/>Ils viennent de chez nous de sortir tout à l'heure, <text:s/>Et j'ai peur... ")</text:p>
          </table:table-cell>
          <table:table-cell table:style-name="ce9" office:value-type="string" calcext:value-type="string">
            <text:p>-</text:p>
          </table:table-cell>
          <table:table-cell table:style-name="ce9" office:value-type="float" office:value="99" calcext:value-type="float">
            <text:p>99</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1" office:value-type="string" calcext:value-type="string">
            <text:p>('CÉLIE.', 'Celui qui maintenant...')</text:p>
          </table:table-cell>
          <table:table-cell table:style-name="ce1" office:value-type="string" calcext:value-type="string">
            <text:p>('ALCIPPE.', 'De quoi donc ? ')</text:p>
          </table:table-cell>
          <table:table-cell table:style-name="ce9" office:value-type="float" office:value="107" calcext:value-type="float">
            <text:p>107</text:p>
          </table:table-cell>
          <table:table-cell table:style-name="ce9" office:value-type="float" office:value="100" calcext:value-type="float">
            <text:p>100</text:p>
          </table:table-cell>
          <table:table-cell table:style-name="ce9" office:value-type="float" office:value="0.95" calcext:value-type="float">
            <text:p>0.95</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SGANARELLE.', "Oui, oui, me déshonore, Il adore ma femme, et ma femme l'adore.")</text:p>
          </table:table-cell>
          <table:table-cell table:style-name="ce1"/>
          <table:table-cell table:style-name="ce9" office:value-type="float" office:value="108" calcext:value-type="float">
            <text:p>108</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CÉLIE.', "Ah ! J'avais bien jugé que ce secret retour Ne pouvait me couvrir que quelque lâche tour, Et j'ai tremblé d'abord en le voyant paraître, Par un pressentiment de ce qui devait être.")</text:p>
          </table:table-cell>
          <table:table-cell table:style-name="ce1" office:value-type="string" calcext:value-type="string">
            <text:p>('PAQUETTE.', "Puisque vous connaissez <text:s/>Leur mutuelle ardeur, vous m'entendez assez. ")</text:p>
          </table:table-cell>
          <table:table-cell table:style-name="ce9" office:value-type="float" office:value="109" calcext:value-type="float">
            <text:p>109</text:p>
          </table:table-cell>
          <table:table-cell table:style-name="ce9" office:value-type="float" office:value="101" calcext:value-type="float">
            <text:p>101</text:p>
          </table:table-cell>
          <table:table-cell table:style-name="ce9" office:value-type="float" office:value="1" calcext:value-type="float">
            <text:p>1</text:p>
          </table:table-cell>
          <table:table-cell table:style-name="ce9" office:value-type="string" calcext:value-type="string">
            <text:p>Substitution</text:p>
          </table:table-cell>
          <table:table-cell table:number-columns-repeated="1018"/>
        </table:table-row>
        <table:table-row table:style-name="ro1">
          <table:table-cell table:style-name="ce3" office:value-type="string" calcext:value-type="string">
            <text:p>('SGANARELLE.', "Vous prenez ma défense avec trop de bonté, Tout le monde n'a pas la même charité, Et plusieurs qui tantôt ont appris mon martyre, Bien loin d'y prendre part, n'en ont rien fait que rire.")</text:p>
          </table:table-cell>
          <table:table-cell table:style-name="ce1"/>
          <table:table-cell table:style-name="ce9" office:value-type="float" office:value="110" calcext:value-type="float">
            <text:p>110</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4" office:value-type="string" calcext:value-type="string">
            <text:p>('CÉLIE.', "Est-il rien de plus noir que ta lâche action, Et peut-on lui trouver une punition ? Dois-tu ne te pas croire indigne de la vie, Après t'être souillé de cette perfidie ? Ô ciel ! Est-il possible ?")</text:p>
          </table:table-cell>
          <table:table-cell table:style-name="ce4" office:value-type="string" calcext:value-type="string">
            <text:p>('ALCIPPE.', "Perfide, déloyale, âme double et traîtresse, <text:s/>Aurait-on pu prévoir une telle bassesse, <text:s/>De cette lâcheté je demeure interdit, <text:s/>Mais dois-je croire aussi ce que vous m'avez dit ? ")</text:p>
          </table:table-cell>
          <table:table-cell table:style-name="ce9" office:value-type="float" office:value="111" calcext:value-type="float">
            <text:p>111</text:p>
          </table:table-cell>
          <table:table-cell table:style-name="ce9" office:value-type="float" office:value="102" calcext:value-type="float">
            <text:p>102</text:p>
          </table:table-cell>
          <table:table-cell table:style-name="ce9" office:value-type="float" office:value="0.27" calcext:value-type="float">
            <text:p>0.27</text:p>
          </table:table-cell>
          <table:table-cell table:style-name="ce9" office:value-type="string" calcext:value-type="string">
            <text:p>Substitution</text:p>
          </table:table-cell>
          <table:table-cell table:number-columns-repeated="1018"/>
        </table:table-row>
        <table:table-row table:style-name="ro1">
          <table:table-cell table:style-name="ce4" office:value-type="string" calcext:value-type="string">
            <text:p>('SGANARELLE.', 'Il est trop vrai pour moi.')</text:p>
          </table:table-cell>
          <table:table-cell table:style-name="ce4" office:value-type="string" calcext:value-type="string">
            <text:p>('PAQUETTE.', 'Ce que je vous ai dit est la vérité même, <text:s/>Je les viens maintenant de surprendre moi-même. ')</text:p>
          </table:table-cell>
          <table:table-cell table:style-name="ce9" office:value-type="float" office:value="112" calcext:value-type="float">
            <text:p>112</text:p>
          </table:table-cell>
          <table:table-cell table:style-name="ce9" office:value-type="float" office:value="103" calcext:value-type="float">
            <text:p>103</text:p>
          </table:table-cell>
          <table:table-cell table:style-name="ce9" office:value-type="float" office:value="1.04" calcext:value-type="float">
            <text:p>1.04</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CÉLIE.', 'Ah ! Traître, scélérat, âme double et sans foi.')</text:p>
          </table:table-cell>
          <table:table-cell table:style-name="ce1" office:value-type="string" calcext:value-type="string">
            <text:p>('ALCIPPE.', "Tu t'es donc pu noircir de cette lâcheté <text:s/>Après avoir cent fois vu ma fidélité. <text:s/>Ah ! pour te bien punir de ton ingratitude, <text:s/>Il n'est point ici bas de supplice plus rude. ")</text:p>
          </table:table-cell>
          <table:table-cell table:style-name="ce9" office:value-type="float" office:value="113" calcext:value-type="float">
            <text:p>113</text:p>
          </table:table-cell>
          <table:table-cell table:style-name="ce9" office:value-type="float" office:value="104" calcext:value-type="float">
            <text:p>104</text:p>
          </table:table-cell>
          <table:table-cell table:style-name="ce9" office:value-type="float" office:value="0.69" calcext:value-type="float">
            <text:p>0.69</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SGANARELLE.', 'La bonne âme !')</text:p>
          </table:table-cell>
          <table:table-cell table:style-name="ce1"/>
          <table:table-cell table:style-name="ce9" office:value-type="float" office:value="114" calcext:value-type="float">
            <text:p>114</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CÉLIE.', "Non, non, l'Enfer n'a point de gêne Qui ne soit pour ton crime une trop douce peine.")</text:p>
          </table:table-cell>
          <table:table-cell table:style-name="ce3" office:value-type="string" calcext:value-type="string">
            <text:p>('PAQUETTE.', "Qu'il est bon. <text:s/>Je vous rends mille grâces Monsieur, <text:s/>De prendre ma défense avec tant de chaleur, <text:s/>Croyez-moi tout chacun n'en ferait pas de même, <text:s/>Et plusieurs qui m'ont vu dans ma douleur extrême <text:s/>Bien loin de prendre part à mes afflictions, <text:s/>M'ont voulu faire croire à force de raisons, <text:s/>Que mon coeur s'affligeait avec peu de justice, <text:s/>Et que de mon mari d'autres feraient l'office, <text:s/>Et moi je ne veux pas faire une lâcheté, <text:s/>Et je l'aime malgré son infidélité. <text:s/>Bas. Haut.")</text:p>
          </table:table-cell>
          <table:table-cell table:style-name="ce9" office:value-type="float" office:value="115" calcext:value-type="float">
            <text:p>115</text:p>
          </table:table-cell>
          <table:table-cell table:style-name="ce9" office:value-type="float" office:value="105" calcext:value-type="float">
            <text:p>105</text:p>
          </table:table-cell>
          <table:table-cell table:style-name="ce9" office:value-type="float" office:value="0.89" calcext:value-type="float">
            <text:p>0.89</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SGANARELLE.', 'Que voilà bien parler !')</text:p>
          </table:table-cell>
          <table:table-cell table:style-name="ce1"/>
          <table:table-cell table:style-name="ce9" office:value-type="float" office:value="116" calcext:value-type="float">
            <text:p>116</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CÉLIE.', 'Avoir ainsi traité Et la même innocence et la même bonté.')</text:p>
          </table:table-cell>
          <table:table-cell table:style-name="ce1"/>
          <table:table-cell table:style-name="ce9" office:value-type="float" office:value="117" calcext:value-type="float">
            <text:p>117</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SGANARELLE.', 'Hay. Il soupire haut')</text:p>
          </table:table-cell>
          <table:table-cell table:style-name="ce1"/>
          <table:table-cell table:style-name="ce9" office:value-type="float" office:value="118" calcext:value-type="float">
            <text:p>118</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CÉLIE.', "Un coeur qui jamais n'a fait la moindre chose, A mérité l'affront où ton mépris l'expose.")</text:p>
          </table:table-cell>
          <table:table-cell table:style-name="ce1" office:value-type="string" calcext:value-type="string">
            <text:p>("ALCIPPE, sans l'écouter.", "Oui mon coeur y consent, n'espère pas infâme, <text:s/>Qu'aucune ardeur pour toi jamais rentre en mon âme, <text:s/>Que j'adore jamais tes coupables appas, <text:s/>Mais je dois m'en venger et j'y cours de ce pas. ")</text:p>
          </table:table-cell>
          <table:table-cell table:style-name="ce9" office:value-type="float" office:value="119" calcext:value-type="float">
            <text:p>119</text:p>
          </table:table-cell>
          <table:table-cell table:style-name="ce9" office:value-type="float" office:value="106" calcext:value-type="float">
            <text:p>106</text:p>
          </table:table-cell>
          <table:table-cell table:style-name="ce9" office:value-type="float" office:value="0.38" calcext:value-type="float">
            <text:p>0.38</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SGANARELLE.', 'Il est vrai.')</text:p>
          </table:table-cell>
          <table:table-cell table:style-name="ce1"/>
          <table:table-cell table:style-name="ce9" office:value-type="float" office:value="120" calcext:value-type="float">
            <text:p>120</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CÉLIE.', "Qui bien loin... Mais c'est trop, et ce coeur Ne saurait y songer sans mourir de douleur.")</text:p>
          </table:table-cell>
          <table:table-cell table:style-name="ce1"/>
          <table:table-cell table:style-name="ce9" office:value-type="float" office:value="121" calcext:value-type="float">
            <text:p>121</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SGANARELLE.', "Ne vous fâchez pas tant, ma très chère Madame, Mon mal vous touche trop et vous me percez l'âme.")</text:p>
          </table:table-cell>
          <table:table-cell table:style-name="ce3" office:value-type="string" calcext:value-type="string">
            <text:p>('PAQUETTE, seule.', "L'on ne le peut nier, cet homme a l'âme bonne, <text:s/>Et plus je songe à lui, plus sa bonté m'étonne. <text:s/>Quoi, prendre ainsi le soin de courir me venger, <text:s/>Voilà ce qu'aujourd'hui l'on appelle obliger, <text:s/>Tout à fait galamment, de la belle manière ; <text:s/>Mais quoi de mon côté, serai-je sans rien faire ? <text:s/>Mon coeur à se venger ne sera-t-il pas prompt ? <text:s/>Pourrai-je bien souffrir un si sensible affront ? <text:s/>Et n'aurai-je recours qu'aux soupirs et qu'aux larmes <text:s/>Qui de mon sexe sont les plus fréquentes armes ? <text:s/>Non, non, dorénavant il ne sera pas dit, <text:s/>Que Paquette voie tout sans montrer de dépit, <text:s/>Et que de son mari l'on partage la couche, <text:s/>Sans que pour s'en venger elle ose ouvrir la bouche ; <text:s/>Courrons donc la chercher cette lâche beauté <text:s/>Qui pousse notre époux à l'infidélité ; <text:s/>Mais je devrais avant que de pousser l'affaire, <text:s/>Songer sur qui je veux décharger ma colère. <text:s/>Cette femme sans doute est plus jeune que moi, <text:s/>Et par cette raison plus robuste je crois, <text:s/>Et si je l'attaquais, quelque ardeur qui m'emporte <text:s/>Je pourrais sûrement n'être pas la plus forte ; <text:s/>Puis donc qu'il est ainsi je ne m'y fourre pas, <text:s/>J'aime par trop mon teint, mes jambes, et mes bras, <text:s/>L'on me reprocherait outre le cocuage, <text:s/>D'avoir été battue, et ce sensible outrage <text:s/>Joint avec le premier me ferait enrager : <text:s/>Aille donc qui voudra maintenant me venger, <text:s/>Pour moi je n'y vais pas et crois sagement faire <text:s/>Quand de peur d'accident je cache ma colère. <text:s/>Mais voyons si j'ai lieu d'être fort en courroux <text:s/>Et de faire éclater ce déplaisir jaloux. <text:s/>Non puisque par bonheur nous n'avons aucun blâme, <text:s/>Quand nos maris sans nous ont un commerce infâme ; <text:s/>Et que quand notre coeur brûle d'indignes feux <text:s/>Tout le blâme aussitôt rejaillit dessus eux. <text:s/>Qu'ils goûtent donc le fruit du feu qui les possède, <text:s/>Je n'en serai jamais plus maigre ni plus laide, <text:s/>Plus maigre ni plus laide [sic]. Ah! je me trompe enfin, <text:s/>Et je n'ai pas besoin d'un jugement bien fin <text:s/>Pour savoir que le jeûne apporte du dommage <text:s/>À l'esprit, et surtout, qu'il change le visage. <text:s/>C'est pourquoi maintenant je m'aperçois si bien, <text:s/>Que mon mari ne peut sans y mêler du mien <text:s/>Se divertir ailleurs, puisque outre l'abstinence <text:s/>Que je fais tous les jours, le traître a l'insolence <text:s/>D'emporter du logis tout ce qu'il peut trouver <text:s/>Mais ne pourrai-je point à force de rêver... <text:s/>Oui, je tiens un remède assez facile à faire <text:s/>Et qui n'a rien du tout qui ne me doive plaire, <text:s/>Puisqu'il me donne lieu de finir mon ennui <text:s/>Et que par lui je puis recouvrer aujourd'hui <text:s/>Tous les plaisirs perdus et tout le bien encore. <text:s/>Je n'ai qu'à consentir que tout chacun m'adore, <text:s/>Qu'à souffrir qu'on me die en secret les douceurs, <text:s/>Qu'à souffrir des hélas, qu'à souffrir des je meurs, <text:s/>Et je serai vêtue après comme une Reine, <text:s/>De me bien divertir chacun prendra la peine, <text:s/>Je ne manquerai point à trouver tous les jours <text:s/>Un carrosse à ma porte afin d'aller au Cours, <text:s/>Et chassant loin de moi toute crainte funeste, <text:s/>J'aurai bien du plaisir et de l'argent de reste. <text:s/>Elle revient ayant fait trois ou quatre pas.")</text:p>
          </table:table-cell>
          <table:table-cell table:style-name="ce9" office:value-type="float" office:value="122" calcext:value-type="float">
            <text:p>122</text:p>
          </table:table-cell>
          <table:table-cell table:style-name="ce9" office:value-type="float" office:value="107" calcext:value-type="float">
            <text:p>107</text:p>
          </table:table-cell>
          <table:table-cell table:style-name="ce9" office:value-type="float" office:value="0.76" calcext:value-type="float">
            <text:p>0.76</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CÉLIE.', "Mais ne t'abuse pas jusqu'à te figurer Qu'à des plaintes sans fruit j'en veuille demeurer, Mon coeur pour se venger sait ce qu'il te faut faire Et j'y cours de ce pas, rien ne m'en peut distraire.")</text:p>
          </table:table-cell>
          <table:table-cell table:style-name="ce1" office:value-type="string" calcext:value-type="string">
            <text:p>('ALCIPPE.', "Oui je veux obéir à vos commandements, <text:s/>Je veux dorénavant suivre vos sentiments <text:s/>Je ne résiste plus et je ferai mon père <text:s/>Tout ce qu'il vous plaira de m'ordonner de faire, <text:s/>Et quelque objet pour moi dont vous ayez fait choix, <text:s/>Mon coeur dès à présent est soumis à ses lois, <text:s/>Et fût-il et moins riche et moins beau qu'Hippolyte <text:s/>Votre choix lui suffit pour prouver son mérite, <text:s/>Et si vous le voulez je suis prêt dès demain <text:s/>De lui donner mon coeur ensemble avec ma main. ")</text:p>
          </table:table-cell>
          <table:table-cell table:style-name="ce9" office:value-type="float" office:value="123" calcext:value-type="float">
            <text:p>123</text:p>
          </table:table-cell>
          <table:table-cell table:style-name="ce9" office:value-type="float" office:value="108" calcext:value-type="float">
            <text:p>108</text:p>
          </table:table-cell>
          <table:table-cell table:style-name="ce9" office:value-type="float" office:value="0.49" calcext:value-type="float">
            <text:p>0.49</text:p>
          </table:table-cell>
          <table:table-cell table:style-name="ce9" office:value-type="string" calcext:value-type="string">
            <text:p>Substitution</text:p>
          </table:table-cell>
          <table:table-cell table:number-columns-repeated="1018"/>
        </table:table-row>
        <table:table-row table:style-name="ro1">
          <table:table-cell table:style-name="ce1"/>
          <table:table-cell table:style-name="ce1" office:value-type="string" calcext:value-type="string">
            <text:p>('GÉRONTE.', "C'est ainsi qu'un enfant doit répondre à son père <text:s/>Il doit n'avoir de but que celui de lui plaire, <text:s/>Afin que dans ce monde il fasse un long séjour. ")</text:p>
          </table:table-cell>
          <table:table-cell table:style-name="ce9" office:value-type="string" calcext:value-type="string">
            <text:p>-</text:p>
          </table:table-cell>
          <table:table-cell table:style-name="ce9" office:value-type="float" office:value="109" calcext:value-type="float">
            <text:p>109</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3" office:value-type="string" calcext:value-type="string">
            <text:p>('SGANARELLE, seul.', "Que le ciel la préserve à jamais de danger. Voyez quelle bonté de vouloir me venger : En effet ; son courroux qu'excite ma disgrâce M'enseigne hautement ce qu'il faut que je fasse, Et l'on ne doit jamais souffrir sans dire mot De semblables affronts à moins qu'être un vrai sot. Courons donc le chercher ce pendard qui m'affronte Montrons notre courage à venger notre honte. Vous apprendrez, maroufle ; à rire à nos dépens, Et sans aucun respect faire cocus les gens. Doucement, s'il vous plaît, cet homme a bien la mine D'avoir le sang bouillant et l'âme un peu mutine, Il pourrait bien mettant affront dessus affront Charger de bois mon dos, comme il a fait mon front. Je hais de tout mon coeur les esprits colériques, Et porte grand amour aux hommes pacifiques : Je ne suis point battant de peur d'être battu Et l'humeur débonnaire est ma grande vertu. Mais mon honneur me dit que d'une telle offense Il faut absolument que je prenne vengeance. Ma foi laissons-le dire autant qu'il lui plaira, Au diantre qui pourtant rien du tout en fera : Quand j'aurai fait le brave, et qu'un fer pour ma peine M'aura d'un vilain coup transpercé la bedaine, Que par la ville ira le bruit de mon trépas, Dites-moi mon honneur, en serez-vous plus gras ? La bière est un séjour par trop mélancolique Et trop malsain pour ceux qui craignent la colique, Et quant à moi je trouve, ayant tout compassé, Qu'il vaut mieux être encore cocu que trépassé : Quel mal cela fait-il ? La jambe en devient-elle Plus tortue après tout, et la taille moins belle ? Peste soit qui premier trouva l'invention De s'affliger l'esprit de cette vision, Et d'attacher l'honneur de l'homme le plus sage Aux choses que peut faire une femme volage ; Puisqu'on tient à bon droit tout crime personnel, Que fait là notre honneur, pour être criminel ? Des actions d'autrui l'on nous donne le blâme, Si nos femmes sans nous ont un commerce infâme, Il faut que tout le mal tombe sur notre dos, Elles font la sottise, et nous sommes les sots, C'est un vilain abus et les gens de Police, Nous devraient bien régler une telle injustice. N'avons-nous pas assez des autres accidents, Qui nous viennent happer en dépit de nos dents, Les querelles, procès, faim, soif et maladie, Troublent-ils pas assez le repos de la vie Sans s'aller de surcroît aviser sottement De se faire un chagrin qui n'a nul fondement ? Moquons-nous de cela, méprisons les alarmes. Et mettons sous nos pieds les soupirs et les larmes, Si ma femme a failli, qu'elle pleure bien fort. Mais pourquoi moi pleurer puisque je n'ai point tort ? En tout cas ce qui peut m'ôter ma fâcherie, C'est que je ne suis pas seul de ma confrérie, Voir cajoler sa femme et n'en témoigner rien Se pratique aujourd'hui par force gens de bien : N'allons donc point chercher à faire une querelle Pour un affront qui n'est que pure bagatelle. L'on m'appellera sot de ne me venger pas ; Mais je le serais fort de courir au trépas. Je me sens là pourtant remuer une bile Qui veut me conseiller quelque action virile : Oui le courroux me prend, c'est trop être poltron : Je veux résolument me venger du larron : Déjà pour commencer, dans l'ardeur qui m'enflamme, Je vais dire partout qu'il couche avec ma femme. Il se retourne ayant fait trois ou quatre pas. Mettant la main sur son estomac. Avouez moi maintenant la vérité, est-il pas vrai, Monsieur, que vous avez trouvé ces vers tout à fait beaux, que vous ne vous êtes pu empêcher de les relire encore une fois, et que vous demeurez d'accord que Paris a eu raison de nommer cette scène, la belle scène.")</text:p>
          </table:table-cell>
          <table:table-cell table:style-name="ce1" office:value-type="string" calcext:value-type="string">
            <text:p>('ALCIPPE.', "Après mille combats j'ai vaincu mon amour, <text:s/>Et le vaincrais encore si c'était à refaire, <text:s/>Afin de vous montrer combien je vous révère. <text:s/>Mais plutôt pour punir le criminel objet <text:s/>Qui se vient de souiller d'un infâme forfait. <text:s/>À part.")</text:p>
          </table:table-cell>
          <table:table-cell table:style-name="ce9" office:value-type="float" office:value="124" calcext:value-type="float">
            <text:p>124</text:p>
          </table:table-cell>
          <table:table-cell table:style-name="ce9" office:value-type="float" office:value="110" calcext:value-type="float">
            <text:p>110</text:p>
          </table:table-cell>
          <table:table-cell table:style-name="ce9" office:value-type="float" office:value="0.09" calcext:value-type="float">
            <text:p>0.09</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CÉLIE.', 'Oui, je veux bien subir une si juste loi, Mon père, disposez de mes voeux et de moi, Faites quand vous voudrez signer cet hyménée, À suivre mon devoir je suis déterminée, Je prétends gourmander mes propres sentiments Et me soumettre en tout à vos commandements.')</text:p>
          </table:table-cell>
          <table:table-cell table:style-name="ce1" office:value-type="string" calcext:value-type="string">
            <text:p>('GÉRONTE.', "On ne se repend point de rendre obéissance <text:s/>À ceux à qui nous doit soumettre la naissance, <text:s/>Puisque le temps enfin souvent nous fait bien voir <text:s/>Qu'ils n'usent dessus nous d'un absolu pouvoir <text:s/>Que pour notre intérêt et notre propre gloire. ")</text:p>
          </table:table-cell>
          <table:table-cell table:style-name="ce9" office:value-type="float" office:value="125" calcext:value-type="float">
            <text:p>125</text:p>
          </table:table-cell>
          <table:table-cell table:style-name="ce9" office:value-type="float" office:value="111" calcext:value-type="float">
            <text:p>111</text:p>
          </table:table-cell>
          <table:table-cell table:style-name="ce9" office:value-type="float" office:value="0.61" calcext:value-type="float">
            <text:p>0.61</text:p>
          </table:table-cell>
          <table:table-cell table:style-name="ce9" office:value-type="string" calcext:value-type="string">
            <text:p>Substitution</text:p>
          </table:table-cell>
          <table:table-cell table:number-columns-repeated="1018"/>
        </table:table-row>
        <table:table-row table:style-name="ro1">
          <table:table-cell table:style-name="ce1"/>
          <table:table-cell table:style-name="ce1" office:value-type="string" calcext:value-type="string">
            <text:p>('ALCIPPE.', "Oui, mais l'on est contraint avant que de le croire <text:s/>De soupirer longtemps. ")</text:p>
          </table:table-cell>
          <table:table-cell table:style-name="ce9" office:value-type="string" calcext:value-type="string">
            <text:p>-</text:p>
          </table:table-cell>
          <table:table-cell table:style-name="ce9" office:value-type="float" office:value="112" calcext:value-type="float">
            <text:p>112</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1" office:value-type="string" calcext:value-type="string">
            <text:p>('GORGIBUS.', "Ah ! Voilà qui me plaît de parler de la sorte, Parbleu, si grande joie à l'heure me transporte, Que mes jambes sur l'heure en cabrioleraient, Si nous n'étions point vus de gens qui s'en riraient. Approche-toi de moi, viens çà que je t'embrasse : Une belle action n'a pas mauvaise grâce ; Un père, quand il veut, peut sa fille baiser Sans que l'on ait sujet de s'en scandaliser. Va, le contentement de te voir si bien née Me fera rajeunir de dix fois une année.")</text:p>
          </table:table-cell>
          <table:table-cell table:style-name="ce1" office:value-type="string" calcext:value-type="string">
            <text:p>('GÉRONTE.', "Tu soupireras peu, <text:s/>Puisque pour te payer d'avoir éteint ton feu, <text:s/>Et te faire passer ta vie en galant homme, <text:s/>Trente mille Ducats font une belle somme ; <text:s/>Mais je vais maintenant avertir de ceci <text:s/>La mère d'Hippolyte, et je retourne ici. ")</text:p>
          </table:table-cell>
          <table:table-cell table:style-name="ce9" office:value-type="float" office:value="126" calcext:value-type="float">
            <text:p>126</text:p>
          </table:table-cell>
          <table:table-cell table:style-name="ce9" office:value-type="float" office:value="113" calcext:value-type="float">
            <text:p>113</text:p>
          </table:table-cell>
          <table:table-cell table:style-name="ce9" office:value-type="float" office:value="0.41" calcext:value-type="float">
            <text:p>0.41</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LA SUIVANTE.', "Ce changement m'étonne.")</text:p>
          </table:table-cell>
          <table:table-cell table:style-name="ce5" office:value-type="string" calcext:value-type="string">
            <text:p>('ROGUESPINE.', "Monsieur, quoi qu'Hippolyte en effet soit fort belle, <text:s/>J'aurais gagé cent fois que vous seriez fidèle : <text:s/>C'est pourquoi vous voyez que je ne cèle point <text:s/>Qu'un pareil changement m'étonne au dernier point. ")</text:p>
          </table:table-cell>
          <table:table-cell table:style-name="ce9" office:value-type="float" office:value="127" calcext:value-type="float">
            <text:p>127</text:p>
          </table:table-cell>
          <table:table-cell table:style-name="ce9" office:value-type="float" office:value="114" calcext:value-type="float">
            <text:p>114</text:p>
          </table:table-cell>
          <table:table-cell table:style-name="ce9" office:value-type="float" office:value="1.41" calcext:value-type="float">
            <text:p>1.41</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CÉLIE.', "Et lorsque tu sauras Par quel motif j'agis tu m'en estimeras.")</text:p>
          </table:table-cell>
          <table:table-cell table:style-name="ce5" office:value-type="string" calcext:value-type="string">
            <text:p>('ALCIPPE.', "Quand tu sauras pourquoi j'ai su vaincre ma flamme, <text:s/>Tu cesseras bientôt de me couvrir de blâme. ")</text:p>
          </table:table-cell>
          <table:table-cell table:style-name="ce9" office:value-type="float" office:value="128" calcext:value-type="float">
            <text:p>128</text:p>
          </table:table-cell>
          <table:table-cell table:style-name="ce9" office:value-type="float" office:value="115" calcext:value-type="float">
            <text:p>115</text:p>
          </table:table-cell>
          <table:table-cell table:style-name="ce9" office:value-type="float" office:value="0.21" calcext:value-type="float">
            <text:p>0.21</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LA SUIVANTE.', 'Cela pourrait bien être.')</text:p>
          </table:table-cell>
          <table:table-cell table:style-name="ce1" office:value-type="string" calcext:value-type="string">
            <text:p>('ROGUESPINE.', "Et de grâce, Monsieur, dépêchez promptement <text:s/>Car je vous crois souillé d'un vilain changement. ")</text:p>
          </table:table-cell>
          <table:table-cell table:style-name="ce9" office:value-type="float" office:value="129" calcext:value-type="float">
            <text:p>129</text:p>
          </table:table-cell>
          <table:table-cell table:style-name="ce9" office:value-type="float" office:value="116" calcext:value-type="float">
            <text:p>116</text:p>
          </table:table-cell>
          <table:table-cell table:style-name="ce9" office:value-type="float" office:value="1.67" calcext:value-type="float">
            <text:p>1.67</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CÉLIE.', "Apprends donc que Lélie, A pu blesser mon coeur par une perfidie, Qu'il était en ces lieux sans...")</text:p>
          </table:table-cell>
          <table:table-cell table:style-name="ce5" office:value-type="string" calcext:value-type="string">
            <text:p>('ALCIPPE.', "Apprends donc qu'en ces lieux l'ingrate, l'infidèle... ")</text:p>
          </table:table-cell>
          <table:table-cell table:style-name="ce9" office:value-type="float" office:value="130" calcext:value-type="float">
            <text:p>130</text:p>
          </table:table-cell>
          <table:table-cell table:style-name="ce9" office:value-type="float" office:value="117" calcext:value-type="float">
            <text:p>117</text:p>
          </table:table-cell>
          <table:table-cell table:style-name="ce9" office:value-type="float" office:value="0.76" calcext:value-type="float">
            <text:p>0.76</text:p>
          </table:table-cell>
          <table:table-cell table:style-name="ce9" office:value-type="string" calcext:value-type="string">
            <text:p>Substitution</text:p>
          </table:table-cell>
          <table:table-cell table:number-columns-repeated="1018"/>
        </table:table-row>
        <table:table-row table:style-name="ro1">
          <table:table-cell table:style-name="ce1"/>
          <table:table-cell table:style-name="ce1" office:value-type="string" calcext:value-type="string">
            <text:p>('ALCIPPE.', "Où vous fourrerez-vous ? J'aperçois cette belle ! <text:s/>De colère déjà son visage rougit <text:s/>Et l'on voit bien qu'elle a le coeur gros de dépit. ")</text:p>
          </table:table-cell>
          <table:table-cell table:style-name="ce9" office:value-type="string" calcext:value-type="string">
            <text:p>-</text:p>
          </table:table-cell>
          <table:table-cell table:style-name="ce9" office:value-type="float" office:value="118" calcext:value-type="float">
            <text:p>118</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1" office:value-type="string" calcext:value-type="string">
            <text:p>('LA SUIVANTE.', 'Mais il vient à nous.')</text:p>
          </table:table-cell>
          <table:table-cell table:style-name="ce1" office:value-type="string" calcext:value-type="string">
            <text:p>('ALCIPPE.', "Que ses attraits sont doux, quoi qu'elle soit coupable ; <text:s/>Pour me faire souffrir elle est toujours aimable. ")</text:p>
          </table:table-cell>
          <table:table-cell table:style-name="ce9" office:value-type="float" office:value="131" calcext:value-type="float">
            <text:p>131</text:p>
          </table:table-cell>
          <table:table-cell table:style-name="ce9" office:value-type="float" office:value="119" calcext:value-type="float">
            <text:p>119</text:p>
          </table:table-cell>
          <table:table-cell table:style-name="ce9" office:value-type="float" office:value="1.82" calcext:value-type="float">
            <text:p>1.82</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LÉLIE.', "Avant que pour jamais je m'éloigne de vous, Je veux vous reprocher au moins en cette place...")</text:p>
          </table:table-cell>
          <table:table-cell table:style-name="ce5" office:value-type="string" calcext:value-type="string">
            <text:p>('CÉPHISE.', "Puisque j'ai résolu de ne vous voir jamais, <text:s/>Avant que d'en venir Scélérat aux effets, <text:s/>Il faut du moins qu'ici par de justes reproches...")</text:p>
          </table:table-cell>
          <table:table-cell table:style-name="ce9" office:value-type="float" office:value="132" calcext:value-type="float">
            <text:p>132</text:p>
          </table:table-cell>
          <table:table-cell table:style-name="ce9" office:value-type="float" office:value="120" calcext:value-type="float">
            <text:p>120</text:p>
          </table:table-cell>
          <table:table-cell table:style-name="ce9" office:value-type="float" office:value="0.26" calcext:value-type="float">
            <text:p>0.26</text:p>
          </table:table-cell>
          <table:table-cell table:style-name="ce9" office:value-type="string" calcext:value-type="string">
            <text:p>Substitution</text:p>
          </table:table-cell>
          <table:table-cell table:number-columns-repeated="1018"/>
        </table:table-row>
        <table:table-row table:style-name="ro1">
          <table:table-cell table:style-name="ce1"/>
          <table:table-cell table:style-name="ce1" office:value-type="string" calcext:value-type="string">
            <text:p>('ROGUESPINE, en tirant son Maître.', "Hé ! Monsieur, s'il vous plaît, évitez ces approches, <text:s/>Vous savez ce que peut une femme en fureur. ")</text:p>
          </table:table-cell>
          <table:table-cell table:style-name="ce9" office:value-type="string" calcext:value-type="string">
            <text:p>-</text:p>
          </table:table-cell>
          <table:table-cell table:style-name="ce9" office:value-type="float" office:value="121" calcext:value-type="float">
            <text:p>121</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1" office:value-type="string" calcext:value-type="string">
            <text:p>('CÉLIE.', 'Quoi me parler encore, avez-vous cette audace ?')</text:p>
          </table:table-cell>
          <table:table-cell table:style-name="ce1" office:value-type="string" calcext:value-type="string">
            <text:p>('ALCIPPE.', "De grâce laisse-moi lui montrer que l'ardeur <text:s/>Qui brûle dans son âme... ")</text:p>
          </table:table-cell>
          <table:table-cell table:style-name="ce9" office:value-type="float" office:value="133" calcext:value-type="float">
            <text:p>133</text:p>
          </table:table-cell>
          <table:table-cell table:style-name="ce9" office:value-type="float" office:value="122" calcext:value-type="float">
            <text:p>122</text:p>
          </table:table-cell>
          <table:table-cell table:style-name="ce9" office:value-type="float" office:value="1.1" calcext:value-type="float">
            <text:p>1.1</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LÉLIE.', "Il est vrai qu'elle est grande et votre choix est tel Qu'à vous rien reprocher je serais criminel, Vivez, vivez contente et bravez ma mémoire Avec le digne époux qui vous comble de gloire.")</text:p>
          </table:table-cell>
          <table:table-cell table:style-name="ce1" office:value-type="string" calcext:value-type="string">
            <text:p>('CÉPHISE.', "Hé bien donc, parle traître ! <text:s/>Et condamne l'objet qui sut la faire naître ; <text:s/>Mais j'ai tort, et ton âme a fait un si beau choix <text:s/>Que l'on me blâmerait peut-être si j'osais <text:s/>Te reprocher... Mais non, vis malgré ton offense <text:s/>Avec le digne objet qui fait voir ta constance. ")</text:p>
          </table:table-cell>
          <table:table-cell table:style-name="ce9" office:value-type="float" office:value="134" calcext:value-type="float">
            <text:p>134</text:p>
          </table:table-cell>
          <table:table-cell table:style-name="ce9" office:value-type="float" office:value="123" calcext:value-type="float">
            <text:p>123</text:p>
          </table:table-cell>
          <table:table-cell table:style-name="ce9" office:value-type="float" office:value="0.54" calcext:value-type="float">
            <text:p>0.54</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CÉLIE.', "Oui traître j'y veux vivre, et mon plus grand désir Ce serait que ton coeur en eût du déplaisir.")</text:p>
          </table:table-cell>
          <table:table-cell table:style-name="ce5" office:value-type="string" calcext:value-type="string">
            <text:p>('ALCIPPE.', 'Je vivrai seulement pour vous faire enrager. ')</text:p>
          </table:table-cell>
          <table:table-cell table:style-name="ce9" office:value-type="float" office:value="135" calcext:value-type="float">
            <text:p>135</text:p>
          </table:table-cell>
          <table:table-cell table:style-name="ce9" office:value-type="float" office:value="124" calcext:value-type="float">
            <text:p>124</text:p>
          </table:table-cell>
          <table:table-cell table:style-name="ce9" office:value-type="float" office:value="0.66" calcext:value-type="float">
            <text:p>0.66</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LÉLIE.', 'Qui rend donc contre moi ce courroux légitime ?')</text:p>
          </table:table-cell>
          <table:table-cell table:style-name="ce5" office:value-type="string" calcext:value-type="string">
            <text:p>('CÉPHISE.', 'Mais pourrait-on savoir qui te peut obliger <text:s/>À montrer ce courroux. ')</text:p>
          </table:table-cell>
          <table:table-cell table:style-name="ce9" office:value-type="float" office:value="136" calcext:value-type="float">
            <text:p>136</text:p>
          </table:table-cell>
          <table:table-cell table:style-name="ce9" office:value-type="float" office:value="125" calcext:value-type="float">
            <text:p>125</text:p>
          </table:table-cell>
          <table:table-cell table:style-name="ce9" office:value-type="float" office:value="0.25" calcext:value-type="float">
            <text:p>0.25</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CÉLIE.', 'Quoi tu fais le surpris, et demandes ton crime ?')</text:p>
          </table:table-cell>
          <table:table-cell table:style-name="ce5" office:value-type="string" calcext:value-type="string">
            <text:p>('ALCIPPE.', 'Vous avez bonne grâce <text:s/>À faire la surprise. ')</text:p>
          </table:table-cell>
          <table:table-cell table:style-name="ce9" office:value-type="float" office:value="137" calcext:value-type="float">
            <text:p>137</text:p>
          </table:table-cell>
          <table:table-cell table:style-name="ce9" office:value-type="float" office:value="126" calcext:value-type="float">
            <text:p>126</text:p>
          </table:table-cell>
          <table:table-cell table:style-name="ce9" office:value-type="float" office:value="1.11" calcext:value-type="float">
            <text:p>1.11</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SGANARELLE entre armé.', "Guerre, guerre mortelle à ce larron d'honneur Qui sans miséricorde a souillé notre honneur !")</text:p>
          </table:table-cell>
          <table:table-cell table:style-name="ce5" office:value-type="string" calcext:value-type="string">
            <text:p>('PAQUETTE.', "Oui dans peu son audace, <text:s/>Saura bien recevoir un juste châtiment, <text:s/>Mon coeur a tout_à_coup changé de sentiment, <text:s/>Et je veux quoi qu'enfin je ne sois qu'une femme, <text:s/>Sans tarder plus longtemps, me venger de l'infâme <text:s/>Qui m'ose lâchement débaucher mon époux. ")</text:p>
          </table:table-cell>
          <table:table-cell table:style-name="ce9" office:value-type="float" office:value="138" calcext:value-type="float">
            <text:p>138</text:p>
          </table:table-cell>
          <table:table-cell table:style-name="ce9" office:value-type="float" office:value="127" calcext:value-type="float">
            <text:p>127</text:p>
          </table:table-cell>
          <table:table-cell table:style-name="ce9" office:value-type="float" office:value="0.6" calcext:value-type="float">
            <text:p>0.6</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CÉLIE, à Lélie.', 'Tourne ? Tourne les yeux ? Sans me faire répondre.')</text:p>
          </table:table-cell>
          <table:table-cell table:style-name="ce5" office:value-type="string" calcext:value-type="string">
            <text:p>('ALCIPPE, lui montrant Paquette.', "Ah ! Sans que je m'emporte et montre mon courroux, <text:s/>Tournez ici les yeux et vous pourrez apprendre... ")</text:p>
          </table:table-cell>
          <table:table-cell table:style-name="ce9" office:value-type="float" office:value="139" calcext:value-type="float">
            <text:p>139</text:p>
          </table:table-cell>
          <table:table-cell table:style-name="ce9" office:value-type="float" office:value="128" calcext:value-type="float">
            <text:p>128</text:p>
          </table:table-cell>
          <table:table-cell table:style-name="ce9" office:value-type="float" office:value="0.91" calcext:value-type="float">
            <text:p>0.91</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LÉLIE.', 'Ah ! Je vois...')</text:p>
          </table:table-cell>
          <table:table-cell table:style-name="ce5" office:value-type="string" calcext:value-type="string">
            <text:p>('CÉPHISE.', 'Je ne vois... ')</text:p>
          </table:table-cell>
          <table:table-cell table:style-name="ce9" office:value-type="float" office:value="140" calcext:value-type="float">
            <text:p>140</text:p>
          </table:table-cell>
          <table:table-cell table:style-name="ce9" office:value-type="float" office:value="129" calcext:value-type="float">
            <text:p>129</text:p>
          </table:table-cell>
          <table:table-cell table:style-name="ce9" office:value-type="float" office:value="0.34" calcext:value-type="float">
            <text:p>0.34</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CÉLIE.', 'Cet objet suffit pour te confondre.')</text:p>
          </table:table-cell>
          <table:table-cell table:style-name="ce5" office:value-type="string" calcext:value-type="string">
            <text:p>('ALCIPPE.', 'Cet objet a droit de vous surprendre. ')</text:p>
          </table:table-cell>
          <table:table-cell table:style-name="ce9" office:value-type="float" office:value="141" calcext:value-type="float">
            <text:p>141</text:p>
          </table:table-cell>
          <table:table-cell table:style-name="ce9" office:value-type="float" office:value="130" calcext:value-type="float">
            <text:p>130</text:p>
          </table:table-cell>
          <table:table-cell table:style-name="ce9" office:value-type="float" office:value="1.39" calcext:value-type="float">
            <text:p>1.39</text:p>
          </table:table-cell>
          <table:table-cell table:style-name="ce9" office:value-type="string" calcext:value-type="string">
            <text:p>Substitution</text:p>
          </table:table-cell>
          <table:table-cell table:number-columns-repeated="1018"/>
        </table:table-row>
        <table:table-row table:style-name="ro1">
          <table:table-cell table:style-name="ce2" office:value-type="string" calcext:value-type="string">
            <text:p>('LÉLIE.', 'Mais pour vous obliger bien plutôt à rougir.')</text:p>
          </table:table-cell>
          <table:table-cell table:style-name="ce2" office:value-type="string" calcext:value-type="string">
            <text:p>('CÉPHISE.', "Mais il doit t'obliger à rougir bien plutôt. ")</text:p>
          </table:table-cell>
          <table:table-cell table:style-name="ce9" office:value-type="float" office:value="142" calcext:value-type="float">
            <text:p>142</text:p>
          </table:table-cell>
          <table:table-cell table:style-name="ce9" office:value-type="float" office:value="131" calcext:value-type="float">
            <text:p>131</text:p>
          </table:table-cell>
          <table:table-cell table:style-name="ce9" office:value-type="float" office:value="0" calcext:value-type="float">
            <text:p>0</text:p>
          </table:table-cell>
          <table:table-cell table:style-name="ce9" office:value-type="string" calcext:value-type="string">
            <text:p>Match</text:p>
          </table:table-cell>
          <table:table-cell table:number-columns-repeated="1018"/>
        </table:table-row>
        <table:table-row table:style-name="ro1">
          <table:table-cell table:style-name="ce5" office:value-type="string" calcext:value-type="string">
            <text:p>('SGANARELLE.', "Ma colère à présent est en état d'agir, Dessus ses grands chevaux est monté mon courage Et si je le rencontre on verra du carnage : Oui j'ai juré sa mort, rien ne peut m'empêcher Où je le trouverai, je le veux dépêcher, Au beau milieu du coeur il faut que je lui donne...")</text:p>
          </table:table-cell>
          <table:table-cell table:style-name="ce5" office:value-type="string" calcext:value-type="string">
            <text:p>('PAQUETTE, à part.', "Je sens, je sens mon coeur animé comme il faut, <text:s/>Et prêt à seconder mon bras dans cette affaire. <text:s/>Sus donc, satisfaisons notre juste colère, <text:s/>Et pour en assouvir la pressante fureur, <text:s/>Portons lui ce poignard jusqu'au milieu du coeur. ")</text:p>
          </table:table-cell>
          <table:table-cell table:style-name="ce9" office:value-type="float" office:value="143" calcext:value-type="float">
            <text:p>143</text:p>
          </table:table-cell>
          <table:table-cell table:style-name="ce9" office:value-type="float" office:value="132" calcext:value-type="float">
            <text:p>132</text:p>
          </table:table-cell>
          <table:table-cell table:style-name="ce9" office:value-type="float" office:value="0.22" calcext:value-type="float">
            <text:p>0.22</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LÉLIE.', 'À qui donc en veut-on ?')</text:p>
          </table:table-cell>
          <table:table-cell table:style-name="ce1"/>
          <table:table-cell table:style-name="ce9" office:value-type="float" office:value="144" calcext:value-type="float">
            <text:p>144</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SGANARELLE.', "Je n'en veux à personne.")</text:p>
          </table:table-cell>
          <table:table-cell table:style-name="ce1"/>
          <table:table-cell table:style-name="ce9" office:value-type="float" office:value="145" calcext:value-type="float">
            <text:p>145</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LÉLIE.', 'Pourquoi ces armes-là ?')</text:p>
          </table:table-cell>
          <table:table-cell table:style-name="ce1"/>
          <table:table-cell table:style-name="ce9" office:value-type="float" office:value="146" calcext:value-type="float">
            <text:p>146</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SGANARELLE.', "C'est un habillement Que j'ai pris pour la pluie. <text:s/>Ah ! Quel contentement J'aurais à le tuer, prenons-en le courage. À part.")</text:p>
          </table:table-cell>
          <table:table-cell table:style-name="ce1"/>
          <table:table-cell table:style-name="ce9" office:value-type="float" office:value="147" calcext:value-type="float">
            <text:p>147</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LÉLIE.', 'Hay ?')</text:p>
          </table:table-cell>
          <table:table-cell table:style-name="ce1" office:value-type="string" calcext:value-type="string">
            <text:p>('CÉPHISE.', "Qu'entends-je ? ")</text:p>
          </table:table-cell>
          <table:table-cell table:style-name="ce9" office:value-type="float" office:value="148" calcext:value-type="float">
            <text:p>148</text:p>
          </table:table-cell>
          <table:table-cell table:style-name="ce9" office:value-type="float" office:value="133" calcext:value-type="float">
            <text:p>133</text:p>
          </table:table-cell>
          <table:table-cell table:style-name="ce9" office:value-type="float" office:value="0.72" calcext:value-type="float">
            <text:p>0.72</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SGANARELLE, se donnant des coups de poings sur l'estomac, et des soufflets pour s'exciter.", "Je ne parle pas. Ah ! Poltron dont j'enrage, Lâche, vrai coeur de poule. À part.")</text:p>
          </table:table-cell>
          <table:table-cell table:style-name="ce1" office:value-type="string" calcext:value-type="string">
            <text:p>('PAQUETTE.', "Voulez-vous que j'aille voir Madame ; <text:s/>Ce bruit ainsi qu'à vous me vient d'alarmer l'âme. ")</text:p>
          </table:table-cell>
          <table:table-cell table:style-name="ce9" office:value-type="float" office:value="149" calcext:value-type="float">
            <text:p>149</text:p>
          </table:table-cell>
          <table:table-cell table:style-name="ce9" office:value-type="float" office:value="134" calcext:value-type="float">
            <text:p>134</text:p>
          </table:table-cell>
          <table:table-cell table:style-name="ce9" office:value-type="float" office:value="1.55" calcext:value-type="float">
            <text:p>1.55</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CÉLIE.', "Il t'en doit dire assez Cet objet, dont tes yeux nous paraissent blessés.")</text:p>
          </table:table-cell>
          <table:table-cell table:style-name="ce1" office:value-type="string" calcext:value-type="string">
            <text:p>('ALCIPPE.', 'Cet Objet vous émeut sans doute et vous fait voir... ')</text:p>
          </table:table-cell>
          <table:table-cell table:style-name="ce9" office:value-type="float" office:value="150" calcext:value-type="float">
            <text:p>150</text:p>
          </table:table-cell>
          <table:table-cell table:style-name="ce9" office:value-type="float" office:value="135" calcext:value-type="float">
            <text:p>135</text:p>
          </table:table-cell>
          <table:table-cell table:style-name="ce9" office:value-type="float" office:value="1.27" calcext:value-type="float">
            <text:p>1.27</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LÉLIE.', "Oui, je connais par là que vous êtes coupable De l'infidélité la plus inexcusable, Qui jamais d'un amant puisse outrager la foi.")</text:p>
          </table:table-cell>
          <table:table-cell table:style-name="ce1" office:value-type="string" calcext:value-type="string">
            <text:p>('CÉPHISE.', "Que tu t'es pu noircir du crime le plus noir... ")</text:p>
          </table:table-cell>
          <table:table-cell table:style-name="ce9" office:value-type="float" office:value="151" calcext:value-type="float">
            <text:p>151</text:p>
          </table:table-cell>
          <table:table-cell table:style-name="ce9" office:value-type="float" office:value="136" calcext:value-type="float">
            <text:p>136</text:p>
          </table:table-cell>
          <table:table-cell table:style-name="ce9" office:value-type="float" office:value="1.13" calcext:value-type="float">
            <text:p>1.13</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SGANARELLE, à part.', "Que n'ai-je un peu de coeur !")</text:p>
          </table:table-cell>
          <table:table-cell table:style-name="ce1"/>
          <table:table-cell table:style-name="ce9" office:value-type="float" office:value="152" calcext:value-type="float">
            <text:p>152</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7" office:value-type="string" calcext:value-type="string">
            <text:p>('CÉLIE.', "Ah ! Cesse devant moi Traître, de ce discours l'insolence cruelle.")</text:p>
          </table:table-cell>
          <table:table-cell table:style-name="ce7" office:value-type="string" calcext:value-type="string">
            <text:p>('ALCIPPE.', "Finissez un discours si rempli d'insolence. ")</text:p>
          </table:table-cell>
          <table:table-cell table:style-name="ce9" office:value-type="float" office:value="153" calcext:value-type="float">
            <text:p>153</text:p>
          </table:table-cell>
          <table:table-cell table:style-name="ce9" office:value-type="float" office:value="137" calcext:value-type="float">
            <text:p>137</text:p>
          </table:table-cell>
          <table:table-cell table:style-name="ce9" office:value-type="float" office:value="0.03" calcext:value-type="float">
            <text:p>0.03</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SGANARELLE.', "Sganarelle, tu vois qu'elle prend ta querelle, Courage mon enfant, sois un peu vigoureux, Là, hardi, tâche à faire un effort généreux, En le tuant, tandis qu'il tourne le derrière.")</text:p>
          </table:table-cell>
          <table:table-cell table:style-name="ce5" office:value-type="string" calcext:value-type="string">
            <text:p>('PAQUETTE, à part.', "Puisque cet homme encor veut prendre ta défense, <text:s/>Prends courage mon coeur, sois un peu généreux, <text:s/>Et lave dans son sang ses impudiques feux : <text:s/>Peut-être qu'il pourra seconder notre fuite. ")</text:p>
          </table:table-cell>
          <table:table-cell table:style-name="ce9" office:value-type="float" office:value="154" calcext:value-type="float">
            <text:p>154</text:p>
          </table:table-cell>
          <table:table-cell table:style-name="ce9" office:value-type="float" office:value="138" calcext:value-type="float">
            <text:p>138</text:p>
          </table:table-cell>
          <table:table-cell table:style-name="ce9" office:value-type="float" office:value="0.3" calcext:value-type="float">
            <text:p>0.3</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LÉLIE, faisant deux ou trois pas sans dessein, fait retourner Sganarelle qui s'approchait pour le tuer.", "Puisqu'un pareil discours émeut votre colère, Je dois de votre coeur me montrer satisfait. Et l'applaudir ici du beau choix qu'il a fait.")</text:p>
          </table:table-cell>
          <table:table-cell table:style-name="ce5" office:value-type="string" calcext:value-type="string">
            <text:p>("CÉPHISE, faisant deux ou trois pas sans dessein, fait retourner Paquette qui s'approche pour la tuer. ", "Puisque avecque raison un tel discours t'irrite, <text:s/>Bien loin de t'accuser de ton lâche forfait, <text:s/>Je dois louer un choix si rare et si parfait. ")</text:p>
          </table:table-cell>
          <table:table-cell table:style-name="ce9" office:value-type="float" office:value="155" calcext:value-type="float">
            <text:p>155</text:p>
          </table:table-cell>
          <table:table-cell table:style-name="ce9" office:value-type="float" office:value="139" calcext:value-type="float">
            <text:p>139</text:p>
          </table:table-cell>
          <table:table-cell table:style-name="ce9" office:value-type="float" office:value="0.1" calcext:value-type="float">
            <text:p>0.1</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CÉLIE.', "Oui, oui, mon choix est tel qu'on n'y peut rien reprendre.")</text:p>
          </table:table-cell>
          <table:table-cell table:style-name="ce5" office:value-type="string" calcext:value-type="string">
            <text:p>('ALCIPPE.', 'On ne peut dans mon choix trouver rien à redire. ')</text:p>
          </table:table-cell>
          <table:table-cell table:style-name="ce9" office:value-type="float" office:value="156" calcext:value-type="float">
            <text:p>156</text:p>
          </table:table-cell>
          <table:table-cell table:style-name="ce9" office:value-type="float" office:value="140" calcext:value-type="float">
            <text:p>140</text:p>
          </table:table-cell>
          <table:table-cell table:style-name="ce9" office:value-type="float" office:value="0.81" calcext:value-type="float">
            <text:p>0.81</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LÉLIE.', 'Allez, vous faites bien de le vouloir défendre.')</text:p>
          </table:table-cell>
          <table:table-cell table:style-name="ce1" office:value-type="string" calcext:value-type="string">
            <text:p>('CÉPHISE.', "Pourquoi le défends-tu puisque enfin je l'admire. ")</text:p>
          </table:table-cell>
          <table:table-cell table:style-name="ce9" office:value-type="float" office:value="157" calcext:value-type="float">
            <text:p>157</text:p>
          </table:table-cell>
          <table:table-cell table:style-name="ce9" office:value-type="float" office:value="141" calcext:value-type="float">
            <text:p>141</text:p>
          </table:table-cell>
          <table:table-cell table:style-name="ce9" office:value-type="float" office:value="0.86" calcext:value-type="float">
            <text:p>0.86</text:p>
          </table:table-cell>
          <table:table-cell table:style-name="ce9" office:value-type="string" calcext:value-type="string">
            <text:p>Substitution</text:p>
          </table:table-cell>
          <table:table-cell table:number-columns-repeated="1018"/>
        </table:table-row>
        <table:table-row table:style-name="ro1">
          <table:table-cell table:style-name="ce1"/>
          <table:table-cell table:style-name="ce1" office:value-type="string" calcext:value-type="string">
            <text:p>('ALCIPPE.', 'Ce discours me déplaît, ne raillons point ici. ')</text:p>
          </table:table-cell>
          <table:table-cell table:style-name="ce9" office:value-type="string" calcext:value-type="string">
            <text:p>-</text:p>
          </table:table-cell>
          <table:table-cell table:style-name="ce9" office:value-type="float" office:value="142" calcext:value-type="float">
            <text:p>142</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1" office:value-type="string" calcext:value-type="string">
            <text:p>('SGANARELLE.', "Sans doute elle fait bien de défendre mes droits ! Cette action Monsieur, n'est point selon les lois, J'ai raison de m'en plaindre, et si je n'étais sage, On verrait arriver un étrange carnage.")</text:p>
          </table:table-cell>
          <table:table-cell table:style-name="ce1" office:value-type="string" calcext:value-type="string">
            <text:p>('PAQUETTE, à Céphise.', "Il agit prudemment de me défendre ainsi, <text:s/>Et vous n'ignorez pas le tort que vous me faites. ")</text:p>
          </table:table-cell>
          <table:table-cell table:style-name="ce9" office:value-type="float" office:value="158" calcext:value-type="float">
            <text:p>158</text:p>
          </table:table-cell>
          <table:table-cell table:style-name="ce9" office:value-type="float" office:value="143" calcext:value-type="float">
            <text:p>143</text:p>
          </table:table-cell>
          <table:table-cell table:style-name="ce9" office:value-type="float" office:value="0.37" calcext:value-type="float">
            <text:p>0.37</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LÉLIE.', "D'où vous naît cette plainte ? Et quel chagrin brutal...")</text:p>
          </table:table-cell>
          <table:table-cell table:style-name="ce5" office:value-type="string" calcext:value-type="string">
            <text:p>('CÉPHISE.', "D'où vient l'emportement où je vois que vous êtes. ")</text:p>
          </table:table-cell>
          <table:table-cell table:style-name="ce9" office:value-type="float" office:value="159" calcext:value-type="float">
            <text:p>159</text:p>
          </table:table-cell>
          <table:table-cell table:style-name="ce9" office:value-type="float" office:value="144" calcext:value-type="float">
            <text:p>144</text:p>
          </table:table-cell>
          <table:table-cell table:style-name="ce9" office:value-type="float" office:value="0.54" calcext:value-type="float">
            <text:p>0.54</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SGANARELLE.', "Suffit, vous savez bien où le bois me fait mal ; Mais votre conscience et le soin de votre âme Vous devraient mettre aux yeux que ma femme est ma femme, Et vouloir à ma barbe en faire votre bien, Que ce n'est pas du tout agir en bon chrétien.")</text:p>
          </table:table-cell>
          <table:table-cell table:style-name="ce1"/>
          <table:table-cell table:style-name="ce9" office:value-type="float" office:value="160" calcext:value-type="float">
            <text:p>160</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LÉLIE.', "Un semblable soupçon est bas et ridicule, Allez, dessus ce point n'ayez aucun scrupule, Je sais qu'elle est à vous, et bien loin de brûler...")</text:p>
          </table:table-cell>
          <table:table-cell table:style-name="ce3" office:value-type="string" calcext:value-type="string">
            <text:p>('ALCIPPE.', 'Ah ! Que vous feignez bien. ')</text:p>
          </table:table-cell>
          <table:table-cell table:style-name="ce9" office:value-type="float" office:value="161" calcext:value-type="float">
            <text:p>161</text:p>
          </table:table-cell>
          <table:table-cell table:style-name="ce9" office:value-type="float" office:value="145" calcext:value-type="float">
            <text:p>145</text:p>
          </table:table-cell>
          <table:table-cell table:style-name="ce9" office:value-type="float" office:value="0.74" calcext:value-type="float">
            <text:p>0.74</text:p>
          </table:table-cell>
          <table:table-cell table:style-name="ce9" office:value-type="string" calcext:value-type="string">
            <text:p>Substitution</text:p>
          </table:table-cell>
          <table:table-cell table:number-columns-repeated="1018"/>
        </table:table-row>
        <table:table-row table:style-name="ro1">
          <table:table-cell table:style-name="ce3" office:value-type="string" calcext:value-type="string">
            <text:p>('CÉLIE.', "Ah ! Qu'ici tu sais bien traître, dissimuler !")</text:p>
          </table:table-cell>
          <table:table-cell table:style-name="ce1"/>
          <table:table-cell table:style-name="ce9" office:value-type="float" office:value="162" calcext:value-type="float">
            <text:p>162</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7" office:value-type="string" calcext:value-type="string">
            <text:p>('LÉLIE.', "Quoi me soupçonnez-vous d'avoir une pensée De qui son âme ait lieu de se croire offensée ? De cette lâcheté voulez-vous me noircir ?")</text:p>
          </table:table-cell>
          <table:table-cell table:style-name="ce7" office:value-type="string" calcext:value-type="string">
            <text:p>('CÉPHISE.', "De quoi m'accuse-t-on ? ")</text:p>
          </table:table-cell>
          <table:table-cell table:style-name="ce9" office:value-type="float" office:value="163" calcext:value-type="float">
            <text:p>163</text:p>
          </table:table-cell>
          <table:table-cell table:style-name="ce9" office:value-type="float" office:value="146" calcext:value-type="float">
            <text:p>146</text:p>
          </table:table-cell>
          <table:table-cell table:style-name="ce9" office:value-type="float" office:value="1.18" calcext:value-type="float">
            <text:p>1.18</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CÉLIE.', "Parle, parle à lui-même, il pourra t'éclaircir.")</text:p>
          </table:table-cell>
          <table:table-cell table:style-name="ce1"/>
          <table:table-cell table:style-name="ce9" office:value-type="float" office:value="164" calcext:value-type="float">
            <text:p>164</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SGANARELLE.', "Vous me défendez mieux que je ne saurais faire, Et du biais qu'il faut vous prenez cette affaire.")</text:p>
          </table:table-cell>
          <table:table-cell table:style-name="ce1"/>
          <table:table-cell table:style-name="ce9" office:value-type="float" office:value="165" calcext:value-type="float">
            <text:p>165</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2" office:value-type="string" calcext:value-type="string">
            <text:p>('LA FEMME DE SGANARELLE, à Célie.', "Je ne suis point d'humeur à vouloir contre vous Faire éclater Madame, un esprit trop jaloux ; Mais je ne suis point dupe et vois ce qui se passe : Il est de certains feux de fort mauvaise grâce, Et votre âme devrait prendre un meilleur emploi, Que de séduire un coeur qui doit n'être qu'à moi.")</text:p>
          </table:table-cell>
          <table:table-cell table:style-name="ce2" office:value-type="string" calcext:value-type="string">
            <text:p>('SPADARILLE.', "Je pourrais bien Madame avec quelque raison <text:s/>Vous faire voir ici ce que peut ma colère, <text:s/>Et débaucher ainsi l'objet qui m'a su plaire, <text:s/>C'est fort mal fait à vous. ")</text:p>
          </table:table-cell>
          <table:table-cell table:style-name="ce9" office:value-type="float" office:value="166" calcext:value-type="float">
            <text:p>166</text:p>
          </table:table-cell>
          <table:table-cell table:style-name="ce9" office:value-type="float" office:value="147" calcext:value-type="float">
            <text:p>147</text:p>
          </table:table-cell>
          <table:table-cell table:style-name="ce9" office:value-type="float" office:value="0" calcext:value-type="float">
            <text:p>0</text:p>
          </table:table-cell>
          <table:table-cell table:style-name="ce9" office:value-type="string" calcext:value-type="string">
            <text:p>Match</text:p>
          </table:table-cell>
          <table:table-cell table:number-columns-repeated="1018"/>
        </table:table-row>
        <table:table-row table:style-name="ro1">
          <table:table-cell table:style-name="ce1" office:value-type="string" calcext:value-type="string">
            <text:p>('CÉLIE.', 'La déclaration est assez ingénue.')</text:p>
          </table:table-cell>
          <table:table-cell table:style-name="ce1" office:value-type="string" calcext:value-type="string">
            <text:p>('ALCIPPE.', 'Sa déclaration <text:s/>Ne fait que trop hélas, voir votre passion. ')</text:p>
          </table:table-cell>
          <table:table-cell table:style-name="ce9" office:value-type="float" office:value="167" calcext:value-type="float">
            <text:p>167</text:p>
          </table:table-cell>
          <table:table-cell table:style-name="ce9" office:value-type="float" office:value="148" calcext:value-type="float">
            <text:p>148</text:p>
          </table:table-cell>
          <table:table-cell table:style-name="ce9" office:value-type="float" office:value="1.16" calcext:value-type="float">
            <text:p>1.16</text:p>
          </table:table-cell>
          <table:table-cell table:style-name="ce9" office:value-type="string" calcext:value-type="string">
            <text:p>Substitution</text:p>
          </table:table-cell>
          <table:table-cell table:number-columns-repeated="1018"/>
        </table:table-row>
        <table:table-row table:style-name="ro1">
          <table:table-cell table:style-name="ce1"/>
          <table:table-cell table:style-name="ce1" office:value-type="string" calcext:value-type="string">
            <text:p>('CÉPHISE.', 'Que veut dire ceci ? ')</text:p>
          </table:table-cell>
          <table:table-cell table:style-name="ce9" office:value-type="string" calcext:value-type="string">
            <text:p>-</text:p>
          </table:table-cell>
          <table:table-cell table:style-name="ce9" office:value-type="float" office:value="149" calcext:value-type="float">
            <text:p>149</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7" office:value-type="string" calcext:value-type="string">
            <text:p>('SGANARELLE, à sa femme.', "L'on ne demandait pas carogne ta venue, Tu la viens quereller lorsqu'elle me défend, Et tu trembles de peur qu'on t'ôte ton galant.")</text:p>
          </table:table-cell>
          <table:table-cell table:style-name="ce7" office:value-type="string" calcext:value-type="string">
            <text:p>('PAQUETTE, à Spadarille.', "Tu ne viens infidèle <text:s/>Que de peur qu'on maltraite ici ta Demoiselle. ")</text:p>
          </table:table-cell>
          <table:table-cell table:style-name="ce9" office:value-type="float" office:value="168" calcext:value-type="float">
            <text:p>168</text:p>
          </table:table-cell>
          <table:table-cell table:style-name="ce9" office:value-type="float" office:value="150" calcext:value-type="float">
            <text:p>150</text:p>
          </table:table-cell>
          <table:table-cell table:style-name="ce9" office:value-type="float" office:value="0.58" calcext:value-type="float">
            <text:p>0.58</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CÉLIE.', "Allez, ne croyez pas que l'on en ait envie. Tu vois si c'est mensonge, et j'en suis fort ravie.")</text:p>
          </table:table-cell>
          <table:table-cell table:style-name="ce1"/>
          <table:table-cell table:style-name="ce9" office:value-type="float" office:value="169" calcext:value-type="float">
            <text:p>169</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LÉLIE.', 'Que me veut-on conter ?')</text:p>
          </table:table-cell>
          <table:table-cell table:style-name="ce1"/>
          <table:table-cell table:style-name="ce9" office:value-type="float" office:value="170" calcext:value-type="float">
            <text:p>170</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2" office:value-type="string" calcext:value-type="string">
            <text:p>('LA SUIVANTE.', "Ma foi, je ne sais pas Quand on verra finir ce galimatias, Déjà depuis longtemps je tâche à le comprendre, Et si plus je l'écoute et moins je puis l'entendre ; Je vois bien à la fin que je m'en dois mêler. Répondez-moi par ordre et me laissez parler. Vous, qu'est-ce qu'à son coeur peut reprocher le vôtre ? Allant se mettre entre Lélie et sa maîtresse. À Lélie.")</text:p>
          </table:table-cell>
          <table:table-cell table:style-name="ce2" office:value-type="string" calcext:value-type="string">
            <text:p>('ROGUESPINE.', "Déjà depuis longtemps je tâche à concevoir <text:s/>Ce galimatias, et je ne puis savoir, <text:s/>Quel sujet peut entre eux causer un si grand trouble, <text:s/>Mais je m'en veux mêler de peur qu'il ne redouble. <text:s/>Et que de leur querelle il n'arrive malheur. <text:s/>Répondez-moi par ordre, et c'est un coup bien sûr <text:s/>Que je vous tirerai des peines où vous êtes, <text:s/>Et qu'on verra dans peu vos âmes satisfaites. <text:s/>Vous parlez s'il vous plaît, d'où vient votre courroux ? <text:s/>Que mon maître a-t-il fait, de quoi l'accusez-vous ? <text:s/>Allant se mettre entre Alcippe et Céphise. À Céphise.")</text:p>
          </table:table-cell>
          <table:table-cell table:style-name="ce9" office:value-type="float" office:value="171" calcext:value-type="float">
            <text:p>171</text:p>
          </table:table-cell>
          <table:table-cell table:style-name="ce9" office:value-type="float" office:value="151" calcext:value-type="float">
            <text:p>151</text:p>
          </table:table-cell>
          <table:table-cell table:style-name="ce9" office:value-type="float" office:value="0" calcext:value-type="float">
            <text:p>0</text:p>
          </table:table-cell>
          <table:table-cell table:style-name="ce9" office:value-type="string" calcext:value-type="string">
            <text:p>Match</text:p>
          </table:table-cell>
          <table:table-cell table:number-columns-repeated="1018"/>
        </table:table-row>
        <table:table-row table:style-name="ro1">
          <table:table-cell table:style-name="ce2" office:value-type="string" calcext:value-type="string">
            <text:p>('LÉLIE.', "Que l'infidèle a pu me quitter pour un autre ; Que lorsque, sur le bruit de son hymen fatal, J'accours tout transporté d'un amour sans égal, Dont l'ardeur résistait à se croire oubliée, Mon abord en ces lieux la trouve mariée.")</text:p>
          </table:table-cell>
          <table:table-cell table:style-name="ce2" office:value-type="string" calcext:value-type="string">
            <text:p>('CÉPHISE.', "Qu'après m'avoir promis une éternelle flamme <text:s/>Le traître en mon absence a pu prendre une femme. ")</text:p>
          </table:table-cell>
          <table:table-cell table:style-name="ce9" office:value-type="float" office:value="172" calcext:value-type="float">
            <text:p>172</text:p>
          </table:table-cell>
          <table:table-cell table:style-name="ce9" office:value-type="float" office:value="152" calcext:value-type="float">
            <text:p>152</text:p>
          </table:table-cell>
          <table:table-cell table:style-name="ce9" office:value-type="float" office:value="0" calcext:value-type="float">
            <text:p>0</text:p>
          </table:table-cell>
          <table:table-cell table:style-name="ce9" office:value-type="string" calcext:value-type="string">
            <text:p>Match</text:p>
          </table:table-cell>
          <table:table-cell table:number-columns-repeated="1018"/>
        </table:table-row>
        <table:table-row table:style-name="ro1">
          <table:table-cell table:style-name="ce1"/>
          <table:table-cell table:style-name="ce1" office:value-type="string" calcext:value-type="string">
            <text:p>('ROGUESPINE.', 'Une femme. ')</text:p>
          </table:table-cell>
          <table:table-cell table:style-name="ce9" office:value-type="string" calcext:value-type="string">
            <text:p>-</text:p>
          </table:table-cell>
          <table:table-cell table:style-name="ce9" office:value-type="float" office:value="153" calcext:value-type="float">
            <text:p>153</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1" office:value-type="string" calcext:value-type="string">
            <text:p>('LA SUIVANTE.', 'Mariée, à qui donc ?')</text:p>
          </table:table-cell>
          <table:table-cell table:style-name="ce1"/>
          <table:table-cell table:style-name="ce9" office:value-type="float" office:value="173" calcext:value-type="float">
            <text:p>173</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3" office:value-type="string" calcext:value-type="string">
            <text:p>('LÉLIE, montrant Sganarelle.', 'À lui.')</text:p>
          </table:table-cell>
          <table:table-cell table:style-name="ce1" office:value-type="string" calcext:value-type="string">
            <text:p>('CÉPHISE.', 'Une femme et présente en ces lieux. ')</text:p>
          </table:table-cell>
          <table:table-cell table:style-name="ce9" office:value-type="float" office:value="174" calcext:value-type="float">
            <text:p>174</text:p>
          </table:table-cell>
          <table:table-cell table:style-name="ce9" office:value-type="float" office:value="154" calcext:value-type="float">
            <text:p>154</text:p>
          </table:table-cell>
          <table:table-cell table:style-name="ce9" office:value-type="float" office:value="1.58" calcext:value-type="float">
            <text:p>1.58</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LA SUIVANTE.', 'Comment à lui ?')</text:p>
          </table:table-cell>
          <table:table-cell table:style-name="ce1" office:value-type="string" calcext:value-type="string">
            <text:p>('ROGUESPINE.', 'Nommez-nous donc encor cet objet glorieux ? ')</text:p>
          </table:table-cell>
          <table:table-cell table:style-name="ce9" office:value-type="float" office:value="175" calcext:value-type="float">
            <text:p>175</text:p>
          </table:table-cell>
          <table:table-cell table:style-name="ce9" office:value-type="float" office:value="155" calcext:value-type="float">
            <text:p>155</text:p>
          </table:table-cell>
          <table:table-cell table:style-name="ce9" office:value-type="float" office:value="1.13" calcext:value-type="float">
            <text:p>1.13</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LÉLIE.', 'Oui-da.')</text:p>
          </table:table-cell>
          <table:table-cell table:style-name="ce3" office:value-type="string" calcext:value-type="string">
            <text:p>('CÉPHISE, montrant Paquette.', 'Le voilà. ')</text:p>
          </table:table-cell>
          <table:table-cell table:style-name="ce9" office:value-type="float" office:value="176" calcext:value-type="float">
            <text:p>176</text:p>
          </table:table-cell>
          <table:table-cell table:style-name="ce9" office:value-type="float" office:value="156" calcext:value-type="float">
            <text:p>156</text:p>
          </table:table-cell>
          <table:table-cell table:style-name="ce9" office:value-type="float" office:value="0.32" calcext:value-type="float">
            <text:p>0.32</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LA SUIVANTE.', "Qui vous l'a dit ?")</text:p>
          </table:table-cell>
          <table:table-cell table:style-name="ce1"/>
          <table:table-cell table:style-name="ce9" office:value-type="float" office:value="177" calcext:value-type="float">
            <text:p>177</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LÉLIE.', "C'est lui-même, aujourd'hui.")</text:p>
          </table:table-cell>
          <table:table-cell table:style-name="ce1"/>
          <table:table-cell table:style-name="ce9" office:value-type="float" office:value="178" calcext:value-type="float">
            <text:p>178</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LA SUIVANTE, à Sganarelle.', 'Est-il vrai ?')</text:p>
          </table:table-cell>
          <table:table-cell table:style-name="ce1"/>
          <table:table-cell table:style-name="ce9" office:value-type="float" office:value="179" calcext:value-type="float">
            <text:p>179</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5" office:value-type="string" calcext:value-type="string">
            <text:p>('SGANARELLE.', "Moi, j'ai dit que c'était à ma femme Que j'étais marié.")</text:p>
          </table:table-cell>
          <table:table-cell table:style-name="ce5" office:value-type="string" calcext:value-type="string">
            <text:p>('ROGUESPINE, à Paquette.', "Que me conte-t-on, moi <text:s/>J'ai dit qu'à mon mari j'avais donné ma foi, <text:s/>Et que j'étais sa femme. ")</text:p>
          </table:table-cell>
          <table:table-cell table:style-name="ce9" office:value-type="float" office:value="180" calcext:value-type="float">
            <text:p>180</text:p>
          </table:table-cell>
          <table:table-cell table:style-name="ce9" office:value-type="float" office:value="157" calcext:value-type="float">
            <text:p>157</text:p>
          </table:table-cell>
          <table:table-cell table:style-name="ce9" office:value-type="float" office:value="0.59" calcext:value-type="float">
            <text:p>0.59</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LÉLIE.', "Dans un grand trouble d'âme, Tantôt de mon portrait je vous ai vu saisi.")</text:p>
          </table:table-cell>
          <table:table-cell table:style-name="ce1"/>
          <table:table-cell table:style-name="ce9" office:value-type="float" office:value="181" calcext:value-type="float">
            <text:p>181</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SGANARELLE.', 'Il est vrai : le voilà.')</text:p>
          </table:table-cell>
          <table:table-cell table:style-name="ce1"/>
          <table:table-cell table:style-name="ce9" office:value-type="float" office:value="182" calcext:value-type="float">
            <text:p>182</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5" office:value-type="string" calcext:value-type="string">
            <text:p>('LÉLIE.', "Vous m'avez dit aussi Que celle aux mains de qui vous aviez pris ce gage Était liée à vous des noeuds du mariage.")</text:p>
          </table:table-cell>
          <table:table-cell table:style-name="ce5" office:value-type="string" calcext:value-type="string">
            <text:p>('CÉPHISE.', "Une heureuse aventure <text:s/>M'ayant fait reconnaître en vos mains ma peinture, <text:s/>Ne m'avez vous pas dit aussitôt que l'objet <text:s/>Des mains dont vous veniez de prendre mon portrait <text:s/>Était votre mari. ")</text:p>
          </table:table-cell>
          <table:table-cell table:style-name="ce9" office:value-type="float" office:value="183" calcext:value-type="float">
            <text:p>183</text:p>
          </table:table-cell>
          <table:table-cell table:style-name="ce9" office:value-type="float" office:value="158" calcext:value-type="float">
            <text:p>158</text:p>
          </table:table-cell>
          <table:table-cell table:style-name="ce9" office:value-type="float" office:value="0.53" calcext:value-type="float">
            <text:p>0.53</text:p>
          </table:table-cell>
          <table:table-cell table:style-name="ce9" office:value-type="string" calcext:value-type="string">
            <text:p>Substitution</text:p>
          </table:table-cell>
          <table:table-cell table:number-columns-repeated="1018"/>
        </table:table-row>
        <table:table-row table:style-name="ro1">
          <table:table-cell table:style-name="ce2" office:value-type="string" calcext:value-type="string">
            <text:p>('SGANARELLE, montrant sa femme.', "Sans doute, et je l'avais de ses mains arraché, Et n'eusse pas sans lui découvert son péché.")</text:p>
          </table:table-cell>
          <table:table-cell table:style-name="ce2" office:value-type="string" calcext:value-type="string">
            <text:p>('PAQUETTE.', "Cela pourrait bien être ; <text:s/>Car je l'avais surpris dans les mains de ce traître, <text:s/>Et n'eusse pas sans lui fait savoir son forfait. <text:s/>Lui montrant son mari.")</text:p>
          </table:table-cell>
          <table:table-cell table:style-name="ce9" office:value-type="float" office:value="184" calcext:value-type="float">
            <text:p>184</text:p>
          </table:table-cell>
          <table:table-cell table:style-name="ce9" office:value-type="float" office:value="159" calcext:value-type="float">
            <text:p>159</text:p>
          </table:table-cell>
          <table:table-cell table:style-name="ce9" office:value-type="float" office:value="0" calcext:value-type="float">
            <text:p>0</text:p>
          </table:table-cell>
          <table:table-cell table:style-name="ce9" office:value-type="string" calcext:value-type="string">
            <text:p>Match</text:p>
          </table:table-cell>
          <table:table-cell table:number-columns-repeated="1018"/>
        </table:table-row>
        <table:table-row table:style-name="ro1">
          <table:table-cell table:style-name="ce2" office:value-type="string" calcext:value-type="string">
            <text:p>('LA FEMME DE SGANARELLE.', "Que me viens-tu conter par ta plainte importune ? Je l'avais sous mes pieds rencontré par fortune, Et même quand après ton injuste courroux J'ai fait dans sa faiblesse entrer Monsieur chez nous. Je n'ai pas reconnu les traits de sa peinture. Montrant Lélie.")</text:p>
          </table:table-cell>
          <table:table-cell table:style-name="ce2" office:value-type="string" calcext:value-type="string">
            <text:p>('SPADARILLE.', "Que me viens-tu conter avecque ton portrait <text:s/>C'est à tort là-dessus que le courroux t'emporte, <text:s/>Je l'avais par bonheur trouvé près notre porte, <text:s/>Et même quand après ton grand emportement <text:s/>Ayant pris à Madame un mal subitement <text:s/>Je l'ai jusques chez nous conduit à la même heure : <text:s/>Et dedans ce moment, je n'ai pas où je meure <text:s/>Remarqué que c'était la Dame du portrait. ")</text:p>
          </table:table-cell>
          <table:table-cell table:style-name="ce9" office:value-type="float" office:value="185" calcext:value-type="float">
            <text:p>185</text:p>
          </table:table-cell>
          <table:table-cell table:style-name="ce9" office:value-type="float" office:value="160" calcext:value-type="float">
            <text:p>160</text:p>
          </table:table-cell>
          <table:table-cell table:style-name="ce9" office:value-type="float" office:value="0" calcext:value-type="float">
            <text:p>0</text:p>
          </table:table-cell>
          <table:table-cell table:style-name="ce9" office:value-type="string" calcext:value-type="string">
            <text:p>Match</text:p>
          </table:table-cell>
          <table:table-cell table:number-columns-repeated="1018"/>
        </table:table-row>
        <table:table-row table:style-name="ro1">
          <table:table-cell table:style-name="ce1"/>
          <table:table-cell table:style-name="ce1" office:value-type="string" calcext:value-type="string">
            <text:p>('PAQUETTE.', 'Voyez comme il sait bien déguiser son forfait. ')</text:p>
          </table:table-cell>
          <table:table-cell table:style-name="ce9" office:value-type="string" calcext:value-type="string">
            <text:p>-</text:p>
          </table:table-cell>
          <table:table-cell table:style-name="ce9" office:value-type="float" office:value="161" calcext:value-type="float">
            <text:p>161</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7" office:value-type="string" calcext:value-type="string">
            <text:p>('CÉLIE.', "C'est moi qui du portrait ai causé l'aventure Et je l'ai laissé choir en cette pâmoison Qui m'a fait par vos soins remettre à la maison. À Sganarelle.")</text:p>
          </table:table-cell>
          <table:table-cell table:style-name="ce7" office:value-type="string" calcext:value-type="string">
            <text:p>('ALCIPPE.', "C'est à tort sur ce point que votre coeur murmure, <text:s/>Et j'ai de ce portrait fait naître l'aventure, <text:s/>Puisque pour mon malheur tantôt sans le savoir, <text:s/>Dans le mal qui m'a pris je l'avais laissé choir. ")</text:p>
          </table:table-cell>
          <table:table-cell table:style-name="ce9" office:value-type="float" office:value="186" calcext:value-type="float">
            <text:p>186</text:p>
          </table:table-cell>
          <table:table-cell table:style-name="ce9" office:value-type="float" office:value="162" calcext:value-type="float">
            <text:p>162</text:p>
          </table:table-cell>
          <table:table-cell table:style-name="ce9" office:value-type="float" office:value="0.01" calcext:value-type="float">
            <text:p>0.01</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LA SUIVANTE.', "Vous voyez que sans moi vous y seriez encore, Et vous aviez besoin de mon peu d'ellébore.")</text:p>
          </table:table-cell>
          <table:table-cell table:style-name="ce1"/>
          <table:table-cell table:style-name="ce9" office:value-type="float" office:value="187" calcext:value-type="float">
            <text:p>187</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SGANARELLE.', "Prendrons-nous tout ceci pour de l'argent comptant ; Mon front l'a sur mon âme eu bien chaude pourtant ?")</text:p>
          </table:table-cell>
          <table:table-cell table:style-name="ce1"/>
          <table:table-cell table:style-name="ce9" office:value-type="float" office:value="188" calcext:value-type="float">
            <text:p>188</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SA FEMME.', "Ma crainte toutefois n'est pas trop dissipée Et doux que soit le mal ; je crains d'être trompée.")</text:p>
          </table:table-cell>
          <table:table-cell table:style-name="ce1" office:value-type="string" calcext:value-type="string">
            <text:p>('ROGUESPINE.', "Les choses que je dis doivent passer pour sûres, <text:s/>Et ne suis-je pas un grand dénoueur d'aventures. ")</text:p>
          </table:table-cell>
          <table:table-cell table:style-name="ce9" office:value-type="float" office:value="189" calcext:value-type="float">
            <text:p>189</text:p>
          </table:table-cell>
          <table:table-cell table:style-name="ce9" office:value-type="float" office:value="163" calcext:value-type="float">
            <text:p>163</text:p>
          </table:table-cell>
          <table:table-cell table:style-name="ce9" office:value-type="float" office:value="0.66" calcext:value-type="float">
            <text:p>0.66</text:p>
          </table:table-cell>
          <table:table-cell table:style-name="ce9" office:value-type="string" calcext:value-type="string">
            <text:p>Substitution</text:p>
          </table:table-cell>
          <table:table-cell table:number-columns-repeated="1018"/>
        </table:table-row>
        <table:table-row table:style-name="ro1">
          <table:table-cell table:style-name="ce5" office:value-type="string" calcext:value-type="string">
            <text:p>('SGANARELLE.', "Hé ! Mutuellement croyons-nous gens de bien, Je risque plus du mien que tu ne fais du tien : Accepte sans façon le marché qu'on propose.")</text:p>
          </table:table-cell>
          <table:table-cell table:style-name="ce5" office:value-type="string" calcext:value-type="string">
            <text:p>('PAQUETTE.', 'Dois-je à de tels discours ajouter quelque foi ? <text:s/>Oui, puisque enfin notre homme est bonhomme ma foi, <text:s/>Touche-là. ')</text:p>
          </table:table-cell>
          <table:table-cell table:style-name="ce9" office:value-type="float" office:value="190" calcext:value-type="float">
            <text:p>190</text:p>
          </table:table-cell>
          <table:table-cell table:style-name="ce9" office:value-type="float" office:value="164" calcext:value-type="float">
            <text:p>164</text:p>
          </table:table-cell>
          <table:table-cell table:style-name="ce9" office:value-type="float" office:value="1.02" calcext:value-type="float">
            <text:p>1.02</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SA FEMME.', "Soit, mais gare le bois si j'apprends quelque chose.")</text:p>
          </table:table-cell>
          <table:table-cell table:style-name="ce1" office:value-type="string" calcext:value-type="string">
            <text:p>('SPADARILLE.', 'Tu sais que quoi que tu puisses faire, <text:s/>Je ne puis contre toi retenir ma colère. ')</text:p>
          </table:table-cell>
          <table:table-cell table:style-name="ce9" office:value-type="float" office:value="191" calcext:value-type="float">
            <text:p>191</text:p>
          </table:table-cell>
          <table:table-cell table:style-name="ce9" office:value-type="float" office:value="165" calcext:value-type="float">
            <text:p>165</text:p>
          </table:table-cell>
          <table:table-cell table:style-name="ce9" office:value-type="float" office:value="1.58" calcext:value-type="float">
            <text:p>1.58</text:p>
          </table:table-cell>
          <table:table-cell table:style-name="ce9" office:value-type="string" calcext:value-type="string">
            <text:p>Substitution</text:p>
          </table:table-cell>
          <table:table-cell table:number-columns-repeated="1018"/>
        </table:table-row>
        <table:table-row table:style-name="ro1">
          <table:table-cell table:style-name="ce2" office:value-type="string" calcext:value-type="string">
            <text:p>('CÉLIE, à Lélie, après avoir parlé bas ensemble.', "Ah ! Dieux s'il est ainsi, qu'est-ce donc que j'ai fait ? Je dois de mon courroux appréhender l'effet : Oui, vous croyant sans foi, j'ai pris pour ma vengeance. Le malheureux secours de mon obéissance ; Et depuis un moment mon coeur vient d'accepter Un hymen que toujours j'eus lieu de rebuter, J'ai promis à mon père, et ce qui me désole... Mais je le vois venir.")</text:p>
          </table:table-cell>
          <table:table-cell table:style-name="ce2" office:value-type="string" calcext:value-type="string">
            <text:p>('ALCIPPE, à Céphise après avoir parlé bas ensemble.', "Oui, oui, jusqu'à ce point j'ai bien pu me trahir, <text:s/>Vous croyant sans honneur j'ai promis d'obéir. <text:s/>Mais mon père paraît. ")</text:p>
          </table:table-cell>
          <table:table-cell table:style-name="ce9" office:value-type="float" office:value="192" calcext:value-type="float">
            <text:p>192</text:p>
          </table:table-cell>
          <table:table-cell table:style-name="ce9" office:value-type="float" office:value="166" calcext:value-type="float">
            <text:p>166</text:p>
          </table:table-cell>
          <table:table-cell table:style-name="ce9" office:value-type="float" office:value="0" calcext:value-type="float">
            <text:p>0</text:p>
          </table:table-cell>
          <table:table-cell table:style-name="ce9" office:value-type="string" calcext:value-type="string">
            <text:p>Match</text:p>
          </table:table-cell>
          <table:table-cell table:number-columns-repeated="1018"/>
        </table:table-row>
        <table:table-row table:style-name="ro1">
          <table:table-cell table:style-name="ce1" office:value-type="string" calcext:value-type="string">
            <text:p>('LÉLIE.', 'Il me tiendra parole.')</text:p>
          </table:table-cell>
          <table:table-cell table:style-name="ce1"/>
          <table:table-cell table:style-name="ce9" office:value-type="float" office:value="193" calcext:value-type="float">
            <text:p>193</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LÉLIE.', "Monsieur, vous me voyez en ces lieux de retour Brûlant des mêmes feux, et mon ardente amour Verra comme je crois la promesse accomplie Qui me donna l'espoir de l'hymen de Célie.")</text:p>
          </table:table-cell>
          <table:table-cell table:style-name="ce1" office:value-type="string" calcext:value-type="string">
            <text:p>('CÉPHISE.', 'Ah ! Funeste aventure, <text:s/>Tu mets pour tout jamais mon âme à la torture. ')</text:p>
          </table:table-cell>
          <table:table-cell table:style-name="ce9" office:value-type="float" office:value="194" calcext:value-type="float">
            <text:p>194</text:p>
          </table:table-cell>
          <table:table-cell table:style-name="ce9" office:value-type="float" office:value="167" calcext:value-type="float">
            <text:p>167</text:p>
          </table:table-cell>
          <table:table-cell table:style-name="ce9" office:value-type="float" office:value="1.03" calcext:value-type="float">
            <text:p>1.03</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GORGIBUS.', "Monsieur, que je revois en ces lieux de retour Brûlant des mêmes feux, et dont l'ardente amour Verra que vous croyez la promesse accomplie Qui vous donna l'espoir de l'hymen de Célie, Très humble serviteur à votre seigneurie.")</text:p>
          </table:table-cell>
          <table:table-cell table:style-name="ce1" office:value-type="string" calcext:value-type="string">
            <text:p>('GÉRONTE.', 'Quoi, Céphise en ces lieux ? ')</text:p>
          </table:table-cell>
          <table:table-cell table:style-name="ce9" office:value-type="float" office:value="195" calcext:value-type="float">
            <text:p>195</text:p>
          </table:table-cell>
          <table:table-cell table:style-name="ce9" office:value-type="float" office:value="168" calcext:value-type="float">
            <text:p>168</text:p>
          </table:table-cell>
          <table:table-cell table:style-name="ce9" office:value-type="float" office:value="1.15" calcext:value-type="float">
            <text:p>1.15</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LÉLIE.', "Quoi ? Monsieur, est-ce ainsi qu'on trahit mon espoir ?")</text:p>
          </table:table-cell>
          <table:table-cell table:style-name="ce1"/>
          <table:table-cell table:style-name="ce9" office:value-type="float" office:value="196" calcext:value-type="float">
            <text:p>196</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GORGIBUS.', "Oui Monsieur, c'est ainsi que je fais mon devoir, Ma fille en suit les lois.")</text:p>
          </table:table-cell>
          <table:table-cell table:style-name="ce1"/>
          <table:table-cell table:style-name="ce9" office:value-type="float" office:value="197" calcext:value-type="float">
            <text:p>197</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CÉLIE.', "Mon devoir m'intéresse, Mon père, à dégager vers lui votre promesse.")</text:p>
          </table:table-cell>
          <table:table-cell table:style-name="ce1"/>
          <table:table-cell table:style-name="ce9" office:value-type="float" office:value="198" calcext:value-type="float">
            <text:p>198</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3" office:value-type="string" calcext:value-type="string">
            <text:p>('GORGIBUS.', "Est-ce répondre en fille à mes commandements ? Tu te démens bientôt de tes bons sentiments, Pour Valère tantôt... Mais j'aperçois son père, Il vient assurément pour conclure l'affaire.")</text:p>
          </table:table-cell>
          <table:table-cell table:style-name="ce3" office:value-type="string" calcext:value-type="string">
            <text:p>('CÉPHISE.', "Oui je suis de retour, <text:s/>Et le dépit m'amène ici plus que l'amour. <text:s/>Je viens vous reprocher... ")</text:p>
          </table:table-cell>
          <table:table-cell table:style-name="ce9" office:value-type="float" office:value="199" calcext:value-type="float">
            <text:p>199</text:p>
          </table:table-cell>
          <table:table-cell table:style-name="ce9" office:value-type="float" office:value="169" calcext:value-type="float">
            <text:p>169</text:p>
          </table:table-cell>
          <table:table-cell table:style-name="ce9" office:value-type="float" office:value="0.73" calcext:value-type="float">
            <text:p>0.73</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GORGIBUS.', 'Qui vous amène ici, Seigneur Villebrequin ?')</text:p>
          </table:table-cell>
          <table:table-cell table:style-name="ce1"/>
          <table:table-cell table:style-name="ce9" office:value-type="float" office:value="200" calcext:value-type="float">
            <text:p>200</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7" office:value-type="string" calcext:value-type="string">
            <text:p>('VILLEBREQUIN.', "Un secret important, que j'ai su ce matin, Qui rompt absolument ma parole donnée. Mon fils, dont votre fille acceptait l'hyménée, Sous des liens cachés trompant les yeux de tous, Vit, depuis quatre mois, avec Lise en époux ; Et comme des parents le bien et la naissance M'ôtent tout le pouvoir d'en casser l'alliance, Je vous viens...")</text:p>
          </table:table-cell>
          <table:table-cell table:style-name="ce7" office:value-type="string" calcext:value-type="string">
            <text:p>('GÉRONTE.', "Soyez moins en colère. <text:s/>Le Ciel prend votre cause et veut vous satisfaire, <text:s/>Puisque depuis longtemps sans qu'on le sût chez eux, <text:s/>Hippolyte et Cléon sont mariés tous deux ; <text:s/>C'est pourquoi je vous tiens ma parole donnée, <text:s/>Et veux voir achever dans peu votre hyménée, <text:s/>Si votre coeur encor y veut bien consentir <text:s/>Et veut me pardonner après mon repentir. ")</text:p>
          </table:table-cell>
          <table:table-cell table:style-name="ce9" office:value-type="float" office:value="201" calcext:value-type="float">
            <text:p>201</text:p>
          </table:table-cell>
          <table:table-cell table:style-name="ce9" office:value-type="float" office:value="170" calcext:value-type="float">
            <text:p>170</text:p>
          </table:table-cell>
          <table:table-cell table:style-name="ce9" office:value-type="float" office:value="0.11" calcext:value-type="float">
            <text:p>0.11</text:p>
          </table:table-cell>
          <table:table-cell table:style-name="ce9" office:value-type="string" calcext:value-type="string">
            <text:p>Substitution</text:p>
          </table:table-cell>
          <table:table-cell table:number-columns-repeated="1018"/>
        </table:table-row>
        <table:table-row table:style-name="ro1">
          <table:table-cell table:style-name="ce1"/>
          <table:table-cell table:style-name="ce1" office:value-type="string" calcext:value-type="string">
            <text:p>('CÉPHISE.', "Que ne ferait-on point, hélas, lorsque l'on aime ! ")</text:p>
          </table:table-cell>
          <table:table-cell table:style-name="ce9" office:value-type="string" calcext:value-type="string">
            <text:p>-</text:p>
          </table:table-cell>
          <table:table-cell table:style-name="ce9" office:value-type="float" office:value="171" calcext:value-type="float">
            <text:p>171</text:p>
          </table:table-cell>
          <table:table-cell table:style-name="ce9" office:value-type="float" office:value="1" calcext:value-type="float">
            <text:p>1</text:p>
          </table:table-cell>
          <table:table-cell table:style-name="ce9" office:value-type="string" calcext:value-type="string">
            <text:p>Deletion</text:p>
          </table:table-cell>
          <table:table-cell table:number-columns-repeated="1018"/>
        </table:table-row>
        <table:table-row table:style-name="ro1">
          <table:table-cell table:style-name="ce1" office:value-type="string" calcext:value-type="string">
            <text:p>('GORGIBUS.', "Brisons là, si sans votre congé, Valère votre fils ailleurs s'est engagé, Je ne vous puis celer que ma fille Célie, Dès longtemps par moi-même est promise à Lélie, Et que riche en vertus son retour aujourd'hui M'empêche d'agréer un autre époux que lui.")</text:p>
          </table:table-cell>
          <table:table-cell table:style-name="ce1" office:value-type="string" calcext:value-type="string">
            <text:p>('ALCIPPE.', 'Que ne vous dois-je point pour ce plaisir extrême. ')</text:p>
          </table:table-cell>
          <table:table-cell table:style-name="ce9" office:value-type="float" office:value="202" calcext:value-type="float">
            <text:p>202</text:p>
          </table:table-cell>
          <table:table-cell table:style-name="ce9" office:value-type="float" office:value="172" calcext:value-type="float">
            <text:p>172</text:p>
          </table:table-cell>
          <table:table-cell table:style-name="ce9" office:value-type="float" office:value="0.84" calcext:value-type="float">
            <text:p>0.84</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VILLEBREQUIN.', 'Un tel choix me plaît fort.')</text:p>
          </table:table-cell>
          <table:table-cell table:style-name="ce1"/>
          <table:table-cell table:style-name="ce9" office:value-type="float" office:value="203" calcext:value-type="float">
            <text:p>203</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1" office:value-type="string" calcext:value-type="string">
            <text:p>('LÉLIE.', "Et cette juste envie, D'un bonheur éternel va couronner ma vie.")</text:p>
          </table:table-cell>
          <table:table-cell table:style-name="ce1" office:value-type="string" calcext:value-type="string">
            <text:p>('ROGUESPINE.', "Si de l'autre mon maître eût épousé la peau, <text:s/>Il eût été chargé de la vache et du veau. ")</text:p>
          </table:table-cell>
          <table:table-cell table:style-name="ce9" office:value-type="float" office:value="204" calcext:value-type="float">
            <text:p>204</text:p>
          </table:table-cell>
          <table:table-cell table:style-name="ce9" office:value-type="float" office:value="173" calcext:value-type="float">
            <text:p>173</text:p>
          </table:table-cell>
          <table:table-cell table:style-name="ce9" office:value-type="float" office:value="1.66" calcext:value-type="float">
            <text:p>1.66</text:p>
          </table:table-cell>
          <table:table-cell table:style-name="ce9" office:value-type="string" calcext:value-type="string">
            <text:p>Substitution</text:p>
          </table:table-cell>
          <table:table-cell table:number-columns-repeated="1018"/>
        </table:table-row>
        <table:table-row table:style-name="ro1">
          <table:table-cell table:style-name="ce1" office:value-type="string" calcext:value-type="string">
            <text:p>('GORGIBUS.', 'Allons choisir le jour pour se donner la foi.')</text:p>
          </table:table-cell>
          <table:table-cell table:style-name="ce1"/>
          <table:table-cell table:style-name="ce9" office:value-type="float" office:value="205" calcext:value-type="float">
            <text:p>205</text:p>
          </table:table-cell>
          <table:table-cell table:style-name="ce9" office:value-type="string" calcext:value-type="string">
            <text:p>-</text:p>
          </table:table-cell>
          <table:table-cell table:style-name="ce9" office:value-type="float" office:value="1" calcext:value-type="float">
            <text:p>1</text:p>
          </table:table-cell>
          <table:table-cell table:style-name="ce9" office:value-type="string" calcext:value-type="string">
            <text:p>Insertion</text:p>
          </table:table-cell>
          <table:table-cell table:number-columns-repeated="1018"/>
        </table:table-row>
        <table:table-row table:style-name="ro1">
          <table:table-cell table:style-name="ce3" office:value-type="string" calcext:value-type="string">
            <text:p>('SGANARELLE.', "A-t-on mieux cru jamais être cocu que moi ? Vous voyez qu'en ce fait la plus forte apparence Peut jeter dans l'esprit une fausse créance ? De cet exemple-ci, ressouvenez-vous bien, Et quand vous verriez tout, ne croyez jamais rien. Sans mentir, Monsieur, vous me devez être bien obligé de tant de belles choses que je vous envoie, et tous les melons de votre jardin ne sont pas suffisants pour me payer de la peine d'avoir retenu pour l'amour de vous toute cette pièce par coeur ; mais j'oubliais de vous dire une chose à l'avantage de son auteur, qui est que comme je n'ai eu cette pièce que je vous envoie que par de effort de mémoire, il peut s'y être coulé quantité de mots les uns pour les autres, bien qu'ils signifient la même chose ; et comme ceux de l'auteur peuvent être plus significatifs, je vous prie de m'imputer toutes les fautes de cette nature que vous y trouverez ; et je vous conjure avec tous les curieux de France de venir voir représenter cette pièce comme un des plus beaux ouvrages, et un des mieux joués qui ait jamais paru sur la scène.")</text:p>
          </table:table-cell>
          <table:table-cell table:style-name="ce3" office:value-type="string" calcext:value-type="string">
            <text:p>('SPADARILLE.', "Il est bien des cocus dans le Siècle où nous sommes, <text:s/>C'est un mal à présent commun à tous les hommes, <text:s/>Il prend également le laid et le bien fait, <text:s/>Aucuns le sont en songe, et d'autres en effet, <text:s/>D'autres le sont aussi qui ne croient pas l'être, <text:s/>D'autres qui ne font pas semblant de le connaître, <text:s/>D'autres qui voudraient bien aussi ne l'être pas, <text:s/>D'autres qui font par là venir de bons Ducats ; <text:s/>Et d'autres qui toujours se forment des chimères, <text:s/>Dont le nombre est plus grand, ne sont qu'imaginaires.")</text:p>
          </table:table-cell>
          <table:table-cell table:style-name="ce9" office:value-type="float" office:value="206" calcext:value-type="float">
            <text:p>206</text:p>
          </table:table-cell>
          <table:table-cell table:style-name="ce9" office:value-type="float" office:value="174" calcext:value-type="float">
            <text:p>174</text:p>
          </table:table-cell>
          <table:table-cell table:style-name="ce9" office:value-type="float" office:value="0.17" calcext:value-type="float">
            <text:p>0.17</text:p>
          </table:table-cell>
          <table:table-cell table:style-name="ce9" office:value-type="string" calcext:value-type="string">
            <text:p>Substitution</text:p>
          </table:table-cell>
          <table:table-cell table:number-columns-repeated="1018"/>
        </table:table-row>
        <table:table-row table:style-name="ro1" table:number-rows-repeated="765">
          <table:table-cell table:style-name="ce1" table:number-columns-repeated="2"/>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named-expressions>
          <table:named-range table:name="_xlnm._FilterDatabase" table:base-cell-address="$'alignement_Sganarelle ou Le Cocu Imaginaire_La Cocue Imaginaire'.$A$1" table:cell-range-address="$'alignement_Sganarelle ou Le Cocu Imaginaire_La Cocue Imaginaire'.$A$1:.$F$235"/>
        </table:named-expressions>
      </table:table>
      <table:table table:name="Les Précieuses ridicules moliere VS somaize" table:style-name="ta2">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0" table:number-columns-repeated="1020" table:default-cell-style-name="Default"/>
        <table:table-row table:style-name="ro3">
          <table:table-cell table:style-name="ce19" office:value-type="string" calcext:value-type="string">
            <text:p>moliere-precieuses-ridicules</text:p>
          </table:table-cell>
          <table:table-cell table:style-name="ce19" office:value-type="string" calcext:value-type="string">
            <text:p>somaize-precieuses-ridicules</text:p>
          </table:table-cell>
          <table:table-cell table:style-name="ce19" office:value-type="string" calcext:value-type="string">
            <text:p>Cost</text:p>
          </table:table-cell>
          <table:table-cell table:style-name="ce19" office:value-type="string" calcext:value-type="string">
            <text:p>Operation Type</text:p>
          </table:table-cell>
          <table:table-cell table:style-name="ce19" table:number-columns-repeated="21"/>
          <table:table-cell table:number-columns-repeated="999"/>
        </table:table-row>
        <table:table-row table:style-name="ro3">
          <table:table-cell table:style-name="ce20" office:value-type="string" calcext:value-type="string">
            <text:p>('#du-croisy', 'Seigneur la Grange.')</text:p>
          </table:table-cell>
          <table:table-cell table:style-name="ce20" office:value-type="string" calcext:value-type="string">
            <text:p>('#du-croisy', 'Seigneur, la Grang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la-grange', 'Quoi ? ')</text:p>
          </table:table-cell>
          <table:table-cell table:style-name="ce20" office:value-type="string" calcext:value-type="string">
            <text:p>('#la-grange', 'Hé bien ?')</text:p>
          </table:table-cell>
          <table:table-cell table:style-name="ce20" office:value-type="float" office:value="0.42" calcext:value-type="float">
            <text:p>0.42</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du-croisy', 'Regardez-moi un peu sans rire. ')</text:p>
          </table:table-cell>
          <table:table-cell table:style-name="ce20" office:value-type="string" calcext:value-type="string">
            <text:p>('#du-croisy', 'Regardez-moi sans rir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table-cell table:style-name="ce10"/>
          <table:table-cell table:style-name="ce13" office:value-type="string" calcext:value-type="string">
            <text:p>Number of lines</text:p>
          </table:table-cell>
          <table:table-cell table:style-name="ce16" office:value-type="string" calcext:value-type="string">
            <text:p>Number of indel</text:p>
          </table:table-cell>
          <table:table-cell table:style-name="ce19" table:number-columns-repeated="17"/>
          <table:table-cell table:number-columns-repeated="999"/>
        </table:table-row>
        <table:table-row table:style-name="ro3">
          <table:table-cell table:style-name="ce20" office:value-type="string" calcext:value-type="string">
            <text:p>('#la-grange', 'Eh bien ! ')</text:p>
          </table:table-cell>
          <table:table-cell table:style-name="ce20" office:value-type="string" calcext:value-type="string">
            <text:p>('#la-grange', "Parlez, je vous entends. Qu'avez-vous à me dire ? Quoi.")</text:p>
          </table:table-cell>
          <table:table-cell table:style-name="ce20" office:value-type="float" office:value="1.53" calcext:value-type="float">
            <text:p>1.53</text:p>
          </table:table-cell>
          <table:table-cell table:style-name="ce20" office:value-type="string" calcext:value-type="string">
            <text:p>Substitution</text:p>
          </table:table-cell>
          <table:table-cell table:style-name="ce19"/>
          <table:table-cell table:style-name="ce11" office:value-type="string" calcext:value-type="string">
            <text:p>Molière</text:p>
          </table:table-cell>
          <table:table-cell table:style-name="ce14" table:formula="of:=229-[.H5]" office:value-type="float" office:value="208" calcext:value-type="float">
            <text:p>208</text:p>
          </table:table-cell>
          <table:table-cell table:style-name="ce17" table:formula="of:=COUNTBLANK([.A2:.A330])" office:value-type="float" office:value="21" calcext:value-type="float">
            <text:p>21</text:p>
          </table:table-cell>
          <table:table-cell table:style-name="ce19" table:number-columns-repeated="17"/>
          <table:table-cell table:number-columns-repeated="999"/>
        </table:table-row>
        <table:table-row table:style-name="ro3">
          <table:table-cell table:style-name="ce20" office:value-type="string" calcext:value-type="string">
            <text:p>('#du-croisy', 'Que dites-vous de notre visite ? <text:s/>En êtes-vous fort satisfait ? ')</text:p>
          </table:table-cell>
          <table:table-cell table:style-name="ce20" office:value-type="string" calcext:value-type="string">
            <text:p>('#du-croisy', 'De notre visite êtes vous satisfait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table-cell table:style-name="ce12" office:value-type="string" calcext:value-type="string">
            <text:p>Somaize</text:p>
          </table:table-cell>
          <table:table-cell table:style-name="ce15" table:formula="of:=229-[.H6]" office:value-type="float" office:value="225" calcext:value-type="float">
            <text:p>225</text:p>
          </table:table-cell>
          <table:table-cell table:style-name="ce18" table:formula="of:=COUNTBLANK([.B2:.B330])" office:value-type="float" office:value="4" calcext:value-type="float">
            <text:p>4</text:p>
          </table:table-cell>
          <table:table-cell table:style-name="ce19" table:number-columns-repeated="17"/>
          <table:table-cell table:number-columns-repeated="999"/>
        </table:table-row>
        <table:table-row table:style-name="ro3">
          <table:table-cell table:style-name="ce20" office:value-type="string" calcext:value-type="string">
            <text:p>('#la-grange', "À votre avis, avons-nous sujet de l'être tous deux ? ")</text:p>
          </table:table-cell>
          <table:table-cell table:style-name="ce20" office:value-type="string" calcext:value-type="string">
            <text:p>('#la-grange', 'Pas trop à dire vrai, mais vous ?')</text:p>
          </table:table-cell>
          <table:table-cell table:style-name="ce20" office:value-type="float" office:value="0.78" calcext:value-type="float">
            <text:p>0.78</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du-croisy', 'Pas tout à fait, à dire vrai. ')</text:p>
          </table:table-cell>
          <table:table-cell table:style-name="ce20" office:value-type="string" calcext:value-type="string">
            <text:p>('#du-croisy', 'Pas tout à fait.')</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la-grange', "Pour moi, je vous avoue que j'en suis tout scandalisé. <text:s/>A-t-on jamais vu, dites-moi, deux pecques provinciales faire plus les renchéries que celles-là, et deux hommes traités avec plus de mépris que nous ? <text:s/>À peine ont-elles pu se résoudre à nous faire donner des sièges. <text:s/>Je n'ai jamais vu tant parler à l'oreille qu'elles ont fait entre elles, tant bâiller ; tant se frotter les yeux, et demander tant de fois : Quelle heure est-il ? <text:s/>Ont-elles répondu que oui, et non, à tout ce que nous avons pu leur dire ? <text:s/>Et ne m'avouerez-vous pas enfin que quand nous aurions été les dernières personnes du monde, on ne pouvait nous faire pis qu'elles ont fait ? ")</text:p>
          </table:table-cell>
          <table:table-cell table:style-name="ce20" office:value-type="string" calcext:value-type="string">
            <text:p>('#la-grange', "J'en suis scandalisé, pour moi je le confesse Un procédé semblable, et me choque et me blesse, Deux pecques de Province, ont-elles dites-moi ? Jamais plus fièrement, tenu leur quant à moi Et deux hommes jamais, en pareille occurrence Ont-ils été reçus avec plus d'arrogance : Pendant que nous avons demeuré pour les voir À peine elles nous ont prié de nous asseoir, Je suis encor surpris, d'une chose pareille On n'a jamais tant vu, se parler à l'oreille, Tant se frotter les yeux, tant bailler, tant moucher, Tant s'enquérir de l'heure, et si souvent cracher. Nous ont-elles jamais dit, quatre mots de suite, Oui, ou non, ont-ils pas payé notre visite, Et quand nous aurions même été de vrais gredins Nous auraient-elles pu montrer plus de dédain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du-croisy', 'Il me semble que vous prenez la chose fort à coeur. ')</text:p>
          </table:table-cell>
          <table:table-cell table:style-name="ce20" office:value-type="string" calcext:value-type="string">
            <text:p>('#du-croisy', 'À vous ouïr parler, de cet accueil farouche Il semble tout de bon, que la chose vous touche.')</text:p>
          </table:table-cell>
          <table:table-cell table:style-name="ce20" office:value-type="float" office:value="0.48" calcext:value-type="float">
            <text:p>0.48</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la-grange', "Sans doute, je l'y prends, et de telle façon, que je veux me venger de cette impertinence. <text:s/>Je connais ce qui nous a fait mépriser. <text:s/>L'air précieux n'a pas seulement infecté Paris, il s'est aussi répandu dans les provinces, et nos donzelles ridicules en ont humé leur bonne part. <text:s/>En un mot c'est un ambigu de Précieuse et de Coquette que leur personne. <text:s/>Je vois ce qu'il faut être pour en être bien reçu, et si vous m'en croyez, nous leur jouerons tous deux une pièce, qui leur fera voir leur sottise, et pourra leur apprendre à connaître un peu mieux leur monde. ")</text:p>
          </table:table-cell>
          <table:table-cell table:style-name="ce20" office:value-type="string" calcext:value-type="string">
            <text:p>('#la-grange', "Sans doute elle me touche, et de telle façon Que devant qu'il soit peu, j'en veux tirer raison ; Je connais ce que c'est, l'air précieux dans doute Dans la campagne aussi, vient de prendre sa route, Et de Paris enfin courant, de part en part Nos donzelles en ont, humé leur bonne part ; On connaît aisément, en voyant leur personne Que c'est la vérité que ce que j'en soupçonne, On y voit certain air coquet et précieux Et qui n'est en un mot, qu'un ambigu des deux : Pour en être reçu, je vois ce qu'il faut être, Je vois ce qu'à leurs yeux, il faut enfin paraître, Et si vous me croyez, nous leur devons jouer Un tour, pour leur apprendre à ne pas s'élever, La pièce assurément paraîtra sans faconde Et leur montrera bien à connaître le mond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du-croisy', 'Et comment encore ? ')</text:p>
          </table:table-cell>
          <table:table-cell table:style-name="ce20" office:value-type="string" calcext:value-type="string">
            <text:p>('#du-croisy', 'Comment ?')</text:p>
          </table:table-cell>
          <table:table-cell table:style-name="ce20" office:value-type="float" office:value="0.94" calcext:value-type="float">
            <text:p>0.94</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la-grange', "J'ai un certain valet nommé Mascarille, qui passe au sentiment de beaucoup de gens pour une manière de bel esprit, car il n'y a rien à meilleur marché que le bel esprit maintenant. <text:s/>C'est un extravagant, qui s'est mis dans la tête de vouloir faire l'homme de condition. <text:s/>Il se pique ordinairement de galanterie, et de vers, et dédaigne les autres valets, jusqu'à les appeler brutaux. ")</text:p>
          </table:table-cell>
          <table:table-cell table:style-name="ce20" office:value-type="string" calcext:value-type="string">
            <text:p>('#la-grange', "J'ai Mascarille, un certain grand laquais Qui passe au sentiment d'esprits assez mal faits, Pour être un bel esprit, car au siècle où nous sommes Il est à bon marché, chez la plupart des hommes. C'est un extravagant, qui par ambition Tâche d'être partout cru de condition, Il se pique d'esprit, de vers, de raillerie, Croit fort bien réussir, dans la galanterie Fait le maître partout dédaigne ses égaux Jusques à les traiter, d'ignorants de brutaux.")</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du-croisy', "Eh bien qu'en prétendez-vous faire ? ")</text:p>
          </table:table-cell>
          <table:table-cell table:style-name="ce20" office:value-type="string" calcext:value-type="string">
            <text:p>('#du-croisy', 'Hé bien ! De ce valet que prétendez-vous faire :')</text:p>
          </table:table-cell>
          <table:table-cell table:style-name="ce20" office:value-type="float" office:value="0.31" calcext:value-type="float">
            <text:p>0.31</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la-grange', "Ce que j'en prétends faire ? <text:s/>Il faut... <text:s/>mais sortons d'ici auparavant. ")</text:p>
          </table:table-cell>
          <table:table-cell table:style-name="ce20" office:value-type="string" calcext:value-type="string">
            <text:p>('#la-grange', "Mon dessein n'a jamais été de vous le taire Il nous faut... Mais sortons, car tout n'irait pas bien Si Gorgibus, qui vient savait notre entretien.")</text:p>
          </table:table-cell>
          <table:table-cell table:style-name="ce20" office:value-type="float" office:value="0.56" calcext:value-type="float">
            <text:p>0.56</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gorgibus', 'Eh bien vous avez vu ma nièce, et ma fille, les affaires iront-elles bien ? <text:s/>Quel est le résultat de cette visite ? ')</text:p>
          </table:table-cell>
          <table:table-cell table:style-name="ce20" office:value-type="string" calcext:value-type="string">
            <text:p>('#gorgibus', "Hé bien ? Vous avez vu ma nièce avec ma fille Avez-vous résolu d'entrer ; dans ma famille, D'une pareille affaire, encor que dites-vous ?")</text:p>
          </table:table-cell>
          <table:table-cell table:style-name="ce20" office:value-type="float" office:value="0.4" calcext:value-type="float">
            <text:p>0.4</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la-grange', "C'est une chose que vous pourrez mieux apprendre d'elles, que de nous. <text:s/>Tout ce que nous pouvons vous dire, c'est que nous vous rendons grâce de la faveur que vous nous avez faite, et demeurons vos très humbles serviteurs. ")</text:p>
          </table:table-cell>
          <table:table-cell table:style-name="ce20" office:value-type="string" calcext:value-type="string">
            <text:p>('#la-grange', "Vous le saurez Monsieur, mieux d'elles, que de nous, Tout ce que nous pouvons à présent vous apprendre C'est, que nous avons trop de grâces à vous rendre, De toutes vos bontés, de toutes vos faveurs Et que nous demeurons vos humbles serviteur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gorgibus', "Ouais il semble qu'ils sortent mal satisfaits d'ici, d'où pourrait venir leur mécontentement ? <text:s/>Il faut savoir un peu ce que c'est. <text:s/>Holà ! ")</text:p>
          </table:table-cell>
          <table:table-cell table:style-name="ce20" office:value-type="string" calcext:value-type="string">
            <text:p>('#gorgibus', "Ouais ? Ils sont mal contents, que cela veut-il dire. Faisons venir quelqu'un qui nous puisse instruire. Je veux m'en enquérir, et savoir promptement D'où leur pourrait venir, ce mécontentement : Ces coquines, toujours me causent mille angoisses Holà ?")</text:p>
          </table:table-cell>
          <table:table-cell table:style-name="ce20" office:value-type="float" office:value="0.8" calcext:value-type="float">
            <text:p>0.8</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rotte', 'Que désirez-vous, Monsieur ? ')</text:p>
          </table:table-cell>
          <table:table-cell table:style-name="ce20" office:value-type="string" calcext:value-type="string">
            <text:p>('#marotte', 'Plaît-il Monsieur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gorgibus', 'Où sont vos maîtresses ? ')</text:p>
          </table:table-cell>
          <table:table-cell table:style-name="ce20" office:value-type="string" calcext:value-type="string">
            <text:p>('#gorgibus', "Où sont donc vos maîtresses ? Qu'on les fasse venir.")</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rotte', 'Dans leur cabinet. ')</text:p>
          </table:table-cell>
          <table:table-cell table:style-name="ce20" office:value-type="string" calcext:value-type="string">
            <text:p>('#marotte', "Je pense qu'elles sont Dedans leur cabinet.")</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gorgibus', 'Que font-elles ? ')</text:p>
          </table:table-cell>
          <table:table-cell table:style-name="ce20" office:value-type="string" calcext:value-type="string">
            <text:p>('#gorgibus', "Qu'est-ce qu'elles y font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table:table-cell table:style-name="ce20" office:value-type="string" calcext:value-type="string">
            <text:p>('#marotte', 'Pour les lèvres Monsieur.')</text:p>
          </table:table-cell>
          <table:table-cell table:style-name="ce20" office:value-type="float" office:value="1" calcext:value-type="float">
            <text:p>1</text:p>
          </table:table-cell>
          <table:table-cell table:style-name="ce20" office:value-type="string" calcext:value-type="string">
            <text:p>Deletion</text:p>
          </table:table-cell>
          <table:table-cell table:style-name="ce19" table:number-columns-repeated="21"/>
          <table:table-cell table:number-columns-repeated="999"/>
        </table:table-row>
        <table:table-row table:style-name="ro3">
          <table:table-cell table:style-name="ce20"/>
          <table:table-cell table:style-name="ce20" office:value-type="string" calcext:value-type="string">
            <text:p>('#gorgibus', 'Et quoi ?')</text:p>
          </table:table-cell>
          <table:table-cell table:style-name="ce20" office:value-type="float" office:value="1" calcext:value-type="float">
            <text:p>1</text:p>
          </table:table-cell>
          <table:table-cell table:style-name="ce20" office:value-type="string" calcext:value-type="string">
            <text:p>Deletion</text:p>
          </table:table-cell>
          <table:table-cell table:style-name="ce19" table:number-columns-repeated="21"/>
          <table:table-cell table:number-columns-repeated="999"/>
        </table:table-row>
        <table:table-row table:style-name="ro3">
          <table:table-cell table:style-name="ce20" office:value-type="string" calcext:value-type="string">
            <text:p>('#marotte', 'De la pommade pour les lèvres. ')</text:p>
          </table:table-cell>
          <table:table-cell table:style-name="ce20" office:value-type="string" calcext:value-type="string">
            <text:p>('#marotte', 'De la pommade')</text:p>
          </table:table-cell>
          <table:table-cell table:style-name="ce20" office:value-type="float" office:value="0.03" calcext:value-type="float">
            <text:p>0.03</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gorgibus', "C'est trop pommadé, dites-leur qu'elles descendent. <text:s/>Ces pendardes-là avec leur pommade ont je pense envie de me ruiner. <text:s/>Je ne vois partout que blancs d'oeufs, lait virginal, et mille autres brimborions que je ne connais point. <text:s/>Elles ont usé, depuis que nous sommes ici, le lard d'une douzaine de cochons, pour le moins, et quatre valets vivraient tous les jours des pieds de mouton qu'elles emploient. ")</text:p>
          </table:table-cell>
          <table:table-cell table:style-name="ce20" office:value-type="string" calcext:value-type="string">
            <text:p>('#gorgibus', "Nous avons tous les jours une semblable aubade. Tout cela me déplaît, et c'est trop pommader Qu'on les fasse descendre, allez et sans tarder. Il le faut avouer, je crois que ces pendardes Me veulent ruiner, avecque leurs pommades ; Mais je me fâcherai si l'on me pousse à bout ; Je ne vois que blancs d'oeufs, lait virginal partout, Partout, dans le logis, je ne vois que paraître Mille brimborions, que je ne puis connaître : Elles ont employé, le lard de dix cochons Et je puis assurer que des pieds de moutons Dont ici chaque jour, elles font la dépense Six valets en auraient plus que leur suffisanc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gorgibus', 'Il est bien nécessaire, vraiment, de faire tant de dépense pour vous graisser le museau. <text:s/>Dites-moi un peu ce que vous avez fait à ces Messieurs, que je les vois sortir avec tant de froideur ? <text:s/>Vous avais-je pas commandé de les recevoir comme des personnes, que je voulais vous donner pour maris ? ')</text:p>
          </table:table-cell>
          <table:table-cell table:style-name="ce20" office:value-type="string" calcext:value-type="string">
            <text:p>('#gorgibus', "Cela n'est par ma foi du tout, ni bien, ni beau Et c'est trop dépenser ; pour graisser son museau, Dites ? Qu'ont ces Messieurs, qu'avez-vous pu leur faire ? Ils sortent froidement, et se semble en colère Puisque je l'avais dit, que ne les traitiez vous, Comme gens destinés, pour être vos époux.")</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Et quelle estime, mon père, voulez-vous que nous fassions du procédé irrégulier de ces gens-là ? ')</text:p>
          </table:table-cell>
          <table:table-cell table:style-name="ce20" office:value-type="string" calcext:value-type="string">
            <text:p>('#madelon', "Ah ! Que dites-vous là, quelle estime mon père Pourrions-nous toutes deux, et devrions nous faire, (Quand bien vous nous l'auriez vous même commandé) De ces sortes de gens de qui le procédé <text:s/>Est irrégulier.")</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Le moyen, mon oncle, qu'une fille un peu raisonnable se pût accommoder de leur personne ? ")</text:p>
          </table:table-cell>
          <table:table-cell table:style-name="ce20" office:value-type="string" calcext:value-type="string">
            <text:p>('#cathos', "Des filles raisonnables Ne peuvent accepter des personnes semblables. Mon oncle, quel moyen de s'en accommoder ?")</text:p>
          </table:table-cell>
          <table:table-cell table:style-name="ce20" office:value-type="float" office:value="0.09" calcext:value-type="float">
            <text:p>0.09</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gorgibus', "Et qu'y trouvez-vous à redire ? ")</text:p>
          </table:table-cell>
          <table:table-cell table:style-name="ce20" office:value-type="string" calcext:value-type="string">
            <text:p>('#gorgibus', 'Que trouvez-vous en eux ?')</text:p>
          </table:table-cell>
          <table:table-cell table:style-name="ce20" office:value-type="float" office:value="0.94" calcext:value-type="float">
            <text:p>0.94</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gdelon', "La belle galanterie que la leur ! <text:s/>Quoi débuter d'abord par le mariage ? ")</text:p>
          </table:table-cell>
          <table:table-cell table:style-name="ce20" office:value-type="string" calcext:value-type="string">
            <text:p>('#madelon', "Qu'osez-vous demander Ils n'ont fait leur début que par le mariage.")</text:p>
          </table:table-cell>
          <table:table-cell table:style-name="ce20" office:value-type="float" office:value="0.27" calcext:value-type="float">
            <text:p>0.27</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gorgibus', "Et par où veux-tu donc qu'ils débutent, par le concubinage ? <text:s/>N'est-ce pas un procédé, dont vous avez sujet de vous louer toutes deux aussi bien que moi ? <text:s/>Est-il rien de plus obligeant que cela ? <text:s/>Et ce lien sacré où ils aspirent, n'est-il pas un témoignage de l'honnêteté de leurs intentions ? ")</text:p>
          </table:table-cell>
          <table:table-cell table:style-name="ce20" office:value-type="string" calcext:value-type="string">
            <text:p>('#gorgibus', "Devaient-ils débuter par le concubinage ? Était-ce le moyen de gagner votre coeur ? Ne devriez-vous pas estimer leur ardeur, Quoi ? Pouvaient-il tous deux, parler d'une manière Qui fût plus obligeante, et dût plus satisfaire, Et ce lien sacré qu'ils prétendent tous deux Ne marque-t-il pas bien, la vertu de leurs voeux.")</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Ah mon père, ce que vous dites là est du dernier bourgeois. <text:s/>Cela me fait honte de vous ouïr parler de la sorte, et vous devriez un peu vous faire apprendre le bel air des choses. ')</text:p>
          </table:table-cell>
          <table:table-cell table:style-name="ce20" office:value-type="string" calcext:value-type="string">
            <text:p>('#madelon', "Mon père, songez mieux, à tout ce que vous dites, Ces fautes tout de bon, ne sont pas trop petites ; Mais faites-vous de grâce, instruire une autre fois, Ce que vous avez dit, est du dernier bourgeois, Je ne vous puis ouïr, et la honte m'accable. Lorsque je vous entends faire un discours semblable. J'en suis encore surprise et confuse. Bon Dieu ! Pour vous désabrutir, vous devriez un peu Apprendre ce que c'est, que le bel air des chose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gorgibus', "Je n'ai que faire, ni d'air, ni de chanson. <text:s/>Je te dis que le mariage est une chose sainte et sacrée, et que c'est faire en honnêtes gens que de débuter par là. ")</text:p>
          </table:table-cell>
          <table:table-cell table:style-name="ce20" office:value-type="string" calcext:value-type="string">
            <text:p>('#gorgibus', "Quel discours est-ce là ? quelles métamorphoses. Je n'ai que faire ici, ni d'air, ni de chanson Ce discours me déplaît, et paraît sans raison, Et je te dis encor, que c'est être très sage Que de parler ainsi , puisque le mariage, De chacun aujourd'hui doit être révéré Et qu'il n'a rien du tout, que de saint et sacré.")</text:p>
          </table:table-cell>
          <table:table-cell table:style-name="ce20" office:value-type="float" office:value="0.28" calcext:value-type="float">
            <text:p>0.28</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gdelon', "Mon_Dieu, que si tout le monde vous ressemblait un roman serait bientôt fini, la belle chose, que ce serait, si d'abord Cyrus épousait Mandane, et qu'Aronce de plain-pied fût marié à Clélie ! ")</text:p>
          </table:table-cell>
          <table:table-cell table:style-name="ce20" office:value-type="string" calcext:value-type="string">
            <text:p>('#madelon', "Dieux ! Si chacun était de votre humeur mon père, Que la fin d'un roman, serait facile à faire, Que cela serait beau, si Cyrus dans l'abord Sans éprouver du tout, les caprices du sort Avait Mandane, et si sans hasarder sa vie Aronce, de plein pied, épousait sa Cléli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gorgibus', 'Que me vient conter celle-ci ? ')</text:p>
          </table:table-cell>
          <table:table-cell table:style-name="ce20" office:value-type="string" calcext:value-type="string">
            <text:p>('#gorgibus', "Qu'est-ce que celle-là me vient ici conter, À la fin je serai bientôt las d'écouter.")</text:p>
          </table:table-cell>
          <table:table-cell table:style-name="ce20" office:value-type="float" office:value="0.38" calcext:value-type="float">
            <text:p>0.38</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gdelon', "Mon père, voilà ma cousine qui vous dira, aussi bien que moi, que le mariage ne doit jamais arriver, qu'après les autres aventures. <text:s/>Il faut qu'un amant, pour être agréable, sache débiter les beaux sentiments, pousser le doux, le tendre et le passionné, et que sa recherche soit dans les formes. <text:s/>Premièrement, il doit voir au Temple, ou à la promenade, ou dans quelque cérémonie publique, la personne dont il devient amoureux ; ou bien être conduit fatalement chez elle, par un parent, ou un ami, et sortir de là tout rêveur, et mélancolique. <text:s/>Il cache, un temps, sa passion à l'objet aimé, et cependant lui rend plusieurs visites, où l'on ne manque jamais de mettre sur le tapis une question galante, qui exerce les esprits de l'assemblée. <text:s/>Le jour de la déclaration arrive, qui se doit faire ordinairement dans une allée de quelque jardin, tandis que la compagnie s'est un peu éloignée, et cette déclaration est suivie d'un prompt courroux, qui paraît à notre rougeur, et qui pour un temps bannit l'amant de notre présence. <text:s/>Ensuite il trouve moyen de nous apaiser, de nous accoutumer insensiblement au discours de sa passion, et de tirer de nous cet aveu qui fait tant de peine. <text:s/>Après cela viennent les aventures ; les rivaux qui se jettent à la traverse d'une inclination établie, les persécutions des pères, les jalousies conçues sur de fausses apparences, les plaintes, les désespoirs, les enlèvements, et ce qui s'ensuit. <text:s/>Voilà comme les choses se traitent dans les belles manières, et ce sont des règles dont, en bonne galanterie, on ne saurait se dispenser ; mais en venir de but en blanc à l'union conjugale et ne faire l'amour qu'en faisant le contrat du mariage, et prendre justement le roman par la queue ! <text:s/>Encore un coup, mon père, il ne se peut rien de plus marchand que ce procédé, et j'ai mal au coeur de la seule vision que cela me fait. ")</text:p>
          </table:table-cell>
          <table:table-cell table:style-name="ce20" office:value-type="string" calcext:value-type="string">
            <text:p>('#madelon', "Si vous vouliez mon père, un moment nous entendre ? Et ma cousine et moi, nous pourrions vous apprendre Que jamais un hymen ne se doit accorder Qu'après les accidents qui doivent précéder. Il faut que dans l'abord, un amant véritable Afin qu'à sa maîtresse il se rende agréable, Exprime adroitement ses plus cruels tourments, Il sache débiter tous les beaux sentiments, Et que sans se lasser, pour pouvoir la surprendre Il sache bien pousser, et le doux et le tendre, Que pour montrer combien son coeur est enchaîné Il fasse tout cela d'un air passionné, Et s'il prétend enfin, avancer ses affaires Que sa procédure ait les formes ordinaires.\t Il doit dedans le temple, ou dedans d'autres lieux. Voir l'aimable beauté, qui cause tous ses voeux, Ou bien être conduit, fatalement chez elle Par un des bons amis, ou parent de la belle. Il sort après cela, tout chagrin tout rêveur, À l'objet de ses voeux, cache un temps son ardeur, Cependant il lui rend de fréquentes visites Et puis le plus souvent, après bien des redites, On voit sur le tapis, mettre une question Qui fait adroitement savoir sa passion, Et qui quoi que la belle, en paraisse troublée Exerce les esprits de toute l'assemblée De déclarer son feu, le jour arrive enfin, Ce qui se fait souvent dedans quelque jardin Lorsque par un bonheur, que le hasard amène La compagnie [se] quitte, ou plus loin se promène, D'abord à cet aveu, succède un prompt courroux Qui bannit quelque temps l'amant d'auprès de nous. Il trouve après moyen, de rassurer notre âme De nous accoutumer, aux discours de sa flamme, Et de tirer de nous, cet important aveu Qui nous fait tant de peine, et lui coûte si peu. Viennent après cela toutes les aventures Les jaloux désespoirs, les craintes les murmures, Les plaintes sans sujet, les cris et les rivaux Qui d'un parfait amour, sont les plus cruels maux Quand par une soudaine, et fâcheuse saillie Ils viennent traverser, une flamme établie. On voit venir encor, les persécutions D'un père, qui combat de fortes passions, Qui s'obstine à les vaincre. On voit la jalousie ; Qui sur de faux soupçons trouble la fantaisie, On voit enfin les pleurs et les emportements, Les fureurs d'un amant, et les enlèvements, Et tout ce qui s'ensuit. Dans les belles manières, C'est ainsi que chacun doit traiter ses affaires, Ce sont règles enfin, dont il faut confesser Que quiconque est galant ne peut se dispenser ; Mais peut-on jamais voir recherche plus brutale, Parler de but en blanc, d'union conjugale, Venir rendre visite, et dès le même jour Vouloir passer contrat, pour montrer leur amour Et prendre justement (sans voir ce qu'il faut faire) Le Roman par la queue. Encore un coup mon père, Vous pourriez bientôt voir, si vous preniez conseil, Qu'il n'est rien plus marchand, qu'un procédé pareil. Pour moi, j'ai mal au coeur, et me sens inquiète De la vision seule, où leur discours me jett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gorgibus', 'Quel diable de jargon entends-je ici ? <text:s/>Voici bien du haut style. ')</text:p>
          </table:table-cell>
          <table:table-cell table:style-name="ce20" office:value-type="string" calcext:value-type="string">
            <text:p>('#gorgibus', 'Voici bien du haut style : Hé ! Que vient celle-ci Avecque son jargon, de me conter ici.')</text:p>
          </table:table-cell>
          <table:table-cell table:style-name="ce20" office:value-type="float" office:value="0.45" calcext:value-type="float">
            <text:p>0.45</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cathos', "En effet, mon oncle, ma cousine donne dans le vrai de la chose. <text:s/>Le moyen de bien recevoir des gens qui sont tout à fait incongrus en galanterie ? <text:s/>Je m'en vais gager qu'ils n'ont jamais vu la Carte de Tendre, et que billets-doux, petits-soins, billets galants et jolis vers, sont des terres inconnues pour eux. <text:s/>Ne voyez-vous pas que toute leur personne marque cela, et qu'ils n'ont point cet air qui donne d'abord bonne opinion des gens ? <text:s/>Venir en visite amoureuse avec une jambe toute unie ; un chapeau désarmé de plumes ; une tête irrégulière en cheveux, et un habit qui souffre une indigence de rubans !... <text:s/>Mon_Dieu, quels amants sont-ce là ! <text:s/>Quelle frugalité d'ajustement, et quelle sécheresse de conversation ! <text:s/>On n'y dure point, on n'y tient pas. <text:s/>J'ai remarqué encore que leurs rabats ne sont pas de la bonne faiseuse, et qu'il s'en faut plus d'un grand demi-pied que leurs hauts de chausses ne soient assez larges. ")</text:p>
          </table:table-cell>
          <table:table-cell table:style-name="ce20" office:value-type="string" calcext:value-type="string">
            <text:p>('#cathos', "Ah ! Mon oncle en effet, je vous dirai si j'ose Qu'elle vient de donner dans le vrai de la chose ; Et quel moyen aussi de recevoir des gens, Qu'à faire leur devoir, on voit si négligents, Qui n'ont de dire un mot, pas même l'industrie, Et qui sont incongrus dans la galanterie, Pour moi sans croire ici, follement m'engager Contre qui le voudra, j'oserai bien gager Que leur esprit jamais ne fut né pour apprendre Ce que c'est que l'amour, et la carte du tendre, Qu'ils ont le jugement tout à fait de travers, Et que billets galants, petits soins, jolis vers, Billet doux, sont pour eux des terres inconnues, Comme si maintenant ils descendaient des nues. Je puis vous dire encor, sans en demeurer là, Que tout leur procédé marque assez bien cela, Et qu'on ne trouve point dans toute leur personne Ce je ne sais quel charme, et qui dès l'abord donne Par un air attirant, et de condition De quantité de gens, fort bonne opinion. Vit-on jamais encor, chose plus merveilleuse Oser venir tous deux en visite amoureuse Avecque des chapeaux de plumes désarmés, Ne paraître tous deux nullement enflammés, Avoir avec cela, la jambe toute unie, La tête de cheveux, tout à fait dégarnie, Toute irrégulière, et des habits enfin, Qui ressemblent à ceux de quelque vrai gredin, Et souffrent de rubans une extrême indigence. Ah ! Mon_Dieu, quels amants, j'en rougis quand j'y pense, Quelle frugalité d'ajustement, bon Dieu Est-ce ainsi que l'on doit venir offrir ses voeux, Que d'indigence en tout, et quelle sècheresse De conversation, ah ! Tout cela me blesse, Toujours on y languit, on n'y tient point, hélas ! J'ai remarqué de plus encor, que leurs rabats Par l'excès surprenant d'une avarice honteuse, N'ont jamais été faits, par la bonne faiseuse ; Qu'il s'en faut demi-pied (je le dis sans erreur) Que leurs chausses enfin, n'aient assez de largeur.")</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gorgibus', "Je pense qu'elles sont folles toutes deux, et je ne puis rien comprendre à ce baragouin. <text:s/>Cathos, et vous, Magdelon... ")</text:p>
          </table:table-cell>
          <table:table-cell table:style-name="ce20" office:value-type="string" calcext:value-type="string">
            <text:p>('#gorgibus', "Voilà de grands discours que je ne puis entendre À tout ce baragouin, qui pourrait rien comprendre, Elles sont folles. Vous Cathos et Madelon, Apprenez aujourd'hui que je veux tout de bon, Que vous vous prépariez...")</text:p>
          </table:table-cell>
          <table:table-cell table:style-name="ce20" office:value-type="float" office:value="0.18" calcext:value-type="float">
            <text:p>0.18</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gdelon', 'Eh, de grâce, mon père, défaites-vous de ces noms étranges, et nous appelez autrement. ')</text:p>
          </table:table-cell>
          <table:table-cell table:style-name="ce20" office:value-type="string" calcext:value-type="string">
            <text:p>('#madelon', 'Hé ! de grâce, mon père, De ces étranges noms, tâchez de vous défaire, Et si vous le pouvez, nommez-nous autrement.')</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gorgibus', 'Comment ces noms étranges ? <text:s/>Ne sont-ce pas vos noms de baptême ? ')</text:p>
          </table:table-cell>
          <table:table-cell table:style-name="ce20" office:value-type="string" calcext:value-type="string">
            <text:p>('#gorgibus', "Ô Dieux ! Qu'entends-je dire ? Étranges noms, comment ? Et ne sont-ce pas là vos vrais noms de baptême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Mon_Dieu, que vous êtes vulgaire ! <text:s/>Pour moi, un de mes étonnements, c'est que vous ayez pu faire une fille si spirituelle que moi. <text:s/>A-t-on jamais parlé dans le beau style de Cathos ni de Magdelon ? <text:s/>Et ne m'avouerez-vous pas que ce serait assez d'un de ces noms, pour décrier le plus beau roman du monde ? ")</text:p>
          </table:table-cell>
          <table:table-cell table:style-name="ce20" office:value-type="string" calcext:value-type="string">
            <text:p>('#madelon', "Votre stupidité va jusques à l'extrême Que vous êtes vulgaire, avec ces sentiments, Ah ! Pour moi, le plus grand de mes étonnements Est que vous ayez fait une fille si sage, Et si pleine d'esprit. Dedans le beau langage, Ouït-on jamais nommer ? Madelon et Cathos, Et n'avouerez-vous pas, qu'enfin des noms si sots Pourraient par leur rudesse affreuse et sans seconde Décrier le Roman, le plus charmant du mond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Il est vrai, mon oncle, qu'une oreille un peu délicate pâtit furieusement à entendre prononcer ces mots-là ; et le nom de Polyxène, que ma cousine a choisi, et celui d'Aminthe que je me suis donné, ont une grâce dont il faut que vous demeuriez d'accord. ")</text:p>
          </table:table-cell>
          <table:table-cell table:style-name="ce20" office:value-type="string" calcext:value-type="string">
            <text:p>('#cathos', "Mon oncle, il est très vrai, que ces sortes de noms Ont un je ne sais quoi de bas dedans leurs sons, Qui n'a rien d'attirant, qui n'a rien qui ne blesse, Et pour peu qu'une oreille, ait de délicatesse, On voit qu'elle pâtit, très furieusement Entendant prononcer ces mots-là seulement. D'Aminte le beau nom, celui de Polixène, Que ma cousine et moi nous avons pris sans peine, Ont des attraits en eux, dont vous devez d'abord Sans aucun contredit être avec moi d'accord.")</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gorgibus', "Écoutez, il n'y a qu'un mot qui serve. <text:s/>Je n'entends point que vous ayez d'autres noms, que ceux, qui vous ont été donnés par vos parrains et marraines, et pour ces Messieurs, dont il est question, je connais leurs familles et leurs biens, et je veux résolument ; que vous vous disposiez à les recevoir pour maris. <text:s/>Je me lasse de vous avoir sur les bras, et la garde de deux filles est une charge un peu trop pesante pour un homme de mon âge. ")</text:p>
          </table:table-cell>
          <table:table-cell table:style-name="ce20" office:value-type="string" calcext:value-type="string">
            <text:p>('#gorgibus', "Écoutez toutes deux, il n'est qu'un mot qui serve, Quand je dis une chose, il faut que l'on l'observe, Et je ne prétends pas tomber jamais d'accord, De ces noms, que je vois qui vous plaisent si fort ; Quittez-les, car je veux que vous gardiez les vôtres : Je ne saurais souffrir, que vous en ayez d'autres, Que ceux que vos parrains vous ont jadis donnés. Pour ces Messieurs aussi, lesquels vous dédaignez : Je sais quels sont leurs biens, je connais leurs familles, Et comme je suis las de tant garder deux filles, Je veux qu'absolument vous songiez toutes deux À recevoir bientôt leur main avec leurs voeux. De deux filles la garde est une rude charge, Et ne peine que trop un homme de mon âg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Pour moi, mon oncle, tout ce que je vous puis dire, c'est que je trouve le mariage une chose tout à fait choquante. <text:s/>Comment est-ce qu'on peut souffrir la pensée de coucher contre un homme vraiment nu ? ")</text:p>
          </table:table-cell>
          <table:table-cell table:style-name="ce20" office:value-type="string" calcext:value-type="string">
            <text:p>('#cathos', "Ce que je vous puis dire ici, mon oncle hélas ! C'est que le mariage est pour moi sans appas, Que je trouve que c'est une chose choquante, Et qu'enfin le penser, seulement m'épouvante D'être couchée auprès d'un homme vraiment nu.")</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Souffrez que nous prenions un peu haleine parmi le beau monde de Paris, où nous ne faisons que d'arriver. <text:s/>Laissez-nous faire à loisir le tissu de notre roman, et n'en pressez point tant la conclusion. ")</text:p>
          </table:table-cell>
          <table:table-cell table:style-name="ce20" office:value-type="string" calcext:value-type="string">
            <text:p>('#madelon', "Mon père, notre nom, sera bientôt connu, C'est pourquoi vous devez, nous permettre sans peine, Qu'avec les beaux esprits, nous reprenions haleine. Et comme dans Paris, nous venons d'arriver, Vous devez s'il vous plaît nous laisser achever De notre beau Roman, le tissu sans exemple, Et n'en pas tant presser, par un pouvoir trop ample La conclusion.")</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gorgibus', "Il n'en faut point douter, elles sont achevées. <text:s/>Encore un coup, je n'entends rien à toutes ces balivernes, je veux être maître absolu, et pour trancher toutes sortes de discours, ou vous serez mariées toutes deux, avant qu'il soit peu, ou, ma foi, vous serez religieuses : j'en fais un bon serment. ")</text:p>
          </table:table-cell>
          <table:table-cell table:style-name="ce20" office:value-type="string" calcext:value-type="string">
            <text:p>('#gorgibus', "Dieux ! Qu'entends-je ici conter ? Leur folie est visible, il n'en faut plus douter. Encor un coup, sachez, que je ne puis comprendre Ces balivernes-ci, que je veux sans attendre, Et sans qu'on me réponde, être maître absolu, Et que l'on fasse enfin, ce que j'ai résolu C'est pourquoi ces Messieurs, seront dans ma famille, Où chacune de vous restera toujours fille, Ou sera par ma foi, mise dorénavant Puisque je l'ai juré, dedans un bon Couvent.")</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Mon_Dieu, ma chère, que ton père a la forme enfoncée dans la matière ! <text:s/>Que son intelligence est épaisse, et qu'il fait sombre dans son âme ! ")</text:p>
          </table:table-cell>
          <table:table-cell table:style-name="ce20" office:value-type="string" calcext:value-type="string">
            <text:p>('#cathos', "Quelle stupidité, que vois-je ah ! Dieu ma chère ! Que ton père a la forme avant dans la matière. Qu'il a l'intelligence épaisse, qu'il est dur, Et qu'il fait dans son âme, étrangement obscur.")</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Que veux-tu, ma chère ? <text:s/>J'en suis en confusion pour lui. <text:s/>J'ai peine à me persuader que je puisse être véritablement sa fille, et je crois que quelque aventure, un jour, me viendra développer une naissance plus illustre. ")</text:p>
          </table:table-cell>
          <table:table-cell table:style-name="ce20" office:value-type="string" calcext:value-type="string">
            <text:p>('#madelon', "Ma chère que veux-tu ? Pour lui j'en suis confuse, Rien ne m'étonne tant, que de le voir si buse ; Mais je me persuade, et fort malaisément Que je puisse être aussi sa fille assurément, Et je crois qu'il viendra quelque journée heureuse, Qui par quelque aventure, et nouvelle, et fameuse Me développera, sans doute avec raison Un père plus illustre, et d'une autre maison.")</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Je le croirais bien ; oui, il y a toutes les apparences du monde, et pour moi, quand je me regarde aussi...')</text:p>
          </table:table-cell>
          <table:table-cell table:style-name="ce20" office:value-type="string" calcext:value-type="string">
            <text:p>('#cathos', "Je le croirais bien oui ; car enfin sans médire J'y vois grande apparence, et je ne sais qu'en dire Pour moi quand je me vois aussi...")</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table:table-cell table:style-name="ce20" office:value-type="string" calcext:value-type="string">
            <text:p>('#marotte', 'Madame...')</text:p>
          </table:table-cell>
          <table:table-cell table:style-name="ce20" office:value-type="float" office:value="1" calcext:value-type="float">
            <text:p>1</text:p>
          </table:table-cell>
          <table:table-cell table:style-name="ce20" office:value-type="string" calcext:value-type="string">
            <text:p>Deletion</text:p>
          </table:table-cell>
          <table:table-cell table:style-name="ce19" table:number-columns-repeated="21"/>
          <table:table-cell table:number-columns-repeated="999"/>
        </table:table-row>
        <table:table-row table:style-name="ro3">
          <table:table-cell table:style-name="ce20"/>
          <table:table-cell table:style-name="ce20" office:value-type="string" calcext:value-type="string">
            <text:p>('#madelon', "Quoi ? Qu'est-ce, que voulez-vous ? Veut-on parler à moi ?")</text:p>
          </table:table-cell>
          <table:table-cell table:style-name="ce20" office:value-type="float" office:value="1" calcext:value-type="float">
            <text:p>1</text:p>
          </table:table-cell>
          <table:table-cell table:style-name="ce20" office:value-type="string" calcext:value-type="string">
            <text:p>Deletion</text:p>
          </table:table-cell>
          <table:table-cell table:style-name="ce19" table:number-columns-repeated="21"/>
          <table:table-cell table:number-columns-repeated="999"/>
        </table:table-row>
        <table:table-row table:style-name="ro3">
          <table:table-cell table:style-name="ce20" office:value-type="string" calcext:value-type="string">
            <text:p>('#marotte', 'Voilà un laquais qui demande si vous êtes au logis, et dit que son maître vous veut venir voir. ')</text:p>
          </table:table-cell>
          <table:table-cell table:style-name="ce20" office:value-type="string" calcext:value-type="string">
            <text:p>('#marotte', "Un laquais, que voilà, souhaite qu'on lui dise Si vous êtes céans, afin qu'il en instruise Son maître, qui l'envoie ici, pour le savoir, Parce, dit-il, qu'il veut bientôt vous venir voir.")</text:p>
          </table:table-cell>
          <table:table-cell table:style-name="ce20" office:value-type="float" office:value="0.18" calcext:value-type="float">
            <text:p>0.18</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gdelon', "Apprenez, sotte, à vous énoncer moins vulgairement. <text:s/>Dites ; voilà un nécessaire qui demande ; si vous êtes en commodité d'être visibles.")</text:p>
          </table:table-cell>
          <table:table-cell table:style-name="ce20" office:value-type="string" calcext:value-type="string">
            <text:p>('#madelon', "Et vous apprenez sotte, à moins parler vulgaire, Et dites pour vous mieux énoncer d'ordinaire. Un nécessaire est là, qui demande instamment Si vous ne pourriez pas être présentement En commodité d'être visible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rotte', "Dame, je n'entends point le latin, et je n'ai pas appris, comme vous, la filofie dans le Grand Cyre. ")</text:p>
          </table:table-cell>
          <table:table-cell table:style-name="ce20" office:value-type="string" calcext:value-type="string">
            <text:p>('#marotte', "Ah ! Dame ! Je n'entends point ma foi, tout ce Latin, Madame, Et l'on ne m'a jamais, enseigné comme à vous La filofie, dedans le grand Cyr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L'impertinente ! <text:s/>Le moyen de souffrir cela ! <text:s/>Et qui est-il le maître de ce laquais ? ")</text:p>
          </table:table-cell>
          <table:table-cell table:style-name="ce20" office:value-type="string" calcext:value-type="string">
            <text:p>('#madelon', "À nous <text:s/>Tenir de tels propos, voyez l'impertinente Le moyen de souffrir, toujours cette insolente ; Mais encor quel est-il ? Le Maître à ce laquai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rotte', "Il me l'a nommé le Marquis de Mascarille. ")</text:p>
          </table:table-cell>
          <table:table-cell table:style-name="ce20" office:value-type="string" calcext:value-type="string">
            <text:p>('#marotte', "Il me l'a nommé, le... le Marquis de de... Ouais, Le Marquis de Mascarill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Ah ma chère ! <text:s/>Un marquis, oui, allez dire qu'on nous peut voir. <text:s/>C'est sans doute un bel esprit, qui aura ouï parler de nous. ")</text:p>
          </table:table-cell>
          <table:table-cell table:style-name="ce20" office:value-type="string" calcext:value-type="string">
            <text:p>('#madelon', "Un Marquis, ah ! Ma chère, Oui, retournez lui dire, et ne demeurez guère Qu'on nous voit à présent, c'est quelque bel esprit, Que notre renommée a jusqu'ici conduit.")</text:p>
          </table:table-cell>
          <table:table-cell table:style-name="ce20" office:value-type="float" office:value="0.48" calcext:value-type="float">
            <text:p>0.48</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cathos', 'Assurément, ma chère. ')</text:p>
          </table:table-cell>
          <table:table-cell table:style-name="ce20" office:value-type="string" calcext:value-type="string">
            <text:p>('#cathos', 'Assurément ma chèr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Il faut le recevoir dans cette salle basse, plutôt qu'en notre chambre : ajustons un peu nos cheveux au moins, et soutenons notre réputation. <text:s/>Vite venez nous tendre ici dedans le conseiller des grâces. ")</text:p>
          </table:table-cell>
          <table:table-cell table:style-name="ce20" office:value-type="string" calcext:value-type="string">
            <text:p>('#madelon', 'En cette salle basse Il faut le recevoir, nous aurons plus de grâce Que dedans notre chambre ; ajustons nos cheveux Au moins, et soutenons en ce jour bienheureux La réputation que nous avons acquis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table:table-cell table:style-name="ce20" office:value-type="string" calcext:value-type="string">
            <text:p>('#cathos', "La visite me plaît, bien que j'en sois surprise.")</text:p>
          </table:table-cell>
          <table:table-cell table:style-name="ce20" office:value-type="float" office:value="1" calcext:value-type="float">
            <text:p>1</text:p>
          </table:table-cell>
          <table:table-cell table:style-name="ce20" office:value-type="string" calcext:value-type="string">
            <text:p>Deletion</text:p>
          </table:table-cell>
          <table:table-cell table:style-name="ce19" table:number-columns-repeated="21"/>
          <table:table-cell table:number-columns-repeated="999"/>
        </table:table-row>
        <table:table-row table:style-name="ro3">
          <table:table-cell table:style-name="ce20"/>
          <table:table-cell table:style-name="ce20" office:value-type="string" calcext:value-type="string">
            <text:p>('#madelon', 'Vite, venez nous tendre ici, le conseiller Des grâces.')</text:p>
          </table:table-cell>
          <table:table-cell table:style-name="ce20" office:value-type="float" office:value="1" calcext:value-type="float">
            <text:p>1</text:p>
          </table:table-cell>
          <table:table-cell table:style-name="ce20" office:value-type="string" calcext:value-type="string">
            <text:p>Deletion</text:p>
          </table:table-cell>
          <table:table-cell table:style-name="ce19" table:number-columns-repeated="21"/>
          <table:table-cell table:number-columns-repeated="999"/>
        </table:table-row>
        <table:table-row table:style-name="ro3">
          <table:table-cell table:style-name="ce20" office:value-type="string" calcext:value-type="string">
            <text:p>('#marotte', "Par ma foi, je ne sais point quelle bête c'est-là, il faut parler chrétien, si vous voulez que je vous entende. ")</text:p>
          </table:table-cell>
          <table:table-cell table:style-name="ce20" office:value-type="string" calcext:value-type="string">
            <text:p>('#marotte', "Que ce mot vient mal pour m'embrouiller ; Ma foi, je ne sais point si c'est là quelque bête, Il faut parler chrétien pour mettre dans ma tête Ce que vous voulez dir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Apportez-nous le miroir, ignorante que vous êtes. <text:s/>Et gardez-vous bien d'en salir la glace, par la communication de votre image. ")</text:p>
          </table:table-cell>
          <table:table-cell table:style-name="ce20" office:value-type="string" calcext:value-type="string">
            <text:p>('#cathos', "Apportez le miroir Pécore, et gardez bien en vous y faisant voir D'en obscurcir la glace, et de lui faire outrage En lui communiquant de trop près votre imag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Holà, porteurs, holà. <text:s/>Là, là, là, là, là, là. <text:s/>Je pense que ces marauds-là ont dessein de me briser à force de heurter contre les murailles et les pavés. ')</text:p>
          </table:table-cell>
          <table:table-cell table:style-name="ce20" office:value-type="string" calcext:value-type="string">
            <text:p>('#mascarille', 'Là, là porteurs, holà, là, là, là, là, holà, Je crois que ces marauds, me veulent briser là À force de heurter, les pavés, la muraill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premier-porteur', "Dame, c'est que la porte est étroite. <text:s/>Vous avez voulu aussi, que nous soyons entrés jusqu'ici. ")</text:p>
          </table:table-cell>
          <table:table-cell table:style-name="ce20" office:value-type="string" calcext:value-type="string">
            <text:p>('#premier-porteur', "Dame, c'est que la porte est étroite ; d'entrailles. Vous avez commandé, que l'on entrât ici, Nous avons obéi.")</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Je le crois bien. <text:s/>Voudriez-vous, faquins, que j'exposasse l'embonpoint de mes plumes aux inclémences de la saison pluvieuse ? <text:s/>Et que j'allasse imprimer mes souliers en boue ? <text:s/>Allez ôtez votre chaise d'ici. ")</text:p>
          </table:table-cell>
          <table:table-cell table:style-name="ce20" office:value-type="string" calcext:value-type="string">
            <text:p>('#mascarille', "Je le crois bien aussi, Voudriez-vous faquins ? que pour vous j'exposasse Ou mes plumes à l'air, ou bien que je laissasse Perdre leur embonpoint ; et n'ai-je pas raison ? De les en garantir, durant cette saison Pluvieuse, incommode, ou bien que j'imprimasse Mes souliers en la boue. Ah ! De vous je me lasse, Ôtez-moi votre chais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deuxieme-porteur', "Payez-nous donc, s'il vous plaît, Monsieur. ")</text:p>
          </table:table-cell>
          <table:table-cell table:style-name="ce20" office:value-type="string" calcext:value-type="string">
            <text:p>('#deuxieme-porteur', 'Et bien donc, payez-nous ?')</text:p>
          </table:table-cell>
          <table:table-cell table:style-name="ce20" office:value-type="float" office:value="0.69" calcext:value-type="float">
            <text:p>0.69</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Hem ? ')</text:p>
          </table:table-cell>
          <table:table-cell table:style-name="ce20" office:value-type="string" calcext:value-type="string">
            <text:p>('#mascarille', 'Hem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table:table-cell table:style-name="ce20" office:value-type="string" calcext:value-type="string">
            <text:p>('#deuxieme-porteur', 'Je vous dis, Monsieur ?')</text:p>
          </table:table-cell>
          <table:table-cell table:style-name="ce20" office:value-type="float" office:value="1" calcext:value-type="float">
            <text:p>1</text:p>
          </table:table-cell>
          <table:table-cell table:style-name="ce20" office:value-type="string" calcext:value-type="string">
            <text:p>Deletion</text:p>
          </table:table-cell>
          <table:table-cell table:style-name="ce19" table:number-columns-repeated="21"/>
          <table:table-cell table:number-columns-repeated="999"/>
        </table:table-row>
        <table:table-row table:style-name="ro3">
          <table:table-cell table:style-name="ce20"/>
          <table:table-cell table:style-name="ce20" office:value-type="string" calcext:value-type="string">
            <text:p>('#mascarille', 'Que me dis-tu ?')</text:p>
          </table:table-cell>
          <table:table-cell table:style-name="ce20" office:value-type="float" office:value="1" calcext:value-type="float">
            <text:p>1</text:p>
          </table:table-cell>
          <table:table-cell table:style-name="ce20" office:value-type="string" calcext:value-type="string">
            <text:p>Deletion</text:p>
          </table:table-cell>
          <table:table-cell table:style-name="ce19" table:number-columns-repeated="21"/>
          <table:table-cell table:number-columns-repeated="999"/>
        </table:table-row>
        <table:table-row table:style-name="ro3">
          <table:table-cell table:style-name="ce20" office:value-type="string" calcext:value-type="string">
            <text:p>('#deuxieme-porteur', "Je dis, Monsieur, que vous nous donniez de l'argent, s'il vous plaît. ")</text:p>
          </table:table-cell>
          <table:table-cell table:style-name="ce20" office:value-type="string" calcext:value-type="string">
            <text:p>('#deuxieme-porteur', "Que vous Nous donniez de l'argent.")</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Comment, coquin, demander de l'argent à une personne de ma qualité ?")</text:p>
          </table:table-cell>
          <table:table-cell table:style-name="ce20" office:value-type="string" calcext:value-type="string">
            <text:p>('#mascarille', "Quelle insolence ? Demander de l'argent, à ceux de ma naissance.")</text:p>
          </table:table-cell>
          <table:table-cell table:style-name="ce20" office:value-type="float" office:value="0.72" calcext:value-type="float">
            <text:p>0.72</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deuxieme-porteur', "Est-ce ainsi, qu'on paye les pauvres gens ? <text:s/>Et votre qualité nous donne-t-elle à dîner ? ")</text:p>
          </table:table-cell>
          <table:table-cell table:style-name="ce20" office:value-type="string" calcext:value-type="string">
            <text:p>('#deuxieme-porteur', "N'avez-vous que cela, Monsieur, à nous donner ? Et votre qualité, nous fait-elle dîner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Ah, ah, ah, je vous apprendrai à vous connaître ! <text:s/>Ces canailles-là s'osent jouer à moi. ")</text:p>
          </table:table-cell>
          <table:table-cell table:style-name="ce20" office:value-type="string" calcext:value-type="string">
            <text:p>('#mascarille', 'Ah ! Je vous apprendrai coquins, à vous connaître, Vous ôtez-vous marauds ? Jouer à votre maître.')</text:p>
          </table:table-cell>
          <table:table-cell table:style-name="ce20" office:value-type="float" office:value="0.24" calcext:value-type="float">
            <text:p>0.24</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premier-porteur', 'Çà, payez-nous vitement .')</text:p>
          </table:table-cell>
          <table:table-cell table:style-name="ce20" office:value-type="string" calcext:value-type="string">
            <text:p>('#premier-porteur', 'Ça vite, payez-nous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Quoi ? ')</text:p>
          </table:table-cell>
          <table:table-cell table:style-name="ce20" office:value-type="string" calcext:value-type="string">
            <text:p>('#mascarille', 'Quoi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premier-porteur', "Je dis, que je veux avoir de l'argent, tout à l'heure. ")</text:p>
          </table:table-cell>
          <table:table-cell table:style-name="ce20" office:value-type="string" calcext:value-type="string">
            <text:p>('#premier-porteur', "Je dis que je veux De l'argent tout à l'heur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Il est raisonnable. ')</text:p>
          </table:table-cell>
          <table:table-cell table:style-name="ce20" office:value-type="string" calcext:value-type="string">
            <text:p>('#mascarille', 'On ne peut dire mieux, Il est très raisonnabl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premier-porteur', 'Vite donc. ')</text:p>
          </table:table-cell>
          <table:table-cell table:style-name="ce20" office:value-type="string" calcext:value-type="string">
            <text:p>('#premier-porteur', 'Eh ! Bien vite, vous dis-je !')</text:p>
          </table:table-cell>
          <table:table-cell table:style-name="ce20" office:value-type="float" office:value="1.36" calcext:value-type="float">
            <text:p>1.36</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Oui-dà. <text:s/>Tu parles comme il faut, toi ; mais l'autre est un coquin qui ne sait ce qu'il dit. <text:s/>Tiens es-tu content.")</text:p>
          </table:table-cell>
          <table:table-cell table:style-name="ce20" office:value-type="string" calcext:value-type="string">
            <text:p>('#mascarille', "Tu parles comme il faut, vois là comme on m'oblige Mais l'autre est un coquin qui ne sait ce qu'il dit. Là tiens, es-tu content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premier-porteur', 'Non, je ne suis pas content, vous avez donné un soufflet à mon camarade, et... ')</text:p>
          </table:table-cell>
          <table:table-cell table:style-name="ce20" office:value-type="string" calcext:value-type="string">
            <text:p>('#premier-porteur', "Nany, j'ai du dépit Et ne saurais souffrir votre rodomontade, Vous avez devant moi battu mon camarade, Et si...")</text:p>
          </table:table-cell>
          <table:table-cell table:style-name="ce20" office:value-type="float" office:value="1" calcext:value-type="float">
            <text:p>1</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Doucement, tiens, voilà pour le soufflet. <text:s/>On obtient tout de moi, quand on s'y prend de la bonne façon. <text:s/>Allez, venez me reprendre tantôt, pour aller au Louvre au petit coucher. ")</text:p>
          </table:table-cell>
          <table:table-cell table:style-name="ce20" office:value-type="string" calcext:value-type="string">
            <text:p>('#mascarille', "Doucement, tiens, voilà pour le soufflet ; On obtient tout de moi, je suis comme un poulet. Dès lors que l'on s'y prend, de la bonne manière Je me laisse fléchir, à la moindre prière. Allez vite sortez, et venez me chercher Tantôt, pour aller au Louvre au petit coucher.")</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rotte', "Monsieur, voilà mes maîtresses, qui vont venir tout à l'heure. ")</text:p>
          </table:table-cell>
          <table:table-cell table:style-name="ce20" office:value-type="string" calcext:value-type="string">
            <text:p>('#marotte', "Mes Maîtresses Monsieur, vont venir tout à l'heur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Qu'elles ne se pressent point, je suis ici posté commodément, pour attendre. ")</text:p>
          </table:table-cell>
          <table:table-cell table:style-name="ce20" office:value-type="string" calcext:value-type="string">
            <text:p>('#mascarille', 'Je ne suis pas pressé, je vous jure ou je meure : Je suis dedans ce lieu, posté commodément Et je puis à loisir, les attendre aisément.')</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rotte', 'Les voici. ')</text:p>
          </table:table-cell>
          <table:table-cell table:style-name="ce20" office:value-type="string" calcext:value-type="string">
            <text:p>('#marotte', 'Elles viennent Monsieur.')</text:p>
          </table:table-cell>
          <table:table-cell table:style-name="ce20" office:value-type="float" office:value="0.3" calcext:value-type="float">
            <text:p>0.3</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Mesdames, vous serez surprises, sans doute de l'audace de ma visite ; mais votre réputation vous attire cette méchante affaire, et le mérite a, pour moi, des charmes si puissants, que je cours, partout, après lui. ")</text:p>
          </table:table-cell>
          <table:table-cell table:style-name="ce20" office:value-type="string" calcext:value-type="string">
            <text:p>('#mascarille', "Mesdames mon audace Pourra vous étonner ; mais cette aimable grâce Que l'on admire en vous, vous cause ce malheur : La réputation qui parle, à votre honneur M'a forcé ce jourd'hui, de vous rendre visite Et pour moi je poursuis en tous lieux le mérit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Si vous poursuivez le mérite, ce n'est pas sur nos terres que vous devez chasser. ")</text:p>
          </table:table-cell>
          <table:table-cell table:style-name="ce20" office:value-type="string" calcext:value-type="string">
            <text:p>('#madelon', "Si vous le poursuivez ce n'est pas dans ces lieux Que vous devez chasser.")</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Pour voir chez nous le mérite, il a fallu, que vous l'y ayez amené. ")</text:p>
          </table:table-cell>
          <table:table-cell table:style-name="ce20" office:value-type="string" calcext:value-type="string">
            <text:p>('#cathos', "Pour le voir à nos yeux Il a fallu Monsieur, qu'il vînt sous votre auspice.")</text:p>
          </table:table-cell>
          <table:table-cell table:style-name="ce20" office:value-type="float" office:value="0.26" calcext:value-type="float">
            <text:p>0.26</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Ah je m'inscris en faux contre vos paroles. <text:s/>La Renommée accuse juste, en contant ce que vous valez, et vous allez faire pic, repic ; et capot, tout ce qu'il y a de galant dans Paris. ")</text:p>
          </table:table-cell>
          <table:table-cell table:style-name="ce20" office:value-type="string" calcext:value-type="string">
            <text:p>('#mascarille', "Ah ! Je m'inscris en faux contre cette injustice. Le renom parle juste, en contant vos vertus Par là, les plus galants, seront bientôt battus, Vous allez faire pic, repic, et capot même, Tout ce que dans Paris, l'on chérit et l'on aim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Votre complaisance pousse, un peu trop avant, la libéralité de ses louanges, et nous n'avons garde, ma cousine, et moi, de donner de notre sérieux, dans le doux de votre flatterie. ")</text:p>
          </table:table-cell>
          <table:table-cell table:style-name="ce20" office:value-type="string" calcext:value-type="string">
            <text:p>('#madelon', "Nous n'attendions pas moins, d'un homme tel que vous ; Mais votre complaisance est trop grande envers nous. Et vous poussez si loin votre injuste louange Que ma cousine, et moi, pour éviter le change, Nous ne donnerons pas, de notre sérieux Dedans un compliment, qu'on ne peut faire mieux ; Car enfin nous craignons de tomber dans le pièg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Ma chère, il faudrait faire donner des sièges. ')</text:p>
          </table:table-cell>
          <table:table-cell table:style-name="ce20" office:value-type="string" calcext:value-type="string">
            <text:p>('#cathos', 'Mais ma chère, il faudrait faire apporter un sièg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Holà, Almanzor.')</text:p>
          </table:table-cell>
          <table:table-cell table:style-name="ce20"/>
          <table:table-cell table:style-name="ce20" office:value-type="float" office:value="1" calcext:value-type="float">
            <text:p>1</text:p>
          </table:table-cell>
          <table:table-cell table:style-name="ce20" office:value-type="string" calcext:value-type="string">
            <text:p>Insertion</text:p>
          </table:table-cell>
          <table:table-cell table:style-name="ce19" table:number-columns-repeated="21"/>
          <table:table-cell table:number-columns-repeated="999"/>
        </table:table-row>
        <table:table-row table:style-name="ro3">
          <table:table-cell table:style-name="ce20" office:value-type="string" calcext:value-type="string">
            <text:p>('#almanzor', 'Madame. ')</text:p>
          </table:table-cell>
          <table:table-cell table:style-name="ce20"/>
          <table:table-cell table:style-name="ce20" office:value-type="float" office:value="1" calcext:value-type="float">
            <text:p>1</text:p>
          </table:table-cell>
          <table:table-cell table:style-name="ce20" office:value-type="string" calcext:value-type="string">
            <text:p>Insertion</text:p>
          </table:table-cell>
          <table:table-cell table:style-name="ce19" table:number-columns-repeated="21"/>
          <table:table-cell table:number-columns-repeated="999"/>
        </table:table-row>
        <table:table-row table:style-name="ro3">
          <table:table-cell table:style-name="ce20" office:value-type="string" calcext:value-type="string">
            <text:p>('#magdelon', 'Vite, voiturez-nous ici les commodités de la conversation. ')</text:p>
          </table:table-cell>
          <table:table-cell table:style-name="ce20" office:value-type="string" calcext:value-type="string">
            <text:p>('#madelon', 'Voiturez-nous ici, vite, petit garçon, Les commodités de la conversation.')</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Mais au moins, y a-t-il sûreté ici pour moi.')</text:p>
          </table:table-cell>
          <table:table-cell table:style-name="ce20" office:value-type="string" calcext:value-type="string">
            <text:p>('#mascarille', 'Mais aurai-je du moins, sûreté de personne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Que craignez-vous ? ')</text:p>
          </table:table-cell>
          <table:table-cell table:style-name="ce20" office:value-type="string" calcext:value-type="string">
            <text:p>('#cathos', 'Que craignez-vous de nous ? Que rien ne vous étonne.')</text:p>
          </table:table-cell>
          <table:table-cell table:style-name="ce20" office:value-type="float" office:value="0.06" calcext:value-type="float">
            <text:p>0.06</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Quelque vol de mon coeur, quelque assassinat de ma franchise. <text:s/>Je vois ici des yeux qui ont la mine d'être de fort mauvais garçons, de faire insulte aux libertés, et de traiter une âme de Turc à More. <text:s/>Comment diable, d'abord qu'on les approche, ils se mettent sur leur garde meurtrière ? <text:s/>Ah ! <text:s/>Par ma foi je m'en défie, et je m'en vais gagner au pied, ou je veux caution bourgeoise qu'ils ne me feront point de mal. ")</text:p>
          </table:table-cell>
          <table:table-cell table:style-name="ce20" office:value-type="string" calcext:value-type="string">
            <text:p>('#mascarille', "J'ai tout à redouter, tout me doit faire peur ; Je crains premièrement, quelque vol de mon coeur, Ou quelque assassinat, de ma pauvre franchise Je vois ici des yeux, dont mon âme est surprise Ils ont mine surtout, d'être mauvais garçons De faire insulte aux gens, et les ôter d'arçons. Ravir les libertés, faire qu'on les adore Et même de traiter, un coeur de Turc à More. Comment diable ! D'abord que l'on s'approche d'eux Ils se mettent en garde, ah ! Qu'ils sont dangereux ; Ma foi je m'en défie, et vais prendre la fuite Ou je veux caution de leur bonne conduit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Ma chère, c'est le caractère enjoué. ")</text:p>
          </table:table-cell>
          <table:table-cell table:style-name="ce20" office:value-type="string" calcext:value-type="string">
            <text:p>('#madelon', "Ma chère, ce qu'il dit est tout plein d'enjouement.")</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Je vois bien que c'est un Amilcar. ")</text:p>
          </table:table-cell>
          <table:table-cell table:style-name="ce20" office:value-type="string" calcext:value-type="string">
            <text:p>('#cathos', "Il efface Amilcar, tant il a d'agrément.")</text:p>
          </table:table-cell>
          <table:table-cell table:style-name="ce20" office:value-type="float" office:value="0.42" calcext:value-type="float">
            <text:p>0.42</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gdelon', "Ne craignez rien, nos yeux n'ont point de mauvais desseins, et votre coeur peut dormir en assurance sur leur prud'homie. ")</text:p>
          </table:table-cell>
          <table:table-cell table:style-name="ce20" office:value-type="string" calcext:value-type="string">
            <text:p>('#madelon', 'Ne craignez rien, nos yeux sont exempts de malice, Leurs desseins innocents, et sans nul artifice ; Votre coeur peut dormir en toute sûreté Dessus leur prudhommie, et dessus leur bonté.')</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Mais de grâce, Monsieur, ne soyez pas inexorable à ce fauteuil qui vous tend les bras, il y a un quart d'heure, contentez un peu l'envie qu'il a de vous embrasser. ")</text:p>
          </table:table-cell>
          <table:table-cell table:style-name="ce20" office:value-type="string" calcext:value-type="string">
            <text:p>('#cathos', "Mais de grâce Monsieur rendez-vous exorable. Aux voeux de ce fauteuil, dont le soin équitable Lui fait ouvrir les bras, contentez son dessein Depuis près d'un quart d'heure, il vous ouvre son sein, Souffrez qu'il vous embrass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Eh bien, Mesdames, que dites-vous de Paris ? ')</text:p>
          </table:table-cell>
          <table:table-cell table:style-name="ce20" office:value-type="string" calcext:value-type="string">
            <text:p>('#mascarille', "Et bien dites Mesdames, Que vous semble Paris ? Car c'est aux belles âmes D'en porter jugement.")</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Hélas ! <text:s/>Qu'en pourrions-nous dire ? <text:s/>Il faudrait être l'antipode de la raison, pour ne pas confesser que Paris est le grand bureau des merveilles, le centre du bon goût, du bel esprit et de la galanterie. ")</text:p>
          </table:table-cell>
          <table:table-cell table:style-name="ce20" office:value-type="string" calcext:value-type="string">
            <text:p>('#madelon', "Qu'en dirions-nous hélas Tout le monde est d'accord, qu'il est rempli d'appas, Que c'est le grand Bureau, de toutes les merveilles, Le centre du bon goût, le charme des oreilles, Le plaisir des esprits, le lieu des agréments, Et le refuge enfin, des plus nobles amants.")</text:p>
          </table:table-cell>
          <table:table-cell table:style-name="ce20" office:value-type="float" office:value="0.47" calcext:value-type="float">
            <text:p>0.47</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Pour moi, je tiens que hors de Paris, il n'y a point de salut, pour les honnêtes gens. ")</text:p>
          </table:table-cell>
          <table:table-cell table:style-name="ce20" office:value-type="string" calcext:value-type="string">
            <text:p>('#mascarille', "Je tiens qu'hors de Paris, pour les hommes illustres, Il n'est point de salut, les campagnes sont rustre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C'est une vérité incontestable. ")</text:p>
          </table:table-cell>
          <table:table-cell table:style-name="ce20" office:value-type="string" calcext:value-type="string">
            <text:p>('#cathos', 'On ne dispute point de cette vérité.')</text:p>
          </table:table-cell>
          <table:table-cell table:style-name="ce20" office:value-type="float" office:value="1.06" calcext:value-type="float">
            <text:p>1.06</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Il y fait un peu crotté ; mais nous avons la chaise. ')</text:p>
          </table:table-cell>
          <table:table-cell table:style-name="ce20" office:value-type="string" calcext:value-type="string">
            <text:p>('#mascarille', "Ce qu'il a de fâcheux, c'est qu'il y fait crotté ; Mais nous avons la chais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Il est vrai que la chaise est un retranchement merveilleux contre les insultes de la boue, et du mauvais temps. ')</text:p>
          </table:table-cell>
          <table:table-cell table:style-name="ce20" office:value-type="string" calcext:value-type="string">
            <text:p>('#madelon', "Il est vrai que la chaise Est un retranchement, où l'on est à son aise, Un propice instrument, pour les honnêtes gens, Un merveilleux abri, contre le mauvais temps.")</text:p>
          </table:table-cell>
          <table:table-cell table:style-name="ce20" office:value-type="float" office:value="0.05" calcext:value-type="float">
            <text:p>0.05</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Vous recevez beaucoup de visites ? <text:s/>Quel bel esprit est des vôtres ? ')</text:p>
          </table:table-cell>
          <table:table-cell table:style-name="ce20" office:value-type="string" calcext:value-type="string">
            <text:p>('#mascarille', "Vous recevez beaucoup, et de belles visites ? Car tous les beaux esprits, cherchent les grands mérites ; Mais encor qui sont ceux qu'attirent vos appas, Dites ?")</text:p>
          </table:table-cell>
          <table:table-cell table:style-name="ce20" office:value-type="float" office:value="0.09" calcext:value-type="float">
            <text:p>0.09</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gdelon', "Hélas nous ne sommes pas encore connues ; mais nous sommes en passe de l'être, et nous avons une amie particulière, qui nous a promis d'amener ici tous ces Messieurs du Recueil des pièces choisies. ")</text:p>
          </table:table-cell>
          <table:table-cell table:style-name="ce20" office:value-type="string" calcext:value-type="string">
            <text:p>('#madelon', "Hélas ! Monsieur, l'on ne nous connaît pas ; Mais peut-être bien, qu'on nous pourra connaître, Nous sommes en état, de nous faire paraître, Nous avons une amie, et qui nous a promis Qu'elle nous ferait voir, des gens de ses amis, Qui sont dans les recueils des belles poésies, Ces Messieurs, des romans, et des pièces choisie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Et certains autres, qu'on nous a nommés aussi pour être les arbitres souverains des belles choses.")</text:p>
          </table:table-cell>
          <table:table-cell table:style-name="ce20" office:value-type="string" calcext:value-type="string">
            <text:p>('#cathos', "Et de certains encor, connus et renommés, (Que comme gens savants elle nous a nommés,) Qui décident aussi, de ces sortes de choses, Et qui savent l'Histoire, et les Métamorphoses.")</text:p>
          </table:table-cell>
          <table:table-cell table:style-name="ce20" office:value-type="float" office:value="0.42" calcext:value-type="float">
            <text:p>0.42</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C'est moi qui ferai votre affaire mieux que personne, ils me rendent tous visite, et je puis dire que je ne me lève jamais, sans une demi-douzaine de beaux esprits. ")</text:p>
          </table:table-cell>
          <table:table-cell table:style-name="ce20" office:value-type="string" calcext:value-type="string">
            <text:p>('#mascarille', "Je ferai votre affaire, ils me visitent tous Et je puis aisément, les amener chez vous J'en ai tous les matins, une demi-douzain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Eh ! <text:s/>Mon_Dieu, nous vous serons obligées de la dernière obligation, si vous nous faites cette amitié ; car enfin il faut avoir la connaissance de tous ces Messieurs-là, si l'on veut être du beau monde. <text:s/>Ce sont ceux qui donnent le branle à la réputation dans Paris, et vous savez qu'il y en a tel, dont il ne faut que la seule fréquentation pour vous donner bruit de connaisseuse, quand il n'y aurait rien autre chose que cela. <text:s/>Mais pour moi, ce que je considère particulièrement, c'est que par le moyen de ces visites spirituelles, on est instruite de cent choses, qu'il faut savoir de nécessité, et qui sont de l'essence d'un bel esprit. <text:s/>On apprend par là, chaque jour, les petites nouvelles galantes ; les jolis commerces de prose et de vers. <text:s/>On sait à point nommé, un tel a composé la plus jolie pièce du monde sur un tel sujet ; une telle a fait des paroles, sur un tel air ; celui-ci a fait un madrigal sur une jouissance ; celui-là a composé des stances sur une infidélité ; Monsieur un tel écrivit hier au soir un sixain à Mademoiselle une telle, dont elle lui a envoyé la réponse, ce matin, sur les huit heures ; un tel auteur a fait un tel dessein ; celui-là en est à la troisième partie de son roman ; cet autre met ses ouvrages sous la presse ; c'est là ce qui vous fait valoir dans les compagnies, et si l'on ignore ces choses, je ne donnerais pas un clou de tout l'esprit qu'on peut avoir. ")</text:p>
          </table:table-cell>
          <table:table-cell table:style-name="ce20" office:value-type="string" calcext:value-type="string">
            <text:p>('#madelon', "Eh ! Mon_Dieu, voudriez-vous, vous donner cette peine ; Nous vous aurons, la dernière obligation, Si vous nous procurez leur conversation ; Car enfin vous savez, que sans leur connaissance, On n'est point du beau monde, et voilà l'importance : D'eux dépend dans Paris, la réputation, Ainsi l'on doit chercher leur fréquentation ; Une femme par là, peut devenir heureuse, Et même s'acquérir, le bruit de connaisseuse <text:s/>Et j'en connais beaucoup, qui l'ont acquis par là, Quoi que l'on n'y trouvât rien du tout que cela. Et principalement, ce que je considère, Ce qu'à tout autre bien, aisément je préfère, C'est que par ce moyen des choses l'on s'instruit, Qu'il faut qu'on sache enfin pour être bel esprit. Puis l'on sait chaque jour, les petites nouvelles, Tout ce que les galants, écrivent à leurs belles. Les commerces de Prose, aussi bien que de Vers, Tout ce que l'on écrit, sur cent sujets divers. On sait à point nommer, tel a fait une pièce Jolie autant qu'on peut, unique en son espèce, Tout le monde l'estime à cause du sujet Une telle personne a fait un beau portrait. Sur un tel air nouveau, telle a fait des paroles L'Anagramme d'un tel est pleine d'hyperboles. Un tel Auteur Gascon, a fait un madrigal Sur une jouissance. Un tel donne le Bal Cet autre a composé, des Sonnets et des Stances Sur des yeux, sur un teint et sur des inconstances. Un tel hier au soir, écrivit un sizain Pour une Damoiselle ; elle par un dixain Le lendemain matin, en envoya réponse. On poursuit le Roman, de Clélie et d'Aronce. Tel Poète fort illustre, a fait un tel dessein. ........ Un tel fait un Roman, parce que l'on l'en presse. Les ouvrages d'un tel, se mettent sous la presse. C'est là sans contredit, ce que l'on doit savoir Pour se faire connaître, et se faire valoir Dedans les lieux connus ; et j'ose dire encore Que quelque esprit qu'on ait, alors qu'on les ignore Il ne vaut pas un clou.")</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En effet, je trouve que c'est renchérir sur le ridicule, qu'une personne se pique d'esprit, et ne sache pas jusqu'au moindre petit quatrain? qui se fait chaque jour? et pour moi, j'aurais toutes les hontes du monde? s'il fallait qu'on vînt à me demander, si j'aurais vu quelque chose de nouveau, que je n'aurais pas vu. ")</text:p>
          </table:table-cell>
          <table:table-cell table:style-name="ce20" office:value-type="string" calcext:value-type="string">
            <text:p>('#cathos', "Je trouve qu'en effet, Sans cela l'on ne peut avoir l'esprit bien fait : Je l'avouerai pour moi, c'est là tout mon scrupule Je crois qu'on enchérit dessus le ridicule De se piquer d'esprit, et de ne savoir pas Jusqu'au moindre quatrain ; pour moi j'en fais amas, Et si l'on me venait, demander quelque chose Que je n'aurais pas vu, soit de vers, soit de prose J'en aurais de la hont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Il est vrai qu'il est honteux de n'avoir pas des premiers tout ce qui se fait ; mais ne vous mettez pas en peine, je veux établir chez vous une Académie de beaux esprits, et je vous promets qu'il ne se fera pas un bout de vers dans Paris que vous ne sachiez par coeur, avant tous les autres. <text:s/>Pour moi, tel que vous me voyez, je m'en escrime un peu, quand je veux, et vous verrez courir de ma façon, dans les belles Ruelles de Paris, deux cents chansons, autant de sonnets, quatre cents épigrammes et plus de mille madrigaux, sans compter les énigmes et les portraits. ")</text:p>
          </table:table-cell>
          <table:table-cell table:style-name="ce20" office:value-type="string" calcext:value-type="string">
            <text:p>('#mascarille', "On n'estime point ceux Qui n'ont pas des premiers, tous leurs vers amoureux Et même ce qu'on fait, d'une plus longue haleine ; Mais fiez-vous sur moi, n'en soyez point en peine. J'assemblerai chez vous, nombre de beaux esprits. Vos mains de leurs travaux, leurs donneront le prix, Et je veux qu'à Paris, pas un vers ne se fasse Que dans votre mémoire, il n'occupe une place Avant qu'aucun l'ait vu. Tel que vous me voyez Je m'en escrime un peu, je veux que vous sachiez Que vous verrez courir, dans les belles ruelles Plus de deux cents chansons, presque toujours nouvelles, Des Sonnets tout autant, sur de divers sujets, Bien mille Madrigaux, pour différents objets, Et même sans compter plus de cent Élégies Faites, sur des dédains ; sans les Apologies, Énigmes, et Portrait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Je vous avoue que je suis furieusement pour les portraits ; je ne vois rien de si galant, que cela. ')</text:p>
          </table:table-cell>
          <table:table-cell table:style-name="ce20" office:value-type="string" calcext:value-type="string">
            <text:p>('#madelon', "Ah ! Furieusement Je suis pour les portraits ; rien n'est de plus charmant, Ni rien de plus galant.")</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Les portraits sont difficiles, et demandent un esprit profond. <text:s/>Vous en verrez de ma manière qui ne vous déplairont pas. ')</text:p>
          </table:table-cell>
          <table:table-cell table:style-name="ce20" office:value-type="string" calcext:value-type="string">
            <text:p>('#mascarille', 'Ils sont bien difficiles, Ils veulent des esprits profonds, savants, habiles. Vous en verrez de moi, qui ne déplaisent pas.')</text:p>
          </table:table-cell>
          <table:table-cell table:style-name="ce20" office:value-type="float" office:value="0.03" calcext:value-type="float">
            <text:p>0.03</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cathos', "Pour moi, j'aime terriblement les Énigmes. ")</text:p>
          </table:table-cell>
          <table:table-cell table:style-name="ce20" office:value-type="string" calcext:value-type="string">
            <text:p>('#cathos', "Une Énigme a pour moi, terriblement d'appas.")</text:p>
          </table:table-cell>
          <table:table-cell table:style-name="ce20" office:value-type="float" office:value="0.07" calcext:value-type="float">
            <text:p>0.07</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Cela exerce l'esprit, et j'en ai fait quatre encore ce matin, que je vous donnerai à deviner. ")</text:p>
          </table:table-cell>
          <table:table-cell table:style-name="ce20" office:value-type="string" calcext:value-type="string">
            <text:p>('#mascarille', "Par là l'esprit s'exerce, et j'en ai tracé quatre Encore ce matin, qu'afin de vous ébattre Vous pourrez deviner.")</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Les madrigaux sont agréables, quand ils sont bien tournés. ')</text:p>
          </table:table-cell>
          <table:table-cell table:style-name="ce20" office:value-type="string" calcext:value-type="string">
            <text:p>('#madelon', "J'aime les Madrigaux, Quand il sont bien tournés, ils sont tout à fait beaux.")</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C'est mon talent particulier, et je travaille à mettre en madrigaux, toute l'histoire romaine. ")</text:p>
          </table:table-cell>
          <table:table-cell table:style-name="ce20" office:value-type="string" calcext:value-type="string">
            <text:p>('#mascarille', "Ah ! C'est là mon talent, et je donne mes peines À mettre en Madrigaux les annales Romaine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Ah, certes, cela sera du dernier beau, j'en retiens un exemplaire, au moins, si vous le faites imprimer. ")</text:p>
          </table:table-cell>
          <table:table-cell table:style-name="ce20" office:value-type="string" calcext:value-type="string">
            <text:p>('#madelon', "Ce dessein est illustre, autant qu'il est nouveau, Cet ouvrage, Monsieur, sera du dernier beau, Et si vous l'imprimez, j'en veux un exemplair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Je vous en promets à chacune un, et des mieux reliés. <text:s/>Cela est au-dessous de ma condition ; mais je le fais seulement, pour donner à gagner aux libraires, qui me persécutent.')</text:p>
          </table:table-cell>
          <table:table-cell table:style-name="ce20" office:value-type="string" calcext:value-type="string">
            <text:p>('#mascarille', "Je sais trop mon devoir, pour n'y pas satisfaire, Et je vous en promets au moins à chacune un, Qui seront mieux reliés que tous ceux du commun ; Pour ma condition, c'est un bas exercice Je le fais seulement pour rendre un bon office Au Libraire, importun qui m'en vient accabler Et ce matin encor, m'en est venu parler.")</text:p>
          </table:table-cell>
          <table:table-cell table:style-name="ce20" office:value-type="float" office:value="0.07" calcext:value-type="float">
            <text:p>0.07</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gdelon', "Je m'imagine que le plaisir est grand de se voir imprimé. ")</text:p>
          </table:table-cell>
          <table:table-cell table:style-name="ce20" office:value-type="string" calcext:value-type="string">
            <text:p>('#madelon', "Le plaisir est bien grand d'être mis sous la presse.")</text:p>
          </table:table-cell>
          <table:table-cell table:style-name="ce20" office:value-type="float" office:value="0.52" calcext:value-type="float">
            <text:p>0.52</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Sans doute ; mais à propos, il faut que je vous die un impromptu, que je fis hier chez une Duchesse de mes amies que je fus visiter ; car je suis diablement fort sur les impromptus. ')</text:p>
          </table:table-cell>
          <table:table-cell table:style-name="ce20" office:value-type="string" calcext:value-type="string">
            <text:p>('#mascarille', "Sans doute il est bien doux, que notre nom paraisse Et les noms imprimés, ont une autre vertu ; Mais à propos, il faut vous dire un impromptu Que je fis avant-hier, cher certaine Duchesse Que je fus visiter, il est plein de tendresse Tous les plus fiers esprits, s'en verraient combattus Car je suis diablement fort sur les impromptu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L'impromptu est justement la pierre de touche de l'esprit. ")</text:p>
          </table:table-cell>
          <table:table-cell table:style-name="ce20" office:value-type="string" calcext:value-type="string">
            <text:p>('#cathos', "L'impromptu justement, est la pierre de touche De l'esprit, il nous plaît, il nous charme, il nous touch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Écoutez donc. ')</text:p>
          </table:table-cell>
          <table:table-cell table:style-name="ce20" office:value-type="string" calcext:value-type="string">
            <text:p>('#mascarille', 'Écoutez.')</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Nous y sommes de toutes nos oreilles. ')</text:p>
          </table:table-cell>
          <table:table-cell table:style-name="ce20" office:value-type="string" calcext:value-type="string">
            <text:p>('#madelon', "Ce sera, Monsieur, avec plaisir, Et vous pouvez parler avecque tout loisir, Dans le juste désir d'ouïr tant de merveilles, Nous y sommes déjà de toutes nos oreilles.")</text:p>
          </table:table-cell>
          <table:table-cell table:style-name="ce20" office:value-type="float" office:value="0.29" calcext:value-type="float">
            <text:p>0.29</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Oh ; Oh, je n'y prenais pas garde, Tandis que, sans songer à mal, je vous regarde, <text:s/>Votre oeil en tapinois me dérobe mon coeur. <text:s/>Au voleur, au voleur, au voleur, au voleur.")</text:p>
          </table:table-cell>
          <table:table-cell table:style-name="ce20" office:value-type="string" calcext:value-type="string">
            <text:p>('#mascarille', "Oh, oh, je n'y prenais pas garde, Tandis que sans songer à mal, je vous regarde. Votre oeil en tapinois, me dérobe mon coeur, Au voleur, au voleur, au voleur, au voleur.")</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Ah, mon_Dieu ! <text:s/>Voilà qui est poussé dans le dernier galant. ')</text:p>
          </table:table-cell>
          <table:table-cell table:style-name="ce20" office:value-type="string" calcext:value-type="string">
            <text:p>('#cathos', 'Ah ! Mon_Dieu, que ces vers ont des attraits puissants, Par leur délicatesse, ils enchantent les sens, Ces vers-là sont poussés sans nulle flatterie Jusques au dernier point de la galanterie.')</text:p>
          </table:table-cell>
          <table:table-cell table:style-name="ce20" office:value-type="float" office:value="0.67" calcext:value-type="float">
            <text:p>0.67</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Tout ce que je fais a l'air cavalier, cela ne sent point le pédant. ")</text:p>
          </table:table-cell>
          <table:table-cell table:style-name="ce20" office:value-type="string" calcext:value-type="string">
            <text:p>('#mascarille', "Je ne fais rien du tout, qui n'ait l'air cavalier. Je n'ai rien de Pédant encor moins d'Écolier.")</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Il en est éloigné de plus de deux mille lieues. ')</text:p>
          </table:table-cell>
          <table:table-cell table:style-name="ce20" office:value-type="string" calcext:value-type="string">
            <text:p>('#cathos', "Il en est éloigné, tout autant qu'on peut l'être Et vous avez bien l'art, de vous faire paraître.")</text:p>
          </table:table-cell>
          <table:table-cell table:style-name="ce20" office:value-type="float" office:value="1.54" calcext:value-type="float">
            <text:p>1.54</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Avez-vous remarqué ce commencement, oh, oh ? <text:s/>Voilà qui est extraordinaire : oh, oh. <text:s/>Comme un homme qui s'avise tout d'un coup : oh, oh. <text:s/>La surprise, oh, oh.")</text:p>
          </table:table-cell>
          <table:table-cell table:style-name="ce20" office:value-type="string" calcext:value-type="string">
            <text:p>('#mascarille', "Avez-vous remarqué ? Dans ce commencement Oh, oh, ce n'est pas là parler vulgairement , Oh, oh, en s'étonnant, un homme qui s'avise, Tout d'un coup, oh, oh, oh, voyez-vous la surprise ? Oh, oh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Oui, je trouve ce oh, oh, admirable. ')</text:p>
          </table:table-cell>
          <table:table-cell table:style-name="ce20" office:value-type="string" calcext:value-type="string">
            <text:p>('#madelon', 'Oui ce oh, oh ne peut pas être mieux.')</text:p>
          </table:table-cell>
          <table:table-cell table:style-name="ce20" office:value-type="float" office:value="0.34" calcext:value-type="float">
            <text:p>0.34</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Il semble que cela ne soit rien. ')</text:p>
          </table:table-cell>
          <table:table-cell table:style-name="ce20" office:value-type="string" calcext:value-type="string">
            <text:p>('#mascarille', 'Cela ne semble rien.')</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Ah, mon_Dieu, que dites-vous ? <text:s/>Ce sont là de ces sortes de choses, qui ne se peuvent payer. ')</text:p>
          </table:table-cell>
          <table:table-cell table:style-name="ce20" office:value-type="string" calcext:value-type="string">
            <text:p>('#cathos', "Il est miraculeux Et ce sont là Monsieur, de ces choses si belles Qu'on ne les peut payer.")</text:p>
          </table:table-cell>
          <table:table-cell table:style-name="ce20" office:value-type="float" office:value="0.1" calcext:value-type="float">
            <text:p>0.1</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gdelon', "Sans doute, et j'aimerais mieux avoir fait ce oh, oh, qu'un poème épique. ")</text:p>
          </table:table-cell>
          <table:table-cell table:style-name="ce20" office:value-type="string" calcext:value-type="string">
            <text:p>('#madelon', "Sans doute elles sont telles Et j'aimerais bien mieux, avoir fait ce oh, oh, Que tout un poème épiqu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Tudieu, vous avez le goût bon. ')</text:p>
          </table:table-cell>
          <table:table-cell table:style-name="ce20" office:value-type="string" calcext:value-type="string">
            <text:p>('#mascarille', 'En effet il est beau, Vous avez le goût bon, tudieu, vous êtes fin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Eh, je ne l'ai pas tout à fait mauvais. ")</text:p>
          </table:table-cell>
          <table:table-cell table:style-name="ce20" office:value-type="string" calcext:value-type="string">
            <text:p>('#madelon', "Je ne l'ai pas mauvais, et souvent je rafine.")</text:p>
          </table:table-cell>
          <table:table-cell table:style-name="ce20" office:value-type="float" office:value="0.33" calcext:value-type="float">
            <text:p>0.33</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Mais n'admirez-vous pas aussi je n'y prenais pas garde ? <text:s/>Je n'y prenais pas garde, je ne m'apercevais pas de cela, façon de parler naturelle, je n'y prenais pas garde. <text:s/>Tandis que sans songer à mal. <text:s/>Tandis qu'innocemment, sans malice, comme un pauvre mouton. <text:s/>Je vous regarde, c'est-à-dire, je m'amuse à vous considérer, je vous observe, je vous contemple. <text:s/>Votre oeil en tapinois... <text:s/>Que vous semble de ce mot, Tapinois, n'est-il pas bien choisi ? ")</text:p>
          </table:table-cell>
          <table:table-cell table:style-name="ce20" office:value-type="string" calcext:value-type="string">
            <text:p>('#mascarille', "Je m'en aperçois bien. Mais admirez vous pas ! Je n'y prenais pas garde. On en voit rien de bas Dedans cette façon, je n'y prenais pas garde Elle est fort naturelle, et de plus fort mignarde Tandis que sans songer à mal qu'innocemment Comme un pauvre mouton, tandis que bonnement Je vous regarde, moi c'est justement à dire Que je vous considère, et que je vous admire Ou bien que je m'amuse, à contempler vos yeux. Votre oeil en tapinois ; peut-on s'énoncer mieux Tapinois ? De ce mot encor que vous en semble ? N'est-il pas bien choisi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Tout à fait bien. ')</text:p>
          </table:table-cell>
          <table:table-cell table:style-name="ce20" office:value-type="string" calcext:value-type="string">
            <text:p>('#cathos', "Dieux ? Qu'ils sont bien ensemble.")</text:p>
          </table:table-cell>
          <table:table-cell table:style-name="ce20" office:value-type="float" office:value="1.64" calcext:value-type="float">
            <text:p>1.64</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Tapinois, en cachette, il semble que ce soit un chat qui vienne de prendre une souris. <text:s/>Tapinois. ')</text:p>
          </table:table-cell>
          <table:table-cell table:style-name="ce20" office:value-type="string" calcext:value-type="string">
            <text:p>('#mascarille', "Tapinois, en cachette, il semble qu'un bon chat Ait pris une souris, ou bien quelque gros rat : Tapinoi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Il ne se peut rien de mieux. ')</text:p>
          </table:table-cell>
          <table:table-cell table:style-name="ce20" office:value-type="string" calcext:value-type="string">
            <text:p>('#madelon', 'Il est vrai cette pensée est forte.')</text:p>
          </table:table-cell>
          <table:table-cell table:style-name="ce20" office:value-type="float" office:value="1.76" calcext:value-type="float">
            <text:p>1.76</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Me dérobe mon coeur, me l'emporte, me le ravit. <text:s/>Au voleur, au voleur, au voleur, au voleur ! <text:s/>Ne diriez-vous pas que c'est un homme qui crie et court après un voleur pour le faire arrêter, au voleur, au voleur, au voleur, au voleur.")</text:p>
          </table:table-cell>
          <table:table-cell table:style-name="ce20" office:value-type="string" calcext:value-type="string">
            <text:p>('#mascarille', "Me dérobe mon coeur, me l'ôte me l'emporte, Au voleur, au voleur, au voleur, au voleur, N'est-ce pas peindre au vif, la perte de son coeur, Et ne diriez-vous pas ? Qu'on crie à pleine tête Après quelque voleur, arrête, arrête, arrête, Comme en le poursuivant, tout saisi de frayeur, Au voleur, au voleur, au voleur, au voleur.")</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Il faut avouer que cela a un tour spirituel et galant.')</text:p>
          </table:table-cell>
          <table:table-cell table:style-name="ce20" office:value-type="string" calcext:value-type="string">
            <text:p>('#madelon', "J'avouerai que cela, sans qu'ici je vous flatte, Délecte, et plaît, au goût de la plus délicate. Tant le tour est galant, spirituel et beau.")</text:p>
          </table:table-cell>
          <table:table-cell table:style-name="ce20" office:value-type="float" office:value="0.3" calcext:value-type="float">
            <text:p>0.3</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Je veux vous dire l'air que j'ai fait dessus.")</text:p>
          </table:table-cell>
          <table:table-cell table:style-name="ce20" office:value-type="string" calcext:value-type="string">
            <text:p>('#mascarille', "L'air que j'ai fait dessus, me semble assez nouveau, Faut que je vous le di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Vous avez appris la musique ? ')</text:p>
          </table:table-cell>
          <table:table-cell table:style-name="ce20" office:value-type="string" calcext:value-type="string">
            <text:p>('#cathos', 'À quoi bon ne pas dire, Que vous avez appris la musique, Ah ! sans rire Vous ne faites pas bien.')</text:p>
          </table:table-cell>
          <table:table-cell table:style-name="ce20" office:value-type="float" office:value="0.09" calcext:value-type="float">
            <text:p>0.09</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Moi, point du tout ?')</text:p>
          </table:table-cell>
          <table:table-cell table:style-name="ce20" office:value-type="string" calcext:value-type="string">
            <text:p>('#mascarille', "Quoi moi, j'aurais appris <text:s/>La Musique, Ah ! Jamais.")</text:p>
          </table:table-cell>
          <table:table-cell table:style-name="ce20" office:value-type="float" office:value="1.45" calcext:value-type="float">
            <text:p>1.45</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cathos', 'Et comment donc cela se peut-il ? ')</text:p>
          </table:table-cell>
          <table:table-cell table:style-name="ce20" office:value-type="string" calcext:value-type="string">
            <text:p>('#cathos', 'Mes sens, en sont surpris Car comment donc Monsieur, cela se peut-il faire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Les gens de qualité savent tout, sans avoir jamais rien appris. ')</text:p>
          </table:table-cell>
          <table:table-cell table:style-name="ce20" office:value-type="string" calcext:value-type="string">
            <text:p>('#mascarille', "Les gens de qualité, n'ont rien qui soit vulgaire, Sans avoir rien appris, ils savent toujours tout.")</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Assurément, ma chère. ')</text:p>
          </table:table-cell>
          <table:table-cell table:style-name="ce20" office:value-type="string" calcext:value-type="string">
            <text:p>('#madelon', 'Ma chère, assurément.')</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Écoutez si vous trouverez l'air à votre goût, hem, hem, la, la, la, la, la. <text:s/>La brutalité de la saison a furieusement outragé la délicatesse de ma voix ; mais il n'importe, c'est à la cavalière. <text:s/>Oh, oh, je n'y prenais pas... <text:s/>Il chante.")</text:p>
          </table:table-cell>
          <table:table-cell table:style-name="ce20" office:value-type="string" calcext:value-type="string">
            <text:p>('#mascarille', "Voyons si votre goût En trouvera l'air bon, écoutez, je commence. Hem, hem, la, la, la, la. J'ai fort peu d'éloquence, Ouais, la brutalité, de la saison qu'il fait Est furieusement contraire, à mon projet, Elle a gâté ma voix ; mais certes il n'importe, C'est à la cavalière. Oh, oh, je n'y prenais pas... Il chant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Ah que voilà un air qui est passionné ! <text:s/>Est-ce qu'on n'en meurt point ? ")</text:p>
          </table:table-cell>
          <table:table-cell table:style-name="ce20" office:value-type="string" calcext:value-type="string">
            <text:p>('#cathos', "Ah ! Dieux, cela m'emporte ; Que je trouve cet air pressant, passionné, Est-ce qu'on n'en meurt point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Il y a de la chromatique là-dedans. ')</text:p>
          </table:table-cell>
          <table:table-cell table:style-name="ce20" office:value-type="string" calcext:value-type="string">
            <text:p>('#madelon', "Il est assaisonné De la bonne façon ; mais dans cette musique L'on voit bien qu'on a mis, beaucoup de Chromatique.")</text:p>
          </table:table-cell>
          <table:table-cell table:style-name="ce20" office:value-type="float" office:value="0.43" calcext:value-type="float">
            <text:p>0.43</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table:table-cell table:style-name="ce20" office:value-type="string" calcext:value-type="string">
            <text:p>('#cathos', "Cet air assurément est tout rempli d'appas.")</text:p>
          </table:table-cell>
          <table:table-cell table:style-name="ce20" office:value-type="float" office:value="1" calcext:value-type="float">
            <text:p>1</text:p>
          </table:table-cell>
          <table:table-cell table:style-name="ce20" office:value-type="string" calcext:value-type="string">
            <text:p>Deletion</text:p>
          </table:table-cell>
          <table:table-cell table:style-name="ce19" table:number-columns-repeated="21"/>
          <table:table-cell table:number-columns-repeated="999"/>
        </table:table-row>
        <table:table-row table:style-name="ro3">
          <table:table-cell table:style-name="ce20" office:value-type="string" calcext:value-type="string">
            <text:p>('#mascarille', "Ne trouvez-vous pas la pensée bien exprimée dans le chant ? <text:s/>Au voleur !... <text:s/>Et puis, comme si l'on criait bien fort au, au, au, au, au, au, voleur ; et tout d'un coup comme une personne essoufflée, au voleur.")</text:p>
          </table:table-cell>
          <table:table-cell table:style-name="ce20" office:value-type="string" calcext:value-type="string">
            <text:p>('#mascarille', "Dites-moi donc un peu si vous ne trouvez pas La pensée assez bien dans le chant exprimée ? Au voleur. Et comme une personne animée, Qui pleine de transport, se mettant en chaleur, Bien fort crie, au, au, au, au, au, au, au voleur, Et tout d'un coup après tout comme une personne Essoufflée, au voleur. Quoi cela vous étonne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C'est là savoir le fin des choses, le grand fin, le fin du fin. <text:s/>Tout est merveilleux, je vous assure ; je suis enthousiasmée de l'air, et des paroles. ")</text:p>
          </table:table-cell>
          <table:table-cell table:style-name="ce20" office:value-type="string" calcext:value-type="string">
            <text:p>('#madelon', "C'est là savoir le fin des choses, le grand fin, Le fin du fin, tout brille, et tout y charme enfin, Je vous promets, car j'ai de l'air et des paroles L'âme enthousiasmé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Je n'ai encore rien vu de cette force-là. ")</text:p>
          </table:table-cell>
          <table:table-cell table:style-name="ce20" office:value-type="string" calcext:value-type="string">
            <text:p>('#cathos', "Et moi sans hyperbole Je n'ai jamais rien vu, de cette force-là")</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Tout ce que je fais me vient naturellement, c'est sans étude. ")</text:p>
          </table:table-cell>
          <table:table-cell table:style-name="ce20" office:value-type="string" calcext:value-type="string">
            <text:p>('#mascarille', 'Ah ! Tout ce que je fais me vient comme cela Fort naturellement, et sans aucune étud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La nature vous a traité en vraie mère passionnée, et vous en êtes l'enfant gâté. ")</text:p>
          </table:table-cell>
          <table:table-cell table:style-name="ce20" office:value-type="string" calcext:value-type="string">
            <text:p>('#madelon', "C'est pour ne pas avoir beaucoup d'inquiétude, Et nous persuader, que la nature aussi Vous a vraiment traité, Monsieur, jusques ici, Comme une vraie mère, un peu passionnée, Et ce génie ardent, dont je suis étonnée, Vous fait bien remarquer, pour son enfant gâté.")</text:p>
          </table:table-cell>
          <table:table-cell table:style-name="ce20" office:value-type="float" office:value="0.17" calcext:value-type="float">
            <text:p>0.17</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À quoi donc passez-vous le temps ? ')</text:p>
          </table:table-cell>
          <table:table-cell table:style-name="ce20" office:value-type="string" calcext:value-type="string">
            <text:p>('#mascarille', 'À quoi donc passez-vous le temps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À rien du tout. ')</text:p>
          </table:table-cell>
          <table:table-cell table:style-name="ce20" office:value-type="string" calcext:value-type="string">
            <text:p>('#cathos', 'En vérité, Monsieur, à rien du tout.')</text:p>
          </table:table-cell>
          <table:table-cell table:style-name="ce20" office:value-type="float" office:value="0.45" calcext:value-type="float">
            <text:p>0.45</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gdelon', "Nous avons été jusqu'ici, dans un jeûne effroyable de divertissement.")</text:p>
          </table:table-cell>
          <table:table-cell table:style-name="ce20" office:value-type="string" calcext:value-type="string">
            <text:p>('#madelon', 'Par un sort incroyable Nous avons demeuré dans un jeûne effroyable De divertissement...')</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Je m'offre à vous mener l'un de ces jours à la Comédie, si vous voulez, aussi bien on en doit jouer une nouvelle que je serai bien aise, que nous voyions ensemble. ")</text:p>
          </table:table-cell>
          <table:table-cell table:style-name="ce20" office:value-type="string" calcext:value-type="string">
            <text:p>('#mascarille', "Je m'offre à vous mener Le jour qu'il vous plaira, Mesdames, destiner Voir quelque comédie, on en doit jouer une, Dont je connais l'auteur, et qui n'est pas commune, Que je serai bien aise, au moins que nous puissions S'il se peut voir ensembl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Cela n'est pas de refus. ")</text:p>
          </table:table-cell>
          <table:table-cell table:style-name="ce20" office:value-type="string" calcext:value-type="string">
            <text:p>('#madelon', 'Ah ! Telles pactions Ne sont pas de refus.')</text:p>
          </table:table-cell>
          <table:table-cell table:style-name="ce20" office:value-type="float" office:value="0.05" calcext:value-type="float">
            <text:p>0.05</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Mais je vous demande d'applaudir, comme il faut, quand nous serons là. <text:s/>Car je me suis engagé de faire valoir la pièce, et l'auteur m'en est venu prier encore ce matin. <text:s/>C'est la coutume ici, qu'à nous autres gens de condition, les auteurs viennent lire leurs pièces nouvelles, pour nous engager à les trouver belles, et leur donner de la réputation, et je vous laisse à penser, si quand nous disons quelque chose le parterre ose nous contredire. <text:s/>Pour moi, j'y suis fort exact, et quand j'ai promis à quelque poète, je crie toujours, voilà qui est beau, devant que les chandelles soient allumées. ")</text:p>
          </table:table-cell>
          <table:table-cell table:style-name="ce20" office:value-type="string" calcext:value-type="string">
            <text:p>('#mascarille', "Aussi je vous demande Lorsque nous serons là, que toute notre bande Admire, approuve tout, applaudisse bien fort, Pour qu'on trouve tout beau, fasse tout son effort, Je veux vous engager, comme on m'y sollicite, De faire que la pièce ait grande réussite Car pour m'en conjurer, je vous jure ma foi, Que l'Auteur ce matin, m'est venu voir chez moi, Qu'à toute heure, en tous lieux il m'en prie et m'en presse, Et fait que mes amis me le disent sans cesse. C'est la coutume ici, qu'à des gens comme nous, Pour tous les vers qu'ils font, les poètes viennent tous Implorer nos bontés, et des pièces nouvelles Faire lecture, afin que nous les trouvions belles, Et qu'ils puissent aussi, par là nous engager À leur donner grand bruit. Je vous laisse à juger Si d'une pièce enfin, quoi que nous puissions dire, Le parterre jamais, ose nous contredire. Pour moi j'y suis exact, et dès que quelque auteur M'est venu conjurer d'être son protecteur, Je crie avant qu'on ait allumé les chandelles, Que ses vers sont pompeux, sa pièce des plus belle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Ne m'en parlez point, c'est un admirable lieu que Paris ; il s'y passe cent choses tous les jours, qu'on ignore dans les provinces, quelque spirituelle qu'on puisse être. ")</text:p>
          </table:table-cell>
          <table:table-cell table:style-name="ce20" office:value-type="string" calcext:value-type="string">
            <text:p>('#madelon', "Non, ne m'en parlez point, Paris, est bien charmant, Tous les jours il s'y passe, et fort évidemment Cent choses que toujours en province on ignore, Quelque spirituelle, et quelque soin encore Que l'on puisse apporter...")</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C'est assez, puisque nous sommes instruites nous ferons notre devoir de nous écrier comme il faut sur tout ce qu'on dira. ")</text:p>
          </table:table-cell>
          <table:table-cell table:style-name="ce20" office:value-type="string" calcext:value-type="string">
            <text:p>('#cathos', "C'est assez il suffit, Personne à tout cela, n'a jamais contredit ; Mais, Monsieur, puisque enfin nous en sommes instruites Nous ferons sûrement, tout ce que vous nous dites, Et nous nous récrirons, aussi comme il faudra Sur tout ce que d'esprit, et de beau l'on dira.")</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Je ne sais, si je me trompe ; mais vous avez toute la mine d'avoir fait quelque Comédie. ")</text:p>
          </table:table-cell>
          <table:table-cell table:style-name="ce20" office:value-type="string" calcext:value-type="string">
            <text:p>('#mascarille', 'Je ne vous dirai pas du tout, si je devine Mais je me trompe fort, ou vous avez la mine, De quelque comédie, avoir fait le tissu.')</text:p>
          </table:table-cell>
          <table:table-cell table:style-name="ce20" office:value-type="float" office:value="0.38" calcext:value-type="float">
            <text:p>0.38</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gdelon', 'Eh, il pourrait être quelque chose de ce que vous dites. ')</text:p>
          </table:table-cell>
          <table:table-cell table:style-name="ce20" office:value-type="string" calcext:value-type="string">
            <text:p>('#madelon', "Eh ! Il pourrait bien être, et sans que l'on l'ait su De cela quelque chos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Ah, ma foi, il faudra que nous la voyons. <text:s/>Entre nous, j'en ai composé une, que je veux faire représenter. ")</text:p>
          </table:table-cell>
          <table:table-cell table:style-name="ce20" office:value-type="string" calcext:value-type="string">
            <text:p>('#mascarille', "Eh ! Bien si bon vous semble Ma foi, nous la verrons, quand vous voudrez ensemble ; Mais puisqu'il est ainsi, je veux sans différer, <text:s/>Un secret important ici vous déclarer. Entre nous, j'en ai faite une, je vous l'avoue, Que je veux dedans peu, faire en sorte qu'on joue.")</text:p>
          </table:table-cell>
          <table:table-cell table:style-name="ce20" office:value-type="float" office:value="0.24" calcext:value-type="float">
            <text:p>0.24</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cathos', 'Hé, à quels comédiens la donnerez-vous ? ')</text:p>
          </table:table-cell>
          <table:table-cell table:style-name="ce20" office:value-type="string" calcext:value-type="string">
            <text:p>('#cathos', 'Et quels comédiens la représenteront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Belle demande ! <text:s/>Aux grands comédiens. <text:s/>Il n'y a qu'eux qui soient capables de faire valoir les choses ; les autres sont des ignorants qui récitent comme l'on parle. <text:s/>Ils ne savent pas faire ronfler les vers, et s'arrêter au bel endroit, et le moyen de connaître, où est le beau vers, si le comédien ne s'y arrête, et ne vous avertit par là, qu'il faut faire le brouhaha ? ")</text:p>
          </table:table-cell>
          <table:table-cell table:style-name="ce20" office:value-type="string" calcext:value-type="string">
            <text:p>('#mascarille', "Ah ! La belle demande, et ma foi ce seront Les grands comédiens, ils en sont seuls capables, Leur récit a toujours, des grâces admirables Dans leurs bouches les vers, sont beaucoup apparents ; Pour les autres on sait, qu'ils sont des ignorants ; Tous leurs gestes n'ont rien qui ne soit du vulgaire, Et comme on parle enfin, récitent d'ordinaire ; Les vers ne ronflent point, qu'articule leur voix, Ils ne s'arrêtent point, du tout, aux beaux endroits, Et quel moyen a-t-on ? De les pouvoir connaître, Si le comédien, ne les fait pas paraître S'il n'y fait une pose, et n'avertit par là À quels endroits, il faut faire le brouhaha.")</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En effet, il y a manière de faire sentir aux auditeurs les beautés d'un ouvrage, et les choses ne valent que ce qu'on les fait valoir. ")</text:p>
          </table:table-cell>
          <table:table-cell table:style-name="ce20" office:value-type="string" calcext:value-type="string">
            <text:p>('#cathos', "Il est une manière en effet, qui fait même Sentir à ses auteurs, tous les attraits d'un poème, Et les choses souvent, ne valent du tout rien, S'ils ne sont dans leur jour, et ne se disent bien.")</text:p>
          </table:table-cell>
          <table:table-cell table:style-name="ce20" office:value-type="float" office:value="0.3" calcext:value-type="float">
            <text:p>0.3</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Que vous semble de ma petite-oie ? <text:s/>La trouvez-vous congruante à l'habit ? ")</text:p>
          </table:table-cell>
          <table:table-cell table:style-name="ce20" office:value-type="string" calcext:value-type="string">
            <text:p>('#mascarille', "Ma petite-oie est-elle a l'habit congruante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Tout à fait. ')</text:p>
          </table:table-cell>
          <table:table-cell table:style-name="ce20" office:value-type="string" calcext:value-type="string">
            <text:p>('#cathos', 'Tout à fait.')</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Le ruban est bien choisi. ')</text:p>
          </table:table-cell>
          <table:table-cell table:style-name="ce20" office:value-type="string" calcext:value-type="string">
            <text:p>('#mascarille', "Le ruban est d'une main savante, N'est-il pas bien choisi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Furieusement bien. <text:s/>C'est Perdrigeon tout pur. ")</text:p>
          </table:table-cell>
          <table:table-cell table:style-name="ce20" office:value-type="string" calcext:value-type="string">
            <text:p>('#madelon', "Furieusement bien C'est Perdrigeon tout pur.")</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Que dites-vous de mes canons ? ')</text:p>
          </table:table-cell>
          <table:table-cell table:style-name="ce20" office:value-type="string" calcext:value-type="string">
            <text:p>('#mascarille', "Ne me direz-vous rien Aussi de mes canons ? Ont-ils l'heur de vous plaire Dites, que vous en semble ?")</text:p>
          </table:table-cell>
          <table:table-cell table:style-name="ce20" office:value-type="float" office:value="0.26" calcext:value-type="float">
            <text:p>0.26</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gdelon', 'Ils ont tout à fait bon air. ')</text:p>
          </table:table-cell>
          <table:table-cell table:style-name="ce20" office:value-type="string" calcext:value-type="string">
            <text:p>('#madelon', "Ah ! je ne m'en puis taire, Je confesse qu'ils ont un tout à fait bon air.")</text:p>
          </table:table-cell>
          <table:table-cell table:style-name="ce20" office:value-type="float" office:value="0.19" calcext:value-type="float">
            <text:p>0.19</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Je puis me vanter, au moins, qu'ils ont un grand quartier, plus que tous ceux, qu'on fait. ")</text:p>
          </table:table-cell>
          <table:table-cell table:style-name="ce20" office:value-type="string" calcext:value-type="string">
            <text:p>('#mascarille', "Par ma foi je me plais, à vous ouïr parler. Je trouve que leur air, n'a rien que d'admirable, Et je puis me vanter, qu'il n'est rien de semblable, Qu'avec raison, j'en suis tout à fait satisfait, Puisqu'ils ont un quartier, plus que tout ceux qu'on fait.")</text:p>
          </table:table-cell>
          <table:table-cell table:style-name="ce20" office:value-type="float" office:value="0.17" calcext:value-type="float">
            <text:p>0.17</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gdelon', "Il faut avouer que je n'ai jamais vu porter si haut l'élégance de l'ajustement. ")</text:p>
          </table:table-cell>
          <table:table-cell table:style-name="ce20" office:value-type="string" calcext:value-type="string">
            <text:p>('#madelon', "Je dois bien l'avouer ; car je n'ai que je pense Jamais d'ajustement vu porter l'élégance, Dedans un si haut point. Que vous donnez d'éclat À ce que vous avez.")</text:p>
          </table:table-cell>
          <table:table-cell table:style-name="ce20" office:value-type="float" office:value="0.01" calcext:value-type="float">
            <text:p>0.01</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Attachez un peu sur ces gants la réflexion de votre odorat. ')</text:p>
          </table:table-cell>
          <table:table-cell table:style-name="ce20" office:value-type="string" calcext:value-type="string">
            <text:p>('#mascarille', "Mais de votre odorat Que la réflexion dessus ces gants s'attach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Ils sentent terriblement bon. ')</text:p>
          </table:table-cell>
          <table:table-cell table:style-name="ce20" office:value-type="string" calcext:value-type="string">
            <text:p>('#madelon', "Je n'eus jamais d'odeur plus douce que je sache, Et je puis confesser, sans doute avec raison, Qu'ils sentent en effet, et terriblement bon.")</text:p>
          </table:table-cell>
          <table:table-cell table:style-name="ce20" office:value-type="float" office:value="0.03" calcext:value-type="float">
            <text:p>0.03</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cathos', "Je n'ai jamais respiré une odeur mieux conditionnée. ")</text:p>
          </table:table-cell>
          <table:table-cell table:style-name="ce20" office:value-type="string" calcext:value-type="string">
            <text:p>('#cathos', "Je n'ai point respiré, depuis que je suis née, Une odeur, qui me parût mieux conditionné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Et celle-là ? ')</text:p>
          </table:table-cell>
          <table:table-cell table:style-name="ce20" office:value-type="string" calcext:value-type="string">
            <text:p>('#mascarille', 'Et celle-là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Elle est tout à fait de qualité ; le sublime en est touché délicieusement. ')</text:p>
          </table:table-cell>
          <table:table-cell table:style-name="ce20" office:value-type="string" calcext:value-type="string">
            <text:p>('#madelon', "Je dis avecque vérité Que je la trouve aussi de bonne qualité, Je sens qu'elle me plaît, et sens que je l'estime, À cause qu'elle est bonne, et qu'enfin le sublime En est certes, touché délicieusement.")</text:p>
          </table:table-cell>
          <table:table-cell table:style-name="ce20" office:value-type="float" office:value="0.07" calcext:value-type="float">
            <text:p>0.07</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Vous ne me dites rien de mes plumes, comment les trouvez-vous ? ')</text:p>
          </table:table-cell>
          <table:table-cell table:style-name="ce20" office:value-type="string" calcext:value-type="string">
            <text:p>('#mascarille', 'Vous ne me dites rien de mes plumes, comment Les trouvez-vous, enfin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Effroyablement belles. ')</text:p>
          </table:table-cell>
          <table:table-cell table:style-name="ce20" office:value-type="string" calcext:value-type="string">
            <text:p>('#cathos', "On peut bien dire d'elles Qu'elles sont en effet, effroyablement belle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Savez-vous que le brin me coûte un louis d'or ? <text:s/>Pour moi, j'ai cette manie, de vouloir donner généralement, sur tout ce qu'il y a de plus beau. ")</text:p>
          </table:table-cell>
          <table:table-cell table:style-name="ce20" office:value-type="string" calcext:value-type="string">
            <text:p>('#mascarille', "Vous vous y connaissez, je le vois ; mais encor Savez-vous que le brin me coûte un Louis d'or ? Pour moi sans me vanter, il faut que je vous die, Que depuis bien longtemps, j'ai pris cette manie De donner par ma foi, trop généralement Sur tout ce que l'on voit, de rare et de charmant.")</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Je vous assure, que nous sympathisons vous, et moi. <text:s/>J'ai une délicatesse furieuse pour tout ce que je porte, et jusqu'à mes chaussettes, je ne puis rien souffrir, qui ne soit de la bonne ouvrière. ")</text:p>
          </table:table-cell>
          <table:table-cell table:style-name="ce20" office:value-type="string" calcext:value-type="string">
            <text:p>('#madelon', "Nous sympathisons fort ensemble, je vous jure, Et c'est sans vous mentir, qu'ici je vous assure Que je suis délicate, et furieusement Pour tout ce qui me sert, en mon habillement, Et jusqu'à des chaussons, je n'en puis d'ordinaire Souffrir, s'ils ne sont faits, de la bonne ouvrièr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Ahi, ahi, ahi, doucement ; Dieu me damne, Mesdames, c'est fort mal en user ; j'ai à me plaindre de votre procédé, cela n'est pas honnête. ")</text:p>
          </table:table-cell>
          <table:table-cell table:style-name="ce20" office:value-type="string" calcext:value-type="string">
            <text:p>('#mascarille', "Mesdames, ahy, ahy, ahy, de grâce doucement, Ce n'est pas Dieu me damne, en user prudemment, De votre procédé, j'aurais lieu de me plaindre, Cela n'est pas honnête, et vous me faites craindr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Qu'est-ce donc ? <text:s/>Qu'avez-vous ? ")</text:p>
          </table:table-cell>
          <table:table-cell table:style-name="ce20" office:value-type="string" calcext:value-type="string">
            <text:p>('#cathos', "Qu'est-ce que donc ? Qu'avez-vous ? Qui vous trouble, Monsieur.")</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Quoi toutes deux contre mon coeur, en même temps ? <text:s/>M'attaquer à droit, et à gauche ? <text:s/>Ah c'est contre le droit des gens, la partie n'est pas égale, et je m'en vais crier au meurtre. ")</text:p>
          </table:table-cell>
          <table:table-cell table:style-name="ce20" office:value-type="string" calcext:value-type="string">
            <text:p>('#mascarille', "Toutes deux à la fois, s'attaquer à mon coeur, Me prendre à droit, à gauche, ah certes la partie, N'est pas du tout égale, et je veux garantie, Ou puisque vous allez, contre le droit des gens, Je vais crier au meurtre ; et sortir de céan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Il faut avouer qu'il dit les choses d'une manière particulière. ")</text:p>
          </table:table-cell>
          <table:table-cell table:style-name="ce20" office:value-type="string" calcext:value-type="string">
            <text:p>('#cathos', "Il ne dit rien du tout qu'avec une manière Tout à fait agréable, et qui n'est pas vulgaire.")</text:p>
          </table:table-cell>
          <table:table-cell table:style-name="ce20" office:value-type="float" office:value="0.47" calcext:value-type="float">
            <text:p>0.47</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gdelon', "Il a un tour admirable dans l'esprit. ")</text:p>
          </table:table-cell>
          <table:table-cell table:style-name="ce20" office:value-type="string" calcext:value-type="string">
            <text:p>('#madelon', "Il a dedans l'esprit un tour ; mais sans égal.")</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Vous avez plus de peur que de mal, et votre coeur crie avant qu'on l'écorche. ")</text:p>
          </table:table-cell>
          <table:table-cell table:style-name="ce20" office:value-type="string" calcext:value-type="string">
            <text:p>('#cathos', "Vous avez bien, Monsieur, plus de peur que de mal, Et votre coeur craintif, crie avant qu'on l'écorch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Comment diable ! <text:s/>Il est écorché depuis la tête, jusqu'aux pieds. ")</text:p>
          </table:table-cell>
          <table:table-cell table:style-name="ce20" office:value-type="string" calcext:value-type="string">
            <text:p>('#mascarille', "J'ai sujet toutefois, de faire ce reproche : Comment diable, je sens que quoi que vous disiez Il est depuis la tête écorché jusqu'aux pied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rotte', 'Madame, on demande à vous voir. ')</text:p>
          </table:table-cell>
          <table:table-cell table:style-name="ce20" office:value-type="string" calcext:value-type="string">
            <text:p>('#marotte', 'On demande à vous voir.')</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Qui ? ')</text:p>
          </table:table-cell>
          <table:table-cell table:style-name="ce20" office:value-type="string" calcext:value-type="string">
            <text:p>('#madelon', 'Et qui ?')</text:p>
          </table:table-cell>
          <table:table-cell table:style-name="ce20" office:value-type="float" office:value="0.5" calcext:value-type="float">
            <text:p>0.5</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rotte', 'Le Vicomte de Jodelet. ')</text:p>
          </table:table-cell>
          <table:table-cell table:style-name="ce20" office:value-type="string" calcext:value-type="string">
            <text:p>('#marotte', "C'est le Vicomte : De Jodelet, qui veut...")</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table:table-cell table:style-name="ce20" office:value-type="string" calcext:value-type="string">
            <text:p>('#madelon', 'Cette visite est prompte.')</text:p>
          </table:table-cell>
          <table:table-cell table:style-name="ce20" office:value-type="float" office:value="1" calcext:value-type="float">
            <text:p>1</text:p>
          </table:table-cell>
          <table:table-cell table:style-name="ce20" office:value-type="string" calcext:value-type="string">
            <text:p>Deletion</text:p>
          </table:table-cell>
          <table:table-cell table:style-name="ce19" table:number-columns-repeated="21"/>
          <table:table-cell table:number-columns-repeated="999"/>
        </table:table-row>
        <table:table-row table:style-name="ro3">
          <table:table-cell table:style-name="ce20" office:value-type="string" calcext:value-type="string">
            <text:p>('#mascarille', 'Le vicomte de Jodelet ? ')</text:p>
          </table:table-cell>
          <table:table-cell table:style-name="ce20" office:value-type="string" calcext:value-type="string">
            <text:p>('#mascarille', 'Quoi ! Le Vicomte de...')</text:p>
          </table:table-cell>
          <table:table-cell table:style-name="ce20" office:value-type="float" office:value="0.83" calcext:value-type="float">
            <text:p>0.83</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rotte', 'Oui, Monsieur. ')</text:p>
          </table:table-cell>
          <table:table-cell table:style-name="ce20" office:value-type="string" calcext:value-type="string">
            <text:p>('#marotte', "C'est lui, Monsieur, vrai m'y.")</text:p>
          </table:table-cell>
          <table:table-cell table:style-name="ce20" office:value-type="float" office:value="0.99" calcext:value-type="float">
            <text:p>0.99</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cathos', 'Le connaissez-vous ? ')</text:p>
          </table:table-cell>
          <table:table-cell table:style-name="ce20" office:value-type="string" calcext:value-type="string">
            <text:p>('#madelon', 'Et le connaissez-vous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C'est mon meilleur ami. ")</text:p>
          </table:table-cell>
          <table:table-cell table:style-name="ce20" office:value-type="string" calcext:value-type="string">
            <text:p>('#mascarille', "C'est mon meilleur ami.")</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Faites entrer vitement. ')</text:p>
          </table:table-cell>
          <table:table-cell table:style-name="ce20" office:value-type="string" calcext:value-type="string">
            <text:p>('#madelon', 'Vite, faites entrer.')</text:p>
          </table:table-cell>
          <table:table-cell table:style-name="ce20" office:value-type="float" office:value="0.06" calcext:value-type="float">
            <text:p>0.06</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Il y a quelque temps que nous ne nous sommes vus, et je suis ravi de cette aventure. ')</text:p>
          </table:table-cell>
          <table:table-cell table:style-name="ce20" office:value-type="string" calcext:value-type="string">
            <text:p>('#mascarille', 'Certes cette aventure Me charme, et me ravit ; car ma foi je vous jure Que depuis fort longtemps, nous ne nous sommes vu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Le voici. ')</text:p>
          </table:table-cell>
          <table:table-cell table:style-name="ce20"/>
          <table:table-cell table:style-name="ce20" office:value-type="float" office:value="1" calcext:value-type="float">
            <text:p>1</text:p>
          </table:table-cell>
          <table:table-cell table:style-name="ce20" office:value-type="string" calcext:value-type="string">
            <text:p>Insertion</text:p>
          </table:table-cell>
          <table:table-cell table:style-name="ce19" table:number-columns-repeated="21"/>
          <table:table-cell table:number-columns-repeated="999"/>
        </table:table-row>
        <table:table-row table:style-name="ro3">
          <table:table-cell table:style-name="ce20" office:value-type="string" calcext:value-type="string">
            <text:p>('#mascarille', 'Ah ! <text:s/>Vicomte ! ')</text:p>
          </table:table-cell>
          <table:table-cell table:style-name="ce20" office:value-type="string" calcext:value-type="string">
            <text:p>('#mascarille', 'Ah ! Vicomt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jodelet', 'Ah Marquis ! ')</text:p>
          </table:table-cell>
          <table:table-cell table:style-name="ce20" office:value-type="string" calcext:value-type="string">
            <text:p>('#jodelet', 'Ah ! Marqui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Que je suis aise de te rencontrer ! ')</text:p>
          </table:table-cell>
          <table:table-cell table:style-name="ce20" office:value-type="string" calcext:value-type="string">
            <text:p>('#mascarille', "Que tous mes sens émus Marquent bien le plaisir, que j'ai de te rencontre.")</text:p>
          </table:table-cell>
          <table:table-cell table:style-name="ce20" office:value-type="float" office:value="0.17" calcext:value-type="float">
            <text:p>0.17</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jodelet', "Que j'ai de joie de te voir ici ! ")</text:p>
          </table:table-cell>
          <table:table-cell table:style-name="ce20" office:value-type="string" calcext:value-type="string">
            <text:p>('#jodelet', "Et la joie que j'ai, mon visage la montre.")</text:p>
          </table:table-cell>
          <table:table-cell table:style-name="ce20" office:value-type="float" office:value="0.68" calcext:value-type="float">
            <text:p>0.68</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Baise-moi donc encore un peu, je te prie. ')</text:p>
          </table:table-cell>
          <table:table-cell table:style-name="ce20" office:value-type="string" calcext:value-type="string">
            <text:p>('#mascarille', "Baise-moi donc encor, Vicomte, baise-moi, Je t'en conjure.")</text:p>
          </table:table-cell>
          <table:table-cell table:style-name="ce20" office:value-type="float" office:value="0.9" calcext:value-type="float">
            <text:p>0.9</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table:table-cell table:style-name="ce20" office:value-type="string" calcext:value-type="string">
            <text:p>('#jodelet', "Il t'en faut de plus doux ma foi.")</text:p>
          </table:table-cell>
          <table:table-cell table:style-name="ce20" office:value-type="float" office:value="1" calcext:value-type="float">
            <text:p>1</text:p>
          </table:table-cell>
          <table:table-cell table:style-name="ce20" office:value-type="string" calcext:value-type="string">
            <text:p>Deletion</text:p>
          </table:table-cell>
          <table:table-cell table:style-name="ce19" table:number-columns-repeated="21"/>
          <table:table-cell table:number-columns-repeated="999"/>
        </table:table-row>
        <table:table-row table:style-name="ro3">
          <table:table-cell table:style-name="ce20" office:value-type="string" calcext:value-type="string">
            <text:p>('#magdelon', "Ma toute bonne, nous commençons d'être connues, voilà le beau monde, qui prend le chemin de nous venir voir. ")</text:p>
          </table:table-cell>
          <table:table-cell table:style-name="ce20" office:value-type="string" calcext:value-type="string">
            <text:p>('#madelon', "Nous commençons ma bonne, enfin d'être connues, Du beau monde chez nous, nous allons être vues, Puisqu'il prend le chemin de nous y visiter.")</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Mesdames, agréez que je vous présente ce gentilhomme-ci. <text:s/>Sur ma parole, il est digne d'être connu de vous. ")</text:p>
          </table:table-cell>
          <table:table-cell table:style-name="ce20" office:value-type="string" calcext:value-type="string">
            <text:p>('#mascarille', "Mesdames, s'il vous plaît, de ma part d'accepter Ce Gentilhomme-ci ; sans que je le cajole, Il est assurément, digne (sur ma parole) D'être connu de vou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jodelet', "Il est juste de venir vous rendre ce qu'on vous doit, et vos attraits exigent leurs droits seigneuriaux sur toutes sortes de personnes. ")</text:p>
          </table:table-cell>
          <table:table-cell table:style-name="ce20" office:value-type="string" calcext:value-type="string">
            <text:p>('#jodelet', "Il est juste, et de droit De vous venir chez vous, rendre ce qu'on vous doit ; Car enfin, vos attraits exigent sur les hommes Leurs droits seigneuriaux.")</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C'est pousser vos civilités jusqu'aux derniers confins de la flatterie. ")</text:p>
          </table:table-cell>
          <table:table-cell table:style-name="ce20" office:value-type="string" calcext:value-type="string">
            <text:p>('#madelon', "Nous savons qui nous sommes, Monsieur, et c'est pousser pour nos esprits peu fins Votre civilité, jusqu'aux derniers confins De la galanteri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Cette journée doit être marquée dans notre almanach, comme une journée bienheureuse. ')</text:p>
          </table:table-cell>
          <table:table-cell table:style-name="ce20" office:value-type="string" calcext:value-type="string">
            <text:p>('#cathos', 'Ah ! Dieux, cette journée Doit être comme grande, ensemble et fortunée, Marquée dans notre almanach.')</text:p>
          </table:table-cell>
          <table:table-cell table:style-name="ce20" office:value-type="float" office:value="0.13" calcext:value-type="float">
            <text:p>0.13</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gdelon', "Allons, petit garçon, faut-il toujours vous répéter les choses ? <text:s/>Voyez-vous pas, qu'il faut le surcroît d'un fauteuil ? ")</text:p>
          </table:table-cell>
          <table:table-cell table:style-name="ce20" office:value-type="string" calcext:value-type="string">
            <text:p>('#madelon', "Petit garçon, Quoi vous faut-il toujours, faire votre leçon, Ne voyez-vous pas bien ? Surcroît de compagnie, Et qu'il faut un fauteuil.")</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table:table-cell table:style-name="ce20" office:value-type="string" calcext:value-type="string">
            <text:p>('#jodelet', "C'est sans cérémonie.")</text:p>
          </table:table-cell>
          <table:table-cell table:style-name="ce20" office:value-type="float" office:value="1" calcext:value-type="float">
            <text:p>1</text:p>
          </table:table-cell>
          <table:table-cell table:style-name="ce20" office:value-type="string" calcext:value-type="string">
            <text:p>Deletion</text:p>
          </table:table-cell>
          <table:table-cell table:style-name="ce19" table:number-columns-repeated="21"/>
          <table:table-cell table:number-columns-repeated="999"/>
        </table:table-row>
        <table:table-row table:style-name="ro3">
          <table:table-cell table:style-name="ce20" office:value-type="string" calcext:value-type="string">
            <text:p>('#mascarille', "Ne vous étonnez pas de voir le Vicomte de la sorte, il ne fait que sortir d'une maladie, qui lui a rendu le visage pâle comme vous le voyez. ")</text:p>
          </table:table-cell>
          <table:table-cell table:style-name="ce20" office:value-type="string" calcext:value-type="string">
            <text:p>('#mascarille', "Ne vous étonnez pas, s'il est si déconfit, Il ne fait que sortir, d'un mal qui l'a bouffi, Comme vous le voyez, c'est pourquoi son visage Est si maigre, et si pâl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jodelet', 'Ce sont fruits des veilles de la Cour et des fatigues de la guerre. ')</text:p>
          </table:table-cell>
          <table:table-cell table:style-name="ce20" office:value-type="string" calcext:value-type="string">
            <text:p>('#jodelet', "Et c'est tout l'avantage, Et les fruits qu'on reçoit des veilles de la Cour, Des travaux de la guerre, et des soins de l'amour.")</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Savez-vous, Mesdames, que vous voyez, dans le Vicomte un vaillants hommes du siècle ? <text:s/>C'est un brave à trois poils. ")</text:p>
          </table:table-cell>
          <table:table-cell table:style-name="ce20" office:value-type="string" calcext:value-type="string">
            <text:p>('#mascarille', "Mais dites cependant, savez-vous bien Mesdames ? Qu'on place le Vicomte, au rang des belles âmes, Qu'il est de ces vaillants, à qui le fer sied bien, C'est un brave à trois poil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jodelet', "Vous ne m'en devez rien, Marquis, et nous savons ce que vous savez faire aussi. ")</text:p>
          </table:table-cell>
          <table:table-cell table:style-name="ce20" office:value-type="string" calcext:value-type="string">
            <text:p>('#jodelet', "Vous ne m'en devez rien, Marquis, et nous savons ce que vous savez fair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Il est vrai que nous nous sommes vus tous deux dans l'occasion. ")</text:p>
          </table:table-cell>
          <table:table-cell table:style-name="ce20" office:value-type="string" calcext:value-type="string">
            <text:p>('#mascarille', "Ah ! Ma foi, ma science, auprès vous doit se taire, Il est vrai que tous deux, nous nous sommes souvent Vus dans l'occasion.")</text:p>
          </table:table-cell>
          <table:table-cell table:style-name="ce20" office:value-type="float" office:value="0.35" calcext:value-type="float">
            <text:p>0.35</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jodelet', 'Et dans des lieux, où il faisait fort chaud. ')</text:p>
          </table:table-cell>
          <table:table-cell table:style-name="ce20" office:value-type="string" calcext:value-type="string">
            <text:p>('#jodelet', "Quelque fois trop avant Et même en des endroits, où l'on aura sans doute Bien du chaud à souffrir.")</text:p>
          </table:table-cell>
          <table:table-cell table:style-name="ce20" office:value-type="float" office:value="0.61" calcext:value-type="float">
            <text:p>0.61</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Oui ; mais non pas si chaud qu'ici. <text:s/>Hay, hay, hay ! ")</text:p>
          </table:table-cell>
          <table:table-cell table:style-name="ce20" office:value-type="string" calcext:value-type="string">
            <text:p>('#mascarille', "Oui ; mais Vicomte, écoute, Pas tant de chaud qu'ici, hay, hay, hay.")</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jodelet', "Notre connaissance s'est faite à l'armée, et la première fois que nous nous vîmes il commandait un Régiment de Cavalerie sur les Galères de Malte. ")</text:p>
          </table:table-cell>
          <table:table-cell table:style-name="ce20" office:value-type="string" calcext:value-type="string">
            <text:p>('#jodelet', "Nous avons Fait notre connaissance à l'armée, et vivons Depuis en amitié. Le jour que nous nous vîmes Pour la première fois, ma foi tous deux nous fîmes Ce pacte d'être amis. Il commandait alors Un fort beau régiment de cavaliers très forts, Sur, si je m'en souviens, les galères de Malt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Il est vrai ; mais vous étiez pourtant dans l'emploi avant que j'y fusse, et je me souviens que je n'étais que petit officier encore, que vous commandiez deux mille chevaux. ")</text:p>
          </table:table-cell>
          <table:table-cell table:style-name="ce20" office:value-type="string" calcext:value-type="string">
            <text:p>('#mascarille', "Il est vrai ; mais Vicomte, ici trop l'on m'exalte. Vous étiez toutefois, dans l'emploi devant moi, Et je me souviens bien à présent sur ma foi, Que je n'avais encor qu'une charge assez basse, Que vous étiez déjà dans une belle passe, Et que vous commandiez les deux mille chevaux.")</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jodelet', "La guerre est une belle chose ; mais ma foi la Cour récompense bien mal aujourd'hui les gens de service comme nous. ")</text:p>
          </table:table-cell>
          <table:table-cell table:style-name="ce20" office:value-type="string" calcext:value-type="string">
            <text:p>('#jodelet', "La guerre est belle ; mais on a trop de travaux, Et la Cour aujourd'hui pour des gens de services Vous récompense mal.")</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C'est ce qui fait que je veux pendre l'épée au croc. ")</text:p>
          </table:table-cell>
          <table:table-cell table:style-name="ce20" office:value-type="string" calcext:value-type="string">
            <text:p>('#mascarille', "Ce ne sont qu'injustices : C'est pourquoi, je veux prendre aussi l'épée au croc, Et ne plus m'exposer du tout à pas un choc.")</text:p>
          </table:table-cell>
          <table:table-cell table:style-name="ce20" office:value-type="float" office:value="0.62" calcext:value-type="float">
            <text:p>0.62</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cathos', "Pour moi j'ai un furieux tendre pour les hommes d'épée. ")</text:p>
          </table:table-cell>
          <table:table-cell table:style-name="ce20" office:value-type="string" calcext:value-type="string">
            <text:p>('#cathos', "J'ai pour les gens d'épée, un très sérieux tendr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Je les aime aussi : mais je veux que l'esprit assaisonne la bravoure. ")</text:p>
          </table:table-cell>
          <table:table-cell table:style-name="ce20" office:value-type="string" calcext:value-type="string">
            <text:p>('#madelon', "Ils me plaisent aussi ; mais il faut pour me prendre, Assaisonner d'Esprit, la bravoure et le coeur.")</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Te souvient-il, Vicomte, de cette demi-lune, que nous emportâmes sur les ennemis au Siège d'Arras ? ")</text:p>
          </table:table-cell>
          <table:table-cell table:style-name="ce20" office:value-type="string" calcext:value-type="string">
            <text:p>('#mascarille', 'Te souvient-il Vicomte, avec quelle vigueur Nous prîmes, toutefois suivis de la fortune Dessus nos ennemis, dis, cette demi-lune, Étant devant Arras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jodelet', "Que veux-tu dire avec ta demi-lune ? <text:s/>C'était bien une lune toute entière. ")</text:p>
          </table:table-cell>
          <table:table-cell table:style-name="ce20" office:value-type="string" calcext:value-type="string">
            <text:p>('#jodelet', "Que veux-tu dire toi ? Avec ta demi-lune, et tu rêves, je crois Penses-y, c'était bien, toute une lune entièr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Je pense que tu as raison. ')</text:p>
          </table:table-cell>
          <table:table-cell table:style-name="ce20" office:value-type="string" calcext:value-type="string">
            <text:p>('#mascarille', 'Il a parbleu raison.')</text:p>
          </table:table-cell>
          <table:table-cell table:style-name="ce20" office:value-type="float" office:value="0.63" calcext:value-type="float">
            <text:p>0.63</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jodelet', "Il m'en doit bien souvenir, ma foi : j'y fus blessé à la jambe d'un coup de grenade, dont je porte encore les marques. <text:s/>Tâtez un peu, de grâce, vous sentirez quelque coup, c'était là. ")</text:p>
          </table:table-cell>
          <table:table-cell table:style-name="ce20" office:value-type="string" calcext:value-type="string">
            <text:p>('#jodelet', "J'y crus mon Cimetière, Je m'en souviens ma fois, car j'y fus fort blessé D'un grand coup de grenade, à la jambe, et je sais Que j'en porte la marque encore ; mais de grâce Tâtez vous sentirez le coup, voilà la place. Faisant tâter à sa jamb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Il est vrai, que la cicatrice est grande. ')</text:p>
          </table:table-cell>
          <table:table-cell table:style-name="ce20" office:value-type="string" calcext:value-type="string">
            <text:p>('#cathos', 'La cicatrice est grand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Donnez-moi un peu votre main, et tâtez celui-ci : là, justement au derrière de la tête : y êtes-vous ? ')</text:p>
          </table:table-cell>
          <table:table-cell table:style-name="ce20" office:value-type="string" calcext:value-type="string">
            <text:p>('#mascarille', 'Apportez donc aussi Votre main, et tâtez justement celui-ci Là, là le trouvez-vous ? Là derrière la têt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Oui : je sens quelque chose. ')</text:p>
          </table:table-cell>
          <table:table-cell table:style-name="ce20" office:value-type="string" calcext:value-type="string">
            <text:p>('#madelon', 'Oui je sens quelque chose. Un tel coup vous apprête Aussi force lauriers.')</text:p>
          </table:table-cell>
          <table:table-cell table:style-name="ce20" office:value-type="float" office:value="0.8" calcext:value-type="float">
            <text:p>0.8</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C'est un coup de mousquet que je reçus la dernière campagne, que j'ai faite. ")</text:p>
          </table:table-cell>
          <table:table-cell table:style-name="ce20" office:value-type="string" calcext:value-type="string">
            <text:p>('#mascarille', 'Je reçus ce coup-là Ma dernière campagn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jodelet', "Voici un autre coup qui me perça de part en part à l'attaque de Gravelines. ")</text:p>
          </table:table-cell>
          <table:table-cell table:style-name="ce20" office:value-type="string" calcext:value-type="string">
            <text:p>('#jodelet', "Ah ! Tâtez donc voilà Encore un autre coup, je l'eus à Gravelines Et depuis j'ai souffert d'une fièvre maligne De fort âpres douleurs.")</text:p>
          </table:table-cell>
          <table:table-cell table:style-name="ce20" office:value-type="float" office:value="0.46" calcext:value-type="float">
            <text:p>0.46</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Je vais vous montrer une furieuse plaie. ')</text:p>
          </table:table-cell>
          <table:table-cell table:style-name="ce20" office:value-type="string" calcext:value-type="string">
            <text:p>('#mascarille', 'Moi je vais vous montrer Une effroyable plai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Il n'est pas nécessaire, nous le croyons sans y regarder. ")</text:p>
          </table:table-cell>
          <table:table-cell table:style-name="ce20" office:value-type="string" calcext:value-type="string">
            <text:p>('#madelon', "Ah ! C'est trop folâtrer, Sans y voir on vous croit, et vos faits admirables.")</text:p>
          </table:table-cell>
          <table:table-cell table:style-name="ce20" office:value-type="float" office:value="1.31" calcext:value-type="float">
            <text:p>1.31</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Ce sont des marques honorables, qui font voir ce qu'on est. ")</text:p>
          </table:table-cell>
          <table:table-cell table:style-name="ce20" office:value-type="string" calcext:value-type="string">
            <text:p>('#mascarille', "Ce sont à dire vrai, des marques honorables Qui font voir ce qu'on est.")</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Nous ne doutons point de ce que vous êtes. ')</text:p>
          </table:table-cell>
          <table:table-cell table:style-name="ce20" office:value-type="string" calcext:value-type="string">
            <text:p>('#cathos', 'Ah ! Monsieur, sans cela Nous vous connaissons bien.')</text:p>
          </table:table-cell>
          <table:table-cell table:style-name="ce20" office:value-type="float" office:value="0.45" calcext:value-type="float">
            <text:p>0.45</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Vicomte, as-tu là ton carrosse ? ')</text:p>
          </table:table-cell>
          <table:table-cell table:style-name="ce20" office:value-type="string" calcext:value-type="string">
            <text:p>('#mascarille', 'Dis Vicomte, as-tu là Ton carrosse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jodelet', 'Pourquoi ? ')</text:p>
          </table:table-cell>
          <table:table-cell table:style-name="ce20" office:value-type="string" calcext:value-type="string">
            <text:p>('#jodelet', 'Pourquoi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Nous mènerions promener ces Dames hors des portes, et leur donnerions un cadeau. ')</text:p>
          </table:table-cell>
          <table:table-cell table:style-name="ce20" office:value-type="string" calcext:value-type="string">
            <text:p>('#mascarille', "Nous mènerions ces Dames, Prendre hors des portes l'air, pour délecter leurs âmes, Et puis leur donnerions, par après un cadeau, Le temps nous y convie, il est tout à fait beau.")</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Nous ne saurions sortir aujourd'hui. ")</text:p>
          </table:table-cell>
          <table:table-cell table:style-name="ce20" office:value-type="string" calcext:value-type="string">
            <text:p>('#madelon', "Nous ne saurions sortir d'aujourd'hui.")</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table:table-cell table:style-name="ce20" office:value-type="string" calcext:value-type="string">
            <text:p>('#mascarille', "Faut remettre À quelques jours d'ici la partie, et promettre Aussi que vous viendrez.")</text:p>
          </table:table-cell>
          <table:table-cell table:style-name="ce20" office:value-type="float" office:value="1" calcext:value-type="float">
            <text:p>1</text:p>
          </table:table-cell>
          <table:table-cell table:style-name="ce20" office:value-type="string" calcext:value-type="string">
            <text:p>Deletion</text:p>
          </table:table-cell>
          <table:table-cell table:style-name="ce19" table:number-columns-repeated="21"/>
          <table:table-cell table:number-columns-repeated="999"/>
        </table:table-row>
        <table:table-row table:style-name="ro3">
          <table:table-cell table:style-name="ce20"/>
          <table:table-cell table:style-name="ce20" office:value-type="string" calcext:value-type="string">
            <text:p>('#cathos', 'Hé ! Bien nous le voulons.')</text:p>
          </table:table-cell>
          <table:table-cell table:style-name="ce20" office:value-type="float" office:value="1" calcext:value-type="float">
            <text:p>1</text:p>
          </table:table-cell>
          <table:table-cell table:style-name="ce20" office:value-type="string" calcext:value-type="string">
            <text:p>Deletion</text:p>
          </table:table-cell>
          <table:table-cell table:style-name="ce19" table:number-columns-repeated="21"/>
          <table:table-cell table:number-columns-repeated="999"/>
        </table:table-row>
        <table:table-row table:style-name="ro3">
          <table:table-cell table:style-name="ce20" office:value-type="string" calcext:value-type="string">
            <text:p>('#mascarille', 'Ayons donc les violons pour danser. ')</text:p>
          </table:table-cell>
          <table:table-cell table:style-name="ce20" office:value-type="string" calcext:value-type="string">
            <text:p>('#mascarille', 'Ayons donc pour danser ici les violon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jodelet', "Ma foi c'est bien avisé. ")</text:p>
          </table:table-cell>
          <table:table-cell table:style-name="ce20" office:value-type="string" calcext:value-type="string">
            <text:p>('#jodelet', "C'est fort bien avisé.")</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Pour cela, nous y consentons ; mais il faut donc quelque surcroît de compagnie. ')</text:p>
          </table:table-cell>
          <table:table-cell table:style-name="ce20" office:value-type="string" calcext:value-type="string">
            <text:p>('#madelon', "Pour cela, c'est sans peine Que nous y consentons ; mais faut qu'on nous amène Surcroît de Compagni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Holà Champagne, Picard, Bourguignon, Casquaret, Basque, la Verdure, Lorrain, Provençal, la Violette ! <text:s/>Au diable soient tous les laquais ! <text:s/>Je ne pense pas qu'il y ait gentilhomme, en France, plus mal servi, que moi. <text:s/>Ces canailles me laissent toujours seul. ")</text:p>
          </table:table-cell>
          <table:table-cell table:style-name="ce20" office:value-type="string" calcext:value-type="string">
            <text:p>('#mascarille', "Holà, ho Poitevin, Bourguignon, Provençal, Champagne, Langevin, La Verdure, Lorrain, Basque, la Violette, La Ramée, Picart, Cascaret, la Valette, Au Diable les laquais, pour moi je ne crois pas, Que je ne rompe à tous les jambes, et les bras, Non je ne trouve point, de Gentilhomme en France Plus mal servi que moi, de ces races je pense ; Car ces canailles-là, ne m'entendent jamai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Almanzor, dites aux gens de Monsieur, qu'ils aillent quérir des violons, et nous faites venir ces Messieurs, et ces Dames d'ici près, pour peupler la solitude de notre bal. ")</text:p>
          </table:table-cell>
          <table:table-cell table:style-name="ce20" office:value-type="string" calcext:value-type="string">
            <text:p>('#madelon', "Allez vite, Almanzor, là-bas dire aux laquais De Monsieur, qu'à présent ici l'on nous amène Des violons ; à Marotte et vous prenez aussi la peine ; De nous faire venir ces Dames, et Messieurs D'ici près, pour peupler aveque tous les leurs De notre bal si prompt la triste solitud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Vicomte, que dis-tu de ces yeux ? ')</text:p>
          </table:table-cell>
          <table:table-cell table:style-name="ce20" office:value-type="string" calcext:value-type="string">
            <text:p>('#mascarille', "Ces yeux n'auraient-ils point détruit ta quiétude. Vicomte, qu'en dis-tu ?")</text:p>
          </table:table-cell>
          <table:table-cell table:style-name="ce20" office:value-type="float" office:value="0.41" calcext:value-type="float">
            <text:p>0.41</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jodelet', "Mais toi-même, Marquis, que t'en semble ? ")</text:p>
          </table:table-cell>
          <table:table-cell table:style-name="ce20" office:value-type="string" calcext:value-type="string">
            <text:p>('#jodelet', "Mais toi-même Marquis, Qu'en pourrais-tu penser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Moi, je dis, que nos libertés auront peine à sortir d'ici, les braies nettes. <text:s/>Au moins, pour moi, je reçois d'étranges secousses, et mon coeur ne tient plus qu'à un filet. ")</text:p>
          </table:table-cell>
          <table:table-cell table:style-name="ce20" office:value-type="string" calcext:value-type="string">
            <text:p>('#mascarille', "Moi, par ma fois je dis Qu'ici nos libertés, sont à demi sujettes, Qu'à peine elles pourront sortir les braies nettes, Au moins pour moi, je sens qu'en mon coeur je reçois Une étrange secousse, et même aussi je crois Qu'il n'est plus retenu, que par fort peu de chose ; Mais quand je le perdrais j'en chérirais la caus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Que tout ce qu'il dit est naturel ! <text:s/>Il tourne les choses le plus agréablement du monde. ")</text:p>
          </table:table-cell>
          <table:table-cell table:style-name="ce20" office:value-type="string" calcext:value-type="string">
            <text:p>('#madelon', "Dieux que tout ce qu'il dit, est fort et naturel Qu'on voit bien qu'il n'a rien, qui soit matériel Et qu'il tourne à miracle une douceur ma chère.")</text:p>
          </table:table-cell>
          <table:table-cell table:style-name="ce20" office:value-type="float" office:value="0.38" calcext:value-type="float">
            <text:p>0.38</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cathos', "Il est vrai qu'il fait une furieuse dépense en esprit. ")</text:p>
          </table:table-cell>
          <table:table-cell table:style-name="ce20" office:value-type="string" calcext:value-type="string">
            <text:p>('#cathos', "Il est vrai qu'il est seul, je crois qui puisse faire Une telle dépense, en esprit et savoir.")</text:p>
          </table:table-cell>
          <table:table-cell table:style-name="ce20" office:value-type="float" office:value="0.19" calcext:value-type="float">
            <text:p>0.19</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Pour vous montrer, que je suis véritable, je veux faire un impromptu là-dessus. ')</text:p>
          </table:table-cell>
          <table:table-cell table:style-name="ce20" office:value-type="string" calcext:value-type="string">
            <text:p>('#mascarille', "Mesdames, toutefois pour vous mieux faire voir Que je ne vous ments point, je prétends ou je meure Vous faire un impromptu, là-dessus tout à l'heure.")</text:p>
          </table:table-cell>
          <table:table-cell table:style-name="ce20" office:value-type="float" office:value="0.03" calcext:value-type="float">
            <text:p>0.03</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cathos', "Eh je vous en conjure de toute la dévotion de mon coeur. <text:s/>Que nous ayons quelque chose qu'on ait fait pour nous. ")</text:p>
          </table:table-cell>
          <table:table-cell table:style-name="ce20" office:value-type="string" calcext:value-type="string">
            <text:p>('#cathos', "Eh ! Je vous en conjure, avec toute l'ardeur Et la dévotion, ensemble de mon coeur Que nous ayons au moins quelque chose, qu'on sache Que l'on ait fait pour nou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jodelet', "J'aurais envie d'en faire autant : mais je me trouve un peu incommodé de la veine poétique, pour la quantité des saignées que j'y ai faites ces jours passés. ")</text:p>
          </table:table-cell>
          <table:table-cell table:style-name="ce20" office:value-type="string" calcext:value-type="string">
            <text:p>('#jodelet', "Peste cela me fâche J'aurais envie aussi d'en faire tout autant ; Mais faut que vous sachiez et teniez pour constant Que je suis aujourd'hui, s'il faut que je m'explique, Beaucoup incommodé de la veine poétique Pour lui trop avoir fait de saignées ma foi, Ces jours passé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table:table-cell table:style-name="ce20" office:value-type="string" calcext:value-type="string">
            <text:p>('#cathos', 'Monsieur, sans cela je vous crois.')</text:p>
          </table:table-cell>
          <table:table-cell table:style-name="ce20" office:value-type="float" office:value="1" calcext:value-type="float">
            <text:p>1</text:p>
          </table:table-cell>
          <table:table-cell table:style-name="ce20" office:value-type="string" calcext:value-type="string">
            <text:p>Deletion</text:p>
          </table:table-cell>
          <table:table-cell table:style-name="ce19" table:number-columns-repeated="21"/>
          <table:table-cell table:number-columns-repeated="999"/>
        </table:table-row>
        <table:table-row table:style-name="ro3">
          <table:table-cell table:style-name="ce20" office:value-type="string" calcext:value-type="string">
            <text:p>('#mascarille', "Que diable est cela ? <text:s/>Je fais toujours bien le premier vers ; mais j'ai peine à faire les autres. <text:s/>Ma foi, ceci est un peu trop pressé : je vous ferai un impromptu à loisir, que vous trouverez le plus beau du monde. ")</text:p>
          </table:table-cell>
          <table:table-cell table:style-name="ce20" office:value-type="string" calcext:value-type="string">
            <text:p>('#mascarille', 'Que diable est donc cela ? Je fais toujours sans peine, Fort bien le premier vers ; mais je suis à la géhenne Pour poursuivre. Ma foi ceci presse trop fort : À loisir, je ferai pour vous sans nul effort En vers un impromptu, qui sans doute je gage Ne vous déplaira pa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jodelet', "Il a de l'esprit comme un démon. ")</text:p>
          </table:table-cell>
          <table:table-cell table:style-name="ce20" office:value-type="string" calcext:value-type="string">
            <text:p>('#jodelet', "Il a pour son partage À mon sens, de l'esprit en démon.")</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Et du galant, et du bien tourné. ')</text:p>
          </table:table-cell>
          <table:table-cell table:style-name="ce20" office:value-type="string" calcext:value-type="string">
            <text:p>('#madelon', 'Mais du grand, Du bien tourné, du fin, même du plus galant.')</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Vicomte dis-moi un peu, y a-t-il longtemps, que tu n'as vu la Comtesse ? ")</text:p>
          </table:table-cell>
          <table:table-cell table:style-name="ce20" office:value-type="string" calcext:value-type="string">
            <text:p>('#mascarille', 'Vicomte, depuis quand as-tu vu la Comtesse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jodelet', 'Il y a plus de trois semaines que je ne lui ai rendu visite. ')</text:p>
          </table:table-cell>
          <table:table-cell table:style-name="ce20" office:value-type="string" calcext:value-type="string">
            <text:p>('#jodelet', "Elle aurait bien raison d'accuser ma paresse ; Car il s'est écoulé trois semaines et plus Depuis que je l'ai vue.")</text:p>
          </table:table-cell>
          <table:table-cell table:style-name="ce20" office:value-type="float" office:value="0.44" calcext:value-type="float">
            <text:p>0.44</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Sais-tu bien que le Duc m'est venu voir, ce matin, et m'a voulu mener à la campagne, courir un cerf, avec lui.")</text:p>
          </table:table-cell>
          <table:table-cell table:style-name="ce20" office:value-type="string" calcext:value-type="string">
            <text:p>('#mascarille', "Ah Dieu ! J'en suis confus, Quoi l'aller voir si peu ? Mais faut que je te conte Que le Duc ce matin m'est venu voir Vicomte, Et m'a voulu mener courir avecque lui Le Cerf à la campagn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table:table-cell table:style-name="ce20" office:value-type="string" calcext:value-type="string">
            <text:p>('#jodelet', "Et tu l'as éconduit ?")</text:p>
          </table:table-cell>
          <table:table-cell table:style-name="ce20" office:value-type="float" office:value="1" calcext:value-type="float">
            <text:p>1</text:p>
          </table:table-cell>
          <table:table-cell table:style-name="ce20" office:value-type="string" calcext:value-type="string">
            <text:p>Deletion</text:p>
          </table:table-cell>
          <table:table-cell table:style-name="ce19" table:number-columns-repeated="21"/>
          <table:table-cell table:number-columns-repeated="999"/>
        </table:table-row>
        <table:table-row table:style-name="ro3">
          <table:table-cell table:style-name="ce20"/>
          <table:table-cell table:style-name="ce20" office:value-type="string" calcext:value-type="string">
            <text:p>('#mascarille', 'Quoi donc ?')</text:p>
          </table:table-cell>
          <table:table-cell table:style-name="ce20" office:value-type="float" office:value="1" calcext:value-type="float">
            <text:p>1</text:p>
          </table:table-cell>
          <table:table-cell table:style-name="ce20" office:value-type="string" calcext:value-type="string">
            <text:p>Deletion</text:p>
          </table:table-cell>
          <table:table-cell table:style-name="ce19" table:number-columns-repeated="21"/>
          <table:table-cell table:number-columns-repeated="999"/>
        </table:table-row>
        <table:table-row table:style-name="ro3">
          <table:table-cell table:style-name="ce20" office:value-type="string" calcext:value-type="string">
            <text:p>('#magdelon', 'Voici nos amies qui viennent. ')</text:p>
          </table:table-cell>
          <table:table-cell table:style-name="ce20" office:value-type="string" calcext:value-type="string">
            <text:p>('#madelon', 'Messieurs, voici nos amies qui viennent.')</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table:table-cell table:style-name="ce20" office:value-type="string" calcext:value-type="string">
            <text:p>('#mascarille', "Nous sommes obligés aux peines qu'elles prennent.")</text:p>
          </table:table-cell>
          <table:table-cell table:style-name="ce20" office:value-type="float" office:value="1" calcext:value-type="float">
            <text:p>1</text:p>
          </table:table-cell>
          <table:table-cell table:style-name="ce20" office:value-type="string" calcext:value-type="string">
            <text:p>Deletion</text:p>
          </table:table-cell>
          <table:table-cell table:style-name="ce19" table:number-columns-repeated="21"/>
          <table:table-cell table:number-columns-repeated="999"/>
        </table:table-row>
        <table:table-row table:style-name="ro3">
          <table:table-cell table:style-name="ce20" office:value-type="string" calcext:value-type="string">
            <text:p>('#magdelon', 'Mon_Dieu, mes chères, nous vous demandons pardon. <text:s/>Ces Messieurs ont eu fantaisie de nous donner les âmes des pieds, et nous vous avons envoyé quérir pour remplir les vides de notre assemblée. ')</text:p>
          </table:table-cell>
          <table:table-cell table:style-name="ce20" office:value-type="string" calcext:value-type="string">
            <text:p>('#madelon', "Mon_Dieu, vous nous devez mes chères pardonner. Ces Messieurs ayant eu dessein de nous donner Chez nous l'âme des pieds, nous vous avons choisies Pour pouvoir mieux répondre à telles fantaisies, Et pour remplir aussi les vides incongrus, Qui sont dans notre bal.")</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lucile', 'Vous nous avez obligées, sans doute. ')</text:p>
          </table:table-cell>
          <table:table-cell table:style-name="ce20" office:value-type="string" calcext:value-type="string">
            <text:p>('#lucile', 'Ah ! Ne nous tenez plus De semblables discours. Nous sommes obligées À votre souvenir, et serions affligées Si vous ne vouliez pas toujours agir ainsi.')</text:p>
          </table:table-cell>
          <table:table-cell table:style-name="ce20" office:value-type="float" office:value="0.86" calcext:value-type="float">
            <text:p>0.86</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Ce n'est ici qu'un bal à la hâte ; mais l'un de ces jours nous vous en donnerons un dans les formes. <text:s/>Les violons sont-ils venus ? ")</text:p>
          </table:table-cell>
          <table:table-cell table:style-name="ce20" office:value-type="string" calcext:value-type="string">
            <text:p>('#mascarille', "Ce n'est qu'un bal pressé que nous faisons ici ; Mais quelqu'un de ces jours nous avons bien envie De vous en donner un, au péril de la vie, <text:s/>Dans les formes : Mais quoi les violons enfin, Sont-ils là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almanzor', 'Oui, Monsieur, ils sont ici. ')</text:p>
          </table:table-cell>
          <table:table-cell table:style-name="ce20" office:value-type="string" calcext:value-type="string">
            <text:p>('#almanzor', 'Oui, Monsieur.')</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Allons donc, mes chères, prenez place. ')</text:p>
          </table:table-cell>
          <table:table-cell table:style-name="ce20" office:value-type="string" calcext:value-type="string">
            <text:p>('#cathos', "C'est trop d'être à la fin Sur ses pieds. Allons donc, mes chères, prenez place.")</text:p>
          </table:table-cell>
          <table:table-cell table:style-name="ce20" office:value-type="float" office:value="0.49" calcext:value-type="float">
            <text:p>0.49</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La, la, la, la, la, la, la, la. ')</text:p>
          </table:table-cell>
          <table:table-cell table:style-name="ce20" office:value-type="string" calcext:value-type="string">
            <text:p>('#mascarille', 'La la la la la la.')</text:p>
          </table:table-cell>
          <table:table-cell table:style-name="ce20" office:value-type="float" office:value="0.11" calcext:value-type="float">
            <text:p>0.11</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gdelon', 'Il a tout à fait la taille élégante. ')</text:p>
          </table:table-cell>
          <table:table-cell table:style-name="ce20" office:value-type="string" calcext:value-type="string">
            <text:p>('#madelon', "Dieux ! Qu'il a bonne grâce, Et la taille élégante.")</text:p>
          </table:table-cell>
          <table:table-cell table:style-name="ce20" office:value-type="float" office:value="0.02" calcext:value-type="float">
            <text:p>0.02</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cathos', 'Et a la mine de danser proprement. ')</text:p>
          </table:table-cell>
          <table:table-cell table:style-name="ce20" office:value-type="string" calcext:value-type="string">
            <text:p>('#cathos', 'Et la mine je crois De danser proprement.')</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Ma franchise va danser la courante aussi bien que mes pieds. <text:s/>En cadence, Violons, en cadence. <text:s/>Ô quels ignorants ! <text:s/>Il n'y a pas moyen de danser avec eux. <text:s/>Le diable vous emporte, ne sauriez-vous jouer en mesure ? <text:s/>La, la, la, la, la, la, la, la. <text:s/>Ferme, ô violons de village. ")</text:p>
          </table:table-cell>
          <table:table-cell table:style-name="ce20" office:value-type="string" calcext:value-type="string">
            <text:p>('#mascarille', "Ma franchise avec moi, Aussi bien que mes pieds va danser la courante. Violons en cadence, ah ! Cadence pesante. Oh ! Qu'ils sont ignorants ? Ma foi l'on ne peut pas Rien danser avec eux, quel étrange fracas, L'on ne sait ce qu'on fait. Le Diable vous emporte, Quoi donc, ne sauriez-vous jouer d'une autre sorte, Et de mesure la, la, la, la, la, la, la. La ferme, ô violons de villag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jodelet', 'Holà, ne pressez pas si fort la cadence, je ne fais que sortir de maladie. ')</text:p>
          </table:table-cell>
          <table:table-cell table:style-name="ce20" office:value-type="string" calcext:value-type="string">
            <text:p>('#jodelet', 'Oh ! hola ? Messieurs, ne pressez pas si fort votre cadence ? Je ne fais que sortir de maladi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table:table-cell table:style-name="ce20" office:value-type="string" calcext:value-type="string">
            <text:p>('#mascarille', 'Et danse, Vicomte.')</text:p>
          </table:table-cell>
          <table:table-cell table:style-name="ce20" office:value-type="float" office:value="1" calcext:value-type="float">
            <text:p>1</text:p>
          </table:table-cell>
          <table:table-cell table:style-name="ce20" office:value-type="string" calcext:value-type="string">
            <text:p>Deletion</text:p>
          </table:table-cell>
          <table:table-cell table:style-name="ce19" table:number-columns-repeated="21"/>
          <table:table-cell table:number-columns-repeated="999"/>
        </table:table-row>
        <table:table-row table:style-name="ro3">
          <table:table-cell table:style-name="ce20" office:value-type="string" calcext:value-type="string">
            <text:p>('#la-grange', 'Ah, ah, coquins, que faites-vous ici ? <text:s/>Il y a trois heures que nous vous cherchons. ')</text:p>
          </table:table-cell>
          <table:table-cell table:style-name="ce20" office:value-type="string" calcext:value-type="string">
            <text:p>('#la-grange', 'Ah, ah ! Coquins, que faites-vous céans ?')</text:p>
          </table:table-cell>
          <table:table-cell table:style-name="ce20" office:value-type="float" office:value="0.94" calcext:value-type="float">
            <text:p>0.94</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Ahy, ahy, ahy, vous ne m'aviez pas dit que les coups en seraient aussi. ")</text:p>
          </table:table-cell>
          <table:table-cell table:style-name="ce20" office:value-type="string" calcext:value-type="string">
            <text:p>('#mascarille', "Ahy, ahy, ahy, je n'ai point ouï Monsieur, que je sache Que les coups en seraient.")</text:p>
          </table:table-cell>
          <table:table-cell table:style-name="ce20" office:value-type="float" office:value="0.3" calcext:value-type="float">
            <text:p>0.3</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jodelet', 'Ahy, ahy, ahy ! ')</text:p>
          </table:table-cell>
          <table:table-cell table:style-name="ce20" office:value-type="string" calcext:value-type="string">
            <text:p>('#jodelet', 'Ahy, ahy.')</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la-grange', "C'est bien à vous, infâme que vous êtes, à vouloir faire l'homme d'importance. ")</text:p>
          </table:table-cell>
          <table:table-cell table:style-name="ce20" office:value-type="string" calcext:value-type="string">
            <text:p>('#la-grange', "C'est bien à vous, Infâme, à vouloir faire en ce lieu les yeux doux, Et l'homme d'importance.")</text:p>
          </table:table-cell>
          <table:table-cell table:style-name="ce20" office:value-type="float" office:value="0.05" calcext:value-type="float">
            <text:p>0.05</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du-croisy', 'Voilà qui vous apprendra à vous connaître. <text:s/>Il sortent.')</text:p>
          </table:table-cell>
          <table:table-cell table:style-name="ce20" office:value-type="string" calcext:value-type="string">
            <text:p>('#du-croisy', 'Ah ! vous voulez paraître, Cela vous apprendra certes, à vous connaître. Ils sortent.')</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Que veut donc dire ceci ? ')</text:p>
          </table:table-cell>
          <table:table-cell table:style-name="ce20" office:value-type="string" calcext:value-type="string">
            <text:p>('#madelon', 'Que viens-je donc de voir ?')</text:p>
          </table:table-cell>
          <table:table-cell table:style-name="ce20" office:value-type="float" office:value="0.55" calcext:value-type="float">
            <text:p>0.55</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jodelet', "C'est une gageure. ")</text:p>
          </table:table-cell>
          <table:table-cell table:style-name="ce20" office:value-type="string" calcext:value-type="string">
            <text:p>('#mascarille', 'Une gageur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table:table-cell table:style-name="ce20" office:value-type="string" calcext:value-type="string">
            <text:p>('#madelon', 'Non, Ou vous vous plaisez fort à sentir le bâton.')</text:p>
          </table:table-cell>
          <table:table-cell table:style-name="ce20" office:value-type="float" office:value="1" calcext:value-type="float">
            <text:p>1</text:p>
          </table:table-cell>
          <table:table-cell table:style-name="ce20" office:value-type="string" calcext:value-type="string">
            <text:p>Deletion</text:p>
          </table:table-cell>
          <table:table-cell table:style-name="ce19" table:number-columns-repeated="21"/>
          <table:table-cell table:number-columns-repeated="999"/>
        </table:table-row>
        <table:table-row table:style-name="ro3">
          <table:table-cell table:style-name="ce20" office:value-type="string" calcext:value-type="string">
            <text:p>('#cathos', 'Quoi vous laisser battre de la sorte ! ')</text:p>
          </table:table-cell>
          <table:table-cell table:style-name="ce20" office:value-type="string" calcext:value-type="string">
            <text:p>('#cathos', 'Vous laisser devant nous battre de cette sorte.')</text:p>
          </table:table-cell>
          <table:table-cell table:style-name="ce20" office:value-type="float" office:value="0.01" calcext:value-type="float">
            <text:p>0.01</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Mon_Dieu, je n'ai pas voulu faire semblant de rien : car je suis violent, et je me serais emporté. ")</text:p>
          </table:table-cell>
          <table:table-cell table:style-name="ce20" office:value-type="string" calcext:value-type="string">
            <text:p>('#mascarille', "Mon_Dieu, facilement je sais que je m'emporte, Et je n'ai pas voulu faire semblant de rien.")</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Endurer un affront, comme celui-là, en notre présence ! ')</text:p>
          </table:table-cell>
          <table:table-cell table:style-name="ce20" office:value-type="string" calcext:value-type="string">
            <text:p>('#madelon', "Pour votre honneur pourtant cela ne va pas bien. Quoi ? Tous deux ? Qui l'eût cru ? Même en votre présence Endurer un affront, et de cette importance.")</text:p>
          </table:table-cell>
          <table:table-cell table:style-name="ce20" office:value-type="float" office:value="0.2" calcext:value-type="float">
            <text:p>0.2</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Ce n'est rien, ne laissons pas d'achever. <text:s/>Nous nous connaissons il y a longtemps, et entre amis on ne va pas se piquer, pour si peu de chose. ")</text:p>
          </table:table-cell>
          <table:table-cell table:style-name="ce20" office:value-type="string" calcext:value-type="string">
            <text:p>('#mascarille', "N'importe, toutefois achevons, ce n'est rien. Depuis longtemps déjà nous nous connaissons bien : Vous savez qu'entre amis, quoi qu'on fasse et qu'on ose, On ne se pique pas pour si petite chos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la-grange', 'Ma foi, marauds, vous ne vous rirez pas de nous, je vous promets. <text:s/>Entrez, vous autres. ')</text:p>
          </table:table-cell>
          <table:table-cell table:style-name="ce20" office:value-type="string" calcext:value-type="string">
            <text:p>('#la-grange', "Ma foi, c'est trop marauds, vous divertir de nous, Et vous n'en rirez plus, je vous jure entre vou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Quelle est donc cette audace, de venir nous troubler de la sorte, dans notre maison ? ')</text:p>
          </table:table-cell>
          <table:table-cell table:style-name="ce20" office:value-type="string" calcext:value-type="string">
            <text:p>('#madelon', 'Quoi ? Dans notre logis votre audace redouble. Et qui vous y fait donc venir mettre le trouble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du-croisy', "Comment, Mesdames, nous endurerons que nos laquais soient mieux reçus que nous ? <text:s/>Qu'ils viennent vous faire l'amour à nos dépens, et vous donnent le bal ? ")</text:p>
          </table:table-cell>
          <table:table-cell table:style-name="ce20" office:value-type="string" calcext:value-type="string">
            <text:p>('#du-croisy', "Hé ! Mesdames, comment devons nous endurer Que nos laquais, ici se fassent révérer. Que par des lâchetés que l'on peut dire extrêmes, Ils soient ici de vous, mieux reçus que nous-mêmes, Qu'à nos propres dépends, par un trait sans égal Ils vous montrent leur flamme ; et vous donnent le bal.")</text:p>
          </table:table-cell>
          <table:table-cell table:style-name="ce20" office:value-type="float" office:value="0.11" calcext:value-type="float">
            <text:p>0.11</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gdelon', 'Vos laquais !')</text:p>
          </table:table-cell>
          <table:table-cell table:style-name="ce20" office:value-type="string" calcext:value-type="string">
            <text:p>('#madelon', 'Vos laquais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la-grange', "Oui, nos laquais, et cela n'est ni beau, ni honnête, de nous les débaucher, comme vous faites. ")</text:p>
          </table:table-cell>
          <table:table-cell table:style-name="ce20" office:value-type="string" calcext:value-type="string">
            <text:p>('#la-grange', 'Nos laquais, ces tours sont malhonnêtes, De nous les débaucher de même que vous faite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Ô Ciel, quelle insolence ! ')</text:p>
          </table:table-cell>
          <table:table-cell table:style-name="ce20" office:value-type="string" calcext:value-type="string">
            <text:p>('#madelon', 'Quelle haute insolence ? ô Ciel !')</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la-grange', "Mais ils n'auront pas l'avantage de se servir de nos habits, pour vous donner dans la vue, et si vous les voulez aimer, ce sera, ma foi, pour leurs beaux yeux, vite, qu'on les dépouille sur-le-champ. ")</text:p>
          </table:table-cell>
          <table:table-cell table:style-name="ce20" office:value-type="string" calcext:value-type="string">
            <text:p>('#la-grange', "Ils n'auront pas Le bien que nos habits leurs donnent des appas ? Pour vous pouvoir par eux donner dedans la vue, Si vous aimez leur peau, ce sera toute nue, Et quand vous les verrez sans vêtements, et gueux, Vous les estimerez ma foi, pour leurs beaux yeux. Vite ! Qu'on se dépouille, ou bien dans ma furi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jodelet', 'Adieu notre braverie. ')</text:p>
          </table:table-cell>
          <table:table-cell table:style-name="ce20" office:value-type="string" calcext:value-type="string">
            <text:p>('#jodelet', 'Je ne suis plus rien, adieu la braverie.')</text:p>
          </table:table-cell>
          <table:table-cell table:style-name="ce20" office:value-type="float" office:value="0.97" calcext:value-type="float">
            <text:p>0.97</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Voilà le Marquisat et la Vicomté à bas. ')</text:p>
          </table:table-cell>
          <table:table-cell table:style-name="ce20" office:value-type="string" calcext:value-type="string">
            <text:p>('#mascarille', 'Adieu, le Marquisat, adieu la Vicomté.')</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du-croisy', "Ha ha, coquins, vous avez l'audace d'aller sur nos brisées. <text:s/>Vous irez chercher autre part de quoi vous rendre agréables aux yeux de vos belles, je vous en assure. ")</text:p>
          </table:table-cell>
          <table:table-cell table:style-name="ce20" office:value-type="string" calcext:value-type="string">
            <text:p>('#du-croisy', "Qu'est-ce ? Qui vit jamais rien de plus effronté ? Vos victoires coquins, seront plus mal aisées. Et vous ne pourrez plus aller sur nos brisées, Ou vous irez ma foi chercher en d'autres lieux De quoi paraître beaux, et contenter les yeux De ces rares beautés, et je vous en assur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la-grange', "C'est trop que de nous supplanter, et de nous supplanter avec nos propres habits. ")</text:p>
          </table:table-cell>
          <table:table-cell table:style-name="ce20" office:value-type="string" calcext:value-type="string">
            <text:p>('#la-grange', "Aurait-on pu prévoir une telle aventure, Et qui plus justement dût jamais s'emporter. Ah ! C'était trop faquins, que de nous supplanter Avecque nos habits ?")</text:p>
          </table:table-cell>
          <table:table-cell table:style-name="ce20" office:value-type="float" office:value="0.8" calcext:value-type="float">
            <text:p>0.8</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Ô Fortune, quelle est ton inconstance. ')</text:p>
          </table:table-cell>
          <table:table-cell table:style-name="ce20" office:value-type="string" calcext:value-type="string">
            <text:p>('#mascarille', 'Ta fureur est extrême, Ô sort !')</text:p>
          </table:table-cell>
          <table:table-cell table:style-name="ce20" office:value-type="float" office:value="1.03" calcext:value-type="float">
            <text:p>1.03</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du-croisy', "Vite, qu'on leur ôte jusqu'à la moindre chose. ")</text:p>
          </table:table-cell>
          <table:table-cell table:style-name="ce20" office:value-type="string" calcext:value-type="string">
            <text:p>('#du-croisy', "Que l'on leur ôte, et jusque aux choses même Qui sont peu d'importance.")</text:p>
          </table:table-cell>
          <table:table-cell table:style-name="ce20" office:value-type="float" office:value="0.27" calcext:value-type="float">
            <text:p>0.27</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table:table-cell table:style-name="ce20" office:value-type="string" calcext:value-type="string">
            <text:p>('#mascarille', 'Hé...')</text:p>
          </table:table-cell>
          <table:table-cell table:style-name="ce20" office:value-type="float" office:value="1" calcext:value-type="float">
            <text:p>1</text:p>
          </table:table-cell>
          <table:table-cell table:style-name="ce20" office:value-type="string" calcext:value-type="string">
            <text:p>Deletion</text:p>
          </table:table-cell>
          <table:table-cell table:style-name="ce19" table:number-columns-repeated="21"/>
          <table:table-cell table:number-columns-repeated="999"/>
        </table:table-row>
        <table:table-row table:style-name="ro3">
          <table:table-cell table:style-name="ce20" office:value-type="string" calcext:value-type="string">
            <text:p>('#la-grange', "Qu'on emporte toutes ces hardes, dépêchez. <text:s/>Maintenant, Mesdames, en l'état qu'ils sont, vous pouvez continuer vos amours avec eux tant qu'il vous plaira, nous vous laissons toute sorte de liberté pour cela, et nous vous protestons, Monsieur, et moi, que nous n'en serons aucunement jaloux. ")</text:p>
          </table:table-cell>
          <table:table-cell table:style-name="ce20" office:value-type="string" calcext:value-type="string">
            <text:p>('#la-grange', "Sans raisonnement, Que tous ces habits-là, soient ôtés promptement. Dedans l'état qu'ils sont, dès à présent, Mesdames, Vous pouvez avec eux continuer vos flammes : Ici nous vous laissons en pleine liberté, Et nous vous protestons tous deux en vérité, Que nous n'aurons jamais aucune jalousi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cathos', 'Ah quelle confusion ! ')</text:p>
          </table:table-cell>
          <table:table-cell table:style-name="ce20" office:value-type="string" calcext:value-type="string">
            <text:p>('#cathos', 'Quelle confusion.')</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Je crève de dépit. ')</text:p>
          </table:table-cell>
          <table:table-cell table:style-name="ce20" office:value-type="string" calcext:value-type="string">
            <text:p>('#madelon', "J'en suis toute saisie !")</text:p>
          </table:table-cell>
          <table:table-cell table:style-name="ce20" office:value-type="float" office:value="1.52" calcext:value-type="float">
            <text:p>1.52</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violons', "Qu'est-ce donc que ceci ? <text:s/>Qui nous payera, nous autres ? ")</text:p>
          </table:table-cell>
          <table:table-cell table:style-name="ce20" office:value-type="string" calcext:value-type="string">
            <text:p>('#les-violons', "Donnez-nous de l'argent, je n'entends point ceci, Lequel donc de vous deux nous doit payer ici ?")</text:p>
          </table:table-cell>
          <table:table-cell table:style-name="ce20" office:value-type="float" office:value="0.13" calcext:value-type="float">
            <text:p>0.13</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mascarille', 'Demandez à Monsieur le Vicomte. ')</text:p>
          </table:table-cell>
          <table:table-cell table:style-name="ce20" office:value-type="string" calcext:value-type="string">
            <text:p>('#mascarille', "Quand je vois ce revers, pour moi, je meurs de honte, Demandez s'il vous plaît à Monsieur le Vicomte.")</text:p>
          </table:table-cell>
          <table:table-cell table:style-name="ce20" office:value-type="float" office:value="0.62" calcext:value-type="float">
            <text:p>0.62</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violons', "Qui est-ce, qui nous donnera de l'argent ? ")</text:p>
          </table:table-cell>
          <table:table-cell table:style-name="ce20" office:value-type="string" calcext:value-type="string">
            <text:p>('#jodelet', "D'un semblable revers mes sens sont ébahis. Demandez si vous plaît à Monsieur_le_Marquis.")</text:p>
          </table:table-cell>
          <table:table-cell table:style-name="ce20" office:value-type="float" office:value="1.43" calcext:value-type="float">
            <text:p>1.43</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jodelet', 'Demandez à Monsieur le Marquis. ')</text:p>
          </table:table-cell>
          <table:table-cell table:style-name="ce20"/>
          <table:table-cell table:style-name="ce20" office:value-type="float" office:value="1" calcext:value-type="float">
            <text:p>1</text:p>
          </table:table-cell>
          <table:table-cell table:style-name="ce20" office:value-type="string" calcext:value-type="string">
            <text:p>Insertion</text:p>
          </table:table-cell>
          <table:table-cell table:style-name="ce19" table:number-columns-repeated="21"/>
          <table:table-cell table:number-columns-repeated="999"/>
        </table:table-row>
        <table:table-row table:style-name="ro3">
          <table:table-cell table:style-name="ce20" office:value-type="string" calcext:value-type="string">
            <text:p>('#gorgibus', "Ah ! <text:s/>Coquines que vous êtes, vous nous mettez dans de beaux draps blancs, à ce que je vois, et je viens d'apprendre de belles affaires vraiment, de ces Messieurs, qui sortent.")</text:p>
          </table:table-cell>
          <table:table-cell table:style-name="ce20" office:value-type="string" calcext:value-type="string">
            <text:p>('#gorgibus', "Coquines, qu'ai-je ouï ? Vous nous venez de mettre Dedans de beaux draps blancs. On m'a sans rien omettre Dit toute votre affaire, et ces Messieurs aussi Me l'ont trop fait savoir, en s'en allant d'ici.")</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Ah ! <text:s/>Mon père, c'est une pièce sanglante qu'ils nous ont faite. ")</text:p>
          </table:table-cell>
          <table:table-cell table:style-name="ce20" office:value-type="string" calcext:value-type="string">
            <text:p>('#madelon', 'Mon père on nous a fait cette sanglante pièc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gorgibus', "Oui, c'est une pièce sanglante ; mais qui est un effet de votre impertinence, infâmes ! <text:s/>Ils se sont ressentis du traitement que vous leur avez fait, et cependant, malheureux que je suis, il faut, que je boive l'affront. ")</text:p>
          </table:table-cell>
          <table:table-cell table:style-name="ce20" office:value-type="string" calcext:value-type="string">
            <text:p>('#gorgibus', "Je sais qu'elle est sanglante et marque leur adresse ; Mais votre impertinence en est le fondement, Ils se sont ressentis du mauvais traitement Que vous leur avez fait, infâmes, que vous êtes, Et leurs flammes ont droit d'être mal satisfaites : Il faut que cependant malheureux que je suis Je boive cet affront pour croître mes ennui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gdelon', 'Ah, je jure, que nous en serons vengés, ou que je mourrai en la peine. <text:s/>Et vous, marauds, osez-vous vous tenir ici, après votre insolence ? ')</text:p>
          </table:table-cell>
          <table:table-cell table:style-name="ce20" office:value-type="string" calcext:value-type="string">
            <text:p>('#madelon', "Ne nous dites plus rien, je vous donne assurance Que de ce procédé nous tirerons vengeance, Que contre nous aucun ne les peut secourir, Ou qu'en la peine enfin, l'on nous verra périr. Et vous marauds, encor vous avez l'assurance De rester dans ces lieux, après votre insolenc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mascarille', "Traiter comme cela un Marquis ! <text:s/>Voilà ce que c'est que du monde, la moindre disgrâce nous fait mépriser de ceux qui nous chérissaient. <text:s/>Allons, camarade, allons chercher fortune autre part ; je vois bien qu'on n'aime ici, que la vaine apparence, et qu'on n'y considère point la vertu toute nue. Ils sortent tous deux.")</text:p>
          </table:table-cell>
          <table:table-cell table:style-name="ce20" office:value-type="string" calcext:value-type="string">
            <text:p>('#mascarille', "[Un] Marquis comme moi, se voir ainsi traité, Certes, un tel affront ne peut être goûté. Ah ! Par cette froideur injuste et sans seconde Je ne connais que trop ce que c'est que le monde, À la moindre disgrâce, on vous méprise tous, Qui vous aimait le plus, s'ose railler de vous. Puis donc qu'il est ainsi, souffrons cette injustice, D'un sort commun à tous, endurons le caprice, Allons cher camarade, allons nous-en ailleurs, La fortune pour nous aura plus de douceurs, La vertu sans grandeurs n'est point ici connue Et l'on l'en fait sortir, quand elle est toute nue.")</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table-cell table:style-name="ce20" office:value-type="string" calcext:value-type="string">
            <text:p>('#violons', 'Monsieur nous entendons, que vous nous contentiez à leur défaut, pour ce que nous avons joué ici. ')</text:p>
          </table:table-cell>
          <table:table-cell table:style-name="ce20" office:value-type="string" calcext:value-type="string">
            <text:p>('#les-violons', "Nous attendons ici, Monsieur, à leur défaut De recevoir enfin de vous, ce qu'il nous faut : Car puisque tout travail mérite son salaire Il faut payer celui que nous venons de faire.")</text:p>
          </table:table-cell>
          <table:table-cell table:style-name="ce20" office:value-type="float" office:value="0.82" calcext:value-type="float">
            <text:p>0.82</text:p>
          </table:table-cell>
          <table:table-cell table:style-name="ce20" office:value-type="string" calcext:value-type="string">
            <text:p>Substitution</text:p>
          </table:table-cell>
          <table:table-cell table:style-name="ce19" table:number-columns-repeated="21"/>
          <table:table-cell table:number-columns-repeated="999"/>
        </table:table-row>
        <table:table-row table:style-name="ro3">
          <table:table-cell table:style-name="ce20" office:value-type="string" calcext:value-type="string">
            <text:p>('#gorgibus', 'Oui, oui, je vous vais contenter ; et voici la monnaie, dont je vous veux payer. <text:s/>Et vous, pendardes, je ne sais qui me tient, que je ne vous en fasse autant, nous allons servir de fable, et de risée à tout le monde, et voilà ce que vous vous êtes attiré par vos extravagances. <text:s/>Allez vous cacher, vilaines, allez vous cacher pour jamais. <text:s/>Et vous, qui êtes cause de leur folie, sottes billevesées, pernicieux amusements des esprits oisifs, romans, vers, chansons, sonnets, et sonnettes, puissiez-vous être à tous les Diables.')</text:p>
          </table:table-cell>
          <table:table-cell table:style-name="ce20" office:value-type="string" calcext:value-type="string">
            <text:p>('#gorgibus', "Je m'en vais maintenant tous deux vous contenter Et c'est ici l'argent que je vous veux compter. Et vous qui tous les jours faites tant d'incartades. Qui consommez le temps à faire des pommades. Je ne sais qui m'empêche et me retient ici Que dedans ma fureur je ne vous frotte aussi : Par tout notre maison se verra méprisée, Nous servirons par tout de fable et de risée Chacun dira son mot pour nous déshonorer, Voilà ce que sur nous vient enfin d'attirer Et votre impertinence, et vos humeurs hautaines. Allez donc vous cacher, allez grandes vilaines, Et vous des gens oisifs, lâches amusements, Vers, sonnets et chansons, sonnettes et romans, Livres pernicieux, folles et vaines fables Puissiez-vous pour jamais aller à tous les diables.")</text:p>
          </table:table-cell>
          <table:table-cell table:style-name="ce20" office:value-type="float" office:value="0" calcext:value-type="float">
            <text:p>0</text:p>
          </table:table-cell>
          <table:table-cell table:style-name="ce20" office:value-type="string" calcext:value-type="string">
            <text:p>Match</text:p>
          </table:table-cell>
          <table:table-cell table:style-name="ce19" table:number-columns-repeated="21"/>
          <table:table-cell table:number-columns-repeated="999"/>
        </table:table-row>
        <table:table-row table:style-name="ro3" table:number-rows-repeated="670">
          <table:table-cell table:style-name="ce19" table:number-columns-repeated="25"/>
          <table:table-cell table:number-columns-repeated="999"/>
        </table:table-row>
        <table:table-row table:style-name="ro2" table:number-rows-repeated="1047575">
          <table:table-cell table:number-columns-repeated="1024"/>
        </table:table-row>
        <table:table-row table:style-name="ro2">
          <table:table-cell table:number-columns-repeated="1024"/>
        </table:table-row>
        <table:named-expressions>
          <table:named-range table:name="_xlnm._FilterDatabase" table:base-cell-address="$'alignement_Sganarelle ou Le Cocu Imaginaire_La Cocue Imaginaire'.$A$1" table:cell-range-address="$'Les Précieuses ridicules moliere VS somaize'.$A$1:.$Y$330"/>
        </table:named-expressions>
        <calcext:conditional-formats>
          <calcext:conditional-format calcext:target-range-address="'Les Précieuses ridicules moliere VS somaize'.A2:'Les Précieuses ridicules moliere VS somaize'.D330">
            <calcext:condition calcext:apply-style-name="ConditionalStyle_1" calcext:value="=&quot;Match&quot;" calcext:base-cell-address="'Les Précieuses ridicules moliere VS somaize'.A2"/>
          </calcext:conditional-format>
          <calcext:conditional-format calcext:target-range-address="'Les Précieuses ridicules moliere VS somaize'.A2:'Les Précieuses ridicules moliere VS somaize'.D330">
            <calcext:condition calcext:apply-style-name="ConditionalStyle_1" calcext:value="=&quot;Match&quot;" calcext:base-cell-address="'Les Précieuses ridicules moliere VS somaize'.A2"/>
          </calcext:conditional-format>
          <calcext:conditional-format calcext:target-range-address="'Les Précieuses ridicules moliere VS somaize'.A2:'Les Précieuses ridicules moliere VS somaize'.D330">
            <calcext:condition calcext:apply-style-name="ConditionalStyle_2" calcext:value="=&quot;Substitution&quot;" calcext:base-cell-address="'Les Précieuses ridicules moliere VS somaize'.A2"/>
          </calcext:conditional-format>
          <calcext:conditional-format calcext:target-range-address="'Les Précieuses ridicules moliere VS somaize'.A2:'Les Précieuses ridicules moliere VS somaize'.D330">
            <calcext:condition calcext:apply-style-name="ConditionalStyle_3" calcext:value="=&quot;Insertion&quot;" calcext:base-cell-address="'Les Précieuses ridicules moliere VS somaize'.A2"/>
          </calcext:conditional-format>
          <calcext:conditional-format calcext:target-range-address="'Les Précieuses ridicules moliere VS somaize'.A2:'Les Précieuses ridicules moliere VS somaize'.D330">
            <calcext:condition calcext:apply-style-name="ConditionalStyle_3" calcext:value="=&quot;Deletion&quot;" calcext:base-cell-address="'Les Précieuses ridicules moliere VS somaize'.A2"/>
          </calcext:conditional-format>
        </calcext:conditional-formats>
      </table:table>
      <table:table table:name="Sheet3" table:style-name="ta3">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0" table:number-columns-repeated="1020" table:default-cell-style-name="Default"/>
        <table:table-row table:style-name="ro3">
          <table:table-cell table:style-name="ce21" office:value-type="string" calcext:value-type="string">
            <text:p>corneillet-festin-pierre</text:p>
          </table:table-cell>
          <table:table-cell table:style-name="ce21" office:value-type="string" calcext:value-type="string">
            <text:p>moliere-festin-de-pierre</text:p>
          </table:table-cell>
          <table:table-cell table:style-name="ce21" office:value-type="string" calcext:value-type="string">
            <text:p>Cost</text:p>
          </table:table-cell>
          <table:table-cell table:style-name="ce22" office:value-type="string" calcext:value-type="string">
            <text:p>Operation Type</text:p>
          </table:table-cell>
          <table:table-cell table:style-name="ce21" table:number-columns-repeated="21"/>
          <table:table-cell table:number-columns-repeated="999"/>
        </table:table-row>
        <table:table-row table:style-name="ro3">
          <table:table-cell table:style-name="ce21" office:value-type="string" calcext:value-type="string">
            <text:p>('#sganarelle', "Quoi qu'en dise Aristote, et sa docte Cabale, Le Tabac est divin, il n'est rien qui l'égale. Et par les fainéants, pour fuir l'oisiveté, Jamais amusement ne fut mieux inventé. Ne saurait-on que dire, on prend la tabatière, Soudain à gauche, à droit, par devant, par derrière, Gens de toutes façons, connus et non connus, Pour y demander part, sont les très bien venus. Mais c'est peu qu'à donner instruisant la jeunesse, Le tabac l'accoutume à faire ainsi largesse. C'est dans la médecine un remède nouveau ; Il purge, réjouit, conforte le cerveau, De toute noire humeur promptement le délivre, Et qui vit sans tabac n'est pas digne de vivre. Ô tabac, ô tabac, mes plus chères amours ! Mais reprenons un peu notre premier discours. Si bien, mon cher Gusman, qu'Elvire ta Maîtresse, Pour Don Juan mon maître a pris tant de tendresse, Qu'apprenant son départ, l'excès de son ennui L'a fait mettre en campagne, et courir après lui ? Le soin de le chercher est obligeant sans doute, C'est aimer fortement, mais tout voyage coûte, Et j'ai peur, s'il te faut expliquer mon souci, Qu'on l'indemnise mal des frais de celui-ci.")</text:p>
          </table:table-cell>
          <table:table-cell table:style-name="ce21" office:value-type="string" calcext:value-type="string">
            <text:p>('#sganarelle', "Quoi que puisse dire Aristote et toute la Philosophie, il n'est rien d'égal au tabac, c'est la passion des honnêtes gens, et qui vit sans tabac n'est pas digne de vivre ; non seulement il réjouit, et purge les cerveaux humains ; mais encore il instruit les âmes à la vertu, et l'on apprend avec lui à demeurer honnête homme. <text:s/>Ne voyez vous pas bien dès qu'on en prend, de quelle manière obligeante on en use avec tout le monde, et comme on est ravi d'en donner à droit[e] et à gauche, partout où l'on se trouve ? <text:s/>On n'attend pas même qu'on en demande, et l'on court au-devant du souhait des gens : tant il est vrai que le tabac inspire des sentiments d'honneur, et de vertu, à tous ceux qui en prennent. <text:s/>Mais c'est assez de cette matière, reprenons notre discours. <text:s/>Si bien donc, cher Gusman que Don Juan Elvire, ta Maîtresse, surprise de notre départ, s'est mise en campagne après ; et son coeur, que mon Maître a su toucher trop fortement, n'a pu depuis vivre sans le venir chercher ici ? <text:s/>Veux-tu qu'entre nous, je te dise ma pensée ; j'ai peur qu'elle soit mal payée de son amour, que son voyage en cette ville produise peu de fruit, et que vous eussiez autant gagné à ne bouger de là.")</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gusman', "Et la raison encor ? Dis-moi, je te conjure, D'où te vient une peur de si mauvais augure ? Ton maître là-dessus t'a-t-il ouvert son coeur ? T'a-t-il fait remarquer pour nous quelque froideur, Qui d'un départ si prompt...")</text:p>
          </table:table-cell>
          <table:table-cell table:style-name="ce21" office:value-type="string" calcext:value-type="string">
            <text:p>('#gusman', "Et la raison encore, dis-moi, je te prie, Sganarelle, qui peut t'inspirer d'un si mauvais augure ? <text:s/>Ton Maître t'a-t-il ouvert son coeur là-dessus, et t'a t-il dit qu'il eût pour nous quelque froideur qui l'ait obligé à partir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Je n'en sais point les causes. Mais, Gusman, à peu près je vois le train des choses, Et sans que Don Juan m'ait rien dit de cela, Tout franc, je gagerais que l'affaire va là. Je pourrais me tromper, mais j'ai peine à le croire.")</text:p>
          </table:table-cell>
          <table:table-cell table:style-name="ce21" office:value-type="string" calcext:value-type="string">
            <text:p>('#sganarelle', "Non pas, mais à vue de pays, je connais à peu près le train des choses, et sans qu'il m'ait encore rien dit, je gagerais presque que l'affaire va là. <text:s/>Je pourrais peut-être me tromper, mais enfin sur de tels sujets, l'expérience m'a donné quelque lumière.")</text:p>
          </table:table-cell>
          <table:table-cell table:style-name="ce21" office:value-type="float" office:value="0.04" calcext:value-type="float">
            <text:p>0.04</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gusman', "Quoi, ton maître ferait cette tache à sa gloire ? Il trahirait Elvire, et d'un crime si bas...")</text:p>
          </table:table-cell>
          <table:table-cell table:style-name="ce21" office:value-type="string" calcext:value-type="string">
            <text:p>('#gusman', 'Quoi, ce départ si peu prévu, serait une infidélité de Don Juan ! <text:s/>Il pourrait faire cette injure aux chastes feux de Don Juan Elvire !')</text:p>
          </table:table-cell>
          <table:table-cell table:style-name="ce21" office:value-type="float" office:value="0.27" calcext:value-type="float">
            <text:p>0.27</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Il est trop jeune encor, il n'oserait.")</text:p>
          </table:table-cell>
          <table:table-cell table:style-name="ce21" office:value-type="string" calcext:value-type="string">
            <text:p>('#sganarelle', "Non, c'est qu'il est trop jeune encore, et qu'il n'a pas le courage.")</text:p>
          </table:table-cell>
          <table:table-cell table:style-name="ce21" office:value-type="float" office:value="0.03" calcext:value-type="float">
            <text:p>0.0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gusman', "Hélas ! Ni d'un si lâche tour l'infamie éternelle, Ni de sa qualité...")</text:p>
          </table:table-cell>
          <table:table-cell table:style-name="ce21" office:value-type="string" calcext:value-type="string">
            <text:p>('#gusman', 'Un homme de sa qualité ferait une action si lâche ?')</text:p>
          </table:table-cell>
          <table:table-cell table:style-name="ce21" office:value-type="float" office:value="0.58" calcext:value-type="float">
            <text:p>0.58</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La raison en est belle. Sa qualité ! C'est là ce qui l'arrêterait.")</text:p>
          </table:table-cell>
          <table:table-cell table:style-name="ce21" office:value-type="string" calcext:value-type="string">
            <text:p>('#sganarelle', "Eh oui ; sa qualité ! La raison en est belle, et c'est par là qu'il s'empêcherait des choses.")</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gusman', 'Tant de voeux...')</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Rien pour lui n'est trop chaud ni trop froid. Voeux, serments, sans scrupule il met tout en usage.")</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gusman', "Mais ne songe-t-il pas à l'hymen qui l'engage ? Croit-il le pouvoir rompre ?")</text:p>
          </table:table-cell>
          <table:table-cell table:style-name="ce21" office:value-type="string" calcext:value-type="string">
            <text:p>('#gusman', 'Mais les saints noeuds du mariage le tiennent engagé.')</text:p>
          </table:table-cell>
          <table:table-cell table:style-name="ce21" office:value-type="float" office:value="0.86" calcext:value-type="float">
            <text:p>0.86</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Hé, mon pauvre Gusman, Tu ne sais pas encor quel homme est Don Juan.')</text:p>
          </table:table-cell>
          <table:table-cell table:style-name="ce21" office:value-type="string" calcext:value-type="string">
            <text:p>('#sganarelle', 'Eh ! <text:s/>Mon pauvre Gusman, mon ami, tu ne sais pas encore, crois-moi, quel homme est Don Juan.')</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gusman', "S'il est ce que tu dis, le moyen de connaître, De tous les scélérats, le plus grand, le plus traître ? Le moyen de penser qu'après tant de serments, Tant de transports d'amour, d'ardeurs, d'empressements, De protestations des plus passionnées, De larmes, de soupirs, d'assurances données, Il ait réduit Elvire à sortir du couvent, À venir l'épouser, et tout cela, du vent ?")</text:p>
          </table:table-cell>
          <table:table-cell table:style-name="ce21" office:value-type="string" calcext:value-type="string">
            <text:p>('#gusman', "Je ne sais pas de vrai quel homme il peut être, s'il faut qu'il nous ait fait cette perfidie ; et je ne comprends point comme après tant d'amour et tant d'impatience témoignée, tant d'hommages pressants, de voeux, de soupirs, et de larmes, tant de lettres passionnées, de protestations ardentes et de serments réitérés, tant de transports, enfin, et tant d'emportements qu'il a fait paraître, jusqu'à forcer dans sa passion l'obstacle sacré d'un Couvent, pour mettre Don Juan Elvire en sa puissance ; je ne comprends pas, dis-je, comme après tout cela il aurait le coeur de pouvoir manquer à sa parol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Il s'embarrasse peu de pareilles affaires. Ce sont des tours d'esprits qui lui sont ordinaires ; Et si tu connaissais le pèlerin, crois-moi, Tu ferais peu de fond sur le don de sa foi. Ce n'est pas que je sache avec pleine assurance, Que déjà pour Elvire il sait ce que je pense. Pour un dessein secret en ces lieux appelé, Depuis son arrivée il ne m'a point parlé ; Mais par précaution je puis ici te dire, Qu'il n'est devoirs si saints dont il ne s'ose rire ; Que c'est un endurci dans la fange plongé, Un chien, un hérétique, un turc, un enragé ; Qu'il n'a ni foi ni loi ; que tout ce qui le tente...")</text:p>
          </table:table-cell>
          <table:table-cell table:style-name="ce21" office:value-type="string" calcext:value-type="string">
            <text:p>('#sganarelle', "Je n'ai pas grande peine à le comprendre moi, et si tu connaissais le pèlerin, tu trouverais la chose assez facile pour lui. <text:s/>Je ne dis pas qu'il ait changé de sentiments pour Don Juan Elvire, je n'en ai point de certitude encore ; tu sais que par son ordre je partis avant lui, et depuis son arrivée il ne m'a point entretenu, mais par précaution, je t'apprends (inter nos,) que tu vois en Don Juan mon Maître, le plus grand scélérat que la terre ait jamais porté, un enragé, un chien, un Démon, un Turc, un hérétique, qui ne croit, ni Ciel, ni Enfer, ni Diable, qui passe cette vie en véritable bête brute, en pourceau d'Épicure, en vrai Sardanapale, ferme l'oreille à toutes les remontrances qu'on lui peut faire, et traite de billevesées tout ce que nous croyons. <text:s/>Tu me dis qu'il a épousé ta maîtresse, crois qu'il aurait plus fait pour contenter sa passion, et qu'avec elle il aurait encore épousé toi, son chien et son chat. <text:s/>Un mariage ne lui coûte rien à contracter, il ne se sert point d'autres pièges pour attraper les belles, et c'est un épouseur à toutes mains, Dame, Damoiselle, Bourgeoise, Paysanne, il ne trouve rien de trop chaud, ni de trop froid pour lui ; et si je te disais le nom de toutes celles qu'il a épousées en divers lieux, ce serait un chapitre à durer jusques au soir. <text:s/>Tu demeures surpris, et changes de couleur à ce discours ; ce n'est là qu'une ébauche du personnage, et pour en achever le portrait, il faudrait bien d'autres coups de pinceau, suffit qu'il faut que le courroux du Ciel l'accable quelque jour : qu'il me vaudrait bien mieux d'être au Diable que d'être à lui, et qu'il me fait voir tant d'horreurs, que je souhaiterais qu'il fût déjà je ne sais où ; mais un grans Seigneur méchant homme est une terrible chose ; il faut que je lui sois fidèle en dépit que j'en aie, la crainte en moi fait l'office du zèle, bride mes sentiments, et me réduit d'applaudir bien souvent à ce que mon âme déteste. <text:s/>Le voila qui vient se promener dans ce Palais, séparons nous ; écoute, au moins, je te fais cette confidence avec grande franchise, et cela m'est sorti un peu bien vite de la bouche ; mais s'il fallait qu'il en vînt quelque chose à ses oreilles, je dirais hautement que tu aurais menti.")</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gusman', "Quoi, le Ciel ni l'Enfer n'ont rien qui l'épouvante ?")</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Bon, parlez-lui du Ciel, il répond d'un soeuris. Parlez-lui de l'Enfer, il met le Diable au pis ; Et parce qu'il est jeune, il croit qu'il est en âge, Où la vertu sied moins que le libertinage. Remontrance, reproche, autant de temps perdu. Il cherche avec ardeur ce qu'il voit défendu, Et ne refusant rien à Madame Nature, Il est ce qu'on appelle un Pourceau d'Épicure. Ainsi ne me dis point, sur sa légèreté, Qu'Elvire par l'hymen se trouve en sûreté, C'est peu pour bon contrat qu'il en ait fait la femme, Pour en venir à bout, et contenter sa flamme, Avec elle au besoin, par ce même contrat, Il aurait épousé toi, son chien et son chat. C'est un piège qu'il tend partout à chaque belle ; Paysanne, bourgeoise, et dame et demoiselle, Tout le charme, et d'abord pour leur donner leçon, Un mariage fait lui semble une chanson. Toujours objets nouveaux, toujours nouvelles flammes ; Et si je te disais combien il a de femmes, Tu serais convaincu que ce n'est pas en vain Qu'on le croit l'épouseur de tout le genre humain.")</text:p>
          </table:table-cell>
          <table:table-cell table:style-name="ce21" office:value-type="string" calcext:value-type="string">
            <text:p>('#don-juan', "Quel homme te parlait là, il a bien de l'air ce me semble du bon Gusman de Don Juan Elvire.")</text:p>
          </table:table-cell>
          <table:table-cell table:style-name="ce21" office:value-type="float" office:value="1.46" calcext:value-type="float">
            <text:p>1.46</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gusman', 'Quel abominable homme !')</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Et plus qu'abominable. Il se moque de tout, ne craint ni Dieu ni Diable ; Et je ne doute point, comme il est sans retour, Qu'il ne soit par la foudre écrasé quelque jour. Il le mérite bien, et s'il te faut tout dire, Depuis qu'en le servant je souffre le martyre, J'en ai vu tant d'horreurs, que j'avoue aujourd'hui, Qu'il vaudrait mieux cent fois être au Diable qu'à lui.")</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gusman', 'Que ne le quittes-tu ?')</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Le quitter ! Comment faire ? Un grand Seigneur méchant est une étrange affaire. Vois-tu, si j'avais fui, j'aurais beau me cacher, Jusque dans l'Enfer même il viendrait me chercher. La crainte me retient, et ce qui me désole, C'est qu'il faut avec lui faire souvent l'idole, Louer ce qu'on déteste, et de peur du bâton, Approuver ce qu'il fait, et chanter sur son ton. Je crois dans ce palais le voir qui se promène, C'est lui. Prends garde au moins... Apercevant Don Juan.")</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gusman', "Ne t'en mets point en peine.")</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Je t'ai conté sa vie un peu légèrement. C'est à toi là-dessus de te taire ; autrement...")</text:p>
          </table:table-cell>
          <table:table-cell table:style-name="ce21" office:value-type="string" calcext:value-type="string">
            <text:p>('#sganarelle', "C'est quelque chose aussi à peu près comme cela.")</text:p>
          </table:table-cell>
          <table:table-cell table:style-name="ce21" office:value-type="float" office:value="1.47" calcext:value-type="float">
            <text:p>1.47</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gusman', 'Ne crains rien.')</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Avec qui parlais-tu ? Pourrait-ce être Le bonhomme Gusman ? J'ai cru le reconnaître ?")</text:p>
          </table:table-cell>
          <table:table-cell table:style-name="ce21" office:value-type="string" calcext:value-type="string">
            <text:p>('#don-juan', "Quoi, c'est lui ?")</text:p>
          </table:table-cell>
          <table:table-cell table:style-name="ce21" office:value-type="float" office:value="0.28" calcext:value-type="float">
            <text:p>0.28</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Vous avez fort bien cru, c'était lui-même.")</text:p>
          </table:table-cell>
          <table:table-cell table:style-name="ce21" office:value-type="string" calcext:value-type="string">
            <text:p>('#sganarelle', 'Lui-même.')</text:p>
          </table:table-cell>
          <table:table-cell table:style-name="ce21" office:value-type="float" office:value="1.03" calcext:value-type="float">
            <text:p>1.0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juan', 'Et depuis quand est il en cette ville ?')</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sganarelle', "D'hier au soir.")</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don-juan', 'Il vient Demander quelle affaire en ces lieux nous retient ?')</text:p>
          </table:table-cell>
          <table:table-cell table:style-name="ce21" office:value-type="string" calcext:value-type="string">
            <text:p>('#don-juan', "Et quel sujet l'amène ?")</text:p>
          </table:table-cell>
          <table:table-cell table:style-name="ce21" office:value-type="float" office:value="0.15" calcext:value-type="float">
            <text:p>0.15</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sganarelle', "Je crois que vous jugez assez ce qui peut l'inquiéter.")</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sganarelle', 'Il est un peu surpris de ce que sans rien dire Vous avez pu si tôt abandonner Elvire.')</text:p>
          </table:table-cell>
          <table:table-cell table:style-name="ce21" office:value-type="string" calcext:value-type="string">
            <text:p>('#don-juan', 'Notre départ sans doute ?')</text:p>
          </table:table-cell>
          <table:table-cell table:style-name="ce21" office:value-type="float" office:value="1.53" calcext:value-type="float">
            <text:p>1.5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sganarelle', "Le bon homme en est tout mortifié, et m'en demandait le sujet.")</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don-juan', "Que lui fais-tu penser d'un départ si prompt ?")</text:p>
          </table:table-cell>
          <table:table-cell table:style-name="ce21" office:value-type="string" calcext:value-type="string">
            <text:p>('#don-juan', 'Et quelle réponse as-tu faite ?')</text:p>
          </table:table-cell>
          <table:table-cell table:style-name="ce21" office:value-type="float" office:value="0.37" calcext:value-type="float">
            <text:p>0.37</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Moi ? Rien du tout, ce n'est point mon affaire.")</text:p>
          </table:table-cell>
          <table:table-cell table:style-name="ce21" office:value-type="string" calcext:value-type="string">
            <text:p>('#sganarelle', "Que vous ne m'en aviez rien dit.")</text:p>
          </table:table-cell>
          <table:table-cell table:style-name="ce21" office:value-type="float" office:value="1.35" calcext:value-type="float">
            <text:p>1.35</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Mais toi, Qu'en penses-tu ?")</text:p>
          </table:table-cell>
          <table:table-cell table:style-name="ce21" office:value-type="string" calcext:value-type="string">
            <text:p>('#don-juan', "Mais encore, quelle est ta pensée là-dessus, que t'imagines-tu de cette affaire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Je crois, sans trop juger en bête, Que vous avez encor quelque amourette en tête.')</text:p>
          </table:table-cell>
          <table:table-cell table:style-name="ce21" office:value-type="string" calcext:value-type="string">
            <text:p>('#sganarelle', 'Moi, je crois sans vous faire tort, que vous avez quelque nouvel amour en têt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number-columns-repeated="2" table:style-name="ce21" office:value-type="string" calcext:value-type="string">
            <text:p>('#don-juan', 'Tu le crois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number-columns-repeated="2" table:style-name="ce21" office:value-type="string" calcext:value-type="string">
            <text:p>('#sganarelle', 'Oui.')</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Ma foi, tu crois juste, et mon coeur Pour un objet nouveau sent la plus forte ardeur.')</text:p>
          </table:table-cell>
          <table:table-cell table:style-name="ce21" office:value-type="string" calcext:value-type="string">
            <text:p>('#don-juan', "Ma foi tu ne te trompes pas, et je dois t'avouer qu'un autre objet a chassé Don Juan Elvire, de ma pensée.")</text:p>
          </table:table-cell>
          <table:table-cell table:style-name="ce21" office:value-type="float" office:value="0.96" calcext:value-type="float">
            <text:p>0.96</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Eh mon_Dieu ! J'entrevois d'abord ce qui s'y passe. Votre coeur n'aime point à demeurer en place, Et sans lui faire tort sur la fidélité, C'est le plus grand coureur qui jamais ait été. Tout est de votre goût, brune ou blonde, n'importe.")</text:p>
          </table:table-cell>
          <table:table-cell table:style-name="ce21" office:value-type="string" calcext:value-type="string">
            <text:p>('#sganarelle', "Eh, mon_Dieu, je sais mon Don Juan, sur le bout du doigt, et connais votre coeur pour le plus grand coureur du monde, il se plaît à se promener de liens en liens, et n'aime point à demeurer en place.")</text:p>
          </table:table-cell>
          <table:table-cell table:style-name="ce21" office:value-type="float" office:value="0.36" calcext:value-type="float">
            <text:p>0.36</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Et n'ai-je pas raison d'en user de la sorte ?")</text:p>
          </table:table-cell>
          <table:table-cell table:style-name="ce21" office:value-type="string" calcext:value-type="string">
            <text:p>('#don-juan', "Et ne trouves-tu pas que j'ai raison d'en user de la sorte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Hé monsieur...')</text:p>
          </table:table-cell>
          <table:table-cell table:style-name="ce21" office:value-type="string" calcext:value-type="string">
            <text:p>('#sganarelle', 'Eh, Monsieur.')</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Quoi ?')</text:p>
          </table:table-cell>
          <table:table-cell table:style-name="ce21" office:value-type="string" calcext:value-type="string">
            <text:p>('#don-juan', 'Quoi, parle?')</text:p>
          </table:table-cell>
          <table:table-cell table:style-name="ce21" office:value-type="float" office:value="1.48" calcext:value-type="float">
            <text:p>1.48</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Sans doute ; il est aisé de voir Que vous avez raison si vous voulez l'avoir ; Mais si, comme on n'est pas bon juge dans sa cause, Vous ne le vouliez pas, ce serait autre chose.")</text:p>
          </table:table-cell>
          <table:table-cell table:style-name="ce21" office:value-type="string" calcext:value-type="string">
            <text:p>('#sganarelle', 'Assurément que vous avez raison, si vous le voulez, on ne peut pas aller là contre ; mais si vous ne le vouliez pas, ce serait peut-être une autre affaire.')</text:p>
          </table:table-cell>
          <table:table-cell table:style-name="ce21" office:value-type="float" office:value="0.03" calcext:value-type="float">
            <text:p>0.0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Et bien, je te permets de parler librement.')</text:p>
          </table:table-cell>
          <table:table-cell table:style-name="ce21" office:value-type="string" calcext:value-type="string">
            <text:p>('#don-juan', 'Et bien, je te donne la liberté de parler, et de me dire tes sentiments.')</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En ce cas je vous dis très sérieusement, Qu'on trouve fort vilain qu'allant de belle en belle, Vous fassiez vanité partout d'être Infidèle.")</text:p>
          </table:table-cell>
          <table:table-cell table:style-name="ce21" office:value-type="string" calcext:value-type="string">
            <text:p>('#sganarelle', "En ce cas, Monsieur, je vous dirai franchement que je n'approuve point votre méthode, et que je trouve fort vilain d'aimer de tous côtés comme vous faites.")</text:p>
          </table:table-cell>
          <table:table-cell table:style-name="ce21" office:value-type="float" office:value="0.8" calcext:value-type="float">
            <text:p>0.8</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Quoi, si d'un bel Objet je suis d'abord touché, Tu veux que pour toujours j'y demeure attaché, Qu'un éternel amour de ma foi lui réponde, Et me laisse sans yeux pour le reste du monde ? Le rare et doux plaisir qui se trouve en aimant, S'il faut s'ensevelir dans un attachement, Renoncer pour lui seul à toute autre tendresse, Et vouloir sottement mourir dès sa jeunesse ! Va crois-moi, la constance était bonne jadis, Où les leçons d'aimer venaient des Amadis ; Mais à présent, on suit des lois plus naturelles. On aime sans façon tout ce qu'on voit de belles, Et l'amour qu'en nos cours la première a produit, N'ôte rien aux appas de celle qui la suit. Pour moi, qui ne saurais faire l'inexorable, Je me donne partout où je trouve l'aimable, Et tout ce qu'une belle a sur moi de pouvoir, Ne me rend point ailleurs incapable de voir. Sans me vouloir piquer du nom d'amant fidèle, J'ai des yeux pour une autre aussi bien que pour elle. Et dès qu'un beau visage a demandé mon coeur, Je ne puis me résoudre à l'armer de rigueur. Ravi de voir qu'il cède à la douce contrainte, Qui d'abord laisse en lui toute autre flamme éteinte, Je l'abandonne aux traits dont il aime les coups, Et si j'en avais cent, je les donnerais tous.")</text:p>
          </table:table-cell>
          <table:table-cell table:style-name="ce21" office:value-type="string" calcext:value-type="string">
            <text:p>('#don-juan', "Quoi ? <text:s/>Tu veux qu'on se lie à demeurer au premier objet qui nous prend, qu'on renonce au monde pour lui, et qu'on n'ait plus d'yeux pour personne ? <text:s/>La belle chose de vouloir se piquer d'un faux honneur, d'être fidèle, de s'ensevelir pour toujours dans une passion, et d'être mort dès sa jeunesse, pour toutes les autres beautés qui nous peuvent frapper les yeux : non, non, la constance n'est bonne que pour des ridicules, toutes les belles ont droit de nous charmer, et l'avantage d'être rencontrée la première, ne doit point dérober aux autres les justes prétentions qu'elles ont toutes sur nos coeurs. <text:s/>Pour moi, la beauté me ravit partout, où je la trouve, et je cède facilement à cette douce violence, dont elle nous entraîne ; j'ai beau être engagé, l'amour que j'ai pour une belle n'engage point mon âme à faire injustice aux autres ; je conserve des yeux pour voir le mérite de toutes, et je rends à chacune les hommages et les tributs où la nature nous oblige. <text:s/>Quoi qu'il en soit, je ne puis refuser mon coeur à tout ce que je vois d'aimable, et dès qu'un beau visage me le demande, si j'en avais dix mille, je les donnerais tous. <text:s/>Les inclinations naissantes après tout, ont des charmes inexplicables, et tout le plaisir de l'amour est dans le changement. <text:s/>On goûte une douceur extrême à réduire par cent hommages le coeur d'une jeune beauté, à voir de jour en jour, les petits progrès qu'on y fait ; à combattre par des transports, par des larmes, et des soupirs, l'innocente pudeur d'une âme, qui a peine à rendre les armes, à forcer pied à pied, toutes les petites résistances qu'elle nous oppose, à vaincre les scrupules dont elle se fait un honneur, et à la mener doucement où nous avons envie de la faire venir. <text:s/>Mais lorsqu'on est maître une fois, il n'y a plus rien à dire ni rien à souhaiter, tout le beau de la passion est fini, et nous nous endormons dans la tranquillité d'un tel amour ; si quelque objet nouveau ne vient réveiller nos désirs, et présenter à notre coeur les charmes attrayants d'une conquête à faire. <text:s/>Enfin il n'est rien de si doux que de triompher de la résistance d'une belle personne, et j'ai sur ce sujet l'ambition des conquérants qui volent perpétuellement de victoire en victoire, et ne peuvent point se résoudre à borner leurs souhaits. <text:s/>Il n'est rien qui puisse arrêter l'impétuosité de mes désirs, je me sens porté à aimer toute la terre, et comme Alexandre je souhaiterais qu'il y eût d'autres mondes pour y pouvoir étendre mes conquêtes amoureuses.")</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Vous êtes libéral.')</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Que de douceurs charmantes Font goûter aux amants les passions naissantes Si pour chaque beauté je m'enflamme aisément, Le vrai plaisir d'aimer est dans le changement. Il consiste à pouvoir, par d'empressés hommages, Forcer d'un jeune coeur les scrupuleux ombrages, À désarmer sa crainte, à voir de jour en jour Par cent petits progrès avancer notre amour ; À vaincre doucement la pudeur innocente, Qu'oppose à nos désirs une âme chancelante, Et la réduire enfin, à force de parler, À se laisser conduire où nous voulons aller. Mais quand on a vaincu, la passion expire. Ne souhaitant plus rien, on n'a plus rien à dire ; À l'amour satisfait tout son charme est ôté, Et nous nous endormons dans sa tranquillité, Si quelque objet nouveau, par sa conquête à faire, Ne réveille en nos cours l'ambition de plaire. Enfin j'aime en amour les exploits différents ; Et j'ai sur ce sujet l'ardeur des conquérants, Qui sans cesse courant de victoire en victoire, Ne peuvent se résoudre à voir borner leur gloire. De mes vastes désirs le vol précipité Par cent objets vaincus ne peut être arrêté. Je sens mon coeur plus loin capable de s'étendre, Et je souhaiterais, comme fit Alexandre, Qu'il fût un autre monde encor à découvrir, Où je pusse en amour chercher à con quérir.")</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Comme vous débitez ! Ma foi, je vous admire. Votre langue...')</text:p>
          </table:table-cell>
          <table:table-cell table:style-name="ce21" office:value-type="string" calcext:value-type="string">
            <text:p>('#sganarelle', 'Vertu de ma vie, comme vous débitez ; il semble que vous ayez appris par coeur cela, et vous parlez tout comme un Livre.')</text:p>
          </table:table-cell>
          <table:table-cell table:style-name="ce21" office:value-type="float" office:value="0.16" calcext:value-type="float">
            <text:p>0.16</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Qu'as-tu là-dessus à me dire ?")</text:p>
          </table:table-cell>
          <table:table-cell table:style-name="ce21" office:value-type="string" calcext:value-type="string">
            <text:p>('#don-juan', "Qu'as tu à dire là-dessus.")</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À vous dire ? Moi ? J'ai... mais que dirais-je ? Rien, Car quoi que vous disiez, vous le tournez si bien, Que sans avoir raison, il semble à vous entendre, Qu'on soit quand vous parlez, obligé de se rendre. J'avais pour disputer des raisons dans l'esprit... Je veux une autre fois les mettre par écrit. Avec vous sans cela je n'aurais qu'à me taire, Vous me brouilleriez tout.")</text:p>
          </table:table-cell>
          <table:table-cell table:style-name="ce21" office:value-type="string" calcext:value-type="string">
            <text:p>('#sganarelle', "Ma foi, j'ai à dire, et je ne sais que dire, car vous tournez les choses d'une manière qu'il semble que vous ayez raison, et cependant il est vrai que vous ne l'avez pas. <text:s/>J'avais les plus belles pensées du monde, et vos discours m'ont brouillé tout cela ; laissez faire, une autre fois je mettrai mes raisonnements par écrit, pour disputer avec vous.")</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Tu ne saurais mieux faire.')</text:p>
          </table:table-cell>
          <table:table-cell table:style-name="ce21" office:value-type="string" calcext:value-type="string">
            <text:p>('#don-juan', 'Tu feras bien.')</text:p>
          </table:table-cell>
          <table:table-cell table:style-name="ce21" office:value-type="float" office:value="1.68" calcext:value-type="float">
            <text:p>1.68</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Mais, Monsieur, par hasard, me serait-il permis De vous dire qu'à moi, comme à tous vos amis, Votre genre de vie un tant soit peu fait peine ?")</text:p>
          </table:table-cell>
          <table:table-cell table:style-name="ce21" office:value-type="string" calcext:value-type="string">
            <text:p>('#sganarelle', "Mais Monsieur, cela serait-il de la permission que vous m'avez donnée, si je vous disais que je suis tant soit peu scandalisé de la vie que vous menez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Le fat ! Et quelle vie est-ce donc que je mène ?')</text:p>
          </table:table-cell>
          <table:table-cell table:style-name="ce21" office:value-type="string" calcext:value-type="string">
            <text:p>('#don-juan', 'Comment, quelle vie est-ce que je mène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Fort bonne, assurément ; mais enfin... quelquefois... Par exemple, vous voir marier tous les mois.')</text:p>
          </table:table-cell>
          <table:table-cell table:style-name="ce21" office:value-type="string" calcext:value-type="string">
            <text:p>('#sganarelle', 'Fort bonne. <text:s/>Mais par exemple je vous vois tous les mois vous marier comme vous faites.')</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Est-il rien de plus doux ? Rien qui soit plus capable...')</text:p>
          </table:table-cell>
          <table:table-cell table:style-name="ce21" office:value-type="string" calcext:value-type="string">
            <text:p>('#don-juan', 'Y a-t-il rien de plus agréable ?')</text:p>
          </table:table-cell>
          <table:table-cell table:style-name="ce21" office:value-type="float" office:value="0.01" calcext:value-type="float">
            <text:p>0.01</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Il est vrai, je conçois cela fort agréable ; Et c'est, si sans péché j'en avais le pouvoir, Un divertissement que je voudrais avoir. Mais sans aucun respect pour les plus saints mystères...")</text:p>
          </table:table-cell>
          <table:table-cell table:style-name="ce21" office:value-type="string" calcext:value-type="string">
            <text:p>('#sganarelle', "Il est vrai, je conçois que cela est fort agréable et fort divertissant, et je m'en accommoderais assez moi, s'il n'y avait point de mal, mais, Monsieur, se jouer ainsi d'un mystère sacré, et...")</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Ne t'embarrasse point, ce sont là mes affaires.")</text:p>
          </table:table-cell>
          <table:table-cell table:style-name="ce21" office:value-type="string" calcext:value-type="string">
            <text:p>('#don-juan', "Va, va, c'est une affaire entre le Ciel et moi, et nous la démêlerons bien ensemble, sans que tu t'en mettes en peine.")</text:p>
          </table:table-cell>
          <table:table-cell table:style-name="ce21" office:value-type="float" office:value="0.28" calcext:value-type="float">
            <text:p>0.28</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On doit craindre le Ciel, et jamais Libertin N'a fait encor, dit-on, qu'une méchante fin.")</text:p>
          </table:table-cell>
          <table:table-cell table:style-name="ce21" office:value-type="string" calcext:value-type="string">
            <text:p>('#sganarelle', "Ma foi, Monsieur, j'ai toujours ouï dire que c'est une méchante raillerie, que se railler du Ciel, et que les libertins ne font jamais une bonne fin.")</text:p>
          </table:table-cell>
          <table:table-cell table:style-name="ce21" office:value-type="float" office:value="0.23" calcext:value-type="float">
            <text:p>0.2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Je hais la remontrance, et quand on s'y hasarde...")</text:p>
          </table:table-cell>
          <table:table-cell table:style-name="ce21" office:value-type="string" calcext:value-type="string">
            <text:p>('#don-juan', "Holà maître sot, vous savez que je vous ai dit que je n'aime pas les faiseurs de remontrances.")</text:p>
          </table:table-cell>
          <table:table-cell table:style-name="ce21" office:value-type="float" office:value="0.49" calcext:value-type="float">
            <text:p>0.49</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Oh, ce n\'est pas à vous que j\'en fais, Dieu m\'en garde, J\'aurais tort de vouloir vous donner des leçons. Si vous vous égarez, vous avez vos raisons ; Et quand vous faites mal, comme c\'est l\'ordinaire, Du moins vous savez bien qu\'il vous plaît de le faire. Bon cela ; mais il est certains Impertinents, À droit de fort esprit hardis, entreprenants, Qui sans savoir pourquoi, traitent de ridicules Les plus justes motifs des plus sages scrupules, Et qui font vanité de ne trembler de rien, Par l\'entêtement seul que cela leur sied bien. Si j\'avais par malheur un tel maître ; âme crasse, Lui dirais-je tout net, le regardant en face, "Osez-vous bien ainsi braver à tous moments Ce que l\'Enfer pour vous amasse de tourments ? Un rien, un mirmidon, un petit ver de terre, Au Ciel impunément croit déclarer la guerre ? Allez, malheur cent fois à qui vous applaudit. C\'est bien à vous (Je parle au maître que j\'ai dit) À vouloir vous railler des choses les plus saintes, À secouer le joug des plus louables craintes. Pour avoir de grands biens et de la qualité, Une perruque blonde, être propre, ajusté, Tout en couleur de feu, pensez-vous (Prenez garde. Ce n\'est pas vous au moins que tout ceci regarde.) Pensez-vous en avoir plus de droit d\'éclater Contre les vérités dont vous osez douter ? De moi, votre valet, apprenez, je vous prie, Qu\'en vain les libertins de tout font raillerie ; Que le Ciel tôt ou tard pour leur punition..."')</text:p>
          </table:table-cell>
          <table:table-cell table:style-name="ce21" office:value-type="string" calcext:value-type="string">
            <text:p>('#sganarelle', "Je ne parle pas aussi à vous, Dieu m'en garde, vous savez ce que vous faites, et si vous ne croyez rien vous avez vos raisons : il y a de certains petits impertinents dans le monde, qui sont libertins, sans savoir pourquoi, qui font les esprits forts parce qu'ils croient que cela leur sied bien ; et si j'avais un maître comme cela, je lui dirais fort nettement, le regardant en face : osez-vous bien ainsi vous jouer du Ciel, et ne tremblez-vous point de vous moquer comme vous faites des choses les plus saintes ? <text:s/>C'est bien à vous petit ver de terre, petit myrmidon que vous êtes (je parle au maître que j'ai dit) c'est bien à vous à vouloir vous mêler de tourner en raillerie, ce que tous les hommes révèrent. <text:s/>Pensez-vous que pour être de qualité, pour avoir une perruque blonde et bien frisée, des plumes à votre chapeau, un habit bien doré, et des rubans couleur de feu (ce n'est pas à vous que je parle, c'est à l'autre ;) pensez-vous dis-je que vous en soyez plus habile homme, que tout vous soit permis et qu'on n'ose vous dire vos vérités ? <text:s/>Apprenez de moi qui suis votre valet, que le Ciel punit tôt, ou tard les impies, qu'une méchante vie amène une méchante mort et que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number-columns-repeated="2" table:style-name="ce21" office:value-type="string" calcext:value-type="string">
            <text:p>('#don-juan', 'Paix.')</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Ça voyons. De quoi serait-il question ?')</text:p>
          </table:table-cell>
          <table:table-cell table:style-name="ce21" office:value-type="string" calcext:value-type="string">
            <text:p>('#sganarelle', 'De quoi est-il question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De te dire en deux mots qu'une flamme nouvelle Ici, sans t'en parler, m'a fait suivre une belle.")</text:p>
          </table:table-cell>
          <table:table-cell table:style-name="ce21" office:value-type="string" calcext:value-type="string">
            <text:p>('#don-juan', "Il est question de te dire qu'une jeune beauté me tient au coeur, et qu'entraîné par ses appas, je l'ai suivie jusque dans cette vill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Et n'y craignez-vous rien pour ce Commandeur mort ?")</text:p>
          </table:table-cell>
          <table:table-cell table:style-name="ce21" office:value-type="string" calcext:value-type="string">
            <text:p>('#sganarelle', "Et n'y craignez-vous rien, Monsieur, de la mort de ce Commandeur, que vous tuâtes il y a six mois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Je l'ai si bien tué, chacun le sait.")</text:p>
          </table:table-cell>
          <table:table-cell table:style-name="ce21" office:value-type="string" calcext:value-type="string">
            <text:p>('#don-juan', "Et pourquoi craindre, ne l'ai-je pas bien tué ?")</text:p>
          </table:table-cell>
          <table:table-cell table:style-name="ce21" office:value-type="float" office:value="0.57" calcext:value-type="float">
            <text:p>0.57</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D'accord. On ne peut rien de mieux, et s'il osait s'en plaindre, Il aurait tort, mais...")</text:p>
          </table:table-cell>
          <table:table-cell table:style-name="ce21" office:value-type="string" calcext:value-type="string">
            <text:p>('#sganarelle', "Fort bien, le mieux du monde, il aurait tort de s'en plaindre .")</text:p>
          </table:table-cell>
          <table:table-cell table:style-name="ce21" office:value-type="float" office:value="0.13" calcext:value-type="float">
            <text:p>0.1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Quoi ?')</text:p>
          </table:table-cell>
          <table:table-cell table:style-name="ce21" office:value-type="string" calcext:value-type="string">
            <text:p>('#don-juan', "J'ai eu ma grâce de cette affaire.")</text:p>
          </table:table-cell>
          <table:table-cell table:style-name="ce21" office:value-type="float" office:value="1.15" calcext:value-type="float">
            <text:p>1.15</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Ses parents sont à craindre.')</text:p>
          </table:table-cell>
          <table:table-cell table:style-name="ce21" office:value-type="string" calcext:value-type="string">
            <text:p>('#sganarelle', "Oui, mais cette grâce n'éteint pas peut-être le ressentiment des parents et des amis et....")</text:p>
          </table:table-cell>
          <table:table-cell table:style-name="ce21" office:value-type="float" office:value="1.38" calcext:value-type="float">
            <text:p>1.38</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Laissons-là tes frayeurs, et songeons seulement À ce qui me peut faire un destin tout charmant. Celle qui me réduit à soupirer pour elle, Est une fiancée aimable, jeune, belle, Et conduite en ces lieux où j'ai suivi ses pas, Par l'heureux, à qui sont destinés tant d'appas. Je la vis par hasard, et j'eus cet avantage, Dans le temps qu'ils songeaient à faire leur voyage. Il faut te l'avouer. Jamais jusqu'à ce jour Je n'ai vu deux amants se montrer tant d'amour. De leurs cours trop unis la tendresse visible, Me frappant tout_à_coup, rendit le mien sensible, Et les voyant céder aux transports les plus doux, Si je devins amant, je fus amant jaloux. Oui, je ne pus souffrir sans un dépit extrême, Qu'ils s'aimassent autant que l'un et l'autre s'aime. Ce bizarre chagrin alluma mes désirs ; Je me fis un plaisir de troubler leurs plaisirs, De rompre adroitement l'étroite intelligence, Dont mon coeur délicat se faisait une offense. N'ayant pu réussir, plus amoureux toujours, C'est au dernier remède enfin que j'ai recours. Cet époux prétendu, dont le bonheur me blesse, Doit aujourd'hui sur mer régaler sa maîtresse. Sans t'en avoir rien dit, j'ai dans mes intérêts Quelques gens qu'au besoin nous trouverons tout prêts. Ils auront une barque, où la belle, enlevée, Rendra de mon amour la victoire achevée")</text:p>
          </table:table-cell>
          <table:table-cell table:style-name="ce21" office:value-type="string" calcext:value-type="string">
            <text:p>('#don-juan', "Ah ! <text:s/>N'allons point songer au mal qui nous peut arriver, et songeons seulement à ce qui peut nous donner du plaisir. <text:s/>La personne dont je te parle est une jeune fiancée, la plus agréable du monde, qui a été conduite ici par celui même qu'elle y vient épouser ; et le hasard m'a fait voir le couple d'amants trois ou quatre jours avant leur voyage. <text:s/>Jamais je n'ai vu deux personnes être si contents l'un de l'autre, et faire éclater plus d'amour. <text:s/>La tendresse visible de leurs mutuelles ardeurs me donna de l'émotion, j'en fus frappé au coeur, et mon amour commença par la jalousie. <text:s/>Oui, je ne pus souffrir d'abord de les voir si bien ensemble, le dépit alluma mes désirs, et je me figurai un plaisir extrême à pouvoir troubler leur intelligence, et rompre cet attachement, dont la délicatesse de mon coeur se tenait offensé ; mais jusqu'ici tous mes efforts ont été inutiles, et j'ai recours au dernier remède. Cet époux prétendu doit aujourd'hui régaler sa maîtresse d'une promenade sur mer, sans t'en avoir rien dit, toutes choses sont préparées pour satisfaire mon amour, et j'ai une petite barque, et des gens, avec quoi fort facilement je prétends enlever la bell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Ah ! Monsieur.')</text:p>
          </table:table-cell>
          <table:table-cell table:style-name="ce21" office:value-type="string" calcext:value-type="string">
            <text:p>('#sganarelle', 'Ah ! <text:s/>Monsieur...')</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Heu !')</text:p>
          </table:table-cell>
          <table:table-cell table:style-name="ce21" office:value-type="string" calcext:value-type="string">
            <text:p>('#don-juan', 'He[i]n.')</text:p>
          </table:table-cell>
          <table:table-cell table:style-name="ce21" office:value-type="float" office:value="0.63" calcext:value-type="float">
            <text:p>0.6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C'est là le prendre comme il faut. Vous faites bien.")</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L'amour n'est pas un grand défaut.")</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Sottise ; il n'est rien tel que de se satisfaire. La méchante âme !")</text:p>
          </table:table-cell>
          <table:table-cell table:style-name="ce21" office:value-type="string" calcext:value-type="string">
            <text:p>('#sganarelle', "C'est fort bien fait à vous, et vous le prenez comme il faut, il n'est rien tel en ce monde, que de se contenter.")</text:p>
          </table:table-cell>
          <table:table-cell table:style-name="ce21" office:value-type="float" office:value="0.53" calcext:value-type="float">
            <text:p>0.5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Allons songer à cette affaire. Voici l'heure à peu près où ceux... Mais qu'est ceci ? Tu ne m'avais pas dit qu'Elvire était ici.")</text:p>
          </table:table-cell>
          <table:table-cell table:style-name="ce21" office:value-type="string" calcext:value-type="string">
            <text:p>('#don-juan', "Prépare-toi donc à venir avec moi, et prends soin toi-même d'apporter toutes mes armes afin que... <text:s/>Ah ! <text:s/>Rencontre fâcheuse, traître tu ne m'avais pas dit qu'elle était ici elle-même.")</text:p>
          </table:table-cell>
          <table:table-cell table:style-name="ce21" office:value-type="float" office:value="0.46" calcext:value-type="float">
            <text:p>0.46</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sganarelle', "Monsieur vous ne me l'aviez pas demandé.")</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sganarelle', 'Savais-je que si tôt vous la verriez paraître ?')</text:p>
          </table:table-cell>
          <table:table-cell table:style-name="ce21" office:value-type="string" calcext:value-type="string">
            <text:p>('#don-juan', "Est-elle folle de n'avoir pas changé d'habit, et de venir dans ce lieu-ci avec son équipage de Campagne ?")</text:p>
          </table:table-cell>
          <table:table-cell table:style-name="ce21" office:value-type="float" office:value="1.16" calcext:value-type="float">
            <text:p>1.16</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elvire', "Don Juan voudra-t-il encor me reconnaître, Et puis-je me flatter que le soin que j'ai pris...")</text:p>
          </table:table-cell>
          <table:table-cell table:style-name="ce21" office:value-type="string" calcext:value-type="string">
            <text:p>('#dona-elvire', 'Me feriez-vous la grâce, Don Juan, de vouloir bien me reconnaître, et puis-je au moins espérer, que vous daigniez tourner le visage de ce côté ?')</text:p>
          </table:table-cell>
          <table:table-cell table:style-name="ce21" office:value-type="float" office:value="0.43" calcext:value-type="float">
            <text:p>0.4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Madame, à dire vrai, j'en suis un peu surpris. Rien ne devait ici presser votre voyage.")</text:p>
          </table:table-cell>
          <table:table-cell table:style-name="ce21" office:value-type="string" calcext:value-type="string">
            <text:p>('#don-juan', 'Madame je vous avoue que je suis surpris, et que je ne vous attendais pas ici.')</text:p>
          </table:table-cell>
          <table:table-cell table:style-name="ce21" office:value-type="float" office:value="0.2" calcext:value-type="float">
            <text:p>0.2</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elvire', "J'y viens faire sans doute un méchant personnage, Et par ce froid accueil, je commence de voir L'erreur où m'avait mise un trop crédule espoir. J'admire ma faiblesse et l'imprudence extrême Qui m'a fait consentir à me tromper moi-même, À démentir mes yeux sur une trahison, Où mon coeur refusait de croire ma raison. Oui, pour vous contre moi ma tendresse séduite, Quoi qu'on pût m'opposer, excusait votre fuite. Cent soupçons qui pouvaient alarmer mon amour, Avaient beau contre vous me parler chaque jour, À vous justifier toujours trop favorable, J'en rejetais la voix qui vous rendait coupable, Et je ne regardais dans ce trouble odieux, Que ce qui vous peignait innocent à mes yeux. Mais un accueil si froid et si plein de surprise, M'apprend trop ce qu'il faut que pour vous je me dise. Je n'ai plus à douter qu'un honteux repentir Ne vous ait sans rien dire obligé de partir. J'en veux pourtant, j'en veux, dans mon malheur extrême, Entendre les raisons de votre bouche même. Parlez donc, et sachons par où j'ai mérité, Ce qu'ose contre moi votre infidélité.")</text:p>
          </table:table-cell>
          <table:table-cell table:style-name="ce21" office:value-type="string" calcext:value-type="string">
            <text:p>('#dona-elvire', "Oui, je vois bien que vous ne m'attendiez pas, et vous êtes surpris à la vérité, mais tout autrement que je ne l'espérais, et la manière dont vous le paraissez, me persuade pleinement ce que je refusais de croire. <text:s/>J'admire ma simplicité, et la faiblesse de mon coeur, à douter d'une trahison, que tant d'apparences me confirmaient. <text:s/>J'ai été assez bonne, je le confesse, ou plutôt assez sotte pour vouloir me tromper moi-même, et travailler à démentir mes yeux et mon jugement. <text:s/>J'ai cherché des raisons, pour excuser à ma tendresse, le relâchement d'amitié qu'elle voyait en vous ; et je me suis forgé exprès cent sujets légitimes d'un départ si précipité, pour vous justifier du crime dont ma raison vous accusait. <text:s/>Mes justes soupçons chaque jour avaient beau me parler, j'en rejetais la voix qui vous rendait criminel à mes yeux, et j'écoutais avec plaisir mille chimères ridicules qui vous peignaient innocent à mon coeur ; mais enfin cet abord ne me permet plus de douter, et le coup d'oeil qui m'a reçue m'apprend bien plus de choses que je ne voudrais en savoir. <text:s/>Je serai bien aise pourtant d'ouïr de votre bouche les raisons de votre départ. <text:s/>Parlez, Don Juan je vous prie ; et voyons de quel air vous savez vous justifier.")</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Si mon éloignement m'a fait croire infidèle, J'ai mes raisons, Madame, et voilà Sganarelle, Qui vous dira pourquoi...")</text:p>
          </table:table-cell>
          <table:table-cell table:style-name="ce21" office:value-type="string" calcext:value-type="string">
            <text:p>('#don-juan', 'Madame, voilà Sganarelle qui sait pourquoi je suis parti.')</text:p>
          </table:table-cell>
          <table:table-cell table:style-name="ce21" office:value-type="float" office:value="0.56" calcext:value-type="float">
            <text:p>0.56</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Je le dirai ? Fort bien.')</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Il sait...')</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Moi ? S'il vous plaît, Monsieur je ne sais rien.")</text:p>
          </table:table-cell>
          <table:table-cell table:style-name="ce21" office:value-type="string" calcext:value-type="string">
            <text:p>('#sganarelle', "Oui Monsieur, je ne sais rien, s'il vous plaît.")</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elvire', "Et bien, qu'il parle ; il faut souffrir tout pour vous plaire.")</text:p>
          </table:table-cell>
          <table:table-cell table:style-name="ce21" office:value-type="string" calcext:value-type="string">
            <text:p>('#dona-elvire', "Et bien, Sganarelle, parlez, il n'importe de quelle bouche j'entende ces raisons.")</text:p>
          </table:table-cell>
          <table:table-cell table:style-name="ce21" office:value-type="float" office:value="0.93" calcext:value-type="float">
            <text:p>0.9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Allons, parle à Madame, il ne faut point se taire.')</text:p>
          </table:table-cell>
          <table:table-cell table:style-name="ce21" office:value-type="string" calcext:value-type="string">
            <text:p>('#don-juan', 'Allons, parle donc à Madam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Vous vous moquez, Monsieur.')</text:p>
          </table:table-cell>
          <table:table-cell table:style-name="ce21" office:value-type="string" calcext:value-type="string">
            <text:p>('#sganarelle', 'Que voulez vous que je dise ?')</text:p>
          </table:table-cell>
          <table:table-cell table:style-name="ce21" office:value-type="float" office:value="1.51" calcext:value-type="float">
            <text:p>1.51</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elvire', "Puisqu'on le veut ainsi, Approchez, et voyons ce mystère éclairci. Quoi, tous deux interdits ! Est-ce là pour confondre...")</text:p>
          </table:table-cell>
          <table:table-cell table:style-name="ce21" office:value-type="string" calcext:value-type="string">
            <text:p>('#dona-elvire', "Approchez, puisqu'on le veut ainsi, et me dites un peu les causes de ce départ si prompt.")</text:p>
          </table:table-cell>
          <table:table-cell table:style-name="ce21" office:value-type="float" office:value="0.82" calcext:value-type="float">
            <text:p>0.82</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number-columns-repeated="2" table:style-name="ce21" office:value-type="string" calcext:value-type="string">
            <text:p>('#don-juan', 'Tu ne répondras pas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Je n'ai rien à répondre.")</text:p>
          </table:table-cell>
          <table:table-cell table:style-name="ce21" office:value-type="string" calcext:value-type="string">
            <text:p>('#sganarelle', "Je n'ai rien à répondre, vous vous moquez de votre serviteur.")</text:p>
          </table:table-cell>
          <table:table-cell table:style-name="ce21" office:value-type="float" office:value="0.71" calcext:value-type="float">
            <text:p>0.71</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Veux-tu parler, te dis-je ?')</text:p>
          </table:table-cell>
          <table:table-cell table:style-name="ce21" office:value-type="string" calcext:value-type="string">
            <text:p>('#don-juan', 'Veux tu répondre, te dis-je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Et bien, allons tout doux. Madame...')</text:p>
          </table:table-cell>
          <table:table-cell table:style-name="ce21" office:value-type="string" calcext:value-type="string">
            <text:p>('#sganarelle', 'Madame.')</text:p>
          </table:table-cell>
          <table:table-cell table:style-name="ce21" office:value-type="float" office:value="1.7" calcext:value-type="float">
            <text:p>1.7</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elvire', 'Quoi ?')</text:p>
          </table:table-cell>
          <table:table-cell table:style-name="ce21" office:value-type="string" calcext:value-type="string">
            <text:p>('#dona-elvire', 'Quoi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Monsieur.')</text:p>
          </table:table-cell>
          <table:table-cell table:style-name="ce21" office:value-type="string" calcext:value-type="string">
            <text:p>('#sganarelle', 'Monsieur...')</text:p>
          </table:table-cell>
          <table:table-cell table:style-name="ce21" office:value-type="float" office:value="0.06" calcext:value-type="float">
            <text:p>0.06</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Redoute mon courroux.')</text:p>
          </table:table-cell>
          <table:table-cell table:style-name="ce21" office:value-type="string" calcext:value-type="string">
            <text:p>('#don-juan', 'Si...')</text:p>
          </table:table-cell>
          <table:table-cell table:style-name="ce21" office:value-type="float" office:value="1.84" calcext:value-type="float">
            <text:p>1.84</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Madame, un autre monde avec quelque autre chose, Comme les conquérants, Alexandre, est la cause Qui nous a fait en hâte, et sans vous dire adieu, Décamper l'un et l'autre, et venir en ce lieu. Voilà pour vous, Monsieur, tout ce que je puis faire.")</text:p>
          </table:table-cell>
          <table:table-cell table:style-name="ce21" office:value-type="string" calcext:value-type="string">
            <text:p>('#sganarelle', 'Madame, les conquérants, Alexandre, et les autres mondes, sont causes de notre départ ; voilà Monsieur tout ce que je puis dir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elvire', "Vous plaît-il, Don Juan, m'éclaircir ce mystère ?")</text:p>
          </table:table-cell>
          <table:table-cell table:style-name="ce21" office:value-type="string" calcext:value-type="string">
            <text:p>('#dona-elvire', 'Vous plaît-il, Don Juan, nous éclaircir ces beaux mystères.')</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Madame, à dire vrai, pour ne pas abuser...')</text:p>
          </table:table-cell>
          <table:table-cell table:style-name="ce21" office:value-type="string" calcext:value-type="string">
            <text:p>('#don-juan', 'Madame, à vous dire la vérité.')</text:p>
          </table:table-cell>
          <table:table-cell table:style-name="ce21" office:value-type="float" office:value="1.64" calcext:value-type="float">
            <text:p>1.64</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elvire', "Ah, que vous savez peu l'art de déguiser ! Pour un homme de Cour qui doit avec étude De feindre, de tromper avoir pris l'habitude, Demeurer interdit, c'est mal faire valoir La noble effronterie où je vous devrais voir. Que ne me jurez-vous que vous êtes le même ; Que vous m'aimez toujours autant que je vous aime, Et que la seule mort dégageant votre foi, Rompra l'attachement que vous avez pour moi ? Que ne me dites-vous qu'une affaire importante A causé le départ, dont j'ai pris l'épouvante ; Que si de son secret j'ai lieu de m'offenser, Vous avez craint les pleurs qu'il m'aurait fait verser Qu'ici d'un long séjour ne pouvant vous défendre, Je n'ai qu'à vous quitter, et vous aller attendre ; Que vous me rejoindrez avec l'empressement, Qu'a pour ce qu'il adore un véritable amant, Et qu'éloigné de moi, l'ardeur qui vous enflamme Vous rend ce qu'est un corps séparé de son âme ? Voilà par où du moins vous me feriez douter, D'un oubli que mes feux devraient peu redouter")</text:p>
          </table:table-cell>
          <table:table-cell table:style-name="ce21" office:value-type="string" calcext:value-type="string">
            <text:p>('#dona-elvire', "Ah, que vous savez mal vous défendre, pour un homme de Cour, et qui doit être accoutumé à ces sortes de choses ! <text:s/>J'ai pitié de vous voir la confusion que vous avez. <text:s/>Que ne vous armez-vous le front d'une noble effronterie ? <text:s/>Que ne me jurez vous que vous êtes toujours dans les mêmes sentiments pour moi, que vous m'aimez toujours avec une ardeur sans égale, et que rien n'est capable de vous détacher de moi que la mort ! <text:s/>Que ne me dites vous que des affaires de la dernière conséquence vous ont obligé à partir sans m'en donner avis, qu'il faut que malgré vous vous demeuriez ici quelque temps, et que je n'ai qu'à m'en retourner d'où je viens, assurée que vous suivez mes pas le plus tôt qu'il vous sera possible : qu'il est très certain que vous brûlez de me rejoindre, et qu'éloigné de moi, vous souffrez ce que souffre un corps qui est séparé de son âme. <text:s/>Voilà comme il faut vous défendre, et non pas être interdit comme vous êtes.")</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Madame, puisqu'il faut parler avec franchise, Apprenez ce qu'en vain mon trouble vous déguise. Je ne vous dirai point que mes empressements Vous conservent toujours les mêmes sentiments, Et que loin de vos yeux, ma juste impatience Pour le plus grand des maux me fait compter l'absence. Si j'ai pu me résoudre à fuir, à vous quitter, Je n'ai pris ce dessein que pour vous éviter. Non que mon coeur encor, trop touché de vos charmes, N'ait le même penchant à vous rendre les armes ; Mais un pressant scrupule à qui j'ai dû céder, M'ouvrant les yeux de l'âme a su m'intimider, Et fait voir qu'avec vous, quelque amour qui m'engage, Je ne puis, sans péché, demeurer davantage. J'ai fait réflexion que pour vous épouser, Moi-même trop longtemps j'ai voulu m'abuser ; Que je vous ai forcée à faire au Ciel l'injure De rompre en ma faveur une sainte clôture, Où par des veux sacrés vous aviez entrepris De garder pour le monde un éternel mépris. Sur ces réflexions, un repentir sincère M'a fait appréhender la céleste colère. J'ai cru que votre hymen trop mal autorisé, N'était pour tous les deux qu'un crime déguisé, Et que je ne pouvais en éviter les peines, Qu'en tâchant de vous rendre à vos premières chaînes, N'en doutez point ; voilà, quoi qu'avec mille ennuis, Et pourquoi je m'éloigne, et pourquoi je vous fuis. Par un frivole amour, voudriez-vous, madame, Combattre le remords qui déchire mon âme, Et qu'en vous retenant, j'attirasse sur nous Du Ciel toujours vengeur l'implacable courroux ?")</text:p>
          </table:table-cell>
          <table:table-cell table:style-name="ce21" office:value-type="string" calcext:value-type="string">
            <text:p>('#don-juan', "Je vous avoue, Madame, que je n'ai point le talent de dissimuler, et que je porte un coeur sincère. <text:s/>Je ne vous dirai point que je suis toujours dans les mêmes sentiments pour vous, et que je brûle de vous rejoindre, puisqu'enfin il est assuré que je ne suis parti que pour vous fuir ; non point pour les raisons que vous pouvez vous figurer, mais par un pur motif de conscience, et pour ne croire pas qu'avec vous davantage je puisse vivre sans péché. <text:s/>Il m'est venu des scrupules, Madame, et j'ai ouvert les yeux de l'âme sur ce que je faisais. <text:s/>J'ai fait réflexion que pour vous épouser, je vous ai dérobée à la clôture d'un couvent, que vous avez rompu des voeux, qui vous engageaient autre part, et que le Ciel est fort jaloux de ces sortes de choses. <text:s/>Le repentir m'a pris, et j'ai craint le courroux céleste. <text:s/>J'ai cru que notre mariage n'était qu'un adultère déguisé, qu'il nous attirerait quelque disgrâce d'en haut, et qu'enfin je devais tâcher de vous oublier, et vous donner moyen de retourner à vos premières chaînes. <text:s/>Voudriez vous, Madame, vous opposer à une si sainte pensée, et que j'allasse, en vous retenant, me mettre le Ciel sur les bras, que pour...")</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elvire', "Ah ! Scélérat, ton coeur aussi lâche que traître, Commence tout entier à se faire connaître Et ce qui me confond dans tout ce que j'attends, Je le connais enfin lorsqu'il n'en est plus temps. Mais sache, à me tromper quand ce coeur s'étudie, Que ta perte suivra ta noire perfidie, Et que ce même Ciel, dont tu t'oses railler, À me venger de toi voudra bien travailler.")</text:p>
          </table:table-cell>
          <table:table-cell table:style-name="ce21" office:value-type="string" calcext:value-type="string">
            <text:p>('#dona-elvire', "Ah ! <text:s/>Scélérat, c'est maintenant que je te connais tout entier, et pour mon malheur, je te connais lors qu'il n'en est plus temps, et qu'une telle connaissance ne peut plus me servir qu'à me désespérer ; mais sache que ton crime ne demeurera pas impuni ; et que le même Ciel dont tu te joues, me saura venger de ta perfidi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Se peut-il qu'il résiste, et que rien ne l'étonne ! Monsieur... À Don Juan.")</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De fausseté je vois qu'on me soupçonne. Mais Madame...")</text:p>
          </table:table-cell>
          <table:table-cell table:style-name="ce21" office:value-type="string" calcext:value-type="string">
            <text:p>('#don-juan', 'Madame.')</text:p>
          </table:table-cell>
          <table:table-cell table:style-name="ce21" office:value-type="float" office:value="1.84" calcext:value-type="float">
            <text:p>1.84</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elvire', "Il suffit, je t'ai trop écouté. En ouïr davantage est une lâcheté, Et quoi qu'on ait à dire, il faut qu'on se surmonte, Pour ne se faire pas trop expliquer sa honte. Ne te figure point qu'en reproches en l'air Mon courroux contre toi veuille ici s'exhaler. Tout ce qu'il peut avoir d'ardeur, de violence, Se réserve à mieux faire éclater ma vengeance. Je te le dis encor, le Ciel armé pour moi Punira tôt ou tard ton manquement de foi ; Et si tu ne crains point sa justice blessée, Crains du moins la fureur d'une femme offensée. Elle sort avec Gusman, et Don Juan la regarde partir. ")</text:p>
          </table:table-cell>
          <table:table-cell table:style-name="ce21" office:value-type="string" calcext:value-type="string">
            <text:p>('#dona-elvire', "Il suffit, je n'en veux pas ouïr davantage, et je m'accuse moi-même d'en avoir trop entendu. <text:s/>C'est une lâcheté que de se faire expliquer trop sa honte ; et sur de tels sujets, un noble coeur au premier mot doit prendre son parti. <text:s/>N'attends pas que j'éclate ici en reproche et en injures, non, non, je n'ai point un courroux à exhaler en paroles vaines, et toute sa chaleur se réserve pour ma vengeance. <text:s/>Je te le dis encore, le Ciel te punira, perfide, de l'outrage que tu me fais, et si le Ciel n'a rien que tu puisses appréhender, appréhende du moins la colère d'une femme offensé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Il ne dit mot, il rêve, et les yeux sur les siens... Hélas ! Si le remords le pouvait prendre.')</text:p>
          </table:table-cell>
          <table:table-cell table:style-name="ce21" office:value-type="string" calcext:value-type="string">
            <text:p>('#sganarelle', 'Si le remords le pouvait prendre.')</text:p>
          </table:table-cell>
          <table:table-cell table:style-name="ce21" office:value-type="float" office:value="0.29" calcext:value-type="float">
            <text:p>0.29</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Viens, Il est temps d'achever l'amoureuse entreprise, Qui me livre l'objet dont mon âme est éprise. Suis-moi.")</text:p>
          </table:table-cell>
          <table:table-cell table:style-name="ce21" office:value-type="string" calcext:value-type="string">
            <text:p>('#don-juan', "Allons songer à l'exécution de notre entreprise amoureuse.")</text:p>
          </table:table-cell>
          <table:table-cell table:style-name="ce21" office:value-type="float" office:value="0.33" calcext:value-type="float">
            <text:p>0.3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Le détestable ! À quel maître maudit Malgré moi si longtemps mon malheur m'asservit !")</text:p>
          </table:table-cell>
          <table:table-cell table:style-name="ce21" office:value-type="string" calcext:value-type="string">
            <text:p>('#sganarelle', 'Ah, quel abominable Maître me vois-je obligé de servir !')</text:p>
          </table:table-cell>
          <table:table-cell table:style-name="ce21" office:value-type="float" office:value="0.26" calcext:value-type="float">
            <text:p>0.26</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charlotte', "Notre-dinse, Piarrot, pour les tirer de paine, Tu t'es là rencontré bian à point.")</text:p>
          </table:table-cell>
          <table:table-cell table:style-name="ce21" office:value-type="string" calcext:value-type="string">
            <text:p>('#charlotte', "Notre dinje, Piarrot, tu t'is trouvé là bien à point.")</text:p>
          </table:table-cell>
          <table:table-cell table:style-name="ce21" office:value-type="float" office:value="0.5" calcext:value-type="float">
            <text:p>0.5</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pierrot', "Oh, marguenne. Sans nous c'en était fait.")</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charlotte', 'Je le crois bian.')</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pierrot', "Vois-tu ? Il ne s'en fallait pas l'épaisseur d'un fétu. Tous deux de se nayer eussiont fait la sottise.")</text:p>
          </table:table-cell>
          <table:table-cell table:style-name="ce21" office:value-type="string" calcext:value-type="string">
            <text:p>('#pierrot', "Porquisenne, il ne s'en est pas fallu l'époisseur d'une épingle qu'ils ne se s'ayant nayés tous deux.")</text:p>
          </table:table-cell>
          <table:table-cell table:style-name="ce21" office:value-type="float" office:value="0.63" calcext:value-type="float">
            <text:p>0.6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charlotte', "C'est donc l'vent d'a matin...")</text:p>
          </table:table-cell>
          <table:table-cell table:style-name="ce21" office:value-type="string" calcext:value-type="string">
            <text:p>('#charlotte', "C'est donc le coup de vent da matin qui les avait ranversés dans la mar.")</text:p>
          </table:table-cell>
          <table:table-cell table:style-name="ce21" office:value-type="float" office:value="0.27" calcext:value-type="float">
            <text:p>0.27</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pierrot', 'Aga quien, sans feintise, Je te vas tout fin drait conter par le menu, Comme en n\'y pensant pas le hasard est venu. Il aviont bien besoin d\'un oeil comme le nôtre, Qui les vît de tout loin, car c\'est moi, com\'i dit l\'autre, Qui les ai le premier avisés. Tanquia don, Su le bord de la Mar bian leu prend que j\'équion, Où de tarre Gros-Jean me jetait une motte, Tout en batifolant, car com\'tu sais, Charlotte, Pour v\'nir batifoler Gros-Jean ne charche qu\'où, Et moi par-fouas aussi je batifole itou. En batifolant donc, j\'ai fait l\'apercevance D\'un grouillement sugliau, sans voir la différence De s\'qui pouvait grouiller ; ça grouillait à tous coups, Et grouillant, par secousse allait comme envars nous. J\'étas embarrassé ; s\'n\'était point stratagème, Et tout com\' je te vois, je voyas ça de même, Aussi fixiblement, et pis tout d\'un coup, quien, Je voyas qu\'après ça je ne voyas pu rien. "Eh, Gros-Jean, ç\'ai-je fait, stan pendant que je somme À niaiser parmi nous, je pens\'que vla des z\'Homme, Qui nagiant tout là-bas. Bon, s\'m\'a-t-i fait, vrament, T\'auras de queuque chat vu le trépassement ; T\'as la vu\' trouble. Oh bian, ç\'ai-je fait, t\'as biau dire, Je n\'ai point la vu\' trouble, et s\'n\'est point jeu pou rire, C\'est là des z\'hommes. Point, s\'m\'a-t-i fait s\'n\'en est pas, Piarrot, t\'as la barlue. Oh ! j\'ai s\'que tu voudras, Ç\'ai-je fait, mais gageons que j\'n\'ai point la barlue, Et qu\'ça qu\'en voit là-bas, ç\'ai-je fait, qui remue, C\'est des Hommes, vois-tu, qui nageont vars ici. Gag\' que non, s\'m\'a-t-i fait. Oh margué, gag\'que si, Dix sous. Oh, s\'m\'a-t-i fait, je le veux bian, marguenne ; Quien, mets argent su jeu, vla le mien," Palsanguenne Je n\'ai fait là-dessus l\'étourdi ni le fou, J\'ai bravement bouté par tarre mes dix sou, Quatre pièce tapée, et le restant en double, Jarnigué, je varrons si j\'avons la vu\' trouble. Ç\'ai-je fait, les boutant... plus hardiment enfin Que si j\'eusse avalé queuque varre de vin ; Car je sis hasardeux moi ; qu\'en m\'mette en boutade, Je vas sans tant d\'raisons tout à la débandade. Je savas bian pourtant s\'que j\'faisas d\'en par là, Queuque gniais ! Enfin donc, j\'n\'ons pas putôt mis, vla, Que j\'voyons tout à plain com\' deux hommes à la nage Nous faisions signe ; et moi, sans rien dir\' davantage, De prendre les z\'enjeux. Allons, Gros-Jean, allons, Ç\'ai-je fait, vois-tu pas comme i nous appellons ? Ils s\'vont nayer. Tant mieux, s\'m\'a-t-i fait, je m\'en gausse, I m\'ant fait pardre. À donc le tirant par lé chausse, J\'l\'ai si bian sarmonné, qu\'à la parfin vars eux J\'avons dans une barque avironné tous deux. Et pis cahin-caha, j\'ons tant fait que le somme Venus tout contre, et pis j\'les avons tiré comme Il aviont quasi bu déjà pu que de jeu ; Et pis j\'les z\'ons cheu nous menés auprès du feu, Où je l\'z\'ons vus tout nus sécher leu z\'houppelande ; Et pis il en est v\'nu deux autres de leu bande, Qui s\'équiant, vois-tu bian, sauvés tout seul, et pis Mathurine est venue à voir leu biaux z\'habits ; Et pis il l\'iont conté qu\'al n\'était pas tant sotte, Qu\'al avait du malin dans l\'oeil, et pis, Charlotte, Vla tout com\'ça s\'est fait pour te l\'dire en un mot.')</text:p>
          </table:table-cell>
          <table:table-cell table:style-name="ce21" office:value-type="string" calcext:value-type="string">
            <text:p>('#pierrot', "Aga quien, Charlotte, je m'en vas te conter tout fin drai comme cela est venu ça, comme dit l'autre, je les ai le premier avisés, avisés le premier je les ai. <text:s/>Enfin donc, j'estions sur le bord de la mar, moi et le gros Lucas, et je nous amusions à batifoler avé des mottes de tarre, que je nous jesquions à la tête : car comme tu sais bian, le gros Lucas aime à batifoler, et moi par fouas je batifole i tou. <text:s/>En batifolant donc, pisque batifoler y a, j'ai aperçu de tout loin queuque chose qui grouillait dans gliau, et qui venait comme envars nous par secousse. <text:s/>Je voyais ça fixiblement, et pis tout d'un coup je voyais que je ne voyais plus rien. <text:s/>Eh Lucas, çay je fait, je pense que vlà des hommes qui nageant là-bas. <text:s/>Voire, ce m'a-t-il fait, t'as été au trepassement d'un chat, t'as la vue trouble. <text:s/>Pal sanguienne, ç'ai je fait, je n'ai point la vue trouble, ce sont des hommes. <text:s/>Point du tout ce ma til fait, t'as la barlue. <text:s/>Veux tu gager, çai je fait, que je n'ai point la barlue, çai je fait, et que ce sont des hommes, çai je fait, qui nageant droit ici, çai je fait. <text:s/>Morguenne, ce m'a-t-il fait, je gage que non, o ça, ç'ai je fait, veux tu gager dix sols que si ? <text:s/>Je veux bian, ce ma til fait, et pour te montrer, vlà argent su jeu, ce ma til fait. <text:s/>Moi je n'ai été ni fou ni étourdi, j'ai bravement bouté quatre pièces tapées et cinq sols en doubles, jerniguenne aussi hardiment que si j'avais avalé un varre de vin : car je ses hasardeux moi, et je vas à la débandade. <text:s/>Je savais bian ce que je faisais pourtant, queuque gniais ! <text:s/>Enfin donc, je n'avais pas putôt eu gagé, que j'avons vu les deux hommes tous à plein qui nous faisians signe de les aller quérir, et moi de tirer auparavant les enjeux. <text:s/>Allons Lucas, çai-je dit, tu vois bian qu'ils nous appellont ; allons vite à leur secours. <text:s/>Non, ce m'a-t-il dit, ils m'ont fait pardre. <text:s/>O donc tanquia, qu'à la parfin pour le faire court, je l'ai tant sarmonné, que je nous sommes boutés dans une barque, et pis j'avons tant fait, cahin, caha, que je les avons tiré de gliau, et pis je les avons menés cheu nous auprès du feu, et pis ils se sant dépouillés tous nus pour se sécher, et pis il y en est encor venu deux de la même bande, qui saquiant sauvés tout seul, et pis Mathurine est arrivée là à qui l'on a fait les doux yeux, vlà justement, Charlotte, comme tout ça s'est fait.")</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Et ne m'disais-tu pas qu'glien avait un, Piarrot, Qu'était bien pu mieux fait que tretous ?")</text:p>
          </table:table-cell>
          <table:table-cell table:style-name="ce21" office:value-type="string" calcext:value-type="string">
            <text:p>('#charlotte', "Ne m'as tu pas dit, Piarrot, qu'il y en a un qui est bien pu mieux fait que les autres.")</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pierrot', "C'est le Maître, Queuque bian gros Monsieu, de pu gros qui puisse être ; Car i n'a que du d'or par ila, par ici, Et ceux qui le sarvont sont de Monsieus aussi. Stan pendant, si je n'eume été là, palsanguenne Il en tenait.")</text:p>
          </table:table-cell>
          <table:table-cell table:style-name="ce21" office:value-type="string" calcext:value-type="string">
            <text:p>('#pierrot', "Oui, c'est le Maître, il faut que ce soit queuque gros gros Monsieur, car il a du dor à son habit tout depis le haut jusque en bas, et ceux qui le sarvont sont des Monsieux eux-mesmes, et stan pandant, tout gros Monsieur qu'il est, il serait per ma feiue nayé si je n'aviomme esté là.")</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Ardé z'un peu.")</text:p>
          </table:table-cell>
          <table:table-cell table:style-name="ce21" office:value-type="string" calcext:value-type="string">
            <text:p>('#charlotte', 'Ardez un peu.')</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pierrot', "Jamais marguenne, Tout gros Monsieu qui l'est, il n'en fut revenu.")</text:p>
          </table:table-cell>
          <table:table-cell table:style-name="ce21" office:value-type="string" calcext:value-type="string">
            <text:p>('#pierrot', 'Ô parquenne, sans nous, il en avait pour sa maine de fèves.')</text:p>
          </table:table-cell>
          <table:table-cell table:style-name="ce21" office:value-type="float" office:value="1.78" calcext:value-type="float">
            <text:p>1.78</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charlotte', 'Et cheu toi, dis Piarrot, est-il encor tout nu ?')</text:p>
          </table:table-cell>
          <table:table-cell table:style-name="ce21" office:value-type="string" calcext:value-type="string">
            <text:p>('#charlotte', 'Est il encore cheu toi tout nu, Piarrot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pierrot', "Nannain, tout devant nous qui le regardions faire, I l'avons rhabillé. Monguieu, combian d'affaire ! J'n'avais vu s'habiller jamais de Courtisans, Ni leu z'Angingorniaux ; je me pardrais dedans. Pour les z'y faire entrer comme n'en lé balote ! J'étas tout éboby de voir ça. Quien, Charlotte, Quand i sont habillés, i vous z'ant tout-à-point De grands cheveux touffus, mais qui ne tenont point À leu tête, et pis vla tout d'un coup qui l'y passe, I boutont ça tout comme un bonnet de filasse. Leu Chemise qu'à voir j'étas tout étourdi, Ant dé manche où tous deux j'entrerions tout brandi. En deglieu d'haut-de-chausse, il ant sartaine histoire Qui ne leu vient que là ; j'auras bian de quoi boire, Si j'avas tout l'argent dé Lisets de dessu. Glien a tant, glien a tant, qu'en n'an serait voir pu. Il n'ant jusqu'au Colet qui n'va point en darrière, Et qui leu pend devant bâti d'une manière, Que je n'te l'sérais dire, et si j'l'ai vu de près. Il ant au bout dé bras d'autres petits-collets, Aveu des passements faits de dantale blanche, Qui veniant par le bout faisont le tour dé manche. Montrant son genou.")</text:p>
          </table:table-cell>
          <table:table-cell table:style-name="ce21" office:value-type="string" calcext:value-type="string">
            <text:p>('#pierrot', "Nannain, ils l'avont rhabillé tout devant nous. <text:s/>Mon quieu je n'en avais jamais vu s'habiller, que d'histoires et d'angingorniaux boutont ces Messieus-là les courtisans, je me pardrais là-dedans pour moi, et j'étais tout ebobi de voir ça. <text:s/>Quien, Charlotte, ils avont des cheveux qui ne tenont point à leu teste, et ils boutont ça après tout comme un gros bonnet de filace. <text:s/>Ils ant des chemises qui ant des manches où j'entrerais tout brandis toi et moi. <text:s/>En glieu d'haut de chausse, ils portont un garde-robe aussi large que d'ici à Pasque, en glieu de pourpoint, de petites brassières, qui ne leur venont pas jusqu'au brichet, et en glieu de rabat un grand mouchoir de cou à reziau avec quatre grosses houpes de linge qui leu pendont ser l'estoumaque. <text:s/>Ils avont itou d'autres petits rabats au bout des bras, et de grands entonnois de passement aux jambes, et parmi tout ça tant de rubans, tant de ribans, que c'est une vraie piquié. <text:s/>Ignia pas jusqu'aux souliez qui n'en soyont farcis tout de pis un bout jusqu'à l'autre, et ils sont faits d'une façon que je me romprais le cou avec.")</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I faut que j'aille voir, Piarrot.")</text:p>
          </table:table-cell>
          <table:table-cell table:style-name="ce21" office:value-type="string" calcext:value-type="string">
            <text:p>('#charlotte', "Per ma fi, Piarrot, il faut que j'aille voir un peu ça.")</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pierrot', "Oh, si te plaît, J'ai queuq'chose à te dire.")</text:p>
          </table:table-cell>
          <table:table-cell table:style-name="ce21" office:value-type="string" calcext:value-type="string">
            <text:p>('#pierrot', "Ô acoute un peu auparavant, Charlotte, j'ai queuque autre à te dire, moi.")</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Et bian, dis qu'esque c'est ?")</text:p>
          </table:table-cell>
          <table:table-cell table:style-name="ce21" office:value-type="string" calcext:value-type="string">
            <text:p>('#charlotte', "Et bian, dis, qu'est que c'est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pierrot', "Vois-tu, Charlotte, i faut qu'aveu toi, com's'dit l'autre, Je débonde mon coeur, il irait trop du nôtre, Quand je somme pour être à nous deux tout de bon, Si je n'me plaignas pas.")</text:p>
          </table:table-cell>
          <table:table-cell table:style-name="ce21" office:value-type="string" calcext:value-type="string">
            <text:p>('#pierrot', "Vois tu, Charlotte, il faut, comme dit l'autre, que je débonde mon coeur. <text:s/>Je t'aime, tu le sais bian, et je sommes pour être mariés ensemble, mais marguenne, je ne suis point satisfait de toi.")</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Quemment ? Qu'est-qu'iglia don ?")</text:p>
          </table:table-cell>
          <table:table-cell table:style-name="ce21" office:value-type="string" calcext:value-type="string">
            <text:p>('#charlotte', "Quemant ? <text:s/>Qu'est ce que c'est donc qu'il y glia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pierrot', "Iglia que franchement tu me chagraignes l'âme.")</text:p>
          </table:table-cell>
          <table:table-cell table:style-name="ce21" office:value-type="string" calcext:value-type="string">
            <text:p>('#pierrot', "Iglia que tu me chagraines l'esprit franchement.")</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Et d'où vient ?")</text:p>
          </table:table-cell>
          <table:table-cell table:style-name="ce21" office:value-type="string" calcext:value-type="string">
            <text:p>('#charlotte', 'Et quement donc ?')</text:p>
          </table:table-cell>
          <table:table-cell table:style-name="ce21" office:value-type="float" office:value="0.94" calcext:value-type="float">
            <text:p>0.94</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pierrot', "Tastigué, tu dois être ma Femme. Et tu ne m'aimes pas.")</text:p>
          </table:table-cell>
          <table:table-cell table:style-name="ce21" office:value-type="string" calcext:value-type="string">
            <text:p>('#pierrot', "Testeguienne, tu ne m'aimes point.")</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Ah, ah, n'est-ce que ça.")</text:p>
          </table:table-cell>
          <table:table-cell table:style-name="ce21" office:value-type="string" calcext:value-type="string">
            <text:p>('#charlotte', "Ah Ah, n'est-que ça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pierrot', "Non, s'n'est qu'ça, stanpendant c'est bian assez, vien ça.")</text:p>
          </table:table-cell>
          <table:table-cell table:style-name="ce21" office:value-type="string" calcext:value-type="string">
            <text:p>('#pierrot', "Oui, ce n'est que ça, et c'est bian assez.")</text:p>
          </table:table-cell>
          <table:table-cell table:style-name="ce21" office:value-type="float" office:value="0.3" calcext:value-type="float">
            <text:p>0.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charlotte', "Mon guieu, toujou, Piarrot, tu m'dis la même chose.")</text:p>
          </table:table-cell>
          <table:table-cell table:style-name="ce21" office:value-type="string" calcext:value-type="string">
            <text:p>('#charlotte', 'Mon quieu, Piarrot, tu me viens toujou dire la même chos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pierrot', "Si j'te la dis toujou, c'est toi qu'en est la cause, Et si tu me faisais queuquefouas autrement, J'te diras autre chose.")</text:p>
          </table:table-cell>
          <table:table-cell table:style-name="ce21" office:value-type="string" calcext:value-type="string">
            <text:p>('#pierrot', "Je te dis toujou la même chose, parce que c'est toujou la même chose, et si ce n'était pas toujou la même chose, je ne te dirais pas toujou la même chose.")</text:p>
          </table:table-cell>
          <table:table-cell table:style-name="ce21" office:value-type="float" office:value="0.23" calcext:value-type="float">
            <text:p>0.2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charlotte', "Apprends-moi donc quement, Tu voudrais que j'te fisse.")</text:p>
          </table:table-cell>
          <table:table-cell table:style-name="ce21" office:value-type="string" calcext:value-type="string">
            <text:p>('#charlotte', "Mais qu'est-ce qu'il te faut ? <text:s/>Que veux tu ?")</text:p>
          </table:table-cell>
          <table:table-cell table:style-name="ce21" office:value-type="float" office:value="0.62" calcext:value-type="float">
            <text:p>0.62</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pierrot', "Oh, je veux que tu m'aime.")</text:p>
          </table:table-cell>
          <table:table-cell table:style-name="ce21" office:value-type="string" calcext:value-type="string">
            <text:p>('#pierrot', "Jerniguienne je veux que tu m'aimes.")</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Es-que je n't'aime pas ?")</text:p>
          </table:table-cell>
          <table:table-cell table:style-name="ce21" office:value-type="string" calcext:value-type="string">
            <text:p>('#charlotte', "Est ce que je ne t'aime pas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pierrot', "Non, tu fais tout de même Que si j'n'avions point fait nos z'accordailles, et si J'n'ai rien à me reprocher là-dessus, Dieu marci. Das qui passe un Marcier, tout aussitôt j't'ajette Lé pu jolis lacets qui soient dans sa bannette. Pour t'aller dénicher dé Marle je ne sais z'où Tous lé jours je m'hasarde à me rompre le cou. Je fais jouer pour toi lé vielleux z'à ta fête, Et tout ça, contre un mur c'est me cougné la tête. J'n'y gagne rien. Vois-tu ? Ça n'est ni biau ni bon, De n'vouloir pas aimer les gens qui nous z'aimon.")</text:p>
          </table:table-cell>
          <table:table-cell table:style-name="ce21" office:value-type="string" calcext:value-type="string">
            <text:p>('#pierrot', "Non, tu ne m'aimes pas, et si je fais tout ce que je pis pour ça. <text:s/>Je tachete sans reproche des rubans à tous ces Marciers qui passont, je me romps le cou à t'aller dénicher des marles, je fais jouer pour toi les vielleux quand ce vient ta fête, et tout ça comme si je me frappais la tête contre un mur. Vois-tu, ça n'est ni biau ni honnête de n'aimer pas les gens qui nous aimont.")</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Mon guieu, je t'aime aussi, de quoi te mettre en paine ?")</text:p>
          </table:table-cell>
          <table:table-cell table:style-name="ce21" office:value-type="string" calcext:value-type="string">
            <text:p>('#charlotte', "Mais, mon guieu, je t'aime aussi.")</text:p>
          </table:table-cell>
          <table:table-cell table:style-name="ce21" office:value-type="float" office:value="0.33" calcext:value-type="float">
            <text:p>0.3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pierrot', "Oui, tu m'aimes, mais c'est d'une belle dégaine.")</text:p>
          </table:table-cell>
          <table:table-cell table:style-name="ce21" office:value-type="string" calcext:value-type="string">
            <text:p>('#pierrot', "Oui, tu m'aimes d'une belle deguaine.")</text:p>
          </table:table-cell>
          <table:table-cell table:style-name="ce21" office:value-type="float" office:value="0.16" calcext:value-type="float">
            <text:p>0.16</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charlotte', "Qu'es-donc q'tu veux qu'en fasse ?")</text:p>
          </table:table-cell>
          <table:table-cell table:style-name="ce21" office:value-type="string" calcext:value-type="string">
            <text:p>('#charlotte', "Quement veux tu donc qu'on fasse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pierrot', "Oh, je veux que tout haut, L'en fasse ce qu'en fait pour aimé comme i faut.")</text:p>
          </table:table-cell>
          <table:table-cell table:style-name="ce21" office:value-type="string" calcext:value-type="string">
            <text:p>('#pierrot', "Je veux que l'en fasse comme l'en fait quand l'en aime comme il faut.")</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J't'aime aussi comme i faut, pourquoi donc q'tu t'étonnes ?")</text:p>
          </table:table-cell>
          <table:table-cell table:style-name="ce21" office:value-type="string" calcext:value-type="string">
            <text:p>('#charlotte', "Ne t'aimé-je pas aussi comme il faut ?")</text:p>
          </table:table-cell>
          <table:table-cell table:style-name="ce21" office:value-type="float" office:value="0.27" calcext:value-type="float">
            <text:p>0.27</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pierrot', "Non, ça s'voit quand il est, et toujou z'aux parsonnes, Quand c'est tout d'bon qu'en aime, en leu fait en passant Mil p'tite singerie ; et sis-je un innocent ? Margué, je n'veux que voir com' la grosse Tomasse Fait au jeune Robain, al n'tient jamais en place, Tant al n'est assotée, et dès qu'a l'voit passer, Al n'attend point qui vienne, al s'en court l'agacer ; Ly jett'son Chapiau bas, et toujou sans reproche Ly fait exprès queuq'niche, ou baille une taloche : Et darrainement oncor que su z'un Escabiau I regardait danser, al s'en fut bian et biau Ly tirer de dessous et l'mit à la renvarse. Jarny vla s'q'c'est qu'aimer, mais margué l'en me barse Quand dret comme un piquet j'vois q'tu viens te parcher. Tu n'me dis jamais mot, et j'ai biau tentincher, En glieu de m'fair' présent d'une bonne égratineure, De m'bailler queuquecoup, ou d'voir par aventure Si j'sis point chatouilleux, tu te grattes lé doigts, Et t'és-là toujou comme une vray souche de bois. T'es trop fraide, vois-tu, ventrigué, ça me choque.")</text:p>
          </table:table-cell>
          <table:table-cell table:style-name="ce21" office:value-type="string" calcext:value-type="string">
            <text:p>('#pierrot', "Non, quand ça est, ça se voit, et l'on fait mille petites singeries aux personnes quand on les aime du bon du coeur. <text:s/>Regarde la grosse Tomasse comme elle assotée du jeune Robain, alle est toujou entour de ly à l'agacer, et ne le laisse jamais en repos. <text:s/>Toujou al ly fait queuque niche, ou ly baille queuque taloche en passant, et l'autre jour, qu'il était assis sur un escabiau, al fut le tirer dessous ly, et le fit choir tout de son long par tarre. <text:s/>Jarny vla où l'on voit les gens qui aimont, mais toi, tu ne me dis jamais mot, t'es toujou là comme une vraie souche de bois, et je passerais vingt fois devant toi que tu ne te grouillerais pas pour me bailler le moindre coup, ou me dire la moindre chose. <text:s/>Ventrequenne, ça n'est pas bian, après tout, et t'es trop froide pour les gens.")</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C'est me n'imeur, Piarrot ; que veux-tu ?")</text:p>
          </table:table-cell>
          <table:table-cell table:style-name="ce21" office:value-type="string" calcext:value-type="string">
            <text:p>('#charlotte', "Que veux-tu que je fasse ? <text:s/>C'est mon himeur, et je ne pis pas me refondre .")</text:p>
          </table:table-cell>
          <table:table-cell table:style-name="ce21" office:value-type="float" office:value="1.29" calcext:value-type="float">
            <text:p>1.29</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pierrot', "Tu te moques. Quand l'en aime les Gens, l'en en baille toujou Queuq'petit' signifiance.")</text:p>
          </table:table-cell>
          <table:table-cell table:style-name="ce21" office:value-type="string" calcext:value-type="string">
            <text:p>('#pierrot', "Ignia humeur qui quienne, quand on a de l'amiquié pour les personnes, lan en baille toujou queuque petite signifianc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Ô cherche donc par où. S'tu penses qu'à t'aimer queuque autre soit pu prompte, Va l'aimer, j'te l'accorde.")</text:p>
          </table:table-cell>
          <table:table-cell table:style-name="ce21" office:value-type="string" calcext:value-type="string">
            <text:p>('#charlotte', "Enfin, je t'aime tout autant que je pis, si tu n'es pas content de ça, tu n'as qu'à en aimer queuquautre.")</text:p>
          </table:table-cell>
          <table:table-cell table:style-name="ce21" office:value-type="float" office:value="0.01" calcext:value-type="float">
            <text:p>0.01</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pierrot', "Et bian, vla pas mon compte ? Tastigué, s'tu m'aimais, m'dirais-tu ça ?")</text:p>
          </table:table-cell>
          <table:table-cell table:style-name="ce21" office:value-type="string" calcext:value-type="string">
            <text:p>('#pierrot', "Eh bien, vla pas mon compte ? <text:s/>Testiquié, si tu m'aimais me dirais-tu ça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Pourquoi M'viens-tu tarabuster toujou l'esprit ?")</text:p>
          </table:table-cell>
          <table:table-cell table:style-name="ce21" office:value-type="string" calcext:value-type="string">
            <text:p>('#charlotte', "Pourquoi me viens-tu tarabuster l'esprit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pierrot', "Dis-moi. Queu mal t'fais-je à vouloir que tu m'fasses paraître Un peu pu d'amiquié ?")</text:p>
          </table:table-cell>
          <table:table-cell table:style-name="ce21" office:value-type="string" calcext:value-type="string">
            <text:p>('#pierrot', "Morgué que mal te fais-je ? <text:s/>Je ne te demande qu'un peu d'amiquié .")</text:p>
          </table:table-cell>
          <table:table-cell table:style-name="ce21" office:value-type="float" office:value="0.03" calcext:value-type="float">
            <text:p>0.0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charlotte', "Va, ça m'viendra peut-être. Ne me presse point tant, et laisse faire.")</text:p>
          </table:table-cell>
          <table:table-cell table:style-name="ce21" office:value-type="string" calcext:value-type="string">
            <text:p>('#charlotte', "Et bian, laisse faire aussi, et ne me presse point tant, peut-être que ça viendra tout d'un coup sans y songer.\n")</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pierrot', "Et bien, Touche donc là, Charlotte, et d'bon coeur.")</text:p>
          </table:table-cell>
          <table:table-cell table:style-name="ce21" office:value-type="string" calcext:value-type="string">
            <text:p>('#pierrot', 'Touche donc là, Charlotte.')</text:p>
          </table:table-cell>
          <table:table-cell table:style-name="ce21" office:value-type="float" office:value="0.15" calcext:value-type="float">
            <text:p>0.15</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number-columns-repeated="2" table:style-name="ce21" office:value-type="string" calcext:value-type="string">
            <text:p>('#charlotte', 'Et bien, quien.')</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pierrot', "Promets q'tu tâcheras z'a m'aimer davantage.")</text:p>
          </table:table-cell>
          <table:table-cell table:style-name="ce21" office:value-type="string" calcext:value-type="string">
            <text:p>('#pierrot', "Promets-moi que tu tâcheras de m'aimer davantag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charlotte', "J'y ferai tout ce que je pourrai, mais il faut que ça vienne de lui-même. <text:s/>Piarrot, est-ce là Monsieur.")</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charlotte', 'Est-ce là su Monsieu ?')</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number-columns-repeated="2" table:style-name="ce21" office:value-type="string" calcext:value-type="string">
            <text:p>('#pierrot', 'Oui, le vla.')</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Queu dommage Qui l'eût été nayé ! Qui l'est genty !")</text:p>
          </table:table-cell>
          <table:table-cell table:style-name="ce21" office:value-type="string" calcext:value-type="string">
            <text:p>('#charlotte', "Ah, mon quieu, qu'il est genti[l], et que c'aurait été dommage qu'il eût été nayé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pierrot', 'Je vas Boire chopaine, aguieu, je ne tarderai pas.')</text:p>
          </table:table-cell>
          <table:table-cell table:style-name="ce21" office:value-type="string" calcext:value-type="string">
            <text:p>('#pierrot', "Je revians tout à l'heure, je m'en vas boire chopaine pour me rebouter tant soit peu de la fatigue que j'ai eu.")</text:p>
          </table:table-cell>
          <table:table-cell table:style-name="ce21" office:value-type="float" office:value="0.47" calcext:value-type="float">
            <text:p>0.47</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Il n'y faut plus penser, c'en est fait, Sganarelle. La force entre mes bras allait mettre la Belle, Lorsque ce coup de vent, difficile à prévoir, Renversant notre Barque, a trompé mon espoir. Si par là de mon feu l'espérance est frivole, L'aimable Paysanne aisément m'en console, Et c'est une conquête assez pleine d'appas, Qui dans l'occasion ne m'échappera pas. Déjà par cent douceurs j'ai jeté dans son âme Ces dispositions à bien traiter ma flamme On se plaît à m'entendre, et je puis espérer Qu'ici je n'aurai pas longtemps à soupirer.")</text:p>
          </table:table-cell>
          <table:table-cell table:style-name="ce21" office:value-type="string" calcext:value-type="string">
            <text:p>('#don-juan', "Nous avons manqué notre coup, Sganarelle, et cette bourrasque imprévue a renversé avec notre barque le projet que nous avions fait ; mais à te dire vrai, la paysanne que je viens de quitter répare ce malheur, et je lui ai trouvé des charmes qui effacent de mon esprit tout le chagrin que me donnait le mauvais succès de notre entreprise. <text:s/>Il ne faut pas que ce coeur m'échappe, et j'y ai déjà jeté des dispositions à ne me pas souffrir de pousser longtemps des soupirs.")</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Ah, Monsieur, je frémis à vous entendre dire. Quoi, des bras de la mort quand le Ciel nous retire, Au lieu de mériter par quelque amendement, Les bontés qu'il répand sur nous incessamment ; Au lieu de renoncer aux folles amourettes, Qui déjà tant de fois... Paix, Coquin que vous êtes. Monsieur sait ce qu'il fait, et vous ne savez, vous, Ce que vous dites. S'interrompant, en voyant Don Juan prêt à se fâcher.")</text:p>
          </table:table-cell>
          <table:table-cell table:style-name="ce21" office:value-type="string" calcext:value-type="string">
            <text:p>('#sganarelle', "Monsieur, j'avoue que vous m'étonnez ; à présent que nous sommes échappés d'un péril de mort, qu'au lieu de rendre grâce au ciel de la peine qu'il a daigné prendre de nous, vous travaillez tout de nouveau à vous attirer sa colère par vos fantaisies accoutumées, et vos amours cr... <text:s/>Paix, coquin que vous êtes, vous ne savez ce que vous dites, et Monsieur sait ce qu'il fait, allons.")</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Ah ! Que vois-je auprès de nous ?')</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Qu'est-ce ?")</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Tourne les yeux, Sganarelle, et condamne La surprise où me met cette autre paysanne. D'où sort-elle ? Peut-on rien voir de plus charmant ? Celle-ci vaut bien l'autre, et mieux.")</text:p>
          </table:table-cell>
          <table:table-cell table:style-name="ce21" office:value-type="string" calcext:value-type="string">
            <text:p>('#don-juan', "Ah, ah, d'où sort cette autre paysanne, Sganarelle ? <text:s/>As-tu rien vu de plus joli, et ne trouves-tu pas, dis-moi, que celle-ci vaut bien l'autre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Assurément.')</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Il faut que je lui parle.')</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Autre pièce nouvelle.')</text:p>
          </table:table-cell>
          <table:table-cell table:style-name="ce21" office:value-type="string" calcext:value-type="string">
            <text:p>('#sganarelle', 'Assurément. <text:s/>Autre pièce nouvell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L'agréable rencontre ! Et d'où me vient, la belle, L'inespéré bonheur de trouver en ces lieux, Sous cet habit rustique, un chef-d'oeuvre des Cieux ?")</text:p>
          </table:table-cell>
          <table:table-cell table:style-name="ce21" office:value-type="string" calcext:value-type="string">
            <text:p>('#don-juan', "D'où me vient, la Belle, une rencontre si agréable ? <text:s/>Quoi, dans ces lieux champêtres, parmi ces arbres et ces rochers, on trouve des personnes faites comme vous êtes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Eh ! Monsieur.')</text:p>
          </table:table-cell>
          <table:table-cell table:style-name="ce21" office:value-type="string" calcext:value-type="string">
            <text:p>('#charlotte', 'Vous voyez, Monsieur.')</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Il n'est point un plus joli visage.")</text:p>
          </table:table-cell>
          <table:table-cell table:style-name="ce21" office:value-type="string" calcext:value-type="string">
            <text:p>('#don-juan', 'Êtes-vous de ce village ?')</text:p>
          </table:table-cell>
          <table:table-cell table:style-name="ce21" office:value-type="float" office:value="1.95" calcext:value-type="float">
            <text:p>1.95</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charlotte', 'Monsieur.')</text:p>
          </table:table-cell>
          <table:table-cell table:style-name="ce21" office:value-type="string" calcext:value-type="string">
            <text:p>('#charlotte', 'Oui Monsieur.')</text:p>
          </table:table-cell>
          <table:table-cell table:style-name="ce21" office:value-type="float" office:value="0.41" calcext:value-type="float">
            <text:p>0.41</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Demeurez-vous, ma belle, en ce village !')</text:p>
          </table:table-cell>
          <table:table-cell table:style-name="ce21" office:value-type="string" calcext:value-type="string">
            <text:p>('#don-juan', 'Et vous y demeurez ?')</text:p>
          </table:table-cell>
          <table:table-cell table:style-name="ce21" office:value-type="float" office:value="0.7" calcext:value-type="float">
            <text:p>0.7</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charlotte', 'Oui, Monsieur.')</text:p>
          </table:table-cell>
          <table:table-cell table:style-name="ce21" office:value-type="string" calcext:value-type="string">
            <text:p>('#charlotte', 'Oui Monsieur.')</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Votre nom ?')</text:p>
          </table:table-cell>
          <table:table-cell table:style-name="ce21" office:value-type="string" calcext:value-type="string">
            <text:p>('#don-juan', 'Vous vous appelez ?')</text:p>
          </table:table-cell>
          <table:table-cell table:style-name="ce21" office:value-type="float" office:value="1.02" calcext:value-type="float">
            <text:p>1.02</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charlotte', "Charlotte, à vous servir, Si j'en étais capable.")</text:p>
          </table:table-cell>
          <table:table-cell table:style-name="ce21" office:value-type="string" calcext:value-type="string">
            <text:p>('#charlotte', 'Charlotte, pour vous servir.')</text:p>
          </table:table-cell>
          <table:table-cell table:style-name="ce21" office:value-type="float" office:value="0.33" calcext:value-type="float">
            <text:p>0.3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Ah, je me sens ravir. Qu'elle est belle, et qu'au coeur sa vue est dangereuse ! Pour moi... À Sganarelle.")</text:p>
          </table:table-cell>
          <table:table-cell table:style-name="ce21" office:value-type="string" calcext:value-type="string">
            <text:p>('#don-juan', 'Ah ! La belle personne, et que ses yeux sont pénétrants ?')</text:p>
          </table:table-cell>
          <table:table-cell table:style-name="ce21" office:value-type="float" office:value="0.47" calcext:value-type="float">
            <text:p>0.47</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charlotte', 'Vous me rendez, Monsieur, toute honteuse.')</text:p>
          </table:table-cell>
          <table:table-cell table:style-name="ce21" office:value-type="string" calcext:value-type="string">
            <text:p>('#charlotte', 'Monsieur, vous me rendez toute honteus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Honteuse, d'ouïr dire ici vos vérités ! Sganarelle, as-tu vu jamais tant de beautés ? Tournez-vous, s'il vous plaît. Que sa taille est mignonne ! Haussez un peu la tête. Ah, l'aimable personne ! Cette bouche, ces yeux. Ouvrez-les tout à fait. Qu'ils sont beaux ! Et vos dents ? Il n'est rien si parfait. Ces lèvres ont surtout un vermeil que j'admire, J'en suis charmé. À Sganarelle. À Charlotte. À Sganarelle À Charlotte. À Sganarelle À Charlotte.")</text:p>
          </table:table-cell>
          <table:table-cell table:style-name="ce21" office:value-type="string" calcext:value-type="string">
            <text:p>('#don-juan', "Ah, n'ayez point de honte d'entendre dire vos vérités. <text:s/>Sganarelle qu'en dis tu ? <text:s/>Peut on rien voir de plus agréable ? <text:s/>Tournez-vous un peu s'il vous plaît, ah que cette taille est jolie ! <text:s/>Haussez un peu la tête, de grâce, ah que ce visage est mignon <text:s/>Ouvrez vos yeux entièrement, ah qu'ils sont beaux ! <text:s/>Que je voie un peu vos dents, je vous prie, ah qu'elles sont amoureuses ! <text:s/>Et ces lèvres appétissantes. <text:s/>Pour moi, je suis ravi, et je n'ai jamais vu une si charmante personn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Monsieur, cela vous plaît à dire, Et je ne sais si c'est pour vous railler de moi.")</text:p>
          </table:table-cell>
          <table:table-cell table:style-name="ce21" office:value-type="string" calcext:value-type="string">
            <text:p>('#charlotte', "Monsieur, cela vous plaît à dire, et je ne sais pas si c'est pour vous railler de moi.")</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juan', "Moi, me railler de vous ? <text:s/>Dieu m'en garde, je vous aime trop pour cela, c'est du fond du coeur que je vous parle.")</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charlotte', 'Je vous suis bien obligée si cela est.')</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juan', "Point du tout, vous ne m'êtes point obligée, de tout ce que je dis, et ce n'est que à votre beauté que vous en êtes redevable.")</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charlotte', "Monsieur, tout ça est trop bien dit pour moi, et je n'ai pas d'esprit pour vous répondre.")</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don-juan', "Me railler de vous ! Non, j'ai trop de bonne foi. Regarde cette main plus blanche que l'ivoire, Sganarelle, peut-on... À Sganarelle.")</text:p>
          </table:table-cell>
          <table:table-cell table:style-name="ce21" office:value-type="string" calcext:value-type="string">
            <text:p>('#don-juan', 'Sganarelle, regarde un peu ses mains.')</text:p>
          </table:table-cell>
          <table:table-cell table:style-name="ce21" office:value-type="float" office:value="0.64" calcext:value-type="float">
            <text:p>0.64</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charlotte', "Fi, Monsieur, al est noire Tout comme je n'sais quoi.")</text:p>
          </table:table-cell>
          <table:table-cell table:style-name="ce21" office:value-type="string" calcext:value-type="string">
            <text:p>('#charlotte', 'Fi, Monsieur, elles sont noires comme je ne sais quoi.')</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Laissez-la moi baiser.')</text:p>
          </table:table-cell>
          <table:table-cell table:style-name="ce21" office:value-type="string" calcext:value-type="string">
            <text:p>('#don-juan', 'Ha que dites vous là, elles sont les plus belles du monde, souffrez que je les baise, je vous prie.')</text:p>
          </table:table-cell>
          <table:table-cell table:style-name="ce21" office:value-type="float" office:value="1.08" calcext:value-type="float">
            <text:p>1.08</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charlotte', "C'est trop d'honneur pour moi, j'n'os'rais vous refuser. Mais si j'eus su tout ça devant votre arrivée, Exprès aveu du son je m'la serais lavée.")</text:p>
          </table:table-cell>
          <table:table-cell table:style-name="ce21" office:value-type="string" calcext:value-type="string">
            <text:p>('#charlotte', "Monsieur, c'est trop d'honneur que vous me faites, et si j'avais su ça tantôt, je n'aurais pas manqué de les laver avec du son.")</text:p>
          </table:table-cell>
          <table:table-cell table:style-name="ce21" office:value-type="float" office:value="0.15" calcext:value-type="float">
            <text:p>0.15</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Vous n'êtes point encor mariée ?")</text:p>
          </table:table-cell>
          <table:table-cell table:style-name="ce21" office:value-type="string" calcext:value-type="string">
            <text:p>('#don-juan', "Et dites-moi un peu, belle Charlotte, vous n'êtes pas mariée sans doute ?")</text:p>
          </table:table-cell>
          <table:table-cell table:style-name="ce21" office:value-type="float" office:value="0.52" calcext:value-type="float">
            <text:p>0.52</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charlotte', "Oh, non pas, Mais je dois bientôt l'être au fils du grand Lucas. Il se nomme Piarrot ; c'est ma Tante Phlipote Qui nous fait marier.")</text:p>
          </table:table-cell>
          <table:table-cell table:style-name="ce21" office:value-type="string" calcext:value-type="string">
            <text:p>('#charlotte', "Non Monsieur, mais je dois bien l'être avec Piarrot, le fils de la voisine Simonette.")</text:p>
          </table:table-cell>
          <table:table-cell table:style-name="ce21" office:value-type="float" office:value="0.3" calcext:value-type="float">
            <text:p>0.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Quoi, vous, belle Charlotte, D'un simple paysan être la femme ? Non, Il vous faut autre chose, et je crois tout de bon Que le Ciel m'a conduit exprès dans ce village, Pour rompre cet injuste et honteux mariage ; Car enfin je vous aime, et malgré les jaloux, Pourvu que je vous plaise, il ne tiendra qu'à vous Qu'on ne trouve moyen de vous faire paraître Dans l'éclat des honneurs où vous méritez d'être. Cet amour est bien prompt, je l'avouerai ; mais quoi ? Vos beautés tout d'un coup ont triomphé de moi, Et je vous aime autant, Charlotte, en un quart d'heure, Qu'on aimerait une autre en six mois.")</text:p>
          </table:table-cell>
          <table:table-cell table:style-name="ce21" office:value-type="string" calcext:value-type="string">
            <text:p>('#don-juan', "Quoi, une personne comme vous seriez la femme d'un simple Paysan ? <text:s/>Non, non c'est profaner tant de beautés, et vous n'êtes pas née pour demeurer dans un Village, vous méritez sans doute une meilleure fortune, et le Ciel qui le connaît bien, m'a conduit ici tout exprès pour empêcher ce mariage, et rendre justice à vos charmes : car enfin, belle Charlotte, je vous aime de tout mon coeur, et il ne tiendra qu'à vous que je ne vous arrache de ce lieu misérable, et ne vous mette dans l'état où vous méritez d'être, cet amour est bien prompt sans doute ; mais quoi, c'est un éclat, Charlotte, de votre grande beauté, et l'on vous aime autant en un quart d'heure, qu'on ferait une autre en six mois.")</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Oui ?')</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Je meure, S'il n'est rien de plus vrai.")</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charlotte', "Monsieur, je voudrais bien Que ça fût tout com'ça, car vous n'me dites rien Qui n'me fasse assé z'aise, et j'aurais bien envie De n'vous mécroire point, mais j'ai toute ma vie Entendu dire à ceux qui savont bien s'que c'est, Qu'i n'est point de Monsieus qui ne soient toujou prêt À tromper queuque fille, à moins qu'al n'y regarde.")</text:p>
          </table:table-cell>
          <table:table-cell table:style-name="ce21" office:value-type="string" calcext:value-type="string">
            <text:p>('#charlotte', "Aussi vrai, Monsieur, je ne sais comment vous faites quand vous parlez, ce que vous dites me fait aise, et j'aurais toutes les envies du monde de vous croire, mais on m'a toujou dit, qu'il ne faut jamais croire les Monsieux, et que vous autres Courtisans vous êtes des enjôleus qui ne songez qu'à abuser les filles.")</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Suis-je de ces gens-là ? Non Charlotte.')</text:p>
          </table:table-cell>
          <table:table-cell table:style-name="ce21" office:value-type="string" calcext:value-type="string">
            <text:p>('#don-juan', 'Je ne suis pas de ces gens-là.')</text:p>
          </table:table-cell>
          <table:table-cell table:style-name="ce21" office:value-type="float" office:value="0.78" calcext:value-type="float">
            <text:p>0.78</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number-columns-repeated="2" table:style-name="ce21" office:value-type="string" calcext:value-type="string">
            <text:p>('#sganarelle', "Il n'a gard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Le temps vous fera voir comme j'en veux user.")</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charlotte', "Aussi je n'voudrais pas me laisser abuser. Voyez-vous, si j'sis pauvre et native au village, J'ai d'l'honneur tout autant qu'on en ait à mon âge ; Et pour tout l'or du monde on n'me pourrait tenter, Si j'pensais qu'en m'aimant l'en me l'voulût ôter.")</text:p>
          </table:table-cell>
          <table:table-cell table:style-name="ce21" office:value-type="string" calcext:value-type="string">
            <text:p>('#charlotte', "Voyez-vous, Monsieur, il n'y a pas plaisir à se laisser abuser, je suis une pauvre paysanne, mais j'ai l'honneur en recommandation, et j'aimerais mieux me voir morte que de me voir déshonoré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Je voudrais vous l'ôter, moi ? Ce soupçon m'offense. Croyez que pour cela j'ai trop de conscience, Et que si vos appas m'ont su d'abord charmer, Ce n'est qu'en tout honneur que je vous veux aimer. Pour vous le faire voir, apprenez que dans l'âme J'ai formé le dessein de vous faire ma femme. J'en donne ma parole, et pour vous au besoin L'homme que vous voyez en sera le témoin.")</text:p>
          </table:table-cell>
          <table:table-cell table:style-name="ce21" office:value-type="string" calcext:value-type="string">
            <text:p>('#don-juan', "Moi j'aurais l'âme assez méchante pour abuser une personne comme vous, je serais assez lâche pour vouloir vous déshonorer ? <text:s/>Non, non, j'ai trop de conscience pour cela, je vous aime, Charlotte, en tout bien et en tout honneur, et pour vous montrer que je vous dis vrai, sachez que je n'ai point d'autre dessein que de vous épouser. <text:s/>En voulez vous un plus grand témoignage, m'y voilà prêt quand vous voudrez, et je prends à témoin l'homme que voilà de la parole que je vous donn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Vou m'vouriez épousé, moi ?")</text:p>
          </table:table-cell>
          <table:table-cell table:style-name="ce21" office:value-type="string" calcext:value-type="string">
            <text:p>('#sganarelle', 'Non, non, ne craignez point, il se mariera avec vous tant que vous voudrez.')</text:p>
          </table:table-cell>
          <table:table-cell table:style-name="ce21" office:value-type="float" office:value="0.69" calcext:value-type="float">
            <text:p>0.69</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Cela vous étonne ? Demandez au témoin que mon amour vous donne, Il me connaît.')</text:p>
          </table:table-cell>
          <table:table-cell table:style-name="ce21" office:value-type="string" calcext:value-type="string">
            <text:p>('#don-juan', "Ah Charlotte, je vois bien que vous ne me connaissez pas encore, vous me faites grand tort de juger de moi par les autres, et s'il y a des fourbes dans le monde, des gens qui ne cherchent qu'à abuser des filles, vous devez me tirer du nombre, et ne pas mettre en doute la sincérité de ma foi, et puis votre beauté vous assure de tout. <text:s/>Quand on est faite comme vous, on doit être à couvert de toutes ces sortes de crainte, vous n'avez point l'air, croyez-moi, d'une personne qu'on abuse, et pour moi, je vous l'avoue, je me percerais le coeur de mille coups, si j'avais eu la moindre pensée de vous trahir.")</text:p>
          </table:table-cell>
          <table:table-cell table:style-name="ce21" office:value-type="float" office:value="1.25" calcext:value-type="float">
            <text:p>1.25</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Très fort. Ne craignez rien, allez. Il vous épousera cent fois si vous voulez. J'en réponds.")</text:p>
          </table:table-cell>
          <table:table-cell table:style-name="ce21" office:value-type="string" calcext:value-type="string">
            <text:p>('#charlotte', "Mon_Dieu, je ne sais si vous dites vrai ou non, mais vous faites que l'on vous croie.")</text:p>
          </table:table-cell>
          <table:table-cell table:style-name="ce21" office:value-type="float" office:value="0.77" calcext:value-type="float">
            <text:p>0.77</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Et bien donc, pour le prix de ma flamme, Ne consentez-vous pas à devenir ma Femme ?')</text:p>
          </table:table-cell>
          <table:table-cell table:style-name="ce21" office:value-type="string" calcext:value-type="string">
            <text:p>('#don-juan', 'Lorsque vous me croirez, vous me rendrez justice assurément, et je vous réitère encore la promesse que je vous ai faite, ne la croyez-vous pas ? <text:s/>Et ne voulez-vous pas consentir à être ma femme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I faudret à ma tante en dire un petit mot, Pour qu'al en fût contente, al aime bian Piarrot.")</text:p>
          </table:table-cell>
          <table:table-cell table:style-name="ce21" office:value-type="string" calcext:value-type="string">
            <text:p>('#charlotte', 'Oui, pourvu que ma tante le veuille.')</text:p>
          </table:table-cell>
          <table:table-cell table:style-name="ce21" office:value-type="float" office:value="1.31" calcext:value-type="float">
            <text:p>1.31</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juan', 'Touchez donc là, Charlotte, que vous le voulez donc bien de votre part.')</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don-juan', "Je dirai ce qu'il faut, et m'en rendrai le Maître. Touchez-là seulement, pour me faire connaître Que de votre côté vous voulez bien de moi. Il lui veut prendre la main.")</text:p>
          </table:table-cell>
          <table:table-cell table:style-name="ce21" office:value-type="string" calcext:value-type="string">
            <text:p>('#charlotte', "Mais au moins, Monsieur, ne m'y allez pas tromper, je vous prie, il y aurait de la conscience à vous, et vous voyez comme j'y vais à la bonne foi.")</text:p>
          </table:table-cell>
          <table:table-cell table:style-name="ce21" office:value-type="float" office:value="0.52" calcext:value-type="float">
            <text:p>0.52</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charlotte', "J'n'en veux que trop, mais vous ?")</text:p>
          </table:table-cell>
          <table:table-cell table:style-name="ce21" office:value-type="string" calcext:value-type="string">
            <text:p>('#don-juan', 'Comment, il semble que vous doutiez encore de ma sincérité ? <text:s/>voulez-vous que je vous fasse des serments épouvantables ? <text:s/>Que le Ciel...')</text:p>
          </table:table-cell>
          <table:table-cell table:style-name="ce21" office:value-type="float" office:value="0.95" calcext:value-type="float">
            <text:p>0.95</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Je vous donne ma foi, Et deux petits baisers vous vont servir de gage...')</text:p>
          </table:table-cell>
          <table:table-cell table:style-name="ce21" office:value-type="string" calcext:value-type="string">
            <text:p>('#charlotte', 'Mon_Dieu, ne jurez point, je vous crois.')</text:p>
          </table:table-cell>
          <table:table-cell table:style-name="ce21" office:value-type="float" office:value="0.4" calcext:value-type="float">
            <text:p>0.4</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charlotte', "Oh Monsieu, attendé qu'j'ons fait le mariage. Après ça, voyez-vous, je vous baiserai tant Que vous n'erez qu'à dire.")</text:p>
          </table:table-cell>
          <table:table-cell table:style-name="ce21" office:value-type="string" calcext:value-type="string">
            <text:p>('#don-juan', 'Donnez-moi donc un petit baiser pour gage de votre parole.')</text:p>
          </table:table-cell>
          <table:table-cell table:style-name="ce21" office:value-type="float" office:value="0.51" calcext:value-type="float">
            <text:p>0.51</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Ah, me voilà content. Tout ce que vous voulez, je le veux pour vous plaire, Donnez-moi seulement votre main.')</text:p>
          </table:table-cell>
          <table:table-cell table:style-name="ce21" office:value-type="string" calcext:value-type="string">
            <text:p>('#charlotte', 'Oh, Monsieur, Attendez que je soyons mariées, je vous prie, après ça je vous baiserai tant que vous voudrez.')</text:p>
          </table:table-cell>
          <table:table-cell table:style-name="ce21" office:value-type="float" office:value="0.43" calcext:value-type="float">
            <text:p>0.4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charlotte', 'Pourquoi faire ?')</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Il faut que cent baisers vous marquent l'intérêt...")</text:p>
          </table:table-cell>
          <table:table-cell table:style-name="ce21" office:value-type="string" calcext:value-type="string">
            <text:p>('#don-juan', 'Et bien, belle Charlotte, je veux tout ce que vous voulez, abandonnez-moi seulement votre main, et souffrez que par cent baisers je lui exprime le ravissement où je suis.')</text:p>
          </table:table-cell>
          <table:table-cell table:style-name="ce21" office:value-type="float" office:value="0.2" calcext:value-type="float">
            <text:p>0.2</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pierrot', 'Tout doucement, Monsieu, tené-vous, si vous plaît. Vous pourriez v-s-échauffant gagné la purésie.')</text:p>
          </table:table-cell>
          <table:table-cell table:style-name="ce21" office:value-type="string" calcext:value-type="string">
            <text:p>('#pierrot', "Tout doucement Monsieur, tenez-vous s'il vous plaît, vous vous échauffez trop, et vous pourriez gagner la puresie.")</text:p>
          </table:table-cell>
          <table:table-cell table:style-name="ce21" office:value-type="float" office:value="0.13" calcext:value-type="float">
            <text:p>0.1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D'où cet impertinent nous vient-il ?")</text:p>
          </table:table-cell>
          <table:table-cell table:style-name="ce21" office:value-type="string" calcext:value-type="string">
            <text:p>('#don-juan', "Qui m'amène cet impertinent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pierrot', "Oh jarnie, J'vous dis qu'où vous tegniais, et qu'i n'est pas besoin Qu'où vegniais courtisé nos Femmes de si loin.")</text:p>
          </table:table-cell>
          <table:table-cell table:style-name="ce21" office:value-type="string" calcext:value-type="string">
            <text:p>('#pierrot', 'Je vous dis que vous tegniez, et que vous ne caressiez point nos accordées.')</text:p>
          </table:table-cell>
          <table:table-cell table:style-name="ce21" office:value-type="float" office:value="0.61" calcext:value-type="float">
            <text:p>0.61</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Ah, que de bruit ?')</text:p>
          </table:table-cell>
          <table:table-cell table:style-name="ce21" office:value-type="string" calcext:value-type="string">
            <text:p>('#don-juan', 'Ah, que de bruit.')</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pierrot', "Margué, j'ne no z'émouvons guère, Pour cé pousseus de Gens.")</text:p>
          </table:table-cell>
          <table:table-cell table:style-name="ce21" office:value-type="string" calcext:value-type="string">
            <text:p>('#pierrot', "Jerniguenne, ce n'est pas comme ça qu'il faut pousser les gens.")</text:p>
          </table:table-cell>
          <table:table-cell table:style-name="ce21" office:value-type="float" office:value="1.75" calcext:value-type="float">
            <text:p>1.75</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charlotte', 'Piarrot, laisse-le faire.')</text:p>
          </table:table-cell>
          <table:table-cell table:style-name="ce21" office:value-type="string" calcext:value-type="string">
            <text:p>('#charlotte', 'Et laisse le faire aussi Piarrot.')</text:p>
          </table:table-cell>
          <table:table-cell table:style-name="ce21" office:value-type="float" office:value="0.16" calcext:value-type="float">
            <text:p>0.16</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pierrot', "Quement ? Que je l'laiss' faire ? Et je ne l'veux pas moi.")</text:p>
          </table:table-cell>
          <table:table-cell table:style-name="ce21" office:value-type="string" calcext:value-type="string">
            <text:p>('#pierrot', 'Quement, que je le laisse faire. <text:s/>Je ne veux pas moi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Ah !')</text:p>
          </table:table-cell>
          <table:table-cell table:style-name="ce21" office:value-type="string" calcext:value-type="string">
            <text:p>('#don-juan', 'Ah.')</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pierrot', "Parsqu'il est Monsieur, i s'en viendra, je crois, Caresser à not'barbe ici nos z'accordées. Pargué, j'en sis d'avis que j'vous l'z'ayons gardées. Allez v-s-en caresser les vôtres.")</text:p>
          </table:table-cell>
          <table:table-cell table:style-name="ce21" office:value-type="string" calcext:value-type="string">
            <text:p>('#pierrot', 'Testequenne, parce que vous êtes Monsiue, [v}ous viendrez caresser nos femme[s] à notre barbe, allez v-s-en caresser les vôtres.')</text:p>
          </table:table-cell>
          <table:table-cell table:style-name="ce21" office:value-type="float" office:value="0.2" calcext:value-type="float">
            <text:p>0.2</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number-columns-repeated="2" table:style-name="ce21" office:value-type="string" calcext:value-type="string">
            <text:p>('#don-juan', 'Heu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pierrot', "Heu ! Margué. Ne v-s-avisé pas trop de m'frappé. Jarnigué, Ventrigué, tastigué, voyé z'un peu la chance, De v-nir battre les gens. S'n'est pas la récompense De v-s'être allés tantôt sauvé d'être nayé. J'vous devions laissez boire, i l'est bien employé.")</text:p>
          </table:table-cell>
          <table:table-cell table:style-name="ce21" office:value-type="string" calcext:value-type="string">
            <text:p>('#pierrot', "Heu. <text:s/>Testiqué ne me frappez pas. Oh jernigué. <text:s/>Ventregué. Palsangué, morguenne, ça n'est pas bien de battre les gens, et ce n'est pas la récompense de [v]ous avoir sauvé d'être nayé. Don Juan lui donne un soufflet. Autre soufflet. Autre soufflet. Autre soufflet.")</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Va, ne te fâche point, Piarrot.')</text:p>
          </table:table-cell>
          <table:table-cell table:style-name="ce21" office:value-type="string" calcext:value-type="string">
            <text:p>('#charlotte', 'Piarrot ne te fâche point...')</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pierrot', "Oh, palsanguène, Il m'plaît de me fâcher, et t'es une vilaine, D'endurer qu'en t'cajole.")</text:p>
          </table:table-cell>
          <table:table-cell table:style-name="ce21" office:value-type="string" calcext:value-type="string">
            <text:p>('#pierrot', "Je me veux fâcher, et t'es une vilaine, toi, d'endurer qu'on te cajol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Il me veut épouser, Et tu n'te devrais pas si fort colériser. S'n'est pas s'que tu penses, dea.")</text:p>
          </table:table-cell>
          <table:table-cell table:style-name="ce21" office:value-type="string" calcext:value-type="string">
            <text:p>('#charlotte', "Oh, Piarrot, ce n'est pas ce que tu penses, ce Monsieur veut m'épouser, et tu ne dois pas te bouter en colère.")</text:p>
          </table:table-cell>
          <table:table-cell table:style-name="ce21" office:value-type="float" office:value="0.67" calcext:value-type="float">
            <text:p>0.67</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pierrot', "Jarny, tu m'es promise.")</text:p>
          </table:table-cell>
          <table:table-cell table:style-name="ce21" office:value-type="string" calcext:value-type="string">
            <text:p>('#pierrot', "Quement, jerny, tu m'es promis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Ça n'y fait rien, Piarrot, tu n'mas pas encor prise. S'tu m'aimes comme i faut, s'ras-tu pas tout joyeux De m'voir Madame ?")</text:p>
          </table:table-cell>
          <table:table-cell table:style-name="ce21" office:value-type="string" calcext:value-type="string">
            <text:p>('#charlotte', "Ça n'y fait rien, Piarrot, si tu m'aimes, ne dois-tu pas être bien aise que je devienne Madam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pierrot', "Non, j'aimerais cent fois mieux Te voir crever qu'n'en pas qu'un autre t'eût. Marguenne...")</text:p>
          </table:table-cell>
          <table:table-cell table:style-name="ce21" office:value-type="string" calcext:value-type="string">
            <text:p>('#pierrot', "Jernigué, non, j'aime mieux te voir crever, que de te voir à un autr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Laiss'moi que je la sois, et n'te mets point en peine. Je te ferai cheux nous z'apporté des z'oeufs frais, Du beurre...")</text:p>
          </table:table-cell>
          <table:table-cell table:style-name="ce21" office:value-type="string" calcext:value-type="string">
            <text:p>('#charlotte', 'Va va, Pierrot, ne te mets point en peine ; si je sis Madame je te ferai gagner queuque chose, et tu apporteras du beurre et du fromage cheu nous.')</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pierrot', "Palsangué, je gnien portrai jamais, Quand tu m'en frais poyer deux fois autant ; acoute, C'est donc com'ça q'tu fais ? Si j'en eusse eu queuq'doute, Je m'sras bien ampâché de le tirer de gliau, Et je gliaurais baillé putôt un chinfreneau, D'un bon coup d'aviron sur la tête.")</text:p>
          </table:table-cell>
          <table:table-cell table:style-name="ce21" office:value-type="string" calcext:value-type="string">
            <text:p>('#pierrot', "Ventreguenne, je gny en porterai jamais, quand tu m'y en payerais deux fois autant. <text:s/>Est-ce donc comme ça que t'écoute ce qu'il te dit ? <text:s/>Morguenne, si j'avais su ça tantôt, je me serais bien gardé de le tirer de gliau, et je ly aurais bailli un bon coup d'aviron sur la têt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Heu ?')</text:p>
          </table:table-cell>
          <table:table-cell table:style-name="ce21" office:value-type="string" calcext:value-type="string">
            <text:p>('#don-juan', "Qu'est-ce que vous dites ?")</text:p>
          </table:table-cell>
          <table:table-cell table:style-name="ce21" office:value-type="float" office:value="0.68" calcext:value-type="float">
            <text:p>0.68</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pierrot', "Parsonne N'me fait peur.")</text:p>
          </table:table-cell>
          <table:table-cell table:style-name="ce21" office:value-type="string" calcext:value-type="string">
            <text:p>('#pierrot', 'Jerniquenne, je ne crains personne.')</text:p>
          </table:table-cell>
          <table:table-cell table:style-name="ce21" office:value-type="float" office:value="0.27" calcext:value-type="float">
            <text:p>0.27</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Attendez, j'aime assez qu'on raisonne.")</text:p>
          </table:table-cell>
          <table:table-cell table:style-name="ce21" office:value-type="string" calcext:value-type="string">
            <text:p>('#don-juan', 'Attends-moi un peu.')</text:p>
          </table:table-cell>
          <table:table-cell table:style-name="ce21" office:value-type="float" office:value="1.37" calcext:value-type="float">
            <text:p>1.37</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pierrot', "Je m'gol arg' de tout, moi.")</text:p>
          </table:table-cell>
          <table:table-cell table:style-name="ce21" office:value-type="string" calcext:value-type="string">
            <text:p>('#pierrot', 'Je me moque de tout, moi.')</text:p>
          </table:table-cell>
          <table:table-cell table:style-name="ce21" office:value-type="float" office:value="1.34" calcext:value-type="float">
            <text:p>1.34</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Voyons un peu cela.')</text:p>
          </table:table-cell>
          <table:table-cell table:style-name="ce21" office:value-type="string" calcext:value-type="string">
            <text:p>('#don-juan', 'Voyons cela.')</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pierrot', "J'en avons bien vu d'autre.")</text:p>
          </table:table-cell>
          <table:table-cell table:style-name="ce21" office:value-type="string" calcext:value-type="string">
            <text:p>('#pierrot', "J'en avons bien vu d'autres.")</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number-columns-repeated="2" table:style-name="ce21" office:value-type="string" calcext:value-type="string">
            <text:p>('#don-juan', 'Houais.')</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Monsieur, laissez-là Ce pauvre Diable ; à quoi peut servir de le battre ? Vous voyez bien qu'il est obstiné comme quatre. Va, mon pauvre garçon, va-t-en, retire-toi, Et ne lui dis plus rien. À Pierrot.")</text:p>
          </table:table-cell>
          <table:table-cell table:style-name="ce21" office:value-type="string" calcext:value-type="string">
            <text:p>('#sganarelle', "Eh Monsieur, laissez là ce pauvre misérable. <text:s/>C'est conscience de le battre. <text:s/>Écoute mon pauvre garçon, retire-toi et ne lui dis rien.")</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pierrot', "Et j'li veux dire, moi.")</text:p>
          </table:table-cell>
          <table:table-cell table:style-name="ce21" office:value-type="string" calcext:value-type="string">
            <text:p>('#pierrot', 'Je veux lui dire, moi.')</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Ah, je vous apprendrai...')</text:p>
          </table:table-cell>
          <table:table-cell table:style-name="ce21" office:value-type="string" calcext:value-type="string">
            <text:p>('#don-juan', 'Ah, je vous apprendrai.')</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Peste, soit du maroufle.')</text:p>
          </table:table-cell>
          <table:table-cell table:style-name="ce21" office:value-type="string" calcext:value-type="string">
            <text:p>('#sganarelle', 'Peste soit du maroufl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Voilà ta charité.')</text:p>
          </table:table-cell>
          <table:table-cell table:style-name="ce21" office:value-type="string" calcext:value-type="string">
            <text:p>('#don-juan', 'Te voilà payé de ta charité.')</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pierrot', "Je m'ris d'queuq'vent qui souffle, Et j'm'en vas à ta tante en lâché quatre mots, Laisse faire. Il s'en va.")</text:p>
          </table:table-cell>
          <table:table-cell table:style-name="ce21" office:value-type="string" calcext:value-type="string">
            <text:p>('#pierrot', 'Jarny, je vas dire à ta tante tout ce ménage-ci.')</text:p>
          </table:table-cell>
          <table:table-cell table:style-name="ce21" office:value-type="float" office:value="0.79" calcext:value-type="float">
            <text:p>0.79</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À la fin il nous laisse en repos, Et je puis à la joie abandonner mon âme. Que de ravissements quand vous serez ma Femme ! Sera-t-il un bonheur égal au mien ?')</text:p>
          </table:table-cell>
          <table:table-cell table:style-name="ce21" office:value-type="string" calcext:value-type="string">
            <text:p>('#don-juan', "Enfin, je m'en vais être le plus heureux de tous les hommes, et je ne changerais pas mon bonheur à toutes les choses du monde. <text:s/>Que de plaisirs, que de plaisirs, quand vous serez ma femme, et qu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Ah, ah. Voici l'autre.")</text:p>
          </table:table-cell>
          <table:table-cell table:style-name="ce21" office:value-type="string" calcext:value-type="string">
            <text:p>('#sganarelle', 'Ah, ah.')</text:p>
          </table:table-cell>
          <table:table-cell table:style-name="ce21" office:value-type="float" office:value="0.18" calcext:value-type="float">
            <text:p>0.18</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maturine', "Monsieu, qu'es-donc qu'ou faites-là ? Es'qu'ou parlez d'amour à Charlotte ?")</text:p>
          </table:table-cell>
          <table:table-cell table:style-name="ce21" office:value-type="string" calcext:value-type="string">
            <text:p>('#mathurine', "Monsieur, que faites vous donc là avec Charlotte, est-ce que vous lui parlez d'amour aussi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Au contraire. C'est qu'elle m'aime ; et moi, comme je suis sincère, Je lui dis que déjà vous possédez mon coeur.")</text:p>
          </table:table-cell>
          <table:table-cell table:style-name="ce21" office:value-type="string" calcext:value-type="string">
            <text:p>('#don-juan', "Non, au contraire, c'est elle qui me témoignait vouloir être ma femme, et je lui répondais que j'étais engagé à vous.")</text:p>
          </table:table-cell>
          <table:table-cell table:style-name="ce21" office:value-type="float" office:value="0.15" calcext:value-type="float">
            <text:p>0.15</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charlotte', "Qu'es-donc que vous veut là Mathurine ?")</text:p>
          </table:table-cell>
          <table:table-cell table:style-name="ce21" office:value-type="string" calcext:value-type="string">
            <text:p>('#charlotte', "Qu'est-ce que c'est donc que vous veut Mathurine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Elle a peur Que je ne vous épouse, et je viens de lui dire Que je vous l'ai promis.")</text:p>
          </table:table-cell>
          <table:table-cell table:style-name="ce21" office:value-type="string" calcext:value-type="string">
            <text:p>('#don-juan', "Elle est jalouse de me voir vous parler, et voudrait bien que je l'épousasse, mais je lui ai dit que c'est vous que je veux.")</text:p>
          </table:table-cell>
          <table:table-cell table:style-name="ce21" office:value-type="float" office:value="0.27" calcext:value-type="float">
            <text:p>0.27</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maturine', "Quoi, Charlotte, es'pou rire.")</text:p>
          </table:table-cell>
          <table:table-cell table:style-name="ce21" office:value-type="string" calcext:value-type="string">
            <text:p>('#mathurine', 'Quoi, Charlotte...')</text:p>
          </table:table-cell>
          <table:table-cell table:style-name="ce21" office:value-type="float" office:value="0.45" calcext:value-type="float">
            <text:p>0.45</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juan', "Tout ce que vous lui direz sera inutile, elle s'est mis cela en la tête.")</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charlotte', 'Quement donc Mathurine...')</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don-juan', 'Tout ce que vous direz ne servira de rien. Elle me veut aimer.')</text:p>
          </table:table-cell>
          <table:table-cell table:style-name="ce21" office:value-type="string" calcext:value-type="string">
            <text:p>('#don-juan', "C'est en vain que vous lui parlerez, vous ne lui ôterez pas cette fantaisie.")</text:p>
          </table:table-cell>
          <table:table-cell table:style-name="ce21" office:value-type="float" office:value="0.6" calcext:value-type="float">
            <text:p>0.6</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charlotte', "Mathurine, est-il bien D'empêcher que Monsieu...")</text:p>
          </table:table-cell>
          <table:table-cell table:style-name="ce21" office:value-type="string" calcext:value-type="string">
            <text:p>('#mathurine', 'Est-ce que... ')</text:p>
          </table:table-cell>
          <table:table-cell table:style-name="ce21" office:value-type="float" office:value="1.23" calcext:value-type="float">
            <text:p>1.2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Vous voyez qu'elle enrage.")</text:p>
          </table:table-cell>
          <table:table-cell table:style-name="ce21" office:value-type="string" calcext:value-type="string">
            <text:p>('#don-juan', "Il n'y a pas moyen de lui faire entendre raison.")</text:p>
          </table:table-cell>
          <table:table-cell table:style-name="ce21" office:value-type="float" office:value="1.41" calcext:value-type="float">
            <text:p>1.41</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maturine', "Oh, je n'empêche rien, il m'a déjà...")</text:p>
          </table:table-cell>
          <table:table-cell table:style-name="ce21" office:value-type="string" calcext:value-type="string">
            <text:p>('#charlotte', 'Je voudrais...')</text:p>
          </table:table-cell>
          <table:table-cell table:style-name="ce21" office:value-type="float" office:value="1.12" calcext:value-type="float">
            <text:p>1.12</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Je gage Qu'elle vous soutiendra qu'elle a reçu ma foi.")</text:p>
          </table:table-cell>
          <table:table-cell table:style-name="ce21" office:value-type="string" calcext:value-type="string">
            <text:p>('#don-juan', 'Elle est obstinée comme tous les Diables.')</text:p>
          </table:table-cell>
          <table:table-cell table:style-name="ce21" office:value-type="float" office:value="1.63" calcext:value-type="float">
            <text:p>1.6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mathurine', 'Vramant...')</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juan', "Ne lui dites rien, c'est une folle.")</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charlotte', "Je n'pensais pas...")</text:p>
          </table:table-cell>
          <table:table-cell table:style-name="ce21" office:value-type="string" calcext:value-type="string">
            <text:p>('#charlotte', 'Je pense...')</text:p>
          </table:table-cell>
          <table:table-cell table:style-name="ce21" office:value-type="float" office:value="0.19" calcext:value-type="float">
            <text:p>0.19</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juan', "Laissez-la là, c'est une extravagante.")</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mathurine', 'Non non, il faut que je lui parle.')</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charlotte', 'Je veux voir un peu ses raisons.')</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mathurine', 'Quoi...')</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don-juan', "Gageons qu'elle dira de moi, Que j'aurai fait serment de la prendre pour femme.")</text:p>
          </table:table-cell>
          <table:table-cell table:style-name="ce21" office:value-type="string" calcext:value-type="string">
            <text:p>('#don-juan', "Je gage qu'elle va vous dire que je lui ai promis de l'épouser.")</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maturine', "Vous v'né-z'un peu trop tard.")</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charlotte', 'Vous le dites.')</text:p>
          </table:table-cell>
          <table:table-cell table:style-name="ce21" office:value-type="string" calcext:value-type="string">
            <text:p>('#charlotte', 'Je...')</text:p>
          </table:table-cell>
          <table:table-cell table:style-name="ce21" office:value-type="float" office:value="0.67" calcext:value-type="float">
            <text:p>0.67</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juan', "Gageons qu'elle vous soutiendra que je lui ai donné parole de la prendre pour femme.")</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mathurine', "Holà, Charlotte, ça n'est pas bien de courir sur le marché des autres.")</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maturine', 'Tredame. Pourquoi me disputer ?')</text:p>
          </table:table-cell>
          <table:table-cell table:style-name="ce21" office:value-type="string" calcext:value-type="string">
            <text:p>('#charlotte', "Ça n'est pas honnête, Mathurine, d'être jalouse que Monsieur me parle.")</text:p>
          </table:table-cell>
          <table:table-cell table:style-name="ce21" office:value-type="float" office:value="1.14" calcext:value-type="float">
            <text:p>1.14</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charlotte', "Pis q'Monsieu me veut bien...")</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maturine', "C'est moi qu'i veut putôt.")</text:p>
          </table:table-cell>
          <table:table-cell table:style-name="ce21" office:value-type="string" calcext:value-type="string">
            <text:p>('#mathurine', "C'est moi que Monsieur a vu la première.")</text:p>
          </table:table-cell>
          <table:table-cell table:style-name="ce21" office:value-type="float" office:value="0.8" calcext:value-type="float">
            <text:p>0.8</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charlotte', "Oh, pourtant j'n'en crois rien.")</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maturine', "I m'a vu la prumière, et m'la dit ; qu'i réponde.")</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charlotte', "S'i v-s-a vu la prumière, il m'a vu la seconde, Et m'veut épousé.")</text:p>
          </table:table-cell>
          <table:table-cell table:style-name="ce21" office:value-type="string" calcext:value-type="string">
            <text:p>('#charlotte', "S'il vous a vu la première, il m'a vu la seconde, et m'a promis de m'épouser.")</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maturine', 'Bon...')</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Hem ? Que vous ai-je dit ?')</text:p>
          </table:table-cell>
          <table:table-cell table:style-name="ce21" office:value-type="string" calcext:value-type="string">
            <text:p>('#don-juan', 'Eh bien, que vous ai-je dit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maturine', "C'est moi qu'il épous'ra. Voyé le bel esprit.")</text:p>
          </table:table-cell>
          <table:table-cell table:style-name="ce21" office:value-type="string" calcext:value-type="string">
            <text:p>('#mathurine', "Je vous baise les mains, c'est moi, et non pas vous qu'il a promis d'épouser.")</text:p>
          </table:table-cell>
          <table:table-cell table:style-name="ce21" office:value-type="float" office:value="0.93" calcext:value-type="float">
            <text:p>0.9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N'ai-je pas deviné ? La folle ! Je l'admire.")</text:p>
          </table:table-cell>
          <table:table-cell table:style-name="ce21" office:value-type="string" calcext:value-type="string">
            <text:p>('#don-juan', "N'ai-je pas deviné ?")</text:p>
          </table:table-cell>
          <table:table-cell table:style-name="ce21" office:value-type="float" office:value="0.66" calcext:value-type="float">
            <text:p>0.66</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charlotte', "À d'autres, je vous prie, c'est moi, vous dis-je.")</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mathurine', "Vous vous moquez des gens, c'est moi, encor un coup.")</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charlotte', "Si j'n'avons pas raison le vla qu'est pour le dire, I sait nôte querelle.")</text:p>
          </table:table-cell>
          <table:table-cell table:style-name="ce21" office:value-type="string" calcext:value-type="string">
            <text:p>('#charlotte', "Le vlà qui est pour le dire, si je n'ai pas raison.")</text:p>
          </table:table-cell>
          <table:table-cell table:style-name="ce21" office:value-type="float" office:value="0.77" calcext:value-type="float">
            <text:p>0.77</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mathurine', 'Le vla qui est pour me démentir, si je ne dis pas vrai.')</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charlotte', "Est-ce, Monsieur, que vous lui aviez promis de l'épouser ?")</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juan', 'Vous vous raillez de moi.')</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mathurine', "Est-il vrai, Monsieur, que vous ly ayez donné parole d'être son mari ?")</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juan', 'Pouvez-vous avoir cette pensée ?')</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charlotte', "Vous voyez qu'al le soutient.")</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juan', 'Laissez-la faire.')</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mathurine', "Vous êtes témoin comme al l'asseure.")</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juan', 'Laissez-la dire.')</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charlotte', 'Non non, il faut savoir la vérité.')</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maturine', "Oui, puisqu'i sait sqien est, Qui nous juge.")</text:p>
          </table:table-cell>
          <table:table-cell table:style-name="ce21" office:value-type="string" calcext:value-type="string">
            <text:p>('#mathurine', 'Il est question de juger ça.')</text:p>
          </table:table-cell>
          <table:table-cell table:style-name="ce21" office:value-type="float" office:value="0.73" calcext:value-type="float">
            <text:p>0.7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charlotte', 'Oui, Mathurine, je veux que Monsieur vous montre votre bec jaune.')</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mathurine', 'Oui Charlotte, je veux que Monsieur vous rende un peu camuse.')</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charlotte', 'Monsieu, jugé nous, si vous plaît. Laqueule es-parmi nous...')</text:p>
          </table:table-cell>
          <table:table-cell table:style-name="ce21" office:value-type="string" calcext:value-type="string">
            <text:p>('#charlotte', "Monsieur, videz la querelle, s'il vous plaît.")</text:p>
          </table:table-cell>
          <table:table-cell table:style-name="ce21" office:value-type="float" office:value="1.23" calcext:value-type="float">
            <text:p>1.2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mathurine', "Mettez-nous d'accord Monsieur.")</text:p>
          </table:table-cell>
          <table:table-cell table:style-name="ce21" office:value-type="float" office:value="1" calcext:value-type="float">
            <text:p>1</text:p>
          </table:table-cell>
          <table:table-cell table:style-name="ce23"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maturine', "Gageons qu'c'est moi qu'il aime, Vous z'allé voir.")</text:p>
          </table:table-cell>
          <table:table-cell table:style-name="ce21" office:value-type="string" calcext:value-type="string">
            <text:p>('#charlotte', 'Vous allez voir.')</text:p>
          </table:table-cell>
          <table:table-cell table:style-name="ce21" office:value-type="float" office:value="1.43" calcext:value-type="float">
            <text:p>1.4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charlotte', "Tant mieux, vous z'allé voir vous-même.")</text:p>
          </table:table-cell>
          <table:table-cell table:style-name="ce21" office:value-type="string" calcext:value-type="string">
            <text:p>('#mathurine', 'Vous allez voir vous-mêm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maturine', 'Dites.')</text:p>
          </table:table-cell>
          <table:table-cell table:style-name="ce21" office:value-type="string" calcext:value-type="string">
            <text:p>('#charlotte', 'Dites.')</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Parlez.')</text:p>
          </table:table-cell>
          <table:table-cell table:style-name="ce21" office:value-type="string" calcext:value-type="string">
            <text:p>('#mathurine', 'Parlez.')</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Comment ? Est-ce pour vous moquer ? Quel besoin avez-vous de me faire expliquer ? À l'une de vous deux j'ai promis mariage, J'en demeure d'accord, en faut-il davantage ? Et chacune de vous dans un débat si prompt, Ne sait-elle pas bien comme les choses vont ? Celle à qui je me suis engagé, doit peu craindre Ce que pour l'étonner l'autre s'obstine à feindre ; Et tous ces vains propos ne sont qu'à mépriser, Pourvu que je sois prêt toujours à l'épouser. Qui va de bonne foi hait les discours frivoles ; J'ai promis des effets, laissons-là les paroles. C'est par eux que je songe à vous mettre d'accord, Et l'on saura bientôt qui de vous deux a tort, Puisqu'en me mariant je dois faire connaître Pour laquelle l'amour dans mon coeur a su naître. Laissez-la se flatter, je n'adore que vous. Ne la détrompez point, je serai votre Époux. Il n'est charmes si vifs que n'effacent les vôtres. Quand on a vu vos yeux, on n'en peut souffrir d'autres. Une affaire me presse, et je cours l'achever. Adieu, dans un moment je viens vous retrouver. Bas, à Mathurine. <text:s/>Bas, à Charlotte. <text:s/>Bas, à Mathurine. <text:s/>Bas, à Charlotte. <text:s/>Haut, à toutes les deux.")</text:p>
          </table:table-cell>
          <table:table-cell table:style-name="ce21" office:value-type="string" calcext:value-type="string">
            <text:p>('#don-juan', "Que voulez-vous que je vous dise ? <text:s/>Vous soutenez également toutes deux que je vous ai promis de vous prendre pour femmes ? <text:s/>Est-ce que chacune de vous ne sait pas ce qui en est, sans qu'il soit nécessaire que je m'explique davantage ? <text:s/>Pourquoi m'obliger là-dessus à des redites ? <text:s/>Celle à qui j'ai promis effectivement n'a-t-elle pas en elle-même de quoi se moquer des discours de l'autre, et doit-elle se mettre en peine, pourvu que j'accomplisse ma promesse ? <text:s/>Tous les discours n'avancent point les choses, il faut faire, et non pas dire, et les effets décident mieux que les paroles. <text:s/>Aussi n'est-ce rien que par là que je veux vous mettre d'accord, et l'on verra quand je me marierai, laquelle des deux a mon coeur. Laissez-lui croire ce qu'elle voudra. Je suis tout à vous. Tous les visages sont laids auprès du vôtre. On ne peut plus souffrir les autres quand on vous a vue. <text:s/>J'ai un petit ordre à donner, je viens vous retrouver dans un quart d'heure. Bas à Mathurine. Bas à Charlotte. Bas à <text:s/>Mathurine. Bac à Charlott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charlotte', "C'est moi qui l'y plaît mieux, au moins.")</text:p>
          </table:table-cell>
          <table:table-cell table:style-name="ce21" office:value-type="string" calcext:value-type="string">
            <text:p>('#charlotte', "Je suis celle qu'il aime, au moins.")</text:p>
          </table:table-cell>
          <table:table-cell table:style-name="ce21" office:value-type="float" office:value="1.33" calcext:value-type="float">
            <text:p>1.3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maturine', "Pourtant, je pense Que je l'épouserons.")</text:p>
          </table:table-cell>
          <table:table-cell table:style-name="ce21" office:value-type="string" calcext:value-type="string">
            <text:p>('#mathurine', "C'est moi qu'il épousera.")</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Je plains votre innocence, Pauvres jeunes brebis, qui pour trop croire un fou, Vous-mêmes vous jetez dans la gueule du loup. Croyez-moi toutes deux, ne soyez point si promptes À vous laisser ainsi duper par de beaux contes. Songez à vos oisons, c'est le plus assuré.")</text:p>
          </table:table-cell>
          <table:table-cell table:style-name="ce21" office:value-type="string" calcext:value-type="string">
            <text:p>('#sganarelle', "Ah, pauvres filles que vous êtes, j'ai pitié de votre innocence, et je ne puis souffrir de vous voir courir à votre malheur. <text:s/>Croyez-moi l'une et l'autre, ne vous amusez point à tous les contes qu'on vous fait, et demeurez dans votre villag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D'où vient que Sganarelle est ici demeuré ?")</text:p>
          </table:table-cell>
          <table:table-cell table:style-name="ce21" office:value-type="string" calcext:value-type="string">
            <text:p>('#don-juan', 'Je voudrais bien savoir pourquoi Sganarelle ne me suit pas.')</text:p>
          </table:table-cell>
          <table:table-cell table:style-name="ce21" office:value-type="float" office:value="0.89" calcext:value-type="float">
            <text:p>0.89</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Mon Maître n'est qu'un fourbe, et tout ce qu'il débite, Fadaise, il ne promet que pour aller plus vite. Parlant de mariage, il cherche à vous tromper. Il en épouse autant qu'il en peut attraper, Et... Cela n'est pas vrai ; si l'on vient vous le dire, Répondez hardiment qu'on se plaît à médire, Que mon maître n'est fourbe en aucune action, Qu'il n'épouse jamais qu'à bonne intention ; Qu'il n'abuse personne, et que s'il dit qu'il aime..., Ah ! Tenez, le voilà, sachez-le de lui-même. Il aperçoit Don Juan qui l'écoute. ")</text:p>
          </table:table-cell>
          <table:table-cell table:style-name="ce21" office:value-type="string" calcext:value-type="string">
            <text:p>('#sganarelle', "Mon Maître est un fourbe, il n'a dessein que de vous abuser, et en a bien abusé d'autres, c'est l'épouseur du genre humain, et... Cela est faux, et quiconque vous dira cela, vous lui devez dire qu'il en a menti. <text:s/>Mon Maître n'est point l'épouseur du genre humain, il n'est point fourbe, n'a pas dessein de vous tromper, et n'en a point abusé d'autres. <text:s/>Ah, tenez, le voilà, demandez-le plutôt à lui-même. Il aperçoit Don Juan.")</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Oui ?')</text:p>
          </table:table-cell>
          <table:table-cell table:style-name="ce21" office:value-type="string" calcext:value-type="string">
            <text:p>('#don-juan', 'Oui.')</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Le monde est si plein, Monsieur, de médisants, Que comme on parle mal surtout des courtisans, Je leur faisais entendre à toutes deux pour cause, Que si quelqu'un, de vous leur disait quelque chose, Il fallait n'en rien croire, et que de suborneur...")</text:p>
          </table:table-cell>
          <table:table-cell table:style-name="ce21" office:value-type="string" calcext:value-type="string">
            <text:p>('#sganarelle', "Monsieur, comme le monde est plein de médisances, je vais au-devant des choses, et je leur disais que si quelqu'un leur venait dire du mal de vous, elles se gardassent bien de le croire, et ne manquassent pas de lui dire qu'il en avait menti.")</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number-columns-repeated="2" table:style-name="ce21" office:value-type="string" calcext:value-type="string">
            <text:p>('#don-juan', 'Sganarell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Oui, mon maître est un homme d'honneur ; Je le garantis tel.")</text:p>
          </table:table-cell>
          <table:table-cell table:style-name="ce21" office:value-type="string" calcext:value-type="string">
            <text:p>('#sganarelle', "Oui, Monsieur est homme d'honneur, je le garantis tel.")</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Hon ?')</text:p>
          </table:table-cell>
          <table:table-cell table:style-name="ce21" office:value-type="string" calcext:value-type="string">
            <text:p>('#don-juan', 'Hon.')</text:p>
          </table:table-cell>
          <table:table-cell table:style-name="ce21" office:value-type="float" office:value="0.51" calcext:value-type="float">
            <text:p>0.51</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Ce seront des bêtes, Ceux qui tiendront de lui des discours malhonnêtes.')</text:p>
          </table:table-cell>
          <table:table-cell table:style-name="ce21" office:value-type="string" calcext:value-type="string">
            <text:p>('#sganarelle', 'Ce sont des Impertinents.')</text:p>
          </table:table-cell>
          <table:table-cell table:style-name="ce21" office:value-type="float" office:value="1.44" calcext:value-type="float">
            <text:p>1.44</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la-ramee', "Je viens vous avertir, Monsieur, qu'ici pour vous Il ne fait pas fort bon.")</text:p>
          </table:table-cell>
          <table:table-cell table:style-name="ce21" office:value-type="string" calcext:value-type="string">
            <text:p>('#la-ramee', "Monsieur je viens vous avertir qu'il ne fait pas bon ici pour vous.")</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Ah ! Monsieur, sauvons-nous.')</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Qu'est-ce ?")</text:p>
          </table:table-cell>
          <table:table-cell table:style-name="ce21" office:value-type="string" calcext:value-type="string">
            <text:p>('#don-juan', 'Comment ?')</text:p>
          </table:table-cell>
          <table:table-cell table:style-name="ce21" office:value-type="float" office:value="0.3" calcext:value-type="float">
            <text:p>0.3</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la-ramee', "Dans un moment doivent ici descendre Douze Hommes à cheval, commandés pour vous prendre. Ils ont dépeint vos traits à ceux qui me l'ont dit, Songez à vous. Il sort.")</text:p>
          </table:table-cell>
          <table:table-cell table:style-name="ce21" office:value-type="string" calcext:value-type="string">
            <text:p>('#la-ramee', "Douze hommes à cheval vous cherchent, qui doivent arriver ici dans un moment, je ne sais pas par quel moyen ils peuvent vous avoir suivi, mais j'ai appris cette nouvelle d'un paysan qu'ils ont interrogé, et auquel ils vous ont dépeint. <text:s/>L'affaire presse, et le plutôt que vous pourrez sortir d'ici sera le meilleur.")</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Pourquoi s'aller perdre à crédit ? Tirons-nous promptement, Monsieur.")</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Adieu les belles. Celle que j'aime aura demain de mes nouvelles.")</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maturine', "C'est à moi qui promet, Charlotte.")</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charlotte', "Oh ! C'est à moi.")</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Il faut céder, la force est une étrange loi. Viens, pour ne risquer rien usons de stratagème, Tu prendras mes habits.')</text:p>
          </table:table-cell>
          <table:table-cell table:style-name="ce21" office:value-type="string" calcext:value-type="string">
            <text:p>('#don-juan', "Une affaire pressante m'oblige de partir d'ici, mais je vous prie de vous ressouvenir de la parole que je vous ai donnée, et de croire que vous aurez de mes nouvelles avant qu'il soit demain au soir. <text:s/>Comme la partie n'est pas égale, il faut user de stratagème, et éluder adroitement le malheur qui me cherche, je veux que Sganarelle se revête de mes habits, et moi...")</text:p>
          </table:table-cell>
          <table:table-cell table:style-name="ce21" office:value-type="float" office:value="0.52" calcext:value-type="float">
            <text:p>0.52</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Moi, Monsieur ?')</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Oui, toi-même.')</text:p>
          </table:table-cell>
          <table:table-cell table:style-name="ce21"/>
          <table:table-cell table:style-name="ce21" office:value-type="float" office:value="1" calcext:value-type="float">
            <text:p>1</text:p>
          </table:table-cell>
          <table:table-cell table:style-name="ce23"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Monsieur, vous vous moquez. Comment ? Sous vos habits M'aller faire tuer ?")</text:p>
          </table:table-cell>
          <table:table-cell table:style-name="ce21" office:value-type="string" calcext:value-type="string">
            <text:p>('#sganarelle', "Monsieur, vous vous moquez, m'exposer à être tué sous vos habits et...")</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Tu mets la chose au pis. Mais dis-moi, lâche, dis, quand cela devrait être, N'est-on pas glorieux de mourir pour son maître ? Il sort.")</text:p>
          </table:table-cell>
          <table:table-cell table:style-name="ce21" office:value-type="string" calcext:value-type="string">
            <text:p>('#don-juan', "Allons vite, c'est trop d'honneur que je vous fais, et bien heureux est le valet qui peut avoir la gloire de mourir pour son Maître.")</text:p>
          </table:table-cell>
          <table:table-cell table:style-name="ce21" office:value-type="float" office:value="0.96" calcext:value-type="float">
            <text:p>0.96</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Serviteur à la gloire. Ô Ciel, fais qu'aujourd'hui, Sganarelle en fuyant ne soit pas pris pour lui.")</text:p>
          </table:table-cell>
          <table:table-cell table:style-name="ce21" office:value-type="string" calcext:value-type="string">
            <text:p>('#sganarelle', "Je vous remercie d'un tel honneur. <text:s/>Ô Ciel puisqu'il s'agit de mort, fais-moi la grâce de n'être point pris pour un autre.")</text:p>
          </table:table-cell>
          <table:table-cell table:style-name="ce21" office:value-type="float" office:value="1.08" calcext:value-type="float">
            <text:p>1.08</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Avouez qu'au besoin j'ai l'imaginative Aussi prompte d'aller que personne qui vive. Votre premier dessein n'était point à propos. Sous ce déguisement j'ai l'esprit en repos. Après tout, ces habits nous cachent l'un et l'autre Beaucoup mieux qu'on n'eût pu me cacher sous le vôtre ; J'en regardais le risque avec quelque souci. Tout franc ! Il me choquait.")</text:p>
          </table:table-cell>
          <table:table-cell table:style-name="ce21" office:value-type="string" calcext:value-type="string">
            <text:p>('#sganarelle', "Ma foi, Monsieur, avouez que j'ai eu raison, et que nous voilà l'un et l'autre déguisés à merveille. <text:s/>Votre premier dessein n'était point du tout à propos, et ceci nous cache bien mieux que tout ce que vous vouliez fair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Te voilà bien ainsi. Où diable as-tu donc pris ce grotesque équipage ?')</text:p>
          </table:table-cell>
          <table:table-cell table:style-name="ce21" office:value-type="string" calcext:value-type="string">
            <text:p>('#don-juan', 'Il est vrai que te voilà bien, et je ne sais où tu as été déterrer cet attirail ridicule.')</text:p>
          </table:table-cell>
          <table:table-cell table:style-name="ce21" office:value-type="float" office:value="0.4" calcext:value-type="float">
            <text:p>0.4</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Il vient d'un médecin qui l'avait mis en gage. Quoique vieux, j'ai donné de l'argent pour l'avoir. Mais, Monsieur, savez-vous quel en est le pouvoir ? Il me fait saluer des gens que je rencontre, Et passer pour docteur partout où je me montre. Ainsi qu'un habile homme on me vient consulter.")</text:p>
          </table:table-cell>
          <table:table-cell table:style-name="ce21" office:value-type="string" calcext:value-type="string">
            <text:p>('#sganarelle', "Oui ? <text:s/>C'est l'habit d'un vieux Médecin qui a été laissé en gage au lieu où je l'ai pris, et il m'en a coûté de l'argent pour l'avoir. <text:s/>Mais savez-vous, Monsieur, que cet habit me met déjà en considération ? <text:s/>Que je suis salué des gens que je rencontre, et que l'on vient me consulter ainsi qu'un habile homme.")</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number-columns-repeated="2" table:style-name="ce21" office:value-type="string" calcext:value-type="string">
            <text:p>('#don-juan', 'Comment donc ?')</text:p>
          </table:table-cell>
          <table:table-cell table:style-name="ce21" office:value-type="float" office:value="0" calcext:value-type="float">
            <text:p>0</text:p>
          </table:table-cell>
          <table:table-cell table:style-name="ce23"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Mon savoir va bientôt éclater. Déjà six paysans, autant de paysannes, Accoutumés sans doute à parler à des ânes, M'ont sur différents maux demandé mon avis.")</text:p>
          </table:table-cell>
          <table:table-cell table:style-name="ce21" office:value-type="string" calcext:value-type="string">
            <text:p>('#sganarelle', 'Cinq ou six Paysans ou Paysannes en me voyant passer me sont venus demander mon avis sur différentes maladies.')</text:p>
          </table:table-cell>
          <table:table-cell table:style-name="ce21" office:value-type="float" office:value="0.27" calcext:value-type="float">
            <text:p>0.27</text:p>
          </table:table-cell>
          <table:table-cell table:style-name="ce23"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Et qu'as-tu répondu ?")</text:p>
          </table:table-cell>
          <table:table-cell table:style-name="ce21" office:value-type="string" calcext:value-type="string">
            <text:p>('#don-juan', "Tu leur as répondu que tu n'y entendais rien.")</text:p>
          </table:table-cell>
          <table:table-cell table:style-name="ce21" office:value-type="float" office:value="0.68" calcext:value-type="float">
            <text:p>0.6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Moi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Tu t'es trouvé pris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Pas trop. Sans m'étonner, de l'habit que je porte J'ai soutenu l'honneur, et raisonné de sorte, Que sur mon ordonnance aucun d'eux n'a douté Qu'il n'eût entre les mains un trésor de santé.")</text:p>
          </table:table-cell>
          <table:table-cell table:style-name="ce21" office:value-type="string" calcext:value-type="string">
            <text:p>('#sganarelle', "Moi point du tout, j'ai voulu soutenir l'honneur de mon habit, j'ai raisonné sur le mal, et leur ai fait ordonnance à chacun.")</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Et comment as-tu pu bâtir tes ordonnances ?')</text:p>
          </table:table-cell>
          <table:table-cell table:style-name="ce21" office:value-type="string" calcext:value-type="string">
            <text:p>('#don-juan', 'Et quels remèdes encore leur as-tu ordonnés ?')</text:p>
          </table:table-cell>
          <table:table-cell table:style-name="ce21" office:value-type="float" office:value="0.47" calcext:value-type="float">
            <text:p>0.4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Ma foi, j'ai ramassé beaucoup d'impertinences. Mêlé café, opium, rhubarbe, et caetera. Tout par drachme, et le mal aille comme il pourra. Que m'importe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Fort bien. Ce que tu viens de dire Me réjouit.')</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Et si, pour vous faire mieux rire, Par hasard (car enfin quelquefois, que sait-on ?) Mes malades venaient à guérir ?')</text:p>
          </table:table-cell>
          <table:table-cell table:style-name="ce21" office:value-type="string" calcext:value-type="string">
            <text:p>('#sganarelle', "Ma foi, Monsieur, j'en ai pris par où j'en ai pu attraper, j'ai fait mes ordonnances à l'aventure, et ce serait une chose plaisante si ces malades guérissaient, et qu'on me vînt remercier.")</text:p>
          </table:table-cell>
          <table:table-cell table:style-name="ce21" office:value-type="float" office:value="0.51" calcext:value-type="float">
            <text:p>0.5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Pourquoi non ? Les autres médecins que les sages méprisent, Dupent-ils moins que toi dans tout ce qu'ils nous disent, Et pour quelques grands mots que nous n'entendons pas, Ont-ils aux guérisons plus de part que tu n'as. Crois-moi, tu peux comme eux, quoi qu'on s'en persuade, Profiter, s'il advient, du bonheur du malade, Et voir attribuer au seul pouvoir de l'art, Ce qu'avec la nature aura fait le hasard.")</text:p>
          </table:table-cell>
          <table:table-cell table:style-name="ce21" office:value-type="string" calcext:value-type="string">
            <text:p>('#don-juan', "Et pourquoi non ? <text:s/>Par quelle raison n'aurais-tu pas les mêmes privilèges qu'ont tous les autres Médecins ? <text:s/>Ils n'ont pas plus de part que toi aux guérisons des malades, et tout leur art est pure grimace. <text:s/>Ils ne font rien que recevoir la gloire des heureux succès, et tu peux profiter comme eux du bonheur du malade, et voir attribuer à tes remèdes tout ce qui peut venir des faveurs du hasard, et des forces de la natur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Où, jusqu'où vous poussez votre humeur libertine ! Je ne vous croyais pas impie en Médecine.")</text:p>
          </table:table-cell>
          <table:table-cell table:style-name="ce21" office:value-type="string" calcext:value-type="string">
            <text:p>('#sganarelle', 'Comment Monsieur, vous êtes aussi impie en Médecine ?')</text:p>
          </table:table-cell>
          <table:table-cell table:style-name="ce21" office:value-type="float" office:value="0.11" calcext:value-type="float">
            <text:p>0.1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Il n'est point parmi nous d'erreur plus grande.")</text:p>
          </table:table-cell>
          <table:table-cell table:style-name="ce21" office:value-type="string" calcext:value-type="string">
            <text:p>('#don-juan', "C'est une des grandes erreurs qui soit parmi les hommes.")</text:p>
          </table:table-cell>
          <table:table-cell table:style-name="ce21" office:value-type="float" office:value="0.21" calcext:value-type="float">
            <text:p>0.2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Quoi Pour un art tout divin vous n'avez point de foi ? Le café, le séné, ni le vin émétique...")</text:p>
          </table:table-cell>
          <table:table-cell table:style-name="ce21" office:value-type="string" calcext:value-type="string">
            <text:p>('#sganarelle', 'Quoi, vous ne croyez pas au séné, ni à la casse, au vin émétique ?')</text:p>
          </table:table-cell>
          <table:table-cell table:style-name="ce21" office:value-type="float" office:value="0.91" calcext:value-type="float">
            <text:p>0.9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La peste soit le fou.')</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Vous êtes hérétique, Monsieur. Songez-vous bien quel bruit depuis un temps, Fait le vin émétique ?')</text:p>
          </table:table-cell>
          <table:table-cell table:style-name="ce21" office:value-type="string" calcext:value-type="string">
            <text:p>('#don-juan', "Et pourquoi veux-tu que j'y croie ?")</text:p>
          </table:table-cell>
          <table:table-cell table:style-name="ce21" office:value-type="float" office:value="1.67" calcext:value-type="float">
            <text:p>1.6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Oui, pour certaines gen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Ses miracles partout ont vaincu les scrupules. Leur force a converti jusqu'aux plus incrédules ; Et sans aller plus loin, moi qui vous parle, moi, J'en ai vu des effets si surprenants...")</text:p>
          </table:table-cell>
          <table:table-cell table:style-name="ce21" office:value-type="string" calcext:value-type="string">
            <text:p>('#sganarelle', "Vous avez l'âme bien méchante, cependant vous voyez depuis un temps que le vin émétique fait bruire ses fuseaux. <text:s/>Les miracles ont converti les plus incrédules esprits, et il n'y a pas trois semaines que j'en ai vu, moi qui vous parle, un effet merveilleux.")</text:p>
          </table:table-cell>
          <table:table-cell table:style-name="ce21" office:value-type="float" office:value="0.01" calcext:value-type="float">
            <text:p>0.0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En quoi ?')</text:p>
          </table:table-cell>
          <table:table-cell table:style-name="ce21" office:value-type="string" calcext:value-type="string">
            <text:p>('#don-juan', 'Et quel ?')</text:p>
          </table:table-cell>
          <table:table-cell table:style-name="ce21" office:value-type="float" office:value="0.06" calcext:value-type="float">
            <text:p>0.06</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Tout peut être nié, si la vertu se nie. Depuis six jours un homme était à l'agonie, Les plus experts docteurs n'y connaissaient plus rien, Il avait mis à bout la médecine.")</text:p>
          </table:table-cell>
          <table:table-cell table:style-name="ce21" office:value-type="string" calcext:value-type="string">
            <text:p>('#sganarelle', "Il y avait un homme qui depuis six jours était à l'agonie. <text:s/>On ne savait plus que lui ordonner, et tous les remèdes ne faisaient rien ; on s'avisa à la fin de lui donner de l'émétiqu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Et bien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Recours à l'émétique. Il en prend pour leur plaire. Soudain...")</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Le grand miracle ! Il réchappe ?')</text:p>
          </table:table-cell>
          <table:table-cell table:style-name="ce21" office:value-type="string" calcext:value-type="string">
            <text:p>('#don-juan', "Il réchappa, n'est-ce pas ?")</text:p>
          </table:table-cell>
          <table:table-cell table:style-name="ce21" office:value-type="float" office:value="0.65" calcext:value-type="float">
            <text:p>0.65</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Au contraire, Il en meurt.')</text:p>
          </table:table-cell>
          <table:table-cell table:style-name="ce21" office:value-type="string" calcext:value-type="string">
            <text:p>('#sganarelle', 'Non, il mourut.')</text:p>
          </table:table-cell>
          <table:table-cell table:style-name="ce21" office:value-type="float" office:value="0.08" calcext:value-type="float">
            <text:p>0.0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Merveilleux moyen de le guérir !')</text:p>
          </table:table-cell>
          <table:table-cell table:style-name="ce21" office:value-type="string" calcext:value-type="string">
            <text:p>('#don-juan', "L'effet est admirable.")</text:p>
          </table:table-cell>
          <table:table-cell table:style-name="ce21" office:value-type="float" office:value="1.82" calcext:value-type="float">
            <text:p>1.8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Comment ? Depuis six jours il ne pouvait mourir, Et dès qu'il en a pris, le voilà qui trépasse. Vit-on jamais remède avoir plus d'efficace ?")</text:p>
          </table:table-cell>
          <table:table-cell table:style-name="ce21" office:value-type="string" calcext:value-type="string">
            <text:p>('#sganarelle', "Comment ? <text:s/>Il y avait six jours entiers qu'il ne pouvait mourir, et cela le fit mourir d'un coup. <text:s/>Voulez-vous rien de plus efficace ?")</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Tu raisonnes fort juste.')</text:p>
          </table:table-cell>
          <table:table-cell table:style-name="ce21" office:value-type="string" calcext:value-type="string">
            <text:p>('#don-juan', 'Tu as raison.')</text:p>
          </table:table-cell>
          <table:table-cell table:style-name="ce21" office:value-type="float" office:value="1.02" calcext:value-type="float">
            <text:p>1.0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Il est vrai, cet habit Sur le raisonnement m'inspire de l'esprit, Et si sur certains points où je voudrais vous mettre, La dispute...")</text:p>
          </table:table-cell>
          <table:table-cell table:style-name="ce21" office:value-type="string" calcext:value-type="string">
            <text:p>('#sganarelle', "Mais laissons-là la Médecine où vous ne croyez point, et parlons des autres choses ; car cet habit me donne de l'esprit, et je me sens en humeur de disputer contre vous. Vous savez bien que vous me permettez les disputes, et que vous ne me défendez que les remontrances.")</text:p>
          </table:table-cell>
          <table:table-cell table:style-name="ce21" office:value-type="float" office:value="0.2" calcext:value-type="float">
            <text:p>0.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Une fois je veux te la permettre.')</text:p>
          </table:table-cell>
          <table:table-cell table:style-name="ce21" office:value-type="string" calcext:value-type="string">
            <text:p>('#don-juan', 'Et bien?')</text:p>
          </table:table-cell>
          <table:table-cell table:style-name="ce21" office:value-type="float" office:value="1.57" calcext:value-type="float">
            <text:p>1.5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Errez en Médecine autant qu'il vous plaira, La seule faculté s'en scandalisera ; Mais sur le reste, là, que le coeur se déploie. Que croyez-vous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Je crois ce qu'il faut que je croie.")</text:p>
          </table:table-cell>
          <table:table-cell table:style-name="ce21" office:value-type="string" calcext:value-type="string">
            <text:p>('#sganarelle', 'Je veux savoir un peu vos pensées à fonds. <text:s/>Est-il possible que vous ne croyez point du tout au Ciel ?')</text:p>
          </table:table-cell>
          <table:table-cell table:style-name="ce21" office:value-type="float" office:value="1.06" calcext:value-type="float">
            <text:p>1.06</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Bon. Parlons doucement, et sans nous échauffer. Le Ciel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number-columns-repeated="2" table:style-name="ce21" office:value-type="string" calcext:value-type="string">
            <text:p>('#don-juan', 'Laissons cela.')</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C'est fort bien dit. L'Enfer ?")</text:p>
          </table:table-cell>
          <table:table-cell table:style-name="ce21" office:value-type="string" calcext:value-type="string">
            <text:p>('#sganarelle', "C'est à dire que non ; et à l'Enfer ?")</text:p>
          </table:table-cell>
          <table:table-cell table:style-name="ce21" office:value-type="float" office:value="0.06" calcext:value-type="float">
            <text:p>0.06</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Laissons cela, te dis-je.')</text:p>
          </table:table-cell>
          <table:table-cell table:style-name="ce21" office:value-type="string" calcext:value-type="string">
            <text:p>('#don-juan', 'Eh.')</text:p>
          </table:table-cell>
          <table:table-cell table:style-name="ce21" office:value-type="float" office:value="0.67" calcext:value-type="float">
            <text:p>0.6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Il n'est pas nécessaire, De vous expliquer mieux, votre réponse est claire. Malheur si l'esprit fort s'y trouvait oublié. Voilà ce que vous sert d'avoir étudié, Temps perdu. Quant à moi, personne ne peut dire Que l'on m'ait rien appris, je sais à peine lire, Et j'ai de l'ignorance à fond ; mais franchement, Avec mon petit sens, mon petit jugement, Je vois, je comprends mieux ce que je dois comprendre, Que vos livres jamais ne pourraient me l'apprendre, Ce monde où je me trouve, et ce soleil qui luit, Sont-ce des champignons venus en une nuit ? Se sont-ils faits tout seuls ? Cette masse de pierre, Qui s'élève en rocher, ces arbres, cette terre, Ce Ciel planté là-haut, est-ce que tout cela S'est bâti de soi-même ? Et vous, seriez-vous là, Sans votre père, à qui le sien fut nécessaire, Pour devenir le vôtre ? Ainsi de père en père, Allant jusqu'au premier, qui veut-on qui l'ait fait, Ce premier ? Et dans l'Homme, ouvrage si parfait, Tous ces os agencés l'un dans l'autre, cette âme, Ces veines, ce poumon, ce coeur, ce foie... Oh, Dame, Parlez à votre tour comme les autres font. Je ne puis disputer si l'on ne m'interrompt. Vous vous taisez exprès, et c'est belle malic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Ton raisonnement charme, et j'attends qu'il finiss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Mon raisonnement est, Monsieur, quoi qu'il en soit, Que l'Homme est admirable en tout, et qu'on y voit Certains ingrédients, que, plus on les contemple, Moins on peut expliquer, d'où vient que... Par exemple, N'est-il pas merveilleux que je sois ici, moi, Et qu'en la tête, là, j'aie un je-ne-sais-quoi, Qui fait qu'en un moment, sans en savoir la cause, Je pense, s'il le faut, cent différentes choses, Et ne me mêle point d'ajuster les ressorts Que ce je-ne-sais-quoi fait mouvoir dans mon corps ? Je veux lever un doigt, deux, trois, la main entière, Aller à droit, à gauche, en avant, en arrière...")</text:p>
          </table:table-cell>
          <table:table-cell table:style-name="ce21" office:value-type="string" calcext:value-type="string">
            <text:p>('#sganarelle', "Tout de même. <text:s/>Et au Diable, s'il vous plaît ?")</text:p>
          </table:table-cell>
          <table:table-cell table:style-name="ce21" office:value-type="float" office:value="1.36" calcext:value-type="float">
            <text:p>1.36</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Ah, Sganarelle, vois. Peut-on sans s'étonner...")</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Voilà ce qu'il nous faut, Monsieur, pour raisonner. Vous n'êtes point muet en voyant une bell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Celle-ci me ravit.')</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Vraiment.')</text:p>
          </table:table-cell>
          <table:table-cell table:style-name="ce21" office:value-type="string" calcext:value-type="string">
            <text:p>('#don-juan', 'Oui, oui.')</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Que cherche-t-elle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Vous devriez déjà l'être allé demander.")</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Quel bien plus grand le Ciel pouvait-il m'accorder ? Présenter à mes yeux, dans un lieu si sauvage La plus belle personn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eonor', 'Oh, point, Monsieur.')</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Je gage Que vous n'avez encor que quatorze ans au plu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C'est comme il vous les faut.")</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eonor', 'Quatorze ans ? Je les eus Le dernier de Juillet.')</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Ô ma pauvre innocente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Mais que cherchiez-vous là ?')</text:p>
          </table:table-cell>
          <table:table-cell table:style-name="ce21" office:value-type="string" calcext:value-type="string">
            <text:p>('#sganarelle', "Aussi peu. <text:s/>Ne croyez-vous point l'autre vie ?")</text:p>
          </table:table-cell>
          <table:table-cell table:style-name="ce21" office:value-type="float" office:value="1.3" calcext:value-type="float">
            <text:p>1.3</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leonor', "Des herbes pour ma tante. C'est pour faire un remède, elle en prend très souvent.")</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Veut-elle consulter un homme fort savant ? Monsieur est médecin.')</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eonor', 'Ce serait là sa joie.')</text:p>
          </table:table-cell>
          <table:table-cell table:style-name="ce21" office:value-type="string" calcext:value-type="string">
            <text:p>('#don-juan', 'Ah, ah, ah.')</text:p>
          </table:table-cell>
          <table:table-cell table:style-name="ce21" office:value-type="float" office:value="0.7" calcext:value-type="float">
            <text:p>0.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Où son mal lui tient-il ? Est-ce à la rate ? Au foie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eonor', "Sous des arbres assise, elle prend l'air là-bas. Allons le savoir d'ell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Eh, ne nous pressons pas Qu'elle est propre à causer une flamme amoureuse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eonor', 'Il faudra que je sois pourtant religieuse.')</text:p>
          </table:table-cell>
          <table:table-cell table:style-name="ce21" office:value-type="string" calcext:value-type="string">
            <text:p>('#sganarelle', "Voilà un homme que j'aurais bien de la peine à convertir. <text:s/>Et dites-moi un peu, encore faut-il croire quelque chose. <text:s/>Qu'est ce que vous croyez [?]")</text:p>
          </table:table-cell>
          <table:table-cell table:style-name="ce21" office:value-type="float" office:value="1.11" calcext:value-type="float">
            <text:p>1.1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Ah quel meurtre ! Et d'où vient ? Est-ce que vous avez Tant de vocation...")</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eonor', "Pas trop, mais vous savez Qu'on menace une fille, et qu'il faut sans murmur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C'est cela qui vous tient ?")</text:p>
          </table:table-cell>
          <table:table-cell table:style-name="ce21" office:value-type="string" calcext:value-type="string">
            <text:p>('#don-juan', 'Ce que je crois ?')</text:p>
          </table:table-cell>
          <table:table-cell table:style-name="ce21" office:value-type="float" office:value="1.04" calcext:value-type="float">
            <text:p>1.04</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leonor', 'Et puis, ma tante assure Que je ne suis point propre au mariag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Vous ? Elle se moque ; allez, faites choix d'un époux. Je vous garantis, moi, s'il faut que j'en réponde, Propre à vous marier plus que Fille du monde. Monsieur le médecin s'y connaît, et je veux Que lui-mêm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Voyons. Le cas n'est point douteux. Mariez-vous, il faut vous mettre deux ensemble ; Sinon ; il vous viendra mal encombr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eonor', 'Ah, je tremble, Et quel mal est-ce là que vous nommez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Un mal Qui confirme en six mois l'humide radical ; Mal terrible, astringent, vaporeux.")</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eonor', 'Je suis mort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Mais surtout qui s'augmente au couvent.")</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eonor', "Il n'importe, On ne laissera pas de m'y mettr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Et pourquoi ?')</text:p>
          </table:table-cell>
          <table:table-cell table:style-name="ce21" office:value-type="string" calcext:value-type="string">
            <text:p>('#sganarelle', 'Oui.')</text:p>
          </table:table-cell>
          <table:table-cell table:style-name="ce21" office:value-type="float" office:value="0.81" calcext:value-type="float">
            <text:p>0.8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leonor', "À cause de ma soeur qu'on aime plus que moi, On la mariera mieux, quand on n'aura plus qu'elle.")</text:p>
          </table:table-cell>
          <table:table-cell table:style-name="ce21" office:value-type="string" calcext:value-type="string">
            <text:p>('#don-juan', 'Je crois que deux et deux font quatre, Sganarelle et que quatre et quatre font huit.')</text:p>
          </table:table-cell>
          <table:table-cell table:style-name="ce21" office:value-type="float" office:value="1.61" calcext:value-type="float">
            <text:p>1.6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Vous êtes pour cela trop aimable et trop belle. Non, je ne puis souffrir cet excès de rigueur ; Et dès demain, pour faire enrager votre soeur, Je veux vous épouser. En serez-vous contente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eonor', "Hé, mon_Dieu, n'allez pas en rien dire à ma Tante. Sitôt que du Couvent elle voit que je ris, Deux soufflets me sont sûrs, et ce serait bien pis, Si vous alliez pour moi parler de mariag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Et bien, marions-nous en secret ; je m'engage, Puisqu'elle vous maltraite, à vous mettre en état De ne rien craindre d'ell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Et par un bon Contrat. Ce n'est point à demi que Monsieur fait les chose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J'avais, pour fuir l'hymen, d'assez pressantes causes ; Mais pour vous faire entrer au Couvent malgré vous, Savoir qu'à la menace on ajoute les coups, C'est un acte inhumain, dont je me sens coupable, Si je ne vous épouse.")</text:p>
          </table:table-cell>
          <table:table-cell table:style-name="ce21" office:value-type="string" calcext:value-type="string">
            <text:p>('#sganarelle', "La belle croyance, que voilà ! <text:s/>Votre religion, à ce que je vois, est donc l'Arithmétique ? <text:s/>Il faut avouer qu'il se met d'étranges folies dans la tête des hommes, et que pour avoir étudié, on est bien moins sage le plus souvent. <text:s/>Pour moi, Monsieur, je n'ai point étudié comme vous, Dieu merci, et personne ne se saurait vanter de m'avoir jamais rien appris ; mais avec mon petit sens, et mon petit jugement, je vois les choses mieux que tous vos livres, et je comprends fort bien que ce monde que nous voyons, n'est pas un champignon qui soit venu tout seul en une nuit. <text:s/>Je voudrais bien vous demander qui a fait ces arbes-là, ces rochers, cette terre, et ce Ciel que voilà là-haut, et si tout cela s'est bâti de lui-même ? <text:s/>Vous voilà vous, par exemple, vous êtes là ; est-ce que vous vous êtes fait tout seul, et n'a-t-il pas fallu que votre père ait engrossé votre mère pour vous faire ? <text:s/>Pouvez vous voir toutes ces inventions dont la machine de l'homme est composée, sans admirer de quelle façon cela est agencé l'un dans l'autre ? <text:s/>Ces nerfs, ces os, ces veines, ces artères, ces... <text:s/>Ce poumon, ce coeur, ce foie, et tous ces autres ingrédients qui sont là et qui... <text:s/>Oh Dame, interrompez-moi donc si vous voulez, je ne saurais disputer si l'on ne m'interrompt, vous vous taisez exprès, et me laissez parler par belle malice.")</text:p>
          </table:table-cell>
          <table:table-cell table:style-name="ce21" office:value-type="float" office:value="0.73" calcext:value-type="float">
            <text:p>0.73</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Il est fort charitable. Voyez, se marier pour vous ôter l'ennui D'être Religieuse ; attendez tout de lui.")</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eonor', "Si j'osais m'assurer...")</text:p>
          </table:table-cell>
          <table:table-cell table:style-name="ce21" office:value-type="string" calcext:value-type="string">
            <text:p>('#don-juan', "J'attends que ton raisonnement soit fini.")</text:p>
          </table:table-cell>
          <table:table-cell table:style-name="ce21" office:value-type="float" office:value="1.46" calcext:value-type="float">
            <text:p>1.46</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C'est une bagatelle, Que ce qu'il vous promet. Sa bonté naturelle Va si loin, qu'il est prêt, pour faire trêve aux coups D'épouser, s'il le faut, votre Tante avec vou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eonor', "Ah, qu'il n'en fasse rien ; elle est si dégoûtante... Mais moi, suis-je assez bell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Ah Ciel ! Toute charmante. Quelle douceur pour moi de vivre sous vos lois ! Non, ce qui fait l'hymen n'est point de notre choix ; J'en suis trop convaincu ; je vous connais à peine, Et tout_à_coup je cède à l'amour qui m'entraîne.")</text:p>
          </table:table-cell>
          <table:table-cell table:style-name="ce21" office:value-type="string" calcext:value-type="string">
            <text:p>('#sganarelle', "Mon Raisonnement est qu'il y a quelque chose d'admirable dans l'homme, quoi que vous puissiez dire, que tous les savants ne sauraient expliquer. <text:s/>Cela n'est-il pas merveilleux que me voilà ici, et que j'aie quelque chose dans la tête qui pense cent choses différentes en un moment, et fait de mon corps tout ce qu'il veut ? <text:s/>Je veux frapper des mains, hausser le bras, lever les yeux aux Ciel, baisser la tête, remuer les pieds, aller à droit, à gauche, en avant, en arrière, tourner. Il se laisse tomber en se tournant.")</text:p>
          </table:table-cell>
          <table:table-cell table:style-name="ce21" office:value-type="float" office:value="0.29" calcext:value-type="float">
            <text:p>0.29</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leonor', "Je voudrais qu'il fût vrai, car ma tante, et la peur Que me fait le couvent...")</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Ah, connaissez mon coeur. Voulez-vous que ma foi, pour preuve indubitable ; Vous fasse le serment le plus épouvantable ? Que le Ciel...')</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eonor', 'Je vous crois, ne jurez point.')</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Et bien ?')</text:p>
          </table:table-cell>
          <table:table-cell table:style-name="ce21" office:value-type="string" calcext:value-type="string">
            <text:p>('#don-juan', 'Bon, voilà ton raisonnement qui a le nez cassé.')</text:p>
          </table:table-cell>
          <table:table-cell table:style-name="ce21" office:value-type="float" office:value="1.51" calcext:value-type="float">
            <text:p>1.5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leonor', "Mais pour nous marier, sans que l'on en sût rien, Si la chose pressait, comment faudrait-il faire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Il faudrait avec moi venir chez un Notaire, Signer le Mariage, et quand tout serait fait, Nous laisserions gronder votre Tant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En effet, Quand une chose est faite, elle n'est pas à fair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eonor', "Oh, ma tante et ma soeur seront bien en colère ; Car j'aurai pour ma part plus de vingt mille écus, Bien des gens me l'ont dit.")</text:p>
          </table:table-cell>
          <table:table-cell table:style-name="ce21" office:value-type="string" calcext:value-type="string">
            <text:p>('#sganarelle', "Morbleu, je suis bien sot de m'amuser à raisonner avec vous. <text:s/>Croyez ce que vous voudrez, il m'importe bien que vous soyez damné.")</text:p>
          </table:table-cell>
          <table:table-cell table:style-name="ce21" office:value-type="float" office:value="1.02" calcext:value-type="float">
            <text:p>1.0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Vous me rendez confus. Pensez-vous que ce soit votre bien qui m'engage ? Ce sont les agréments de ce charmant visage, Cette bouche, ces yeux. Enfin soyez à moi, Et je renonce au reste.")</text:p>
          </table:table-cell>
          <table:table-cell table:style-name="ce21" office:value-type="string" calcext:value-type="string">
            <text:p>('#don-juan', 'Mais tout en raisonnant, je crois que nous sommes égarés, appelle un peu cet homme que voilà là-bas pour lui demander le chemin.')</text:p>
          </table:table-cell>
          <table:table-cell table:style-name="ce21" office:value-type="float" office:value="1.48" calcext:value-type="float">
            <text:p>1.4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Il est de bonne foi. Vos écus sont pour lui des beautés peu touchantes.')</text:p>
          </table:table-cell>
          <table:table-cell table:style-name="ce21" office:value-type="string" calcext:value-type="string">
            <text:p>('#sganarelle', "Holà ho, l'homme, ho, mon compère, ho l'ami, un petit mot, s'il vous plaît.")</text:p>
          </table:table-cell>
          <table:table-cell table:style-name="ce21" office:value-type="float" office:value="1.08" calcext:value-type="float">
            <text:p>1.0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leonor', "J'ai dans le Bourg voisin une de mes Parentes, Qui veut qu'on me marie, et qui m'a toujours dit, Que si quelqu'un m'aimait...")</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C'est avoir de l'esprit.")</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eonor', 'Elle envoierait chercher de bon coeur le notaire. Si nous allions chez elle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Et bien, il le faut faire. Me voilà prêt, allon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eonor', 'Mais quoi, seule avec vous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Vous avecque moi, c'est suivre votre époux. Est-ce scrupule à faire après la foi promise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eonor', "Pas trop, mais j'ai toujour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Vous verrez ma franchis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eonor', 'Du moin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Par où faut-il vous mener ?')</text:p>
          </table:table-cell>
          <table:table-cell table:style-name="ce21" office:value-type="string" calcext:value-type="string">
            <text:p>('#sganarelle', 'Enseignez-nous un peu le chemin qui mène à la ville.')</text:p>
          </table:table-cell>
          <table:table-cell table:style-name="ce21" office:value-type="float" office:value="0.66" calcext:value-type="float">
            <text:p>0.66</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leonor', 'Par ici. Mais quel malheur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Comment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eonor', 'Ma Tante que voici...')</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Le fâcheux contretemps ! Qui diable nous l'amène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Ma foi, c'en était fait sans cela.")</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Quelle peine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eonor', "Sans rien dire, venez m'attendre ici ce soir, Je m'y rendrai.")</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therese', "Vraiment, j'aime assez à vous voir. Impudente ; il vous faut parler avec des homme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Vous ne savez pas bien, Madame, qui nous somme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eonor', "Est-ce faire du mal, quand c'est à bonne fin ? Ce monsieur-là m'a dit qu'il était Médecin, Et je lui demandais si pour guérir votre Asthme, Il ne savait pa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Oui ; j'ai certain cataplasme, Qui posé, lorsqu'on tombe en suffocation, Facilite aussitôt la respiration.")</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therese', "Eh, mon_Dieu, là-dessus j'ai vu les plus habiles, Leurs Remèdes me sont Remèdes inutile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Je le crois. La plupart des plus grands Médecins Ne sont bons qu'à venir visiter des bassins ; Mais pour moi qui vais droit au souverain Dictame, Je guéris de tous maux, et je voudrais, Madame, Que votre Asthme vous tînt du haut jusques au bas, Trois jours mon Cataplasme, il n'y paraîtrait pa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therese', 'Hélas ! Que vous feriez une admirable cure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Je parle hardiment, mais ma parole est sûre. Demandez à Monsieur. Outre l'asthme, il avait Un Bolus au côté qui toujours s'élevait. Du Diaphragme impur l'humeur trop réunie Le mettait tous les ans dix fois à l'agonie. En huit jours, je vous ai balayé tout cela, Nettoyé l'impur, et... Regardez, le voilà Aussi frais, aussi plein de vigueur énergique, Que s'il n'avait jamais eu tache d'Asthmatiqu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therese', "Son teint est frais sans doute, et d'un vif éclatant.")</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Ça, voyons votre pouls. Il est intermittent ; La palpitation du poumon s'y dénot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therese', 'Quelquefoi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Votre langue. Elle n'est pas tant sotte. En dessous, levez-là. L'Asthme y paraît marqué. Ah, si mon cataplasme était vite appliqué...")</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therese', "Où donc l'applique-t-on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Tout droit sur la partie, Où la force de l'asthme est le plus départie. Comme l'obstruction se fait de ce côté, Il faut, autant qu'on peut, la mettre en liberté ; Car selon que d'abord la chaleur restringente A pu se ramasser, la partie est souffrante, Et laisse à respirer le conduit plus étroit. Or est-il que le chaud ne vient jamais du froid. Par conséquent, sitôt que dans une famille, Vous voyez que le mal prend cour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therese', 'Petite fille, Passez de ce côté.')</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Ne différez jamai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Vous viendrez donc ce soir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eonor', 'Oui, je vous le promet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À vous cataplasmer commencez de bonne heure. En quel lieu faites-vous ici votre demeure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therese', 'Vous voyez ma Maison.')</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Dans trois heures d'ici, Prenez dans un ouf frais de cette poudre-ci, Et du reste du jour ne parlez à personne. Voilà jusqu'à demain ce que je vous ordonne, Je ne manquerai pas à me rendre chez vous.")</text:p>
          </table:table-cell>
          <table:table-cell table:style-name="ce21" office:value-type="string" calcext:value-type="string">
            <text:p>('#le-pauvre', "Vous n'avez qu'à suivre cette route, Messieurs, et tournez à main droite quand vous serez au bout de la forêt, mais je vous donne avis que vous devez vous tenir sur vos gardes, et que depuis quelque temps, il y a des voleurs ici autour.")</text:p>
          </table:table-cell>
          <table:table-cell table:style-name="ce21" office:value-type="float" office:value="0.45" calcext:value-type="float">
            <text:p>0.45</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therese', 'Venez, vous faites seul mon espoir le plus doux. Allons, petite fille, aidez-moi.')</text:p>
          </table:table-cell>
          <table:table-cell table:style-name="ce21" office:value-type="string" calcext:value-type="string">
            <text:p>('#don-juan', 'Je te suis obligé, mon ami, et je te rends grâces de tout mon coeur.')</text:p>
          </table:table-cell>
          <table:table-cell table:style-name="ce21" office:value-type="float" office:value="1.02" calcext:value-type="float">
            <text:p>1.0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leonor', 'Ça, ma tant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Qu'en dites-vous, Monsieur ?")</text:p>
          </table:table-cell>
          <table:table-cell table:style-name="ce21" office:value-type="string" calcext:value-type="string">
            <text:p>('#le-pauvre', 'Si vous voulez me secourir, Monsieur, me secourir de quelque aumône.')</text:p>
          </table:table-cell>
          <table:table-cell table:style-name="ce21" office:value-type="float" office:value="0.97" calcext:value-type="float">
            <text:p>0.9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La rencontre est plaisant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M'érigeant en docteur, j'ai là fort à propos, Pour amuser la tante, étalé de grands mot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Où diable as-tu pêché ce jargon ?')</text:p>
          </table:table-cell>
          <table:table-cell table:style-name="ce21" office:value-type="string" calcext:value-type="string">
            <text:p>('#don-juan', 'Ah, ah, ton avis est intéressé, à ce que je vois.')</text:p>
          </table:table-cell>
          <table:table-cell table:style-name="ce21" office:value-type="float" office:value="0.9" calcext:value-type="float">
            <text:p>0.9</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Laissez faire. J'ai servi quelque temps chez un apothicaire. S'il faut jaser encor, je suis médecin né. Mais ce tabac en poudre à la vieille donné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Sa nièce est fort aimable, et doit ici se rendre Quand le jour...')</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Quoi, Monsieur, vous l'y viendrez attendre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Oui, sans dout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Et de là, vous, l'épouseur banal, Vous irez lui passer un écrit nuptial.")</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Souffrir, faute d'un mot, qu'elle échappe à ma flamme ?")</text:p>
          </table:table-cell>
          <table:table-cell table:style-name="ce21" office:value-type="string" calcext:value-type="string">
            <text:p>('#le-pauvre', "Je suis un pauvre homme, Monsieur, retiré tout seul dans ce bois depuis plus de dix ans, et je ne manquerai pas de prier le Ciel qu'il vous donne toute sorte de biens.")</text:p>
          </table:table-cell>
          <table:table-cell table:style-name="ce21" office:value-type="float" office:value="1.28" calcext:value-type="float">
            <text:p>1.2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Quel diable de métier ! Toujours femme sur Femme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En vain pour moi ton zèle y voit de l'embarras, Les femmes n'en font point.")</text:p>
          </table:table-cell>
          <table:table-cell table:style-name="ce21" office:value-type="string" calcext:value-type="string">
            <text:p>('#don-juan', "Eh, prie le Ciel qu'il te donne un habit, sans te mettre en peine des affaires des autres.")</text:p>
          </table:table-cell>
          <table:table-cell table:style-name="ce21" office:value-type="float" office:value="1.17" calcext:value-type="float">
            <text:p>1.1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Je ne vous comprends pas. Mille Gens, dont je vois partout qu'on se contente, En ont souvent trop d'une, et vous en prenez trente !")</text:p>
          </table:table-cell>
          <table:table-cell table:style-name="ce21" office:value-type="string" calcext:value-type="string">
            <text:p>('#sganarelle', "Vous ne connaissez pas Monsieur, bonhomme, il ne croit qu'en deux et deux font quatre, et en quatre et quatre font huit.")</text:p>
          </table:table-cell>
          <table:table-cell table:style-name="ce21" office:value-type="float" office:value="0.95" calcext:value-type="float">
            <text:p>0.95</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Je ne me pique pas aussi de les garder ; Le grand nombre en ce cas pourrait m'incommoder.")</text:p>
          </table:table-cell>
          <table:table-cell table:style-name="ce21" office:value-type="string" calcext:value-type="string">
            <text:p>('#don-juan', 'Quelle est ton occupation parmi ces arbres.')</text:p>
          </table:table-cell>
          <table:table-cell table:style-name="ce21" office:value-type="float" office:value="1.52" calcext:value-type="float">
            <text:p>1.5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le-pauvre', 'De prier le Ciel tout le jour pour la prospérité des gens de bien qui me donnent quelque chose.')</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juan', 'Il ne se peut donc pas que tu ne sois bien à ton aise ?')</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sganarelle', 'Pourquoi ? Vous en feriez un Sérail. Mais je tremble. Quel cliquetis ? Monsieur, ah !')</text:p>
          </table:table-cell>
          <table:table-cell table:style-name="ce21" office:value-type="string" calcext:value-type="string">
            <text:p>('#le-pauvre', 'Hélas, Monsieur, je suis dans la plus grande nécessité du monde.')</text:p>
          </table:table-cell>
          <table:table-cell table:style-name="ce21" office:value-type="float" office:value="1.2" calcext:value-type="float">
            <text:p>1.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juan', "Tu te moques ; un homme qui prie le Ciel tout le jour, ne peut pas manquer d'être bien dans ses affaires.")</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le-pauvre', "Je vous assure, Monsieur, que le plus souvent je n'ai pas un morceau de pain à mettre sous les dents.")</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don-juan', 'Trois hommes ensemble En attaquent un seul, il faut le secourir.')</text:p>
          </table:table-cell>
          <table:table-cell table:style-name="ce21" office:value-type="string" calcext:value-type="string">
            <text:p>('#don-juan', "Je te veux donner un louis d'or, et je te donne pour l'amour de l'humanité. <text:s/>Mais que vois-je là ? <text:s/>Un home attaqué par trois autres ? <text:s/>La partie est trop inégale, et je ne dois pas souffrir cette lâcheté.")</text:p>
          </table:table-cell>
          <table:table-cell table:style-name="ce21" office:value-type="float" office:value="0.98" calcext:value-type="float">
            <text:p>0.9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Voilà l'humeur de l'homme. Où s'en va-t-il courir ? S'aller faire échiner sans qu'il soit nécessaire. Quels grands coups il allonge ! Il faut le laisser faire. Le plus sûr cependant est de m'aller cacher. S'il a besoin de moi, qu'il vienne me chercher.")</text:p>
          </table:table-cell>
          <table:table-cell table:style-name="ce21" office:value-type="string" calcext:value-type="string">
            <text:p>('#sganarelle', "Mon Maître est un vrai enragé d'aller se présenter à un péril qui ne le cherche pas, ma foi, le secours a servi, et les deux ont fait fuir les trois.")</text:p>
          </table:table-cell>
          <table:table-cell table:style-name="ce21" office:value-type="float" office:value="0.61" calcext:value-type="float">
            <text:p>0.6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carlos', "Ces Voleurs par leur fuite ont fait assez connaître Qu'où votre bras se montre on n'ose plus paraître, Et je ne puis nier qu'à cet heureux secours, Si je respire encor, je ne doive mes jours. Ainsi, Monsieur, souffrez que pour vous rendre grâce...")</text:p>
          </table:table-cell>
          <table:table-cell table:style-name="ce21" office:value-type="string" calcext:value-type="string">
            <text:p>('#don-carlos', "On voit par la fuite de ces voleurs de quel secours est votre bras, souffrez, Monsieur, que je vous rends grâce d'une action si généreuse et qu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J'ai fait ce que vous-même auriez fait à ma place, Et prendre ce parti contre leur lâcheté, Était plutôt devoir que générosité. Mais d'où vous êtes-vous attiré leur poursuite ?")</text:p>
          </table:table-cell>
          <table:table-cell table:style-name="ce21" office:value-type="string" calcext:value-type="string">
            <text:p>('#don-juan', "Je n'ai rien fait, Monsieur, que vous n'eussiez fait à ma place. <text:s/>Notre propre honneur est intéressé dans de pareilles aventures, et l'action de ces coquins était si lâche, que c'eût été y prendre part que de ne s'y pas opposer, mais par quelle rencontre vous êtes-vous trouvé entre leurs mains ?")</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carlos', "Je m'étais par malheur écarté de ma suite. Ils m'ont rencontré seul, et mon cheval tué À leur infâme audace a fort contribué. Sans vous j'étais perdu.")</text:p>
          </table:table-cell>
          <table:table-cell table:style-name="ce21" office:value-type="string" calcext:value-type="string">
            <text:p>('#don-carlos', "Je m'étais par hasard écarté d'un frère et de tous ceux de notre suite, et comme je cherchais à les rejoindre j'ai fait rencontre de ces voleurs qui d'abord ont tué mon cheval, et qui sans votre valeur en auraient fait autant de moi.")</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Vous allez à la ville ?')</text:p>
          </table:table-cell>
          <table:table-cell table:style-name="ce21" office:value-type="string" calcext:value-type="string">
            <text:p>('#don-juan', "Votre dessein est-il d'aller du côté de la ville ?")</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carlos', 'Non, certains intérêt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Vous peut-on être utile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carlos', "Cette offre met le comble à ce que je vous dois. Une affaire d'honneur, très sensible pour moi, M'oblige dans ces lieux à tenir la campagne.")</text:p>
          </table:table-cell>
          <table:table-cell table:style-name="ce21" office:value-type="string" calcext:value-type="string">
            <text:p>('#don-carlos', "Oui, mais sans y vouloir entrer, et nous nous voyons obligés, mon frère et moi, à tenir la campagne pour une de ces fâcheuses affaires qui réduisent les Gentilshommes à se sacrifier eux et leur famille à la sévérité de leur honneur, puisque enfin le plus doux succès en est toujours funeste, et que si l'on ne quitte pas la vie on est contraint de quitter le Royaume, et c'est en quoi je trouve la condition d'un Gentilhomme malheureuse, de ne pouvoir point s'assurer sur toute la prudence et toute l'honnêteté de sa conduite, d'être asservi par les lois de l'honneur au dérèglement de la conduite d'autrui, et de voir sa vie, son repos, et ses biens dépendre de la fantaisie du premier téméraire, qui s'avisera de lui faire une de ces injures pour qui un honnête homme doit périr.")</text:p>
          </table:table-cell>
          <table:table-cell table:style-name="ce21" office:value-type="float" office:value="0.95" calcext:value-type="float">
            <text:p>0.95</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Je suis à vous, souffrez que je vous accompagne. Mais puis-je demander, sans me rendre indiscret, Quel outrage reçu...')</text:p>
          </table:table-cell>
          <table:table-cell table:style-name="ce21" office:value-type="string" calcext:value-type="string">
            <text:p>('#don-juan', "On a cet avantage qu'on fait courir le même risque, et passer mal aussi le temps à ceux qui prennent fantaisie de nous venir faire une offense de gaieté de coeur. <text:s/>Mais ne serait-ce point une indiscrétion que de vous demander quelle peut être votre affaire ?")</text:p>
          </table:table-cell>
          <table:table-cell table:style-name="ce21" office:value-type="float" office:value="0.67" calcext:value-type="float">
            <text:p>0.6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carlos', "Ce n'est plus un secret, Et je ne dois songer dans le bruit de l'offense, Qu'à faire, promptement éclater ma vengeance. Une soeur, qu'au Couvent j'avais fait élever, Depuis quatre ou cinq jours s'est laissée enlever. Un Don Juan Giron, est l'auteur de l'injure, Il a pris cette route, au moins on m'en assure, Et je viens l'y chercher sur ce que j'en ai su.")</text:p>
          </table:table-cell>
          <table:table-cell table:style-name="ce21" office:value-type="string" calcext:value-type="string">
            <text:p>('#don-carlos', "La chose en est aux termes de n'en plus faire de secret, et lorsque l'injure a une fois éclaté notre honneur ne va point à vouloir cacher notre honte, mais à faire éclater notre vengeance et à publier même le dessein que nous en avons. <text:s/>Ainsi, Monsieur, je ne feindrai point de vous dire que l'offense que nous cherchons à venger, est une soeur séduite et enlevée d'un couvent, et que l'auteur de cette offense est un Don Juan Tenorio, fils de Don Louis Tenorio. <text:s/>Nous le cherchons depuis quelques jours et nous l'avons suivi ce matin sur le rapport d'un valet qui nous a dit qu'il sortait à cheval accompagné de quatre ou cinq, et qu'il avait pris le long de ce côté, mais tous nos soins ont été inutiles et nous n'avons pu découvrir ce qu'il est devenu.")</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Et le connaissez-vous ?')</text:p>
          </table:table-cell>
          <table:table-cell table:style-name="ce21" office:value-type="string" calcext:value-type="string">
            <text:p>('#don-juan', 'Le connaissez-vous, Monsieur, ce Don Juan, dont vous parlez ?')</text:p>
          </table:table-cell>
          <table:table-cell table:style-name="ce21" office:value-type="float" office:value="0.75" calcext:value-type="float">
            <text:p>0.75</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carlos', "Je ne l'ai jamais vu, Mais j'amène avec moi des Gens qui le connaissent ; Et par ses actions telles qu'elles paraissent, Je crois, sans passion, qu'il peut être permis...")</text:p>
          </table:table-cell>
          <table:table-cell table:style-name="ce21" office:value-type="string" calcext:value-type="string">
            <text:p>('#don-carlos', "Non, quant à moi. <text:s/>Je ne l'ai jamais vu, et je l'ai seulement ouï dépeindre à mon frère ; mais la Renommée n'en dit pas force bien, et c'est un homme dont la vie ....")</text:p>
          </table:table-cell>
          <table:table-cell table:style-name="ce21" office:value-type="float" office:value="0.13" calcext:value-type="float">
            <text:p>0.13</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N'en dites point de mal, il est de mes amis.")</text:p>
          </table:table-cell>
          <table:table-cell table:style-name="ce21" office:value-type="string" calcext:value-type="string">
            <text:p>('#don-juan', "Arrêtez, Monsieur, s'il vous plaît, il est un peu un de mes amis, et ce serait à moi une espèce de lâcheté que d'en ouïr dire du mal.")</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carlos', "Après un tel aveu j'aurais tort d'en rien dire ; Mais lorsque mon honneur à la vengeance aspire, Malgré cette amitié j'ose espérer de vous...")</text:p>
          </table:table-cell>
          <table:table-cell table:style-name="ce21" office:value-type="string" calcext:value-type="string">
            <text:p>('#don-carlos', "Pour l'amour de vous, Monsieur, je n'en dirai rien du tout, et c'est bien la moindre chose que je vous doive, après m'avoir sauvé la vie, que de me taire devant vous d'une personne que vous connaissez, lorsque je ne puis en parler sans en dire du mal : mais quelque ami que vous lui soyez, j'ose espérer que vous n'approuverez pas son action, et ne trouverez pas étrange que nous cherchions d'en prendre la vengeance.")</text:p>
          </table:table-cell>
          <table:table-cell table:style-name="ce21" office:value-type="float" office:value="0.2" calcext:value-type="float">
            <text:p>0.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Je sais ce que se doit un si juste courroux, Et pour vous épargner des peines inutiles, Quels que soient vos desseins, je les rendrai faciles. Si d'aimer Don Juan je ne puis m'empêcher, C'est sans avoir servi jamais à le cacher. D'un enlèvement fait avecque trop d'audace Vous demandez raison, il faut qu'il vous la fasse.")</text:p>
          </table:table-cell>
          <table:table-cell table:style-name="ce21" office:value-type="string" calcext:value-type="string">
            <text:p>('#don-juan', "Au contraire, je vous y veux servir, et vous épargner des soins inutiles ; je suis ami de Don Juan, je ne puis pas m'en empêcher, mais il n'est pas raisonnable qu'il offense impunément des Gentilshommes, je m'engage à vous faire faire raison par lui.")</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carlos', "Et quelle raison peut-on faire à ces sortes d'injures.")</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don-carlos', 'Et comment me la faire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Il est homme de coeur, Vous pouvez là-dessus consulter votre honneur. Pour se battre avec vous, quand vous aurez su prendre Le lieu, l'heure, et le jour, il viendra vous attendre. Vous répondre de lui, c'est vous en dire assez.")</text:p>
          </table:table-cell>
          <table:table-cell table:style-name="ce21" office:value-type="string" calcext:value-type="string">
            <text:p>('#don-juan', "Toute celle que votre honneur peut souhaiter, et sans vous donner la peine de chercher Don Juan davantage, je m'oblige à le faire trouver au lieu que vous voudrez et quand il vous plaira.")</text:p>
          </table:table-cell>
          <table:table-cell table:style-name="ce21" office:value-type="float" office:value="0.41" calcext:value-type="float">
            <text:p>0.4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carlos', 'Cette assurance est douce à des cours offensés. Mais je vous avouerai que vous devant la vie, Je ne puis, sans douleur, vous voir de la partie.')</text:p>
          </table:table-cell>
          <table:table-cell table:style-name="ce21" office:value-type="string" calcext:value-type="string">
            <text:p>('#don-carlos', 'Cet espoir est bien doux, Monsieur, à des coeurs offensés ; mais après ce que je vous dois ce me serait une trop sensible douleur que vous fussiez de la partie.')</text:p>
          </table:table-cell>
          <table:table-cell table:style-name="ce21" office:value-type="float" office:value="0.21" calcext:value-type="float">
            <text:p>0.2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Une telle amitié nous a joints jusqu'ici, Que s'il se bat, il faut que je me batte aussi. Notre union le veut.")</text:p>
          </table:table-cell>
          <table:table-cell table:style-name="ce21" office:value-type="string" calcext:value-type="string">
            <text:p>('#don-juan', "Je suis si attaché à Don Juan qu'il ne saurait se battre que je ne me batte aussi : mais enfin j'en réponds comme de moi-même, et vous n'avez qu'à dire quand vous voulez qu'il paraisse et vous donne satisfaction.")</text:p>
          </table:table-cell>
          <table:table-cell table:style-name="ce21" office:value-type="float" office:value="0.77" calcext:value-type="float">
            <text:p>0.7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carlos', "Et c'est dont je soupire. Faut-il, quand je vous dois le jour que je respire, Que j'aie à me venger, et qu'il vous soit permis D'aimer le plus mortel de tous mes Ennemis ?")</text:p>
          </table:table-cell>
          <table:table-cell table:style-name="ce21" office:value-type="string" calcext:value-type="string">
            <text:p>('#don-carlos', 'Que ma destinée est cruelle ! <text:s/>Faut il que je vous doive la vie, et que Don Juan soit de vos amis !')</text:p>
          </table:table-cell>
          <table:table-cell table:style-name="ce21" office:value-type="float" office:value="0.21" calcext:value-type="float">
            <text:p>0.2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alonse', "Fais boire nos Chevaux, et que l'on nous attende. Par où donc... Mais ô Ciel, que ma surprise est grande !")</text:p>
          </table:table-cell>
          <table:table-cell table:style-name="ce21" office:value-type="string" calcext:value-type="string">
            <text:p>('#don-alonse', "Faites boire là nos chevaux, et qu'on les amène après nous, je veux un peu marcher à pied. <text:s/>Ô Ciel que vois-je ici ! <text:s/>Quoi, mon frère, vous voilà avec notre ennemi mortel ?")</text:p>
          </table:table-cell>
          <table:table-cell table:style-name="ce21" office:value-type="float" office:value="0.65" calcext:value-type="float">
            <text:p>0.65</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carlos', "D'où vient qu'ainsi sur nous vos regards attaché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alonse', 'Voilà votre ennemi, celui que vous cherchez, Don Juan.')</text:p>
          </table:table-cell>
          <table:table-cell table:style-name="ce21" office:value-type="string" calcext:value-type="string">
            <text:p>('#don-carlos', 'Notre ennemi mortel ?')</text:p>
          </table:table-cell>
          <table:table-cell table:style-name="ce21" office:value-type="float" office:value="1.28" calcext:value-type="float">
            <text:p>1.2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carlos', 'Don Juan ?')</text:p>
          </table:table-cell>
          <table:table-cell table:style-name="ce21" office:value-type="string" calcext:value-type="string">
            <text:p>('#don-juan', "Oui, je suis Don Juan moi-même, et l'avantage du nombre ne m'obligera pas à vouloir déguiser mon nom.")</text:p>
          </table:table-cell>
          <table:table-cell table:style-name="ce21" office:value-type="float" office:value="1.08" calcext:value-type="float">
            <text:p>1.0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alonse', 'Ah traître, il faut que tu périsses, et...')</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carlos', "Ah, mon frère, arrêtez, je lui suis redevable de la vie, et sans le secours de son bras, j'aurais été tué par des voleurs que j'ai trouvé.")</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alonse', "Et voulez-vous que cette considération empêche notre vengeance ? <text:s/>Tous les services que nous rend une main ennemie, ne sont d'aucun mérite pour engager notre âme, et s'il faut mesurer l'obligation à l'injure, votre reconnaissance, mon frère, est ici ridicule ; et comme l'honneur est infiniment plus précieux que la vie, c'est ne devoir rien proprement, que d'être redevable de la vie à qui nous a été l'honneur.")</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don-juan', "Oui, je renonce à feindre ; L'avantage du nombre est peu pour m'y contraindre. Je suis ce Don Juan, dont le trépas juré...")</text:p>
          </table:table-cell>
          <table:table-cell table:style-name="ce21" office:value-type="string" calcext:value-type="string">
            <text:p>('#don-carlos', "Je sais la différence, mon Frère, qu'un Gentilhomme doit toujours mettre entre l'un et l'autre, et la reconnaissance de l'obligation n'efface point en moi le ressentiment de l'injure : mais souffrez que je lui rende ici ce qu'il m'a prêté, que je m'acquitte sur le champ de la vie, que je lui dois par un délai de notre vengeance, et lui laisse la liberté de jouir durant quelques jours du fruit de son bienfait.")</text:p>
          </table:table-cell>
          <table:table-cell table:style-name="ce21" office:value-type="float" office:value="0.55" calcext:value-type="float">
            <text:p>0.55</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alonse', "Non, non c'est hasarder notre vengeance que de la reculer, et l'occasion de la prendre peut ne plus revenir ; le Ciel nous l'offre ici, c'est ànous d'en profiter. <text:s/>Lorsque l'honneur est blessé mortellement, on ne doit point songer à garder aucunes mesures, et si vous répugnez à prêter votre bras à cette action, vous n'avez qu'à vous retirer, et laisser à ma main la gloire d'un sacrifice.")</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carlos', 'De grâce, mon frère...')</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alonse', "Tous les discours sont superflus, il faut qu'il meure.")</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carlos', "Arrêtez vous, dis-je, mon frère, je ne souffrirai point du tout qu'on attaque ses jours, et je jure le Ciel que je le défendrai ici contre qui que ce soit, et je saurai lui faire un rempart de cette même vie qu'il a sauvée, et pour adresser vos coups, il faudra que vous me perciez.")</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alonse', 'Voulez-vous...')</text:p>
          </table:table-cell>
          <table:table-cell table:style-name="ce21" office:value-type="string" calcext:value-type="string">
            <text:p>('#don-alonse', "Quoi, vous prenez le parti de notre ennemi contre moi, et loin d'être saisi à son aspect des mêmes transports que je sens, vous faites voir pour lui des sentiments pleins de douceur ?")</text:p>
          </table:table-cell>
          <table:table-cell table:style-name="ce21" office:value-type="float" office:value="1.25" calcext:value-type="float">
            <text:p>1.25</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carlos', "Arrêtez ; m'étant seul égaré, Des Lâches m'ont surpris, et je lui dois la vie Qui par eux sans son bras m'aurait été ravie. Don Juan, vous voyez, malgré tout mon courroux, Que je vous rends le bien que j'ai reçu de vous. Jugez par là du reste, et si de mon offense, Pour payer un bienfait, je suspends la vengeance, Croyez que ce délai ne fera qu'augmenter Le vif ressentiment que j'ai fait éclater. Je ne demande point qu'ici sans plus attendre Vous preniez le parti que vous avez à prendre. Pour m'acquitter vers vous, je veux bien vous laisser, Quoi que vous résolviez, le loisir d'y penser. Sur l'outrage reçu, qu'en vain on voudrait taire, Vous savez quels moyens peuvent me satisfaire. Il en est de sanglants, il en est de plus doux. Voyez-les, consultez, le choix dépend de vous. Mais enfin quel qu'il soit, souvenez-vous, de grâce, Qu'il faut que mon affront par Don Juan s'efface, Que ce seul intérêt m'a conduit en ce lieu, Que vous m'avez pour lui donné parole. Adieu.")</text:p>
          </table:table-cell>
          <table:table-cell table:style-name="ce21" office:value-type="string" calcext:value-type="string">
            <text:p>('#don-carlos', "Mon frère, montrons de la modération dans une action légitime, et ne vengeons point notre honneur avec cet emportement que vous témoignez. <text:s/>Ayons du coeur dont nous soyons les maîtres, une valeur qui n'ait rien de farouche, et qui se porte aux choses par une pure délibération de notre raison, et non point par le mouvement d'une aveugle colère ; je ne veux point mon frère, demeurer redevable à mon ennemi, et je lui ai une obligation dont il faut que je m'acquitte avant toute chose. <text:s/>Notre vengeance, pour être différée n'en sera pas moins éclatante ; au contraire elle en tirera de l'avantage, et cette occasion de l'avoir pu prendre, la fera paraître plus juste aux yeux de tout le mond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alonse', "Ô l'étrange faiblesse, et l'aveuglement effroyable, d'hasarder ainsi les intérêts de son honneur pour la ridicule pensée d'une obligation chimérique !")</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alonse', 'Quoi, Monsieur ?')</text:p>
          </table:table-cell>
          <table:table-cell table:style-name="ce21" office:value-type="string" calcext:value-type="string">
            <text:p>('#don-carlos', "Non mon frère, ne vous mettez pas en peine ; si je fais une faute, je saurai la réparer, je me charge de tout le soin de notre honneur, je sais à quoi il nous oblige, et cette suspension d'un jour que ma reconnaissance lui demande, ne fera qu'augmenter l'ardeur que j'ai de le satisfaire. <text:s/>Don Juan, vous voyez que j'ai soin de vous rendre le bien que j'ai reçu de vous, et vous devez par là juger du reste, croire que je m'acquitte avec même chaleur de tout ce que je dois, et que je ne serai pas moins exact à vous payer l'injure que le bienfait. <text:s/>Je ne veux point vous obliger ici à expliquer vos sentiments, et je vous donne la liberté de penser à loisir aux résolutions que vous avez à prendre. <text:s/>Vous connaissez assez la grandeur de l'offense que vous nous avez faite, et je vous fais juge vous-même des réparations qu'elle demande. <text:s/>Il est des moyens doux pour nous satisfaire ; il en est de violents et sanglants ; mais enfin, quelque choix que vous fassiez, vous m'avez donné parole de me faire faire raison par Don Juan, songez à me la faire, je vous prie, et vous ressouvenez que hors d'ici je ne dois plus qu'à mon honneur.")</text:p>
          </table:table-cell>
          <table:table-cell table:style-name="ce21" office:value-type="float" office:value="1.54" calcext:value-type="float">
            <text:p>1.54</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carlos', 'Suivez-moi.')</text:p>
          </table:table-cell>
          <table:table-cell table:style-name="ce21" office:value-type="string" calcext:value-type="string">
            <text:p>('#don-juan', "Je n'ai rien exigé de vous, et je vous tiendrai ce que j'ai promis.")</text:p>
          </table:table-cell>
          <table:table-cell table:style-name="ce21" office:value-type="float" office:value="1.52" calcext:value-type="float">
            <text:p>1.5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alonse', 'Faut-il...')</text:p>
          </table:table-cell>
          <table:table-cell table:style-name="ce21" office:value-type="string" calcext:value-type="string">
            <text:p>('#don-carlos', 'Allons, mon frère, un moment de douceur ne fait aucune injure à la sévérité de notre devoir.')</text:p>
          </table:table-cell>
          <table:table-cell table:style-name="ce21" office:value-type="float" office:value="1.63" calcext:value-type="float">
            <text:p>1.63</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carlos', 'Notre querelle Se doit vider ailleur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Holà, ho, Sganarelle,')</text:p>
          </table:table-cell>
          <table:table-cell table:style-name="ce21" office:value-type="string" calcext:value-type="string">
            <text:p>('#don-juan', 'Holà, ho, Sganarell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Qui va là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Viendras-tu ?')</text:p>
          </table:table-cell>
          <table:table-cell table:style-name="ce21" office:value-type="string" calcext:value-type="string">
            <text:p>('#sganarelle', 'Plaît-il ?')</text:p>
          </table:table-cell>
          <table:table-cell table:style-name="ce21" office:value-type="float" office:value="1.06" calcext:value-type="float">
            <text:p>1.06</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Tout à l'heure. Ah, c'est vou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Coquin, quand je me bats, tu te sauves des coups ?')</text:p>
          </table:table-cell>
          <table:table-cell table:style-name="ce21" office:value-type="string" calcext:value-type="string">
            <text:p>('#don-juan', "Comment coquin, tu fuis quand on m'attaque ?")</text:p>
          </table:table-cell>
          <table:table-cell table:style-name="ce21" office:value-type="float" office:value="0.31" calcext:value-type="float">
            <text:p>0.3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J'étais allé, Monsieur, ici près, d'où j'arrive. Cet habit est, je crois, de vertu purgative ; Le porter, c'est autant qu'avoir pris...")</text:p>
          </table:table-cell>
          <table:table-cell table:style-name="ce21" office:value-type="string" calcext:value-type="string">
            <text:p>('#sganarelle', "Pardonnez-moi, Monsieur, je viens seulement d'ici près, je crois que cet habit est purgatif, et que c'est prendre médecine que de le porter.")</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Effronté ! D'un voile honnête au moins couvre ta lâcheté.")</text:p>
          </table:table-cell>
          <table:table-cell table:style-name="ce21" office:value-type="string" calcext:value-type="string">
            <text:p>('#don-juan', "Peste soit l'insolent, couvre au moins ta poltronnerie d'un voile plus honnête, sais-tu bien que celui à qui j'ai sauvé la vi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D'un vaillant homme mort la gloire se publie ; Mais j'en fais moins de cas que d'un Poltron en vi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Sais-tu pour qui mon bras vient de s'employer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Non.')</text:p>
          </table:table-cell>
          <table:table-cell table:style-name="ce21" office:value-type="string" calcext:value-type="string">
            <text:p>('#sganarelle', 'Moi ? non.')</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Pour un frère d'Elvire.")</text:p>
          </table:table-cell>
          <table:table-cell table:style-name="ce21" office:value-type="string" calcext:value-type="string">
            <text:p>('#don-juan', "C'est un frère d'Elvir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Un frère ! Tout de bon ?')</text:p>
          </table:table-cell>
          <table:table-cell table:style-name="ce21" office:value-type="string" calcext:value-type="string">
            <text:p>('#sganarelle', 'Un...')</text:p>
          </table:table-cell>
          <table:table-cell table:style-name="ce21" office:value-type="float" office:value="1.59" calcext:value-type="float">
            <text:p>1.59</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J'ai regret de nous voir ainsi brouillés ensemble, Il paraît honnête homme.")</text:p>
          </table:table-cell>
          <table:table-cell table:style-name="ce21" office:value-type="string" calcext:value-type="string">
            <text:p>('#don-juan', "Il est assez honnête homme, il en a bien usé, et j'ai regret d'avoir démêlé avec lui.")</text:p>
          </table:table-cell>
          <table:table-cell table:style-name="ce21" office:value-type="float" office:value="0.46" calcext:value-type="float">
            <text:p>0.46</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Ah, Monsieur, il me semble, Qu'en rendant un peu plus de justice à sa soeur...")</text:p>
          </table:table-cell>
          <table:table-cell table:style-name="ce21" office:value-type="string" calcext:value-type="string">
            <text:p>('#sganarelle', 'Il vous serait aisé de pacifier toute chose.')</text:p>
          </table:table-cell>
          <table:table-cell table:style-name="ce21" office:value-type="float" office:value="1.63" calcext:value-type="float">
            <text:p>1.63</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Ma passion dans mon coeur est usée en mon coeur, Et les Objets nouveaux le rendent si sensible, Qu'avec l'engagement il est incompatible. D'ailleurs, ayant pris Femme en vingt lieux différents, Tu sais pour le secret les détours que je prends. À ne point éclater toutes je les engage, Et si l'une en public avait quelque avantage, Les autres parleraient, et tout serait perdu.")</text:p>
          </table:table-cell>
          <table:table-cell table:style-name="ce21" office:value-type="string" calcext:value-type="string">
            <text:p>('#don-juan', "Oui, mais ma passion est usée pour Don Juan Elvire, et l'engagement ne compatit point avec mon humeur. <text:s/>J'aime la liberté en amour, tu le sais, et je ne saurais me résoudre à renfermer mon coeur entre quatre murailles. <text:s/>Je te l'ai dit vingt fois, j'ai une pente naturelle à me laisser aller à tout ce qui m'attire. <text:s/>Mon coeur est à toutes les belles, et c'est à elles à le prendre tour à tour et à le garder tant qu'elles pourront. <text:s/>Mais quel est le superbe édifice que je vois entre ces arbres.")</text:p>
          </table:table-cell>
          <table:table-cell table:style-name="ce21" office:value-type="float" office:value="0.18" calcext:value-type="float">
            <text:p>0.1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Vous pourriez bien alors, Monsieur, être pendu.')</text:p>
          </table:table-cell>
          <table:table-cell table:style-name="ce21" office:value-type="string" calcext:value-type="string">
            <text:p>('#sganarelle', 'Vous ne le savez pas ?')</text:p>
          </table:table-cell>
          <table:table-cell table:style-name="ce21" office:value-type="float" office:value="1.38" calcext:value-type="float">
            <text:p>1.3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Maraud.')</text:p>
          </table:table-cell>
          <table:table-cell table:style-name="ce21" office:value-type="string" calcext:value-type="string">
            <text:p>('#don-juan', 'Non vraiment.')</text:p>
          </table:table-cell>
          <table:table-cell table:style-name="ce21" office:value-type="float" office:value="0.22" calcext:value-type="float">
            <text:p>0.2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Je vous entends, il serait plus honnête, Pour vous mieux ennoblir, qu'on vous coupât la tête ; Mais c'est toujours mourir.")</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Quel ouvrage nouveau Vois-je paraître ici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Bon, et c'est le tombeau Où votre Commandeur, qui pour lui le fit faire, Grâce à vous, gît plus tôt qu'il n'était nécessaire.")</text:p>
          </table:table-cell>
          <table:table-cell table:style-name="ce21" office:value-type="string" calcext:value-type="string">
            <text:p>('#sganarelle', "Bon, c'est le tombeau que le Commandeur faisait faire lorsque vous le tuâtes.")</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On ne m'avait pas dit qu'il fût de ce côté. Allons le voir.")</text:p>
          </table:table-cell>
          <table:table-cell table:style-name="ce21" office:value-type="string" calcext:value-type="string">
            <text:p>('#don-juan', "Ah, tu as raison, je ne songeais pas que c'était de ce côté qu'il était. <text:s/>Tout le monde m'a dit des merveilles de cet ouvrage, aussi bien que de la statue du Commandeur, et j'ai envie de l'aller voir.")</text:p>
          </table:table-cell>
          <table:table-cell table:style-name="ce21" office:value-type="float" office:value="1.08" calcext:value-type="float">
            <text:p>1.0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Pourquoi cette civilité ? Laissons-le là, Monsieur ; aussi bien il me semble Que vous ne devez pas être trop bien ensemble.')</text:p>
          </table:table-cell>
          <table:table-cell table:style-name="ce21" office:value-type="string" calcext:value-type="string">
            <text:p>('#sganarelle', "Monsieur, n'allez point là.")</text:p>
          </table:table-cell>
          <table:table-cell table:style-name="ce21" office:value-type="float" office:value="1" calcext:value-type="float">
            <text:p>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juan', 'Pourquoi ?')</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sganarelle', "Cela n'est pas civil d'aller voir un homme que vous avez tué.")</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don-juan', "C'est pour faire la paix que je cherche à le voir, Et s'il est galant homme, il doit nous recevoir. Entrons.")</text:p>
          </table:table-cell>
          <table:table-cell table:style-name="ce21" office:value-type="string" calcext:value-type="string">
            <text:p>('#don-juan', "Au contraire, c'est une visite dont je lui veux faire civilité, et qu'il doit recevoir de bonne grâce, s'il est galant homme, allons, entrons dedans. <text:s/>Le tombeau s'ouvre, où l'on voit un superbe Mausolée, et la statue du Commandeur.")</text:p>
          </table:table-cell>
          <table:table-cell table:style-name="ce21" office:value-type="float" office:value="0.09" calcext:value-type="float">
            <text:p>0.09</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Ah ! Que ce marbre est beau ! Ne lui déplaise, Il s'est là, pour un Mort, logé fort à son aise.")</text:p>
          </table:table-cell>
          <table:table-cell table:style-name="ce21" office:value-type="string" calcext:value-type="string">
            <text:p>('#sganarelle', "Ah, que cela est beau, les belles statues ! <text:s/>Le beau marbre ! <text:s/>Les beaux Piliers ! <text:s/>Ah, que cela est beau, qu'en dites-vous, Monsieur ?")</text:p>
          </table:table-cell>
          <table:table-cell table:style-name="ce21" office:value-type="float" office:value="0.67" calcext:value-type="float">
            <text:p>0.6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J'admire cette aveugle et sotte vanité. Un Homme en son vivant se sera contenté D'un bâtiment fort simple, et le visionnaire En veut un tout pompeux, quand il n'en a que faire.")</text:p>
          </table:table-cell>
          <table:table-cell table:style-name="ce21" office:value-type="string" calcext:value-type="string">
            <text:p>('#don-juan', "Qu'on ne peut voir aller plus loin l'ambition d'un homme mort, et ce que je trouve d'admirable, c'est qu'un homme qui s'est passé durant sa vie d'une assez simple demeure, en veuille avoir une si magnifique quand il n'en a plus que faire.")</text:p>
          </table:table-cell>
          <table:table-cell table:style-name="ce21" office:value-type="float" office:value="0.46" calcext:value-type="float">
            <text:p>0.46</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Voyez-vous sa Statue, et comme il tient sa main ?')</text:p>
          </table:table-cell>
          <table:table-cell table:style-name="ce21" office:value-type="string" calcext:value-type="string">
            <text:p>('#sganarelle', 'Voilà la statue du Commandeur.')</text:p>
          </table:table-cell>
          <table:table-cell table:style-name="ce21" office:value-type="float" office:value="1.02" calcext:value-type="float">
            <text:p>1.0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Parbleu, le voilà bon en empereur Romain.')</text:p>
          </table:table-cell>
          <table:table-cell table:style-name="ce21" office:value-type="string" calcext:value-type="string">
            <text:p>('#don-juan', "Parbleu, le voilà bon avec son habit d'Empereur Romain.")</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Il me fait quasi peur. Quels regards il nous jette ! C'est pour nous obliger, je pense, à la retraite, Sans doute qu'à nous voir il prend peu de plaisir.")</text:p>
          </table:table-cell>
          <table:table-cell table:style-name="ce21" office:value-type="string" calcext:value-type="string">
            <text:p>('#sganarelle', "Ma foi Monsieur voilà qui est bien fait. <text:s/>Il semble qu'il est en vie, et qu'il s'en va parler. <text:s/>Il jette des regards sur nous qui me feraient peur si j'étais tout seul, et je pense qu'il ne prend pas plaisir à nous voir.")</text:p>
          </table:table-cell>
          <table:table-cell table:style-name="ce21" office:value-type="float" office:value="0.27" calcext:value-type="float">
            <text:p>0.2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Si de venir dîner il avait le loisir, Je le régalerais. De ma part, Sganarelle, Va l'en prier.")</text:p>
          </table:table-cell>
          <table:table-cell table:style-name="ce21" office:value-type="string" calcext:value-type="string">
            <text:p>('#don-juan', "Il aurait tort, et ce serait mal recevoir l'honneur que je lui fais. <text:s/>Demande-lui s'il veut venir souper avec nous .")</text:p>
          </table:table-cell>
          <table:table-cell table:style-name="ce21" office:value-type="float" office:value="0.22" calcext:value-type="float">
            <text:p>0.2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Lui ?')</text:p>
          </table:table-cell>
          <table:table-cell table:style-name="ce21" office:value-type="string" calcext:value-type="string">
            <text:p>('#sganarelle', "C'est une chose dont il n'a pas besoin, je crois.")</text:p>
          </table:table-cell>
          <table:table-cell table:style-name="ce21" office:value-type="float" office:value="1.63" calcext:value-type="float">
            <text:p>1.63</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Cours.')</text:p>
          </table:table-cell>
          <table:table-cell table:style-name="ce21" office:value-type="string" calcext:value-type="string">
            <text:p>('#don-juan', 'Demande-lui te dis-je.')</text:p>
          </table:table-cell>
          <table:table-cell table:style-name="ce21" office:value-type="float" office:value="1.4" calcext:value-type="float">
            <text:p>1.4</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La prière est nouvelle. Un Mort ! Vous moquez-vous ?')</text:p>
          </table:table-cell>
          <table:table-cell table:style-name="ce21" office:value-type="string" calcext:value-type="string">
            <text:p>('#sganarelle', "Vous moquez-vous ? <text:s/>Ce serait être fou que d'aller parler à une statue.")</text:p>
          </table:table-cell>
          <table:table-cell table:style-name="ce21" office:value-type="float" office:value="0.76" calcext:value-type="float">
            <text:p>0.76</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Fais ce que je t'ai dit.")</text:p>
          </table:table-cell>
          <table:table-cell table:style-name="ce21" office:value-type="string" calcext:value-type="string">
            <text:p>('#don-juan', 'Fais ce que je te dis.')</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Le pauvre homme, Monsieur, a perdu l'appétit.")</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Si tu n'y va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J'y vais. Que faut-il que je dise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Que je l'attends chez moi.")</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Je ris de ma sottise, Mais mon maître le veut. Monsieur le Commandeur, Don Juan voudrait bien avoir chez lui l'honneur De vous faire un régal. Y viendrez-vous ? À l'aide. À la statue. La statue baisse la tête, et Sganarelle tombant sur les genoux s'écrie.")</text:p>
          </table:table-cell>
          <table:table-cell table:style-name="ce21" office:value-type="string" calcext:value-type="string">
            <text:p>('#sganarelle', "Quelle bizarrerie ! <text:s/>Seigneur Commandeur.. <text:s/>Je ris de ma sottise, mais c'est mon Maître qui me la fait faire. <text:s/>Seigneur Commandeur, mon Maître Don Juan vous demande si vous voulez lui faire l'honneur de venir souper avec lui... <text:s/>Ah ! La Statue baisse la têt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Qu'est-ce ? Qu'as-tu ? Dis donc.")</text:p>
          </table:table-cell>
          <table:table-cell table:style-name="ce21" office:value-type="string" calcext:value-type="string">
            <text:p>('#don-juan', "Qu'est-ce ? <text:s/>Qu'as-tu, dis donc, veux tu parler ?")</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Je suis mort sans remède. La Statue...')</text:p>
          </table:table-cell>
          <table:table-cell table:style-name="ce21" office:value-type="string" calcext:value-type="string">
            <text:p>('#sganarelle', 'La statue...')</text:p>
          </table:table-cell>
          <table:table-cell table:style-name="ce21" office:value-type="float" office:value="0.93" calcext:value-type="float">
            <text:p>0.93</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Et bien, quoi ? Que veux-tu dire ?')</text:p>
          </table:table-cell>
          <table:table-cell table:style-name="ce21" office:value-type="string" calcext:value-type="string">
            <text:p>('#don-juan', 'Et bien, que veux-tu dire, traître ?')</text:p>
          </table:table-cell>
          <table:table-cell table:style-name="ce21" office:value-type="float" office:value="0.31" calcext:value-type="float">
            <text:p>0.3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Hélas ! La Statue...')</text:p>
          </table:table-cell>
          <table:table-cell table:style-name="ce21" office:value-type="string" calcext:value-type="string">
            <text:p>('#sganarelle', 'Je vous dis que la statu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Enfin donc tu ne parleras pas ?')</text:p>
          </table:table-cell>
          <table:table-cell table:style-name="ce21" office:value-type="string" calcext:value-type="string">
            <text:p>('#don-juan', "Et bien, la statue ? <text:s/>Je t'assomme si tu ne parles.")</text:p>
          </table:table-cell>
          <table:table-cell table:style-name="ce21" office:value-type="float" office:value="0.4" calcext:value-type="float">
            <text:p>0.4</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Je parle, et je vous dis, monsieur, que la Statue...')</text:p>
          </table:table-cell>
          <table:table-cell table:style-name="ce21" office:value-type="string" calcext:value-type="string">
            <text:p>('#sganarelle', "La statue m'a fait signe.")</text:p>
          </table:table-cell>
          <table:table-cell table:style-name="ce21" office:value-type="float" office:value="0.97" calcext:value-type="float">
            <text:p>0.9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Encor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Sa têt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Et bien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Vers moi s'est abattue. Elle m'a fait...")</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Coquin !')</text:p>
          </table:table-cell>
          <table:table-cell table:style-name="ce21" office:value-type="string" calcext:value-type="string">
            <text:p>('#don-juan', 'La peste le coquin.')</text:p>
          </table:table-cell>
          <table:table-cell table:style-name="ce21" office:value-type="float" office:value="1.57" calcext:value-type="float">
            <text:p>1.5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Si je ne vous dis vrai... Vous pouvez lui parler pour en faire l'essai. Peut-être...")</text:p>
          </table:table-cell>
          <table:table-cell table:style-name="ce21" office:value-type="string" calcext:value-type="string">
            <text:p>('#sganarelle', "Elle m'a fait signe, vous dis-je, il n'est rien de plus vrai. <text:s/>Allez vous-en lui parler vous-même pour voir ; peut-êtr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Viens, Maraud, puisqu'il faut que j'en rie, Viens être convaincu de ta poltronnerie, Prends garde. Commandeur, te rendras-tu chez moi ? Je t'attends à dîner. À la statue. La Statue baisse encor la tête. ")</text:p>
          </table:table-cell>
          <table:table-cell table:style-name="ce21" office:value-type="string" calcext:value-type="string">
            <text:p>('#don-juan', 'Viens, maraud, viens, je te veux bien faire toucher au doigt ta poltronnerie, prends garde. <text:s/>Le Seigneur Commandeur voudrait-il venir souper avec moi ? La statue baisse encore la têt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Vous en tenez, ma foi. Voilà mes esprits forts qui ne veulent rien croire. Disputons à présent, j'ai gagné la victoire.")</text:p>
          </table:table-cell>
          <table:table-cell table:style-name="ce21" office:value-type="string" calcext:value-type="string">
            <text:p>('#sganarelle', 'Je ne voudrais pas en tenir dix pistoles. <text:s/>Eh bien, Monsieur ?')</text:p>
          </table:table-cell>
          <table:table-cell table:style-name="ce21" office:value-type="float" office:value="1.36" calcext:value-type="float">
            <text:p>1.36</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number-columns-repeated="2" table:style-name="ce21" office:value-type="string" calcext:value-type="string">
            <text:p>('#don-juan', "Allons, sortons d'ici.")</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Sortons, je vous promets, Quand je serai dehors, de n'y rentrer jamais.")</text:p>
          </table:table-cell>
          <table:table-cell table:style-name="ce21" office:value-type="string" calcext:value-type="string">
            <text:p>('#sganarelle', 'Voilà de mes esprits forts qui ne veulent rien croire.')</text:p>
          </table:table-cell>
          <table:table-cell table:style-name="ce21" office:value-type="float" office:value="1.62" calcext:value-type="float">
            <text:p>1.6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Cesse de raisonner sur une bagatelle. Un faux rapport des yeux n'est pas chose nouvelle, Et souvent il ne faut qu'une simple vapeur, Pour faire ce qu'en toi j'imputais à la peur. La vue en est troublée, et je tiens ridicule...")</text:p>
          </table:table-cell>
          <table:table-cell table:style-name="ce21" office:value-type="string" calcext:value-type="string">
            <text:p>('#don-juan', "Quoiqu'il en soit laissons cela, c'est une bagatelle, et nous pouvons avoir été trompés par un faux jour, ou surpris de quelque vapeur qui nous ait troublé la vu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Quoi, là-dessus encor vous êtes incrédule, Et ce que de nos yeux, de ces yeux que voilà, Tous deux nous avons vu, vous le démentez ? Là, Traitez-moi d'ignorant, d'impertinent, de bête. Il n'est rien de plus vrai que ce signe de tête, Et je ne doute point que pour vous convertir, Le Ciel qui de l'Enfer cherche à vous garantir, N'ait rendu tout exprès ce dernier témoignage.")</text:p>
          </table:table-cell>
          <table:table-cell table:style-name="ce21" office:value-type="string" calcext:value-type="string">
            <text:p>('#sganarelle', "Eh, Monsieur, ne cherchons point à démentir ce que nous avons vu des yeux que voilà. <text:s/>Il n'est rien plus véritable que ce signe de tête, et je ne doute point que le Ciel scandalisé de votre vie, n'ait produit ce miracle pour vous convaincre, et pour vous retirer d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Écoute, s'il t'échappe un seul mot davantage Sur tes moralités, je vais faire venir Quatre Hommes des plus forts, te bien faire tenir, Afin qu'un nerf de boeuf à loisir te réponde. M'entends-tu ? Dis.")</text:p>
          </table:table-cell>
          <table:table-cell table:style-name="ce21" office:value-type="string" calcext:value-type="string">
            <text:p>('#don-juan', "Écoute, si tu m'importunes davantage de tes sottes moralités, si tu me dis encore le moindre mot là-dessus, je vais appeler quelqu'un, demander un nerf de boeuf ; te faire tenir par trois ou quatre, et te rouer de mille coups. <text:s/>M'entends-tu bien ?")</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Fort bien, Monsieur, le mieux du monde. Vous vous expliquez net, c'est là ce qui me plaît. D'autres ont des détours qu'on ne sait ce que c'est ; Mais vous, en quatre mots que vous faites entendre, Vous dites tout, rien n'est si facile à comprendre.")</text:p>
          </table:table-cell>
          <table:table-cell table:style-name="ce21" office:value-type="string" calcext:value-type="string">
            <text:p>('#sganarelle', "Fort bien, Monsieur, le mieux du monde, vous vous expliquez clairement, c'est ce qu'il y a de bon en vous, que vous ne m'allez point chercher de détours, vous dites les choses avec une netteté admirabl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Qu'on me fasse dîner le plutôt qu'on pourra. Un Siège.")</text:p>
          </table:table-cell>
          <table:table-cell table:style-name="ce21" office:value-type="string" calcext:value-type="string">
            <text:p>('#don-juan', "Allons, qu'on me fasse souper le plus tôt qu'on pourra, une chaise, petit garçon.")</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Va savoir quand Monsieur dînera. Dépêch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Que veut-on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a-violette', "C'est Monsieur votre pèr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Ah, que cette visite était peu nécessaire ! Quels contes de nouveau me vient-il débiter ? Qu'il a de temps à perdre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Il le faut écouter.')</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louis', "Ma présence vous choque, et je vois que sans peine Vous pourriez vous passer d'un père qui vous gêne. Tous deux, à dire vrai, par plus d'une raison, Nous nous incommodons d'une étrange façon ; Et si vous êtes las d'ouïr mes remontrances, Je suis bien las aussi de vos extravagances. Ah ! Que d'aveuglement, quand raisonnant en fous, Nous voulons que le Ciel soit moins sage que nous : Quand sur ce qu'il connaît qui nous est nécessaire, Nos imprudents désirs ne le laissent pas faire, Et qu'à force de voeux nous tâchons d'obtenir Ce qui nous est donné souvent pour nous punir ! La naissance d'un fils fut ma plus forte envie. Mes souhaits en faisaient tout le bien de ma vie, Et ce fils que j'obtiens est le fléau rigoureux De ces jours que par lui je croyais rendre heureux. De quel oeil, dites-moi, pensez-vous que je voie Ces commerces honteux qui seuls font votre joie, Ce scandaleux amas de viles actions Qu'entassent chaque jour vos folles passions, Ce long enchaînement de méchantes affaires, Où du Prince pour vous les grâces nécessaires Ont épuisé déjà tout ce qu'auprès de lui Mes services pouvaient m'avoir acquis d'appui ? Ah fils ! Indigne fils ! Quelle est votre bassesse, D'avoir de vos Aïeux démenti la noblesse ! D'avoir osé ternir par tant de lâchetés Le glorieux éclat du sang dont vous sortez, De ce sang que l'Histoire en mille endroits renomme ! Et qu'avez-vous donc fait pour être Gentilhomme ? Si ce titre ne peut vous être contesté, Pensez-vous avoir droit d'en tirer vanité, Et qu'il ait rien en vous qui puisse être estimable, Quand vos dérèglements l'y rendent méprisable ? Non, non, de nos Aïeux on a beau faire cas ; La naissance n'est rien où la vertu n'est pas. Aussi ne pouvons-nous avoir part à leur gloire, Qu'autant que nous faisons honneur à leur mémoire. L'éclat que leur conduite a répandu sur nous, Des mêmes sentiments nous doit rendre jaloux ; C'est un engagement dont rien ne nous dispense, De marcher sur les pas qu'a tracés leur prudence, D'être à les imiter attachés, prompts, ardents, Si nous voulons passer pour leurs vrais Descendants. Ainsi de ce Héros que nos Histoires louent, Vous descendez en vain lorsqu'ils vous désavouent, Et que ce qu'ils ont fait et d'illustre et de grand, N'a pu de votre coeur leur être un sûr garant. Loin d'être de leur sang, loin que l'on vous en compte, L'éclat n'en rejaillit sur vous qu'à votre honte, Et c'est comme un Flambeau qui devant vous porté, Fait de vos actions mieux voir l'indignité. Enfin si la Noblesse est un précieux titre, Sachez que la vertu doit en être l'arbitre, Qu'il n'est point de grands noms qui sans elle obscurci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Monsieur, vous seriez mieux si vous parliez assi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louis', "Je ne veux pas m'asseoir, Insolent. J'ai beau dire, Ma remontrance est vaine, et tu n'en fais que rire. C'est trop ; si jusqu'ici dans mon coeur malgré moi, La tendresse de père a combattu pour toi, Je l'étouffe ; aussi bien il est temps que j'efface La honte de te voir déshonorer ma race, Et qu'arrêtant le cours de tes dérèglements, Je prévienne du Ciel les justes châtiments. J'en mourrai, mais je dois mon bras à sa colèr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Mourez quand vous voudrez, il ne m'importe guère. Ah ! Que sur ce jargon, qu'à toute heure j'entends, Les Pères sont fâcheux qui vivent trop longtemps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Monsieur...')</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Quelle sottise à moi quand je l'écoute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Vous avez tort.')</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J'ai tort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Eh.')</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J'ai tort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Oui sans doute, Vous avez très grand tort de l'avoir écouté Avec tant de douceur et tant d'honnêteté. Le chassant, au milieu de sa sotte harangue, Vous lui deviez apprendre à mieux régler sa langue. A-t-on jamais rien vu de plus impertinent ? Un père contre un fils faire l'entreprenant ? Lui venir dire au nez que l'honneur le convie À mener dans le monde une louable vie ? Le faire souvenir qu'étant d'un noble sang, Il ne devrait rien faire indigne de son rang ? Les beaux enseignements ! C'est bien ce qu'il doit suivre Un Homme tel que vous, qui sait comme il faut vivre. De votre patience on se doit étonner. Pour moi, je vous l'aurais envoyé promener.")</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a-violette', 'Votre marchand est là, Monsieur.')</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Qui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a-violette', 'Ce grand homme, Monsieur Dimanche.')</text:p>
          </table:table-cell>
          <table:table-cell table:style-name="ce21" office:value-type="string" calcext:value-type="string">
            <text:p>('#la-violette', 'Monsieur, voilà votre marchand, Monsieur Dimanche, qui demande à vous parler.')</text:p>
          </table:table-cell>
          <table:table-cell table:style-name="ce21" office:value-type="float" office:value="0.02" calcext:value-type="float">
            <text:p>0.0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Peste, un créancier assomme. De quoi s'avise-t-il d'être si diligent À venir chez les Gens demander de l'argent ? Que ne lui disais-tu que Monsieur dîne en Ville ?")</text:p>
          </table:table-cell>
          <table:table-cell table:style-name="ce21" office:value-type="string" calcext:value-type="string">
            <text:p>('#sganarelle', "Bon, voilà ce qu'il nous faut, qu'un compliment de créancier. <text:s/>De quoi s'avise-t-il de nous venir demander de l'argent, et que ne lui disais-tu que Monsieur n'y est pas ?")</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la-violette', "Vraiment oui, c'est un home à croire bien facile. Malgré ce que j'ai dit, il a voulu s'asseoir Là-dedans pour l'attendre.")</text:p>
          </table:table-cell>
          <table:table-cell table:style-name="ce21" office:value-type="string" calcext:value-type="string">
            <text:p>('#la-violette', "Il y a trois quarts d'heure que je lui dis, il ne veut pas le croire, et s'est assis là-dedans pour attendre.")</text:p>
          </table:table-cell>
          <table:table-cell table:style-name="ce21" office:value-type="float" office:value="0.37" calcext:value-type="float">
            <text:p>0.3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Et bien, jusques au soir Qu'il y demeure.")</text:p>
          </table:table-cell>
          <table:table-cell table:style-name="ce21" office:value-type="string" calcext:value-type="string">
            <text:p>('#sganarelle', "Qu'il attende tant qu'il voudra.")</text:p>
          </table:table-cell>
          <table:table-cell table:style-name="ce21" office:value-type="float" office:value="0.44" calcext:value-type="float">
            <text:p>0.44</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Non ; fais qu'il entre au contraire. Je ne tarderai pas longtemps à m'en défaire. Lorsque des Créanciers cherchent à nous parler Je trouve qu'il est mal de se faire celer. Leurs visites ayant une fort juste cause, Il les faut tout au moins payer de quelque chose, Et sans leur rien donner, je ne manque jamais À les faire de moi retourner satisfaits.")</text:p>
          </table:table-cell>
          <table:table-cell table:style-name="ce21" office:value-type="string" calcext:value-type="string">
            <text:p>('#don-juan', "Non, au contraire, faites-le entrer, c'est une fort mauvaise politique que de se faire celer aux créanciers. <text:s/>Il est bon de les payer de quelque chose, et j'ai le secret de les renvoyer satisfaits sans leur donner un doubl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Bonjour, Monsieur Dimanche. Eh, que ce m'est de joie De pouvoir... Ne souffrez jamais qu'on vous renvoie. J'ai bien grondé mes Gens, qui sans doute ont eu tort De n'avoir pas voulu vous faire entrer d'abord. Ils ont ordre aujourd'hui de n'ouvrir à personne ; Mais ce n'est pas pour vous que cet ordre se donne, Et vous êtes en droit, quand vous venez chez moi, De n'y trouver jamais rien de fermé.")</text:p>
          </table:table-cell>
          <table:table-cell table:style-name="ce21" office:value-type="string" calcext:value-type="string">
            <text:p>('#don-juan', "Ah, Monsieur Dimanche, approchez. <text:s/>Que je suis ravi de vous voir, et que je veux de mal à mes gens de ne vous pas faire entrer d'abord ! <text:s/>J'avais donné ordre qu'on ne me fît parler [à] personne, mais cet ordre n'est pas pour vous, et vous êtes en droit de ne trouver jamais de porte fermée chez moi.")</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monsieur-dimanche', "Je crois, Monsieur, qu'il...")</text:p>
          </table:table-cell>
          <table:table-cell table:style-name="ce21" office:value-type="string" calcext:value-type="string">
            <text:p>('#monsieur-dimanche', 'Monsieur, je vous suis bien obligé.')</text:p>
          </table:table-cell>
          <table:table-cell table:style-name="ce21" office:value-type="float" office:value="0.87" calcext:value-type="float">
            <text:p>0.8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Les Coquins ! Voyez, laisser attendre Monsieur Dimanche seul ! Oh, je leur veux apprendre À connaître les Gens.')</text:p>
          </table:table-cell>
          <table:table-cell table:style-name="ce21" office:value-type="string" calcext:value-type="string">
            <text:p>('#don-juan', 'Parbleu, Coquins, je vous apprendrai à laisser Monsieur Dimanche dans une antichambre, et je vous ferai connaître les gens.')</text:p>
          </table:table-cell>
          <table:table-cell table:style-name="ce21" office:value-type="float" office:value="0.03" calcext:value-type="float">
            <text:p>0.03</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Cela n'est rien.")</text:p>
          </table:table-cell>
          <table:table-cell table:style-name="ce21" office:value-type="string" calcext:value-type="string">
            <text:p>('#monsieur-dimanche', "Monsieur cela n'est rien.")</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Comment ? Quand je suis dans ma Chambre, oser effrontément Dire à Monsieur Dimanche, au meilleur...')</text:p>
          </table:table-cell>
          <table:table-cell table:style-name="ce21" office:value-type="string" calcext:value-type="string">
            <text:p>('#don-juan', "Comment ? <text:s/>Vous dire[z] que je n'y suis pas à Monsieur Dimanche, au meilleur de mes amis ?")</text:p>
          </table:table-cell>
          <table:table-cell table:style-name="ce21" office:value-type="float" office:value="0.71" calcext:value-type="float">
            <text:p>0.7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Sans colère, Monsieur, une autre fois ils craindront de le faire. J'étais venu...")</text:p>
          </table:table-cell>
          <table:table-cell table:style-name="ce21" office:value-type="string" calcext:value-type="string">
            <text:p>('#monsieur-dimanche', "Monsieur, je suis votre serviteur. <text:s/>J'étais venu...")</text:p>
          </table:table-cell>
          <table:table-cell table:style-name="ce21" office:value-type="float" office:value="0.75" calcext:value-type="float">
            <text:p>0.75</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Jamais ils ne font autrement. Ça, pour Monsieur Dimanche un Siège, promptement.')</text:p>
          </table:table-cell>
          <table:table-cell table:style-name="ce21" office:value-type="string" calcext:value-type="string">
            <text:p>('#don-juan', 'Allons, vite, un siège pour Monsieur Dimanch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monsieur-dimanche', 'Je suis dans mon devoir.')</text:p>
          </table:table-cell>
          <table:table-cell table:style-name="ce21" office:value-type="string" calcext:value-type="string">
            <text:p>('#monsieur-dimanche', 'Monsieur, je suis bien comme cela.')</text:p>
          </table:table-cell>
          <table:table-cell table:style-name="ce21" office:value-type="float" office:value="1.42" calcext:value-type="float">
            <text:p>1.4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Debout ! Que je l'endure ! Non, vous serez assis.")</text:p>
          </table:table-cell>
          <table:table-cell table:style-name="ce21" office:value-type="string" calcext:value-type="string">
            <text:p>('#don-juan', 'Point, point, je veux que vous soyez assis comme moi.')</text:p>
          </table:table-cell>
          <table:table-cell table:style-name="ce21" office:value-type="float" office:value="0.39" calcext:value-type="float">
            <text:p>0.39</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Monsieur, je vous conjure...')</text:p>
          </table:table-cell>
          <table:table-cell table:style-name="ce21" office:value-type="string" calcext:value-type="string">
            <text:p>('#monsieur-dimanche', "Cela n'est pas nécessaire.")</text:p>
          </table:table-cell>
          <table:table-cell table:style-name="ce21" office:value-type="float" office:value="2" calcext:value-type="float">
            <text:p>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Apportez. Je vous aime, et je vous vois d'un oeil... Ôtez-moi ce Pliant, et donnez un Fauteuil.")</text:p>
          </table:table-cell>
          <table:table-cell table:style-name="ce21" office:value-type="string" calcext:value-type="string">
            <text:p>('#don-juan', 'Ôtez ce pliant, et apportez un fauteuil.')</text:p>
          </table:table-cell>
          <table:table-cell table:style-name="ce21" office:value-type="float" office:value="0.28" calcext:value-type="float">
            <text:p>0.2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Je n'ai garde, Monsieur, de...")</text:p>
          </table:table-cell>
          <table:table-cell table:style-name="ce21" office:value-type="string" calcext:value-type="string">
            <text:p>('#monsieur-dimanche', 'Monsieur, vous vous moquez, et...')</text:p>
          </table:table-cell>
          <table:table-cell table:style-name="ce21" office:value-type="float" office:value="1.42" calcext:value-type="float">
            <text:p>1.4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Je le dis encore. Au point que je vous aime, et que je vous honore, Je ne souffrirai point qu'on mette entre nous deux Aucune différence.")</text:p>
          </table:table-cell>
          <table:table-cell table:style-name="ce21" office:value-type="string" calcext:value-type="string">
            <text:p>('#don-juan', "Non, non, je sais ce que je vous dois, et je ne veux point qu'on mette de différence entre nous deux.")</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monsieur-dimanche', 'Ah ! Monsieur.')</text:p>
          </table:table-cell>
          <table:table-cell table:style-name="ce21" office:value-type="string" calcext:value-type="string">
            <text:p>('#monsieur-dimanche', 'Monsieur...')</text:p>
          </table:table-cell>
          <table:table-cell table:style-name="ce21" office:value-type="float" office:value="0.81" calcext:value-type="float">
            <text:p>0.8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Je le veux. Allons, asseyez-vous.')</text:p>
          </table:table-cell>
          <table:table-cell table:style-name="ce21" office:value-type="string" calcext:value-type="string">
            <text:p>('#don-juan', 'Allons, asseyez-vous.')</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monsieur-dimanche', 'Comme le temps empir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Mettez-vous là.')</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Monsieur, je n'ai qu'un mot à dire. J'étais...")</text:p>
          </table:table-cell>
          <table:table-cell table:style-name="ce21" office:value-type="string" calcext:value-type="string">
            <text:p>('#monsieur-dimanche', "Ce n'est pas besoin, Monsieur, et je n'ai qu'un mot à vous dire. <text:s/>J'étais...")</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number-columns-repeated="2" table:style-name="ce21" office:value-type="string" calcext:value-type="string">
            <text:p>('#don-juan', 'Mettez-vous là, vous dis-j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monsieur-dimanche', 'Je suis bien.')</text:p>
          </table:table-cell>
          <table:table-cell table:style-name="ce21" office:value-type="string" calcext:value-type="string">
            <text:p>('#monsieur-dimanche', 'Non, Monsieur, je suis bien, je viens pour...')</text:p>
          </table:table-cell>
          <table:table-cell table:style-name="ce21" office:value-type="float" office:value="0.65" calcext:value-type="float">
            <text:p>0.65</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Non, si vous n'êtes là, je n'écouterai rien...")</text:p>
          </table:table-cell>
          <table:table-cell table:style-name="ce21" office:value-type="string" calcext:value-type="string">
            <text:p>('#don-juan', "Non, je ne vous écoute point si vous n'êtes assis.")</text:p>
          </table:table-cell>
          <table:table-cell table:style-name="ce21" office:value-type="float" office:value="0.12" calcext:value-type="float">
            <text:p>0.1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C'est pour vous obéir. Sans le besoin extrême...")</text:p>
          </table:table-cell>
          <table:table-cell table:style-name="ce21" office:value-type="string" calcext:value-type="string">
            <text:p>('#monsieur-dimanche', 'Monsieur, je fais ce que vous voulez. <text:s/>Je...')</text:p>
          </table:table-cell>
          <table:table-cell table:style-name="ce21" office:value-type="float" office:value="0.69" calcext:value-type="float">
            <text:p>0.69</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Parbleu, Monsieur Dimanche, avouez-le vous-même, Vous vous portez bien.')</text:p>
          </table:table-cell>
          <table:table-cell table:style-name="ce21" office:value-type="string" calcext:value-type="string">
            <text:p>('#don-juan', 'Parbleu, Monsieur Dimanche, vous vous portez bien.')</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monsieur-dimanche', "Oui, mieux depuis quelques mois Que je n'avais pas fait. Je suis...")</text:p>
          </table:table-cell>
          <table:table-cell table:style-name="ce21" office:value-type="string" calcext:value-type="string">
            <text:p>('#monsieur-dimanche', 'Oui, Monsieur, pour vous rendre service. <text:s/>Je suis venu...')</text:p>
          </table:table-cell>
          <table:table-cell table:style-name="ce21" office:value-type="float" office:value="1.73" calcext:value-type="float">
            <text:p>1.73</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Plus je vous vois, Plus j'admire sur vous certain vif qui s'épanche. Quel teint !")</text:p>
          </table:table-cell>
          <table:table-cell table:style-name="ce21" office:value-type="string" calcext:value-type="string">
            <text:p>('#don-juan', 'Vous avez un fond de santé admirable, des lèvres fraîches, un teint vermeil, et des yeux vifs.')</text:p>
          </table:table-cell>
          <table:table-cell table:style-name="ce21" office:value-type="float" office:value="0.7" calcext:value-type="float">
            <text:p>0.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Je viens, Monsieur...')</text:p>
          </table:table-cell>
          <table:table-cell table:style-name="ce21" office:value-type="string" calcext:value-type="string">
            <text:p>('#monsieur-dimanche', 'Je voudrais bien...')</text:p>
          </table:table-cell>
          <table:table-cell table:style-name="ce21" office:value-type="float" office:value="1.12" calcext:value-type="float">
            <text:p>1.1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Et Madame Dimanche, Comment se porte-t-elle ?')</text:p>
          </table:table-cell>
          <table:table-cell table:style-name="ce21" office:value-type="string" calcext:value-type="string">
            <text:p>('#don-juan', 'Comment se porte Madame Dimanche, votre épouse ?')</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monsieur-dimanche', 'Assez bien, Dieu merci. Je viens vous...')</text:p>
          </table:table-cell>
          <table:table-cell table:style-name="ce21" office:value-type="string" calcext:value-type="string">
            <text:p>('#monsieur-dimanche', 'Fort bien, Monsieur, Dieu merci.')</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Du ménage elle a tout le souci. C'est une brave femme.")</text:p>
          </table:table-cell>
          <table:table-cell table:style-name="ce21" office:value-type="string" calcext:value-type="string">
            <text:p>('#don-juan', "C'est une brave femme.")</text:p>
          </table:table-cell>
          <table:table-cell table:style-name="ce21" office:value-type="float" office:value="0.65" calcext:value-type="float">
            <text:p>0.65</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Elle est votre servante. J'étais...")</text:p>
          </table:table-cell>
          <table:table-cell table:style-name="ce21" office:value-type="string" calcext:value-type="string">
            <text:p>('#monsieur-dimanche', 'Elle est votre servante, Monsieur. <text:s/>Je venais...')</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juan', 'Et votre petite fille Claudine, comment se porte-t-elle ?')</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monsieur-dimanche', 'Le mieux du monde.')</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don-juan', "Elle a bien lieu d'avoir l'âme contente. Que ses enfants sont beaux ! La petite Louison, Hem ?")</text:p>
          </table:table-cell>
          <table:table-cell table:style-name="ce21" office:value-type="string" calcext:value-type="string">
            <text:p>('#don-juan', "La jolie petite fille que c'est ! <text:s/>Je l'aime de tout mon coeur.")</text:p>
          </table:table-cell>
          <table:table-cell table:style-name="ce21" office:value-type="float" office:value="0.32" calcext:value-type="float">
            <text:p>0.3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C'est l'enfant gâté, Monsieur, de la maison. Je...")</text:p>
          </table:table-cell>
          <table:table-cell table:style-name="ce21" office:value-type="string" calcext:value-type="string">
            <text:p>('#monsieur-dimanche', "C'est trop d'honneur que vous lui faites? Monsieur. <text:s/>Je vous...")</text:p>
          </table:table-cell>
          <table:table-cell table:style-name="ce21" office:value-type="float" office:value="1.33" calcext:value-type="float">
            <text:p>1.33</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Rien n'est si joli.")</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Monsieur, j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Que je l'aime ? Et le petit Colin, est-il encor de même ? Fait-il toujours grand bruit avecque son tambour ?")</text:p>
          </table:table-cell>
          <table:table-cell table:style-name="ce21" office:value-type="string" calcext:value-type="string">
            <text:p>('#don-juan', 'Et le petit Colin fait toujours bien du bruit avec son tambour ?')</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monsieur-dimanche', 'Oui, Monsieur, on en est tout étourdi tout le jour, Je venais...')</text:p>
          </table:table-cell>
          <table:table-cell table:style-name="ce21" office:value-type="string" calcext:value-type="string">
            <text:p>('#monsieur-dimanche', 'Toujours de même, Monsieur. <text:s/>Je...')</text:p>
          </table:table-cell>
          <table:table-cell table:style-name="ce21" office:value-type="float" office:value="0.77" calcext:value-type="float">
            <text:p>0.7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Et Brusquet, est-ce à son ordinaire ? L'aimable petit chien, pour ne se pouvoir taire ? Mord-il toujours les gens aux jambes ?")</text:p>
          </table:table-cell>
          <table:table-cell table:style-name="ce21" office:value-type="string" calcext:value-type="string">
            <text:p>('#don-juan', 'Et votre petit chien Brusquet ? <text:s/>Gronde-t-il toujours aussi fort, et mord-il toujours bien aux jambes les gens qui vont chez vous ?')</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monsieur-dimanche', "À ravir. C'est pis que ce n'était, nous n'en saurions chévir ; Et quand il ne voit pas notre petite fille...")</text:p>
          </table:table-cell>
          <table:table-cell table:style-name="ce21" office:value-type="string" calcext:value-type="string">
            <text:p>('#monsieur-dimanche', 'Plus que jamais, Monsieur, et vous ne sauriez en chévir.')</text:p>
          </table:table-cell>
          <table:table-cell table:style-name="ce21" office:value-type="float" office:value="1.02" calcext:value-type="float">
            <text:p>1.0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Je prends tant d'intérêt en toute la famille, Qu'on doit peu s'étonner si je m'informe ainsi De tout l'un après l'autre.")</text:p>
          </table:table-cell>
          <table:table-cell table:style-name="ce21" office:value-type="string" calcext:value-type="string">
            <text:p>('#don-juan', "Ne vous étonnez pas, si je m'informe des nouvelles de votre famille, car j'y prends beaucoup d'intérêt.")</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monsieur-dimanche', 'Oh, je vous compte aussi Parmi ceux qui nous font...')</text:p>
          </table:table-cell>
          <table:table-cell table:style-name="ce21" office:value-type="string" calcext:value-type="string">
            <text:p>('#monsieur-dimanche', 'Nous vous sommes, Monsieur, infiniment obligés ;')</text:p>
          </table:table-cell>
          <table:table-cell table:style-name="ce21" office:value-type="float" office:value="0.77" calcext:value-type="float">
            <text:p>0.7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Allons donc, je vous prie, Touchez, Monsieur Dimanche.')</text:p>
          </table:table-cell>
          <table:table-cell table:style-name="ce21" office:value-type="string" calcext:value-type="string">
            <text:p>('#don-juan', 'Touchez donc là, Monsieur Dimanche, êtes-vous bien de mes amis ?')</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monsieur-dimanche', 'Ah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Mais sans raillerie. M'aimez-vous un peu ? Là.")</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Très humble serviteur.')</text:p>
          </table:table-cell>
          <table:table-cell table:style-name="ce21" office:value-type="string" calcext:value-type="string">
            <text:p>('#monsieur-dimanche', 'Monsieur, je suis votre serviteur.')</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Parbleu, je suis à vous aussi de tout mon coeur.')</text:p>
          </table:table-cell>
          <table:table-cell table:style-name="ce21" office:value-type="string" calcext:value-type="string">
            <text:p>('#don-juan', 'Parbleu, je suis à vous de tout mon coeur.')</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monsieur-dimanche', 'Vous me rendez confus. Je...')</text:p>
          </table:table-cell>
          <table:table-cell table:style-name="ce21" office:value-type="string" calcext:value-type="string">
            <text:p>('#monsieur-dimanche', "Vous m'honorez trop Monsieur. <text:s/>Je...")</text:p>
          </table:table-cell>
          <table:table-cell table:style-name="ce21" office:value-type="float" office:value="1.67" calcext:value-type="float">
            <text:p>1.6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Pour votre service, Il n'est rien qu'avec joie en tout temps je ne fisse.")</text:p>
          </table:table-cell>
          <table:table-cell table:style-name="ce21" office:value-type="string" calcext:value-type="string">
            <text:p>('#don-juan', "Il n'y a rien que je ne f[a]sse pour vous.")</text:p>
          </table:table-cell>
          <table:table-cell table:style-name="ce21" office:value-type="float" office:value="0.77" calcext:value-type="float">
            <text:p>0.7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C'est trop d'honneur pour moi ; mais, Monsieur, s'il vous plaît, Je viens pour...")</text:p>
          </table:table-cell>
          <table:table-cell table:style-name="ce21" office:value-type="string" calcext:value-type="string">
            <text:p>('#monsieur-dimanche', 'Monsieur, vous avez trop de bonté pour moi.')</text:p>
          </table:table-cell>
          <table:table-cell table:style-name="ce21" office:value-type="float" office:value="0.57" calcext:value-type="float">
            <text:p>0.5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Et cela, sans aucun intérêt, Croyez-le.')</text:p>
          </table:table-cell>
          <table:table-cell table:style-name="ce21" office:value-type="string" calcext:value-type="string">
            <text:p>('#don-juan', 'Et cela sans intérêt, je vous prie de le croir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monsieur-dimanche', "Je n'ai point mérité cette grâce. Mais...")</text:p>
          </table:table-cell>
          <table:table-cell table:style-name="ce21" office:value-type="string" calcext:value-type="string">
            <text:p>('#monsieur-dimanche', "Je n'ai point mérité cette grâce assurément, mais Monsieur...")</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Servir mes amis n'a rien qui m'embarrass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Si vou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Monsieur Dimanche, oh ça, de bonne foi, Vous n'avez point dîné, dînez avecque moi. Vous voilà tout porté.")</text:p>
          </table:table-cell>
          <table:table-cell table:style-name="ce21" office:value-type="string" calcext:value-type="string">
            <text:p>('#don-juan', 'Oh ça, Monsieur Dimanche, sans façon, voulez vous souper avec moi ?')</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monsieur-dimanche', "Non, Monsieur, une affaire Me rappelle chez nous, et m'y rend nécessaire.")</text:p>
          </table:table-cell>
          <table:table-cell table:style-name="ce21" office:value-type="string" calcext:value-type="string">
            <text:p>('#monsieur-dimanche', "Non, Monsieur, il faut que je m'en retourne à l'heure. <text:s/>Je...")</text:p>
          </table:table-cell>
          <table:table-cell table:style-name="ce21" office:value-type="float" office:value="0.6" calcext:value-type="float">
            <text:p>0.6</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Vite, allons ma calèche.')</text:p>
          </table:table-cell>
          <table:table-cell table:style-name="ce21" office:value-type="string" calcext:value-type="string">
            <text:p>('#don-juan', "Allons, vite un flambeau pour conduire Monsieur Dimanche, et que quatre ou cinq de mes gens prennent des mousquetons pour l'escorter.")</text:p>
          </table:table-cell>
          <table:table-cell table:style-name="ce21" office:value-type="float" office:value="1.06" calcext:value-type="float">
            <text:p>1.06</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Ah ! C'est trop de moitié.")</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Dépêchon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Non, Monsieur.')</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Vous n'irez point à pied.")</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Monsieur, j'y vais toujours.")</text:p>
          </table:table-cell>
          <table:table-cell table:style-name="ce21" office:value-type="string" calcext:value-type="string">
            <text:p>('#monsieur-dimanche', "Il n'est pas nécessaire, et je m'en irai bien tout seul. <text:s/>Mais...")</text:p>
          </table:table-cell>
          <table:table-cell table:style-name="ce21" office:value-type="float" office:value="1.43" calcext:value-type="float">
            <text:p>1.43</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La résistance est vaine ; Vous m'êtes venu voir, je veux qu'on vous remèn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J'avais-là...")</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Tenez-moi pour votre serviteur.')</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Je voulai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Je le suis, et votre débiteur.')</text:p>
          </table:table-cell>
          <table:table-cell table:style-name="ce21" office:value-type="string" calcext:value-type="string">
            <text:p>('#don-juan', "Comment ? <text:s/>Je veux que l'on vous escorte, et je m'intéresse trop à votre personne, je suis votre serviteur, et de plus votre débiteur.")</text:p>
          </table:table-cell>
          <table:table-cell table:style-name="ce21" office:value-type="float" office:value="0.2" calcext:value-type="float">
            <text:p>0.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Ah ! Monsieur.')</text:p>
          </table:table-cell>
          <table:table-cell table:style-name="ce21" office:value-type="string" calcext:value-type="string">
            <text:p>('#monsieur-dimanche', 'Ah, Monsieur...')</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Je n'en fais un secret à personne, Et de ce que je dois j'ai la mémoire bonne.")</text:p>
          </table:table-cell>
          <table:table-cell table:style-name="ce21" office:value-type="string" calcext:value-type="string">
            <text:p>('#don-juan', "C'est une chose que je ne cache pas, et je le dis à tout le monde.")</text:p>
          </table:table-cell>
          <table:table-cell table:style-name="ce21" office:value-type="float" office:value="0.44" calcext:value-type="float">
            <text:p>0.44</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Si vous me...')</text:p>
          </table:table-cell>
          <table:table-cell table:style-name="ce21" office:value-type="string" calcext:value-type="string">
            <text:p>('#monsieur-dimanche', 'Si...')</text:p>
          </table:table-cell>
          <table:table-cell table:style-name="ce21" office:value-type="float" office:value="1.16" calcext:value-type="float">
            <text:p>1.16</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Voulez-vous que je descende en bas, Que je vous reconduise ?')</text:p>
          </table:table-cell>
          <table:table-cell table:style-name="ce21" office:value-type="string" calcext:value-type="string">
            <text:p>('#don-juan', 'Voulez vous que je vous reconduise ?')</text:p>
          </table:table-cell>
          <table:table-cell table:style-name="ce21" office:value-type="float" office:value="0.21" calcext:value-type="float">
            <text:p>0.2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monsieur-dimanche', 'Ah, Monsieur, vous vous moquez. <text:s/>Monsieur ...')</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Ah ! Je ne le vaux pas. Mai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Embrassez-moi donc. C'est d'une amitié pure, Qu'une seconde fois ici je vous conjure D'être persuadé qu'envers et contre tous ; Il n'est rien qu'au besoin je ne fisse pour vous. Don Juan se retire. ")</text:p>
          </table:table-cell>
          <table:table-cell table:style-name="ce21" office:value-type="string" calcext:value-type="string">
            <text:p>('#don-juan', "Embrassez-moi donc, s'il vous plaît ; je vous prie encore une fois d'être persuadé que je suis tout à vous, et qu'il n'y a rien au monde que je ne f[a]sse pour votre service. Il sort.")</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Vous avez en Monsieur un ami véritable, Un...')</text:p>
          </table:table-cell>
          <table:table-cell table:style-name="ce21" office:value-type="string" calcext:value-type="string">
            <text:p>('#sganarelle', 'Il faut avouer que vous avez en Monsieur un homme qui vous aime bien.')</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monsieur-dimanche', "De civilités il est vrai qu'il m'accable, Et j'en suis si confus, que je ne sais comment Lui pouvoir demander ce qu'il me doit.")</text:p>
          </table:table-cell>
          <table:table-cell table:style-name="ce21" office:value-type="string" calcext:value-type="string">
            <text:p>('#monsieur-dimanche', "Il est vrai, il me fait tant de civilités, et tant de compliments que je ne lui saurais jamais demander de l'argent.")</text:p>
          </table:table-cell>
          <table:table-cell table:style-name="ce21" office:value-type="float" office:value="0.64" calcext:value-type="float">
            <text:p>0.64</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Vraiment. Quand on parle de vous, il ne faut que l'entendre. Comme lui tous ses Gens ont pour vous le coeur tendre, Et pour vous le montrer, ah ! Que ne nous vient-on Donner quelque nasarde, ou des coups de bâton ! Vous verriez de quel air...")</text:p>
          </table:table-cell>
          <table:table-cell table:style-name="ce21" office:value-type="string" calcext:value-type="string">
            <text:p>('#sganarelle', "Je vous assure que toute la maison périrait pour vous, et je voudrais qu'il vous arrivât quelque chose, que quelqu'un s'avisât de vous donner des coups de bâton, vous verriez de quelle manière.")</text:p>
          </table:table-cell>
          <table:table-cell table:style-name="ce21" office:value-type="float" office:value="0.86" calcext:value-type="float">
            <text:p>0.86</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Je le crois Sganarelle. Mais pour lui mille écus sont une bagatelle ; Et deux mots dits par vous...')</text:p>
          </table:table-cell>
          <table:table-cell table:style-name="ce21" office:value-type="string" calcext:value-type="string">
            <text:p>('#monsieur-dimanche', 'Je le crois, mais, Sganarelle, je vous prie de lui dire un petit mot de mon argent.')</text:p>
          </table:table-cell>
          <table:table-cell table:style-name="ce21" office:value-type="float" office:value="0.48" calcext:value-type="float">
            <text:p>0.4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Allez, ne craignez rien, Vous en dût-il vingt mille, il vous les payerait bien.')</text:p>
          </table:table-cell>
          <table:table-cell table:style-name="ce21" office:value-type="string" calcext:value-type="string">
            <text:p>('#sganarelle', 'Oh, ne vous mettez pas en peine. <text:s/>Il vous paiera le mieux du monde.')</text:p>
          </table:table-cell>
          <table:table-cell table:style-name="ce21" office:value-type="float" office:value="0.63" calcext:value-type="float">
            <text:p>0.63</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Mais vous, vous me devez aussi pour votre compte...')</text:p>
          </table:table-cell>
          <table:table-cell table:style-name="ce21" office:value-type="string" calcext:value-type="string">
            <text:p>('#monsieur-dimanche', 'Mais vous, Sganarelle, vous me devez quelque chose en votre particulier.')</text:p>
          </table:table-cell>
          <table:table-cell table:style-name="ce21" office:value-type="float" office:value="0.74" calcext:value-type="float">
            <text:p>0.74</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Fi, parler de cela ! N'avez-vous point de honte ?")</text:p>
          </table:table-cell>
          <table:table-cell table:style-name="ce21" office:value-type="string" calcext:value-type="string">
            <text:p>('#sganarelle', 'Fi, ne parlez pas de cela.')</text:p>
          </table:table-cell>
          <table:table-cell table:style-name="ce21" office:value-type="float" office:value="0.82" calcext:value-type="float">
            <text:p>0.8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Comment ?')</text:p>
          </table:table-cell>
          <table:table-cell table:style-name="ce21" office:value-type="string" calcext:value-type="string">
            <text:p>('#monsieur-dimanche', 'Comment ? <text:s/>Je...')</text:p>
          </table:table-cell>
          <table:table-cell table:style-name="ce21" office:value-type="float" office:value="0.59" calcext:value-type="float">
            <text:p>0.59</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Ne sais-je pas que je vous dois ?')</text:p>
          </table:table-cell>
          <table:table-cell table:style-name="ce21" office:value-type="string" calcext:value-type="string">
            <text:p>('#sganarelle', 'Ne sais-je pas bien que je vous dois.')</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monsieur-dimanche', 'Si tous...')</text:p>
          </table:table-cell>
          <table:table-cell table:style-name="ce21" office:value-type="string" calcext:value-type="string">
            <text:p>('#monsieur-dimanche', 'Oui, Mais...')</text:p>
          </table:table-cell>
          <table:table-cell table:style-name="ce21" office:value-type="float" office:value="1.27" calcext:value-type="float">
            <text:p>1.2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Allez, Monsieur Dimanche, on vous attend chez vous.')</text:p>
          </table:table-cell>
          <table:table-cell table:style-name="ce21" office:value-type="string" calcext:value-type="string">
            <text:p>('#sganarelle', 'Allons, Monsieur Dimanche, je vais vous éclairer.')</text:p>
          </table:table-cell>
          <table:table-cell table:style-name="ce21" office:value-type="float" office:value="0.18" calcext:value-type="float">
            <text:p>0.1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monsieur-dimanche', 'Mais mon argent ?')</text:p>
          </table:table-cell>
          <table:table-cell table:style-name="ce21" office:value-type="string" calcext:value-type="string">
            <text:p>('#monsieur-dimanche', 'Mais mon argent...')</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sganarelle', 'Vous moquez-vous ?')</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sganarelle', "Et bien, je dois ; qui doit s'oblig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number-columns-repeated="2" table:style-name="ce21" office:value-type="string" calcext:value-type="string">
            <text:p>('#monsieur-dimanche', 'Je veux...')</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Ah !')</text:p>
          </table:table-cell>
          <table:table-cell table:style-name="ce21" office:value-type="string" calcext:value-type="string">
            <text:p>('#sganarelle', 'Eh.')</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number-columns-repeated="2" table:style-name="ce21" office:value-type="string" calcext:value-type="string">
            <text:p>('#monsieur-dimanche', "J'entends...")</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Bon.')</text:p>
          </table:table-cell>
          <table:table-cell table:style-name="ce21" office:value-type="string" calcext:value-type="string">
            <text:p>('#sganarelle', 'Bagatelles.')</text:p>
          </table:table-cell>
          <table:table-cell table:style-name="ce21" office:value-type="float" office:value="1.04" calcext:value-type="float">
            <text:p>1.04</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number-columns-repeated="2" table:style-name="ce21" office:value-type="string" calcext:value-type="string">
            <text:p>('#monsieur-dimanche', 'Mais...')</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Fi,')</text:p>
          </table:table-cell>
          <table:table-cell table:style-name="ce21" office:value-type="string" calcext:value-type="string">
            <text:p>('#sganarelle', 'Fi.')</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number-columns-repeated="2" table:style-name="ce21" office:value-type="string" calcext:value-type="string">
            <text:p>('#monsieur-dimanche', 'J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number-columns-repeated="2" table:style-name="ce21" office:value-type="string" calcext:value-type="string">
            <text:p>('#sganarelle', 'Fi, vous dis-j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la-violette', 'Monsieur, voilà Monsieur votre Père.')</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juan', 'Ah, me voici bien, il me fallait cette visite pour me faire enrager.')</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louis', "Je vois bien que je vous embarrasse, et que vous vous passeriez fort aisément de ma venue. <text:s/>À dire vrai nous nous incommodons étrangement l'un l'autre, et si vous êtes las de me voir, je suis bien las aussi de vos déportements. <text:s/>Hélas, que nous savons peu ce que nous faut, quand nous voulons être plus avisés que lui, et que nous venons à l'importuner par nos souhaits aveugles et nos demandes inconsidérées ! <text:s/>J'ai souhaité un fils avec des ardeurs nonpareilles, je l'ai demandé sans relâche avec des transports incroyables, et ce fils que j'obtiens, en fatiguant le Ciel de voeux, est le chagrin et le supplice de cette même vie dont je croyais qu'il devait être la joie et la consolation. <text:s/>De quel oeil, à votre avis, pensez-vous que je puisse voir cet amas d'actions indignes dont on a peine aux yeux du monde d'adoucir le mauvais visage, cette suite continue de méchantes affaires, qui nous réduisent à toutes heures à lasser la bonté du Souverain, et qui ont épuisé auprès de lui le mérite de mes services et le crédit de mes amis ? <text:s/>Ah, quelle bassesse est la vôtre ! <text:s/>Ne rougissez-vous point de mériter si peu votre naissance ? <text:s/>Êtes-vous en droit, dites-moi, d'en tirer quelque vanité ? <text:s/>Et qu'avez vous fait dans le monde pour être Gentilhomme ? <text:s/>Croyez-vous qu'il suffise d'en porter le nom et les armes, et que ce nous soit une gloire d'être sorti d'un sang noble, lors que nous vivons en infâmes ? <text:s/>Non, non, la naissance n'est rien où la vertu n'est pas. <text:s/>Ainsi nous n'avons part à la gloire de nos ancêtres, qu'autant que nous nous efforçons de leur ressembler, et cet éclat de leurs actions\tqu'ils répandent sur nous, nous impose un engagement de leur faire le même honneur, de suivre les pas qu'ils nous tracent, et de ne point dégénérer de leurs vertus, si nous voulons être estimés leurs véritables descendants. <text:s/>Ainsi vous descendez en vain des aïeux dont vous êtes né, ils vous désavouent pour leur sang, et tout ce qu'ils ont fait d'illustre ne vous donne aucun avantage, au contraire l'éclat n'en rejaillit sur nous qu'à notre déshonneur, et leur gloire est un flambeau qui éclaire aux yeux d'un chacun la honte de vos actions. <text:s/>Apprenez encore qu'un Gentilhomme qui vit mal, est un monstre dans la nature, que la vertu est le premier titre de noblesse, que je regarde bien moins au nom qu'on signe, qu'aux actions qu'on fait, et que je ferais plus d'état d'un fils d'un crocheteur, qui serait honnête homme, que du fils d'un Monarque qui vivrait comme vous.")</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sganarelle', 'Nous en voilà défaits.')</text:p>
          </table:table-cell>
          <table:table-cell table:style-name="ce21" office:value-type="string" calcext:value-type="string">
            <text:p>('#don-juan', 'Monsieur, si vous étiez assis, vous en seriez bien mieux pour parler.')</text:p>
          </table:table-cell>
          <table:table-cell table:style-name="ce21" office:value-type="float" office:value="1.77" calcext:value-type="float">
            <text:p>1.7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Et fort civilement. A-t-il lieu de s'en plaindre ?")</text:p>
          </table:table-cell>
          <table:table-cell table:style-name="ce21" office:value-type="string" calcext:value-type="string">
            <text:p>('#don-louis', "Non, insolent, je ne veux point m'asseoir ni parler davantage, et je vois bien que toutes mes paroles ne font rien sur ton âme ; mais sache, fils indigne, que la tendresse paternelle est poussée à bout par tes actions, que je saurais plutôt que tu ne penses mettre cette borne à tes dérèglements, prévenir sur toi le courroux du Ciel, et laver par ta punition la honte de t'avoir fait naître. Il sort.")</text:p>
          </table:table-cell>
          <table:table-cell table:style-name="ce21" office:value-type="float" office:value="1.43" calcext:value-type="float">
            <text:p>1.43</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juan', "Eh, mourez, le plus tôt que vous pourrez, c'est le mieux que vous puissiez faire. <text:s/>Il faut que chacun vive son tour, et j'enrage de voir que des pères vivent autant que leurs fils. Il se met dans son fauteuil.")</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sganarelle', 'Ah, Monsieur, vous avez tort.')</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sganarelle', 'Il aurait tort, comment ?')</text:p>
          </table:table-cell>
          <table:table-cell table:style-name="ce21" office:value-type="string" calcext:value-type="string">
            <text:p>('#don-juan', "J'ai tort ?")</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sganarelle', 'Monsieur.')</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don-juan', "N'ai-je pas...")</text:p>
          </table:table-cell>
          <table:table-cell table:style-name="ce21" office:value-type="string" calcext:value-type="string">
            <text:p>('#don-juan', "J'ai tort ?")</text:p>
          </table:table-cell>
          <table:table-cell table:style-name="ce21" office:value-type="float" office:value="1.04" calcext:value-type="float">
            <text:p>1.04</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Ceux qui font les fautes, qu'ils les boivent. Est-ce aux Gens comme vous à payer ce qu'ils doivent ?")</text:p>
          </table:table-cell>
          <table:table-cell table:style-name="ce21" office:value-type="string" calcext:value-type="string">
            <text:p>('#sganarelle', "Oui, Monsieur, vous avez tort, d'avoir souffert ce qu'il vous a dit, et vous le deviez mettre dehors par les épaules. <text:s/>A-t-on jamais rien vu de plus impertinent ? <text:s/>Un père venir faire des remontrances à son fils, et lui dire de corriger ses actions, de se ressouvenir de sa naissance, de mener une vie d'honnête homme, et cent autres sottises de pareille nature. <text:s/>Cela se peut-il souffrir à un homme comme vous, qui savez comme il faut vivre ? <text:s/>J'admire votre patience, et si j'avais été en votre place, je l'aurais envoyé promener. <text:s/>Ô complaisance maudite, à quoi me réduis-tu ?")</text:p>
          </table:table-cell>
          <table:table-cell table:style-name="ce21" office:value-type="float" office:value="1.04" calcext:value-type="float">
            <text:p>1.04</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Qu'on sache si bien tôt le dîner sera prêt. Quoi, vous encor, Madame ? En deux mots, s'il vous plaît. J'ai hâte. À Elvire qu'il voit entrer. ")</text:p>
          </table:table-cell>
          <table:table-cell table:style-name="ce21" office:value-type="string" calcext:value-type="string">
            <text:p>('#don-juan', 'Me fera-t-on souper bientôt ?')</text:p>
          </table:table-cell>
          <table:table-cell table:style-name="ce21" office:value-type="float" office:value="0.99" calcext:value-type="float">
            <text:p>0.99</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ragotin', 'Monsieur, voici une Dame voilée qui vient vous parler.')</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juan', 'Que pourrait-ce être ?')</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sganarelle', 'Il faut voir.')</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elvire', "Dans l'ennui dont mon âme est atteinte, Vous craignez ma douleur, mais perdez cette crainte. Je ne viens point ici pleine de ce courroux, Que je n'ai que trop fait éclater devant vous. Par un premier hymen une autre vous possède, On m'a tout éclairci, c'est un mal sans remède, Et je me ferais tort de vouloir disputer, Ce que contre les lois je ne puis emporter. J'ai sans doute à rougir malgré mon innocence, D'avoir cru mon amour avec tant d'imprudence, Qu'en vous donnant la main j'ai reçu votre foi, Sans voir si vous étiez en pouvoir d'être à moi. Ce dessein avait beau me sembler téméraire, Je cherchais le secret par la crainte d'un frère, Et le tendre penchant qui me fit tout oser, Sur vos serments trompeurs servit à m'abuser. Le crime est pour vous seul, puisque enfin éclaircie, Je songe à satisfaire à ma gloire noircie, Et que ne vous pouvant conserver pour Époux, J'éteins la folle ardeur qui m'attachait à vous. Non qu'un juste remords l'étouffe dans mon âme, Jusques à n'y laisser aucun reste de flamme ; Mais ce reste n'est plus qu'un amour épuré. C'est un feu dont pour vous mon coeur est éclairé, Un feu purgé de tout, une sainte tendresse, Qu'au commerce des sens nul désir n'intéresse, Qui n'agit que pour vous.")</text:p>
          </table:table-cell>
          <table:table-cell table:style-name="ce21" office:value-type="string" calcext:value-type="string">
            <text:p>('#dona-elvire', "Ne soyez point surpris Don Juan de me voir à cette heure, et dans cet équipage. <text:s/>C'est un motif pressant qui m'oblige à cette visite, et ce que j'ai à vous dire ne veut point du tout de retardement. <text:s/>Je ne viens point ici pleine de courroux que j'ai tantôt fait éclater, et vous me voyez bien changée de ce que j'étais ce matin. <text:s/>Ce n'est plus cette Don Juan Elvire qui faisait des voeux contre vous, et dont l'âme irritée ne jetait que menaces, et ne respirait que vengeance. <text:s/>Le Ciel a banni de mon âme toutes ces indignes ardeurs que je sentais pour vous, tous ces transports tumultueux d'un attachement criminel, tous ces honteux emportements d'un amour terrestre et grossier, et il n'a laissé dans mon coeur pour vous qu'une flamme épurée de tout le commerce des sens, une tendresse toute sainte, un amour détaché de tout, qui n'agit point pour soi, et ne se met en peine que de votre intérêt.")</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Ah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Tu pleures, je crois, Ton coeur est attendri.')</text:p>
          </table:table-cell>
          <table:table-cell table:style-name="ce21" office:value-type="string" calcext:value-type="string">
            <text:p>('#don-juan', 'Tu pleures, je pens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Monsieur, pardonnez-moi.')</text:p>
          </table:table-cell>
          <table:table-cell table:style-name="ce21" office:value-type="string" calcext:value-type="string">
            <text:p>('#sganarelle', 'Pardonnez-moi.')</text:p>
          </table:table-cell>
          <table:table-cell table:style-name="ce21" office:value-type="float" office:value="0.67" calcext:value-type="float">
            <text:p>0.6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elvire', "C'est ce parfait amour qui m'engage à vous dire Ce qu'aujourd'hui le Ciel pour votre bien inspire, Le Ciel dont la bonté cherche à vous secourir, Prêt à choir dans l'abîme où je vous vois courir. Oui, Don Juan, je sais par quel amas de crimes Vos peines qu'il résout lui semblent légitimes, Et je viens de sa part vous dire que pour vous Sa clémence a fait place à son juste courroux ; Que las de vous attendre, il tient la foudre prête, Qui depuis si longtemps menace votre tête ; Qu'il est encor en vous, par un prompt repentir De trouver les moyens de vous en garantir, Et que pour éviter un malheur si funeste, Ce jour, ce jour peut-être est le seul qui vous reste.")</text:p>
          </table:table-cell>
          <table:table-cell table:style-name="ce21" office:value-type="string" calcext:value-type="string">
            <text:p>('#dona-elvire', "C'est ce parfait et pur amour qui me conduit ici pour votre bien, pour vous faire part d'un avis du Ciel, et tâcher de vous retirer du précipice où vous courez. <text:s/>Oui, Don Juan, je sais tous les dérèglements de votre vie, et ce même Ciel qui m'a touché le coeur, et fait jeter les yeux sur les égarements de ma conduite, m'a inspiré de vous venir trouver, et de vous dire de sa part que vos offenses ont épuisé sa miséricorde, que sa colère redoutable est prête de tomber sur vous, qu'il est en vous de l'éviter par un prompt repentir, et que peut-être vous n'avez pas encore un jour à vous à vous pouvoir soustraire au plus grand de tous les malheurs. <text:s/>Pour moi je ne tiens plus à vous par aucun attachement du monde. <text:s/>Je suis revenue, grâce au Ciel, de toutes mes folles pensées, ma retraite est résolue, et je ne demande qu'assez de vie pour pouvoir expier la faute que j'ai faite, et mériter par une austère pénitence le pardon de l'aveuglement où m'ont plongée les transports d'une passion condamnable ; mais dans cette retraite, j'aurai une douleur extrême qu'une personne que j'ai chérie tendrement, devînt un exemple funeste de la justice du Ciel, et ce me sera une joie incroyable, si je puis vous y porter à détourner de dessus votre tête, l'épouvantable coup qui vous menace. <text:s/>De grâce, Don Juan, accordez-moi pour dernière faveur cette douce consolation, ne me refusez point votre salut, que je vous demande avec larmes, et si vous n'êtes point touché de votre intérêt ; soyez-le au moins de mes prières, et m'épargnez le cruel déplaisir de vous voir condamné à des supplices éternels.")</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Monsieur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elvire', "Pour moi, qui lors de mon aveuglement, Je n'ai plus pour la terre aucun attachement. Ma retraite est conclue, et c'est là que sans cesse Mers larmes tâcheront d'effacer ma faiblesse, Heureuse si je puis par son austérité Obtenir le pardon de ma crédulité. Mais dans cette retraite, où l'on meurt à soi-même, J'aurais, je vous l'avoue, une douleur extrême, Qu'un homme à qui j'ai cru pouvoir innocemment De mes plus tendres voeux donner l'empressement, Devînt par un revers aux méchants redoutable, Des vengeances du Ciel l'exemple épouvantabl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Monsieur, encor un coup...')</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elvire', "De grâce, accordez-moi Ce que dois mériter l'état où je me vois. Votre salut fait seul mes plus fortes alarmes. Ne le refusez point à mes voeux, à mes larmes, Et si votre intérêt ne vous saurait toucher, Au crime en ma faveur daignez vous arracher, Et m'épargner l'ennui d'avoir pour vous à craindre Le courroux que jamais le Ciel ne laisse éteindr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La pauvre femme ?')</text:p>
          </table:table-cell>
          <table:table-cell table:style-name="ce21" office:value-type="string" calcext:value-type="string">
            <text:p>('#sganarelle', 'Pauvre femme !')</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elvire', "Enfin si le faux nom d'époux M'a fait tout oublier pour vous vivre toute à vous, Si je vous ai fait voir la plus forte tendresse Qui jamais d'un coeur noble ait été la Maîtresse, Tout le prix que j'en veux, c'est de vous voir songer Au bonheur que pour vous je tâche à ménager.")</text:p>
          </table:table-cell>
          <table:table-cell table:style-name="ce21" office:value-type="string" calcext:value-type="string">
            <text:p>('#dona-elvire', "Je vous ai aimé avec une tendresse extrême, rien au monde ne m'a été si cher que vous, j'ai oublié mon devoir pour vous, j'ai fait toutes choses pour vous, et toute la récompense que je vous demande c'est de corriger votre vie, et de prévenir votre perte. <text:s/>Sauvez-vous, je vous prie, ou pour l'amour de vous, ou pour l'amour de moi. <text:s/>Encore une fois Don Juan, je vous le demande avec larmes, et si ce n'est assez des larmes d'une personne que vous avez aimée, je vous en conjure par tout ce qu'il y a de plus capable pour vous toucher.")</text:p>
          </table:table-cell>
          <table:table-cell table:style-name="ce21" office:value-type="float" office:value="0.11" calcext:value-type="float">
            <text:p>0.1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Cour de Tigre !')</text:p>
          </table:table-cell>
          <table:table-cell table:style-name="ce21" office:value-type="string" calcext:value-type="string">
            <text:p>('#sganarelle', 'Coeur de tigr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elvire', "Voyez que tout est périssable. Examinez la peine infaillible au coupable, Et de votre salut faites-vous une loi, Ou pour l'amour de vous, ou pour l'amour de moi. C'est à ce but qu'il faut que tous vos désirs tendent, Et ce que de nouveau mes larmes vous demandent. Si ces larmes sont peu, j'ose vous en presser Par tout ce qui jamais vous put intéresser. Après cette prière, adieu, je me retire. Songez à vous, c'est tout ce que j'avais à dire.")</text:p>
          </table:table-cell>
          <table:table-cell table:style-name="ce21" office:value-type="string" calcext:value-type="string">
            <text:p>('#dona-elvire', "Je m'en vais après ce discours, et voilà tout ce que j'avais à vous dire.")</text:p>
          </table:table-cell>
          <table:table-cell table:style-name="ce21" office:value-type="float" office:value="0.82" calcext:value-type="float">
            <text:p>0.8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juan', "Madame, il est tard, demeurez ici, on vous y logera le mieux que l'on pourra .")</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a-elvire', 'Non, Don Juan, ne me retenez pas davantage.')</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don-juan', "J'ai fort prêté l'oreille à ce pieux discours, Madame, avecque moi demeurez quelques jours. Peut-être en me parlant vous me toucherez l'âme.")</text:p>
          </table:table-cell>
          <table:table-cell table:style-name="ce21" office:value-type="string" calcext:value-type="string">
            <text:p>('#don-juan', 'Madame, vous me ferez plaisir de demeurer, je vous assure.')</text:p>
          </table:table-cell>
          <table:table-cell table:style-name="ce21" office:value-type="float" office:value="0.03" calcext:value-type="float">
            <text:p>0.03</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elvire', "Demeurer avec vous n'étant point votre Femme ! Je vous ai découvert de grandes vérités. Don Juan, craignez tout, si vous n'en profitez.")</text:p>
          </table:table-cell>
          <table:table-cell table:style-name="ce21" office:value-type="string" calcext:value-type="string">
            <text:p>('#dona-elvire', 'Non vous dis-je, ne perdons point de temps en discours superflus, laissez-moi vite aller, ne faites aucune instance pour me conduire, et songez seulement à profiter de mon avis.')</text:p>
          </table:table-cell>
          <table:table-cell table:style-name="ce21" office:value-type="float" office:value="0.55" calcext:value-type="float">
            <text:p>0.55</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La laisser partir, san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Sais-tu bien, Sganarelle, Que mon coeur s'est encor presque senti pour elle ? Ses larmes, son chagrin, sa résolution, Tout cela m'a fait naître un peu d'émotion. Dans son air languissant je l'ai trouvée aimable.")</text:p>
          </table:table-cell>
          <table:table-cell table:style-name="ce21" office:value-type="string" calcext:value-type="string">
            <text:p>('#don-juan', "Sais-tu bien que j'ai encore senti quelque peu d'émotion pour elle, que j'ai trouvé de l'agrément dans cette nouveauté bizarre, et que son habit négligé, son air languissant, et ses larmes ont réveillé en moi quelques petits restes de feu éteint.")</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Et tout ce qu'elle a dit n'a point été capable...")</text:p>
          </table:table-cell>
          <table:table-cell table:style-name="ce21" office:value-type="string" calcext:value-type="string">
            <text:p>('#sganarelle', "C'est à dire que ses paroles n'ont fait aucun effet sur vous.")</text:p>
          </table:table-cell>
          <table:table-cell table:style-name="ce21" office:value-type="float" office:value="1.01" calcext:value-type="float">
            <text:p>1.0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Vite à dîner.')</text:p>
          </table:table-cell>
          <table:table-cell table:style-name="ce21" office:value-type="string" calcext:value-type="string">
            <text:p>('#don-juan', 'Vite à souper.')</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number-columns-repeated="2" table:style-name="ce21" office:value-type="string" calcext:value-type="string">
            <text:p>('#sganarelle', 'Fort bien.')</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Pourquoi me regarder ? Va, va, je vais bientôt songer à m'amender.")</text:p>
          </table:table-cell>
          <table:table-cell table:style-name="ce21" office:value-type="string" calcext:value-type="string">
            <text:p>('#don-juan', "Sganarelle, il faut songer à s'amender pourtant.")</text:p>
          </table:table-cell>
          <table:table-cell table:style-name="ce21" office:value-type="float" office:value="0.4" calcext:value-type="float">
            <text:p>0.4</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sganarelle', 'Oui-da.')</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sganarelle', "Ma foi, n'en riez point, rien n'est si nécessaire Que de se convertir.")</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C'est ce que je veux faire. Encor vingt ou trente ans des plaisirs les plus doux. Toujours en joie, et puis, nous penserons à nous.")</text:p>
          </table:table-cell>
          <table:table-cell table:style-name="ce21" office:value-type="string" calcext:value-type="string">
            <text:p>('#don-juan', "Oui, ma foi, il faut s'amender, encore vingt ou trente ans de cette vie ci, et puis nous songerons à nous.")</text:p>
          </table:table-cell>
          <table:table-cell table:style-name="ce21" office:value-type="float" office:value="0.2" calcext:value-type="float">
            <text:p>0.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Voilà des Libertins l'ordinaire langage, Mais la mort...")</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Hem.')</text:p>
          </table:table-cell>
          <table:table-cell table:style-name="ce21" office:value-type="string" calcext:value-type="string">
            <text:p>('#sganarelle', 'Oh.')</text:p>
          </table:table-cell>
          <table:table-cell table:style-name="ce21" office:value-type="float" office:value="0.44" calcext:value-type="float">
            <text:p>0.44</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juan', "Qu'en dis-tu ?")</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sganarelle', "Qu'on serve. Ah bon, Monsieur, courage. Grande chère, tandis que nous nous portons bien. Il prend un morceau dans un des plats qu'on apporte, et le met dans sa bouche. ")</text:p>
          </table:table-cell>
          <table:table-cell table:style-name="ce21" office:value-type="string" calcext:value-type="string">
            <text:p>('#sganarelle', "Rien, voilà le souper. Il prend un morceau d'un des plats qu'on apporte et le met à sa bouch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Quelle enflure est-ce là ? Parle, dis, qu'as-tu ?")</text:p>
          </table:table-cell>
          <table:table-cell table:style-name="ce21" office:value-type="string" calcext:value-type="string">
            <text:p>('#don-juan', "Il semble que tu as la joue enflée, qu'est-ce que c'est ? <text:s/>Parle donc, qu'as-tu là ?")</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number-columns-repeated="2" table:style-name="ce21" office:value-type="string" calcext:value-type="string">
            <text:p>('#sganarelle', 'Rien.')</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Attends, montre. Sa joue est toute contrefaite, C'est une fluxion ; qu'on cherche une Lancette. Le pauvre Garçon ! Vite ; il faut le secourir, Si cet abcès rentrait, il en pourrait mourir. Qu'on perce, il est mûr. Ah, Coquin que vous êtes, Vous osez donc...")</text:p>
          </table:table-cell>
          <table:table-cell table:style-name="ce21" office:value-type="string" calcext:value-type="string">
            <text:p>('#don-juan', "Montre un peu, parbleu c'est une fluxion qui lui est tombée sur la joue, vite une lancette pour percer cela. <text:s/>Le pauvre garçon n'en peut plus, cet abcès le pourrait étouffer, attends, voyez comme il était mûr. <text:s/>Ah, coquin que vous êtes.")</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Ma foi, sans chercher de défaites, Je voulais voir, Monsieur, si votre cuisinier N'avait pas trop poivré ce ragoût ; le dernier L'était en diable, aussi vous n'en mangeâtes guère.")</text:p>
          </table:table-cell>
          <table:table-cell table:style-name="ce21" office:value-type="string" calcext:value-type="string">
            <text:p>('#sganarelle', "Ma foi Monsieur je voulais voir si votre cuisinière n'avait point mis trop de sel, ou trop de poivre.")</text:p>
          </table:table-cell>
          <table:table-cell table:style-name="ce21" office:value-type="float" office:value="0.27" calcext:value-type="float">
            <text:p>0.2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Puisque la faim te presse, il faut la satisfaire. Fais-toi donner un siège, et mange avecque moi, Aussi bien, cela fait, j'aurai besoin de toi. Mets-toi là.")</text:p>
          </table:table-cell>
          <table:table-cell table:style-name="ce21" office:value-type="string" calcext:value-type="string">
            <text:p>('#don-juan', "Allons, mets-toi là, et mange. <text:s/>J'ai affaire de toi quand j'aurai soupé, tu as faim à ce que je vois.")</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Volontiers, j'y tiendrai bien ma plac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Mange donc.')</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Vous serez content ; de votre grâce Vous m'avez fait partir sans déjeuner, ainsi J'ai l'appétit, Monsieur, bien ouvert, Dieu merci.")</text:p>
          </table:table-cell>
          <table:table-cell table:style-name="ce21" office:value-type="string" calcext:value-type="string">
            <text:p>('#sganarelle', "Je le crois, Monsieur, je n'ai point mangé depuis le matin. <text:s/>Tâtez de cela, voilà qui est le meilleur du monde. <text:s/>Mon assiette, mon assiette. <text:s/>Tout doux, s'il vous plaît. <text:s/>Vertubleu, petit compère, que vous êtes habile à donner des assiettes nettes, et vous petit La Violette, que vous savez présenter à boire à propos. Un laquais ôte les assiettes de Sganarelle d'abord qu'il ya dessus à manger. Pendant qu'un laquais donne à boire à Sganarelle, l'autre ôte encore son assiette.")</text:p>
          </table:table-cell>
          <table:table-cell table:style-name="ce21" office:value-type="float" office:value="0.48" calcext:value-type="float">
            <text:p>0.4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Je le vois.')</text:p>
          </table:table-cell>
          <table:table-cell table:style-name="ce21" office:value-type="string" calcext:value-type="string">
            <text:p>('#don-juan', 'Qui peut frapper de cette sorte ?')</text:p>
          </table:table-cell>
          <table:table-cell table:style-name="ce21" office:value-type="float" office:value="1.99" calcext:value-type="float">
            <text:p>1.99</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Quand j'ai faim je mange comme trente. Tâtez-moi de cela, la sauce est excellente. Si j'avais ce Chapon je le mènerais loin. Tout doux, petit compère, il n'en est pas besoin, Rengainez ! Vertubleu, pour lever les assiettes, Vous êtes bien soigneux d'en présenter de nettes. Et vous, Monsieur Picard, trêve de compliment, Je n'ai point encor soif. À la Violette qui lui veut donner une assiette blanche. ")</text:p>
          </table:table-cell>
          <table:table-cell table:style-name="ce21" office:value-type="string" calcext:value-type="string">
            <text:p>('#sganarelle', 'Qui Diable nous vient troubler dans notre repas ?')</text:p>
          </table:table-cell>
          <table:table-cell table:style-name="ce21" office:value-type="float" office:value="1.36" calcext:value-type="float">
            <text:p>1.36</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Va, dîne posément.')</text:p>
          </table:table-cell>
          <table:table-cell table:style-name="ce21" office:value-type="string" calcext:value-type="string">
            <text:p>('#don-juan', "Je veux souper en repos au moins, et qu'on ne laisse entrer personne.")</text:p>
          </table:table-cell>
          <table:table-cell table:style-name="ce21" office:value-type="float" office:value="0.64" calcext:value-type="float">
            <text:p>0.64</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C'est bien dit.")</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Chante-moi quelque chanson à boir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Bientôt, Monsieur, laissons travailler la mâchoire. Quand j'aurai dit trois mots à chacun de ces plats... Qui diable frappe ainsi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Dis que je n'y suis pa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Attendez, j'aime mieux l'aller dire moi-même. Ah, Monsieur !")</text:p>
          </table:table-cell>
          <table:table-cell table:style-name="ce21" office:value-type="string" calcext:value-type="string">
            <text:p>('#sganarelle', "Laissez-moi faire, je m'y en vais moi-même.")</text:p>
          </table:table-cell>
          <table:table-cell table:style-name="ce21" office:value-type="float" office:value="0.62" calcext:value-type="float">
            <text:p>0.6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D'où te vient cette frayeur extrême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C'est l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Quoi ?')</text:p>
          </table:table-cell>
          <table:table-cell table:style-name="ce21" office:value-type="string" calcext:value-type="string">
            <text:p>('#don-juan', "Qu'est-ce donc, qu'y a-t-il là.")</text:p>
          </table:table-cell>
          <table:table-cell table:style-name="ce21" office:value-type="float" office:value="1.35" calcext:value-type="float">
            <text:p>1.35</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Je suis mort.')</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Veux-tu pas t'expliquer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Du faiseur de... tantôt vous pensiez vous moquer. Avancez, il est là, c'est lui qui vous demande.")</text:p>
          </table:table-cell>
          <table:table-cell table:style-name="ce21" office:value-type="string" calcext:value-type="string">
            <text:p>('#sganarelle', 'Le... <text:s/>Qui est là.')</text:p>
          </table:table-cell>
          <table:table-cell table:style-name="ce21" office:value-type="float" office:value="1.21" calcext:value-type="float">
            <text:p>1.2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Allons le recevoir.')</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Si j'y vais, qu'on me pend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Quoi, d'un rien ton courage est sitôt abattu ?")</text:p>
          </table:table-cell>
          <table:table-cell table:style-name="ce21" office:value-type="string" calcext:value-type="string">
            <text:p>('#don-juan', 'Allons voir, et montrons que rien ne me saurait ébranler.')</text:p>
          </table:table-cell>
          <table:table-cell table:style-name="ce21" office:value-type="float" office:value="1.09" calcext:value-type="float">
            <text:p>1.09</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Ah ! Pauvre Sganarelle, où te cacheras-tu ?')</text:p>
          </table:table-cell>
          <table:table-cell table:style-name="ce21" office:value-type="string" calcext:value-type="string">
            <text:p>('#sganarelle', 'Ah, pauvre Sganarelle, où te cacheras tu ?')</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Une Chaise, un Couvert. Je te suis redevable. D'être si ponctuel. Viens te remettre à table. À Sganarelle. ")</text:p>
          </table:table-cell>
          <table:table-cell table:style-name="ce21" office:value-type="string" calcext:value-type="string">
            <text:p>('#don-juan', 'Une chaise et un couvert, vite donc. <text:s/>Allons, mets-toi à table. À Sganarell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J'ai mangé comme un Chancre, et je n'ai plus de faim.")</text:p>
          </table:table-cell>
          <table:table-cell table:style-name="ce21" office:value-type="string" calcext:value-type="string">
            <text:p>('#sganarelle', "Monsieur, je n'ai plus de faim,")</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Si de t'avoir ici j'eusse été plus certain, Un repas mieux réglé t'aurait marqué mon zèle. À boire. À ta santé, Commandeur. Sganarelle, Je te la porte, allons, qu'on lui donne du Vin. Bon.")</text:p>
          </table:table-cell>
          <table:table-cell table:style-name="ce21" office:value-type="string" calcext:value-type="string">
            <text:p>('#don-juan', "Mets-toi là te dis-je. <text:s/>À boire. <text:s/>À la Santé du Commandeur, je te la porte Sganarelle. <text:s/>Qu'on lui donne du vin.")</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Je ne bois jamais quand il est si matin.')</text:p>
          </table:table-cell>
          <table:table-cell table:style-name="ce21" office:value-type="string" calcext:value-type="string">
            <text:p>('#sganarelle', "Monsieur je n'ai pas soif.")</text:p>
          </table:table-cell>
          <table:table-cell table:style-name="ce21" office:value-type="float" office:value="0.99" calcext:value-type="float">
            <text:p>0.99</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Chante, le Commandeur te voudra bien entendre.')</text:p>
          </table:table-cell>
          <table:table-cell table:style-name="ce21" office:value-type="string" calcext:value-type="string">
            <text:p>('#don-juan', 'Bois et chante ta chanson pour régaler le Commandeur.')</text:p>
          </table:table-cell>
          <table:table-cell table:style-name="ce21" office:value-type="float" office:value="0.02" calcext:value-type="float">
            <text:p>0.0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Je suis trop enrhumé.')</text:p>
          </table:table-cell>
          <table:table-cell table:style-name="ce21" office:value-type="string" calcext:value-type="string">
            <text:p>('#sganarelle', 'Je suis enrhumé, Monsieur.')</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la-statue', "Laisse-le s'en défendre, C'en est assez, je suis content de ton repas. Le temps fuit, la mort vient, et tu n'y penses pa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Ces avertissements me sont peu nécessaires. Chantons, une autre fois nous parlerons d'affaires.")</text:p>
          </table:table-cell>
          <table:table-cell table:style-name="ce21" office:value-type="string" calcext:value-type="string">
            <text:p>('#don-juan', "Il n'importe, allons. <text:s/>Vous autres venez, accompagnez sa voix.")</text:p>
          </table:table-cell>
          <table:table-cell table:style-name="ce21" office:value-type="float" office:value="0.68" calcext:value-type="float">
            <text:p>0.6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la-statue', "Peut-être une autre fois tu le voudras trop tard, Mais puis que tu veux bien en courir le hasard, Dans mon Tombeau ce soir à souper je t'engage. Promets-moi d'y venir, auras-tu ce courage ?")</text:p>
          </table:table-cell>
          <table:table-cell table:style-name="ce21" office:value-type="string" calcext:value-type="string">
            <text:p>('#la-statue', "Don Juan, c'est assez, je vous invite à venir demain souper avec moi, en aurez vous le courage ?")</text:p>
          </table:table-cell>
          <table:table-cell table:style-name="ce21" office:value-type="float" office:value="0.48" calcext:value-type="float">
            <text:p>0.4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Oui, Sganarelle et moi nous irons.')</text:p>
          </table:table-cell>
          <table:table-cell table:style-name="ce21" office:value-type="string" calcext:value-type="string">
            <text:p>('#don-juan', "Oui, j'irai accompagné du seul Sganarelle.")</text:p>
          </table:table-cell>
          <table:table-cell table:style-name="ce21" office:value-type="float" office:value="0.16" calcext:value-type="float">
            <text:p>0.16</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Moi ? Non pa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Poltron.')</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Jamais par jour je ne fais qu'un repas.")</text:p>
          </table:table-cell>
          <table:table-cell table:style-name="ce21" office:value-type="string" calcext:value-type="string">
            <text:p>('#sganarelle', 'Je vous rends grâce, il est demain jeûne pour moi.')</text:p>
          </table:table-cell>
          <table:table-cell table:style-name="ce21" office:value-type="float" office:value="1.54" calcext:value-type="float">
            <text:p>1.54</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la-statue', 'Adieu.')</text:p>
          </table:table-cell>
          <table:table-cell table:style-name="ce21" office:value-type="string" calcext:value-type="string">
            <text:p>('#don-juan', 'Prends ce flambeau.')</text:p>
          </table:table-cell>
          <table:table-cell table:style-name="ce21" office:value-type="float" office:value="0.79" calcext:value-type="float">
            <text:p>0.79</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Jusqu'à ce soir.")</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a-statue', "Je t'attend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Misérable ! Où me veut-il mener ?')</text:p>
          </table:table-cell>
          <table:table-cell table:style-name="ce21" office:value-type="string" calcext:value-type="string">
            <text:p>('#la-statue', "On n'a pas besoin de lumières quand on est conduit par le Ciel.")</text:p>
          </table:table-cell>
          <table:table-cell table:style-name="ce21" office:value-type="float" office:value="1.92" calcext:value-type="float">
            <text:p>1.9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J'irai, fût-ce le Diable. Je veux voir comme on est régalé chez les mort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Pour cent coups de bâton que n'en suis-je dehor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louis', "Ne m'abusez-vous point, et serait-il possible, Que votre coeur, ce coeur si longtemps inflexible, Si longtemps en aveugle au crime abandonné, Eût rompu les liens dont il fut enchaîné ? Qu'un pareil changement me va causer de joie ? Mais encor une fois faut-il que je le croie, Et se peut-il qu'enfin le Ciel m'ait accordé Ce qu'avec tant d'ardeur j'ai toujours demandé ?")</text:p>
          </table:table-cell>
          <table:table-cell table:style-name="ce21" office:value-type="string" calcext:value-type="string">
            <text:p>('#don-louis', "Quoi, mon fils, serait-il possible que la bonté du Ciel eût exaucé mes voeux ? <text:s/>ce que vous me dites est il bien vrai ? <text:s/>ne m'abusez-vous point d'un faux espoir, et puis-je prendre quelque assurance sur la nouveauté surprenante d'une telle conversion ?")</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Oui, Monsieur, ce retour dont j'étais si peu digne, Nous est de ses bontés un témoignage insigne. Je ne plus ce fils, dont les lâches désirs N'eurent pour seul objet que d'infâmes plaisirs. Le Ciel, dont la clémence est pour moi sans seconde, M'a fait voir tout_à_coup les vains abus du monde. Tout_à_coup de sa voix l'attrait victorieux A pénétré mon âme, et dessillé mes yeux, Et je vois, par l'effet dont sa grâce est suivie, Avec autant d'horreur les taches de ma vie, Que j'eus d'emportement pour tout ce que mes sens Trouvaient à me flatter d'appas éblouissants. Quand j'ose rappeler l'excès abominable Des désordres honteux dont je me sens coupable, Je frémis et m'étonne, en m'y voyant courir, Comme le Ciel a pu si longtemps me souffrir, Comme cent et cent fois il n'a pas sur ma tête Lancé l'affreux carreau qu'aux méchants il apprête. L'amour qui tint pour moi son courroux suspendu, M'apprend à ses bontés quel sacrifice est dû. Il l'attend, et ne veut que ce coeur infidèle, Ce coeur jusqu'à ce jour à ses ordres rebelle. Enfin (et vos soupirs l'ont sans doute obtenu) De mes égarements me voilà revenu. Plus de remise, il faut qu'aux yeux de tout le monde, À mes folles erreurs mon repentir réponde, Que j'efface, en changeant mes criminels désirs, L'empressement fatal que j'eus pour les plaisirs, Et tâche à réparer par une ardeur égale, Ce que mes passions ont causé de scandale. C'est à quoi tous mes voeux aujourd'hui sont portés, Et je devrai beaucoup, Monsieur, à vos bontés, Si dans le changement où ce retour m'engage, Vous me daignez choisir quelque saint Personnage, Qui me servant de Guide, ait soin de me montrer À bien suivre la route où je m'en vais entrer.")</text:p>
          </table:table-cell>
          <table:table-cell table:style-name="ce21" office:value-type="string" calcext:value-type="string">
            <text:p>('#don-juan', "Oui, vous me voyez revenu de toutes mes erreurs, je ne suis plus le même d'hier au soir, et le Ciel tout d'un coup a fait un changement qui va surprendre tout le monde. <text:s/>Il a touché mon âme, et dessillé mes yeux, et je regarde avec horreur le long dérèglement où j'ai été, et les désordres criminels de la vie que j'ai menée. <text:s/>J'en repasse dans mon esprit toutes les abominations, et m'étonne comme le Ciel les a pu souffrir si longtemps, et n'a pas vingt fois sur ma tête laissé tomber les coups de sa justice redoutable. <text:s/>Je vois les grâces que sa bonté m'a faites en ne punissant point mes crimes, et je prétends en profiter comme je dois, faire éclater aux yeux du monde un soudain changement de vie, réparer le scandale de mes actions passées, et m'efforcer d'en obtenir du Ciel une pleine rémission. <text:s/>C'est à quoi je vais travailler, et je vous prie, Monsieur, de vouloir bien contribuer à ce dessein, et de m'aider vous-même à faire un choix d'une personne qui me serve de guide, et sous la conduite de qui je puisse marcher sûrement dans le chemin où je vais entrer.")</text:p>
          </table:table-cell>
          <table:table-cell table:style-name="ce21" office:value-type="float" office:value="0.22" calcext:value-type="float">
            <text:p>0.2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louis', "Ah ! Qu'aisément un fils trouve le coeur d'un père, Prêt au moindre remords à calmer sa colère ! Quels que soient les chagrins que par vous j'ai reçus, Vous vous en repentez, je ne m'en souviens plus. Tout vous porte à gagner cette grande victoire, L'intérêt du salut, celui de votre gloire ; Combattez, et surtout ne vous relâchez pas. Mais dans cette Campagne, où s'adressent vos pas ? J'ai sorti de la Ville exprès pour une affaire, Où dès hier ma présence était fort nécessaire, Et j'ai voulu marcher un moment au retour. Mon Carrosse m'attend à ce premier détour, Venez.")</text:p>
          </table:table-cell>
          <table:table-cell table:style-name="ce21" office:value-type="string" calcext:value-type="string">
            <text:p>('#don-louis', "Ah, mon fils, que la tendresse d'un père est facilement rappelée, et que les offenses d'un fils s'évanouissent vite au moindre mot de repentir ! <text:s/>Je ne me souviens plus déjà de tous les déplaisirs que vous m'avez donnés, et tout est effacé par les paroles que vous venez de me faire entendre. <text:s/>Je ne me sens pas, je l'avoue, je jette des larmes de joie, tous mes voeux sont satisfaits, et je n'ai plus rien désormais à demander au Ciel. <text:s/>Embrassez-moi, mon fils, et persistez, je vous conjure, dans cette louable pensée. <text:s/>Pour moi je [m']en vais tout de ce pas porter l'heureuse nouvelle à votre mère, partager avec elle les doux transports de ravissement où je suis, et rendre grâce au Ciel des saintes résolutions qu'il a daigné vous inspirer.")</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Non, aujourd'hui souffrez-moi l'avantage D'un peu de solitude au prochain ermitage. C'est là que retiré, loin du monde et du bruit, Pour m'offrir mieux au Ciel je veux passer la nuit. Ma peine y finira ; et tout ce qui m'en peut faire Dans ce détachement qui m'est si nécessaire, C'est que pour mes plaisirs je me suis fait prêter Des sommes que je suis hors d'état d'acquitter. Faute de rendre, il est des Gens qui me maudissent, Qui font...")</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louis', 'Que là-dessus vos scrupules finissent. Je paierai tout, mon fils, et prétends de mon bien Vous donner...')</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Ah ! Pour moi je ne demande rien. Pourvu que par mes pleurs mes fautes réparée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louis', "Ô consolations ! Douceurs inespérées ! Tous mes voeux sont enfin heureusement remplis ; Grâce aux bontés du Ciel, j'ai retrouvé mon fils, Il se rend à la voix qui vers lui le rappelle. Je cours à votre mère en porter la nouvelle. Adieu, prenez courage, et si vous persistez, N'attendez plus que joie et que prospérité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Monsieur.')</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Qu'est-ce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Ah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Comment ? Tu pleures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C'est de joie De vous voir embrasser enfin la bonne voie. Jamais encor, je crois, je n'en ai tant senti. Ah, quel plaisir ce m'est de vous voir converti ! Le Ciel a bien pour vous exaucé mon envie. Franchement vous meniez une diable de vie. Mais à tout Pécheur grâce, il n'en faut plus parler. L'Hermitage est-il loin où vous voulez aller ?")</text:p>
          </table:table-cell>
          <table:table-cell table:style-name="ce21" office:value-type="string" calcext:value-type="string">
            <text:p>('#sganarelle', "Ah, Monsieur, que j'ai de joie de vous voir converti ! <text:s/>Il y a longtemps que j'attendais cela, et voilà, grâce au Ciel, tous mes souhaits accomplis.")</text:p>
          </table:table-cell>
          <table:table-cell table:style-name="ce21" office:value-type="float" office:value="0.14" calcext:value-type="float">
            <text:p>0.14</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Eh.')</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Serait-ce là-bas ? Vers cet endroit sauvag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La peste le benêt avec son ermitage !')</text:p>
          </table:table-cell>
          <table:table-cell table:style-name="ce21" office:value-type="string" calcext:value-type="string">
            <text:p>('#don-juan', 'La peste le benêt.')</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Pourquoi ? Frère Pacôme est un homme de bien, Et je crois qu'avec lui vous ne perdriez rien.")</text:p>
          </table:table-cell>
          <table:table-cell table:style-name="ce21" office:value-type="string" calcext:value-type="string">
            <text:p>('#sganarelle', 'Comment, le benêt ?')</text:p>
          </table:table-cell>
          <table:table-cell table:style-name="ce21" office:value-type="float" office:value="1.71" calcext:value-type="float">
            <text:p>1.7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Parbleu, tu me ravis. Quoi, tu me crois sincère, Dans un conte forgé pour attraper mon père ?')</text:p>
          </table:table-cell>
          <table:table-cell table:style-name="ce21" office:value-type="string" calcext:value-type="string">
            <text:p>('#don-juan', "Quoi ? <text:s/>Tu prends pour de bon argent ce que je viens de dire, et tu crois que ma bouche est d'accord avec mon coeur ?")</text:p>
          </table:table-cell>
          <table:table-cell table:style-name="ce21" office:value-type="float" office:value="0.77" calcext:value-type="float">
            <text:p>0.7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Comment ? Vous ne... Monsieur, c'est... où donc allons-nous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La belle de tantôt m'a donné rendez-vous. Voici l'heure, et j'y vais, c'est là mon ermitag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La retraite sera méritoire. Ah ! J'enrag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Elle est jolie, oui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Mais l'aller chercher si loin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Elle m'a touché l'âme, et s'il était besoin, Pour ne la manquer pas, j'irais jusques à Rom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Belle conversion ! Ah quel Homme, quel Homme ! Vous l'attendrai en vain, elle ne viendra pas.")</text:p>
          </table:table-cell>
          <table:table-cell table:style-name="ce21" office:value-type="string" calcext:value-type="string">
            <text:p>('#sganarelle', "Quoi, ce n'est pas... <text:s/>Vous ne.... <text:s/>Votre... <text:s/>Eh quel homme ! <text:s/>Quel homme ! <text:s/>Quel homme !")</text:p>
          </table:table-cell>
          <table:table-cell table:style-name="ce21" office:value-type="float" office:value="0.75" calcext:value-type="float">
            <text:p>0.75</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Je crois qu'elle viendra, moi.")</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Tant pi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En tout cas, Ma peine au rendez-vous ne sera point perdue. C'est où du Commandeur on a mis la Statue ; Il nous a conviés à souper. On verra Comment, s'il nous reçoit, il s'en acquittera.")</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Souper avec un mort ? Tué par vous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N'importe. J'ai promis, sur la peur ma promesse l'emport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Et si la Belle vient, et se laisse emmener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Oh ma foi, la Statue ira se promener. Je préfère à tout mort une jeune vivante.')</text:p>
          </table:table-cell>
          <table:table-cell table:style-name="ce21" office:value-type="string" calcext:value-type="string">
            <text:p>('#don-juan', 'Non, non, je ne suis point changé, et mes sentiments sont toujours les mêmes.')</text:p>
          </table:table-cell>
          <table:table-cell table:style-name="ce21" office:value-type="float" office:value="1.78" calcext:value-type="float">
            <text:p>1.7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Mais voir une Statue et mouvante et parlante, N'est-ce pas...")</text:p>
          </table:table-cell>
          <table:table-cell table:style-name="ce21" office:value-type="string" calcext:value-type="string">
            <text:p>('#sganarelle', 'Vous ne vous rendez pas sur la surprenante merveille de cette Statue mouvante et parlante ?')</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Il est vrai, c'est quelque chose ; en vain Je ferais là-dessus un jugement certain, Pour ne s'y point méprendre, il en faut voir la suite. Cependant, si j'ai feint de changer de conduite ; Si j'ai dit que j'allais me déchirer le coeur, D'une vie exemplaire embrasser la rigueur, C'est un pur stratagème, un ressort nécessaire, Par où ma Politique éblouissant mon père, Me va mettre à couvert de divers embarras, Dont sans lui mes Amis ne se tireraient pas. Si l'on s'en inquiète, il obtiendra ma grâce. Tu vois comme déjà ma première grimace L'a porté de lui-même à se vouloir charger Des dettes, dont par lui je vais me dégager.")</text:p>
          </table:table-cell>
          <table:table-cell table:style-name="ce21" office:value-type="string" calcext:value-type="string">
            <text:p>('#don-juan', "Il y a bien quelque chose là-dedans que je ne comprends pas, mais quoi que ce puisse être, cela n'est pas capable, ni de convaincre mon esprit, ni d'ébranler mon âme, et si j'ai dit que je voulais corriger ma conduite, et me jeter dans un train de vie exemplaire, c'est un dessein que j'ai formé par pure politique, un stratagème utile, une grimace nécessaire, où je veux me contraindre pour ménager un père dont j'ai besoin, et me mettre à couvert du côté des hommes de cent fâcheuses aventures qui pourraient m'arriver. <text:s/>Je veux bien, Sganarelle, t'en faire confidence, et je suis bien aise d'avoir un témoin des véritables motifs qui m'obligent à faire les choses.")</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Mais n'étant point dévot, par quelle effronterie De la dévotion faire une momerie ?")</text:p>
          </table:table-cell>
          <table:table-cell table:style-name="ce21" office:value-type="string" calcext:value-type="string">
            <text:p>('#sganarelle', 'Quoi ? <text:s/>Toujours libertin et débauché, vous voulez cependant vous ériger en homme de bien ?')</text:p>
          </table:table-cell>
          <table:table-cell table:style-name="ce21" office:value-type="float" office:value="1.25" calcext:value-type="float">
            <text:p>1.25</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Il est des gens de bien et vraiment vertueux. Tout méchant que je suis j'ai du respect pour eux ; Mais si l'on n'en peut trop élever les mérites, Parmi ces gens de bien il est mille hypocrites, Qui ne se contrefont que pour en profiter, Et pour mes intérêts je veux les imiter.")</text:p>
          </table:table-cell>
          <table:table-cell table:style-name="ce21" office:value-type="string" calcext:value-type="string">
            <text:p>('#don-juan', "Eh pourquoi non ? <text:s/>Il y en a tant d'autres comme moi, qui se mêlent de ce métier, et qui se servent du même masque pour abuser le monde.")</text:p>
          </table:table-cell>
          <table:table-cell table:style-name="ce21" office:value-type="float" office:value="0.35" calcext:value-type="float">
            <text:p>0.35</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Ah quel homme, quel homme !')</text:p>
          </table:table-cell>
          <table:table-cell table:style-name="ce21" office:value-type="string" calcext:value-type="string">
            <text:p>('#sganarelle', 'Ah, quel homme ! <text:s/>Quel homme !')</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Il n'est rien si commode. Vois-tu ? L'hypocrisie est un vice à la mode, Et quand de ses couleurs un vice est revêtu, Sous l'appui de la mode il passe pour vertu. Sur tout ce qu'à jouer il est de personnages. Celui d'Homme de bien a de grands avantages. C'est un Art grimacier, dont les détours flatteurs Cachent sous un beau voile un amas d'Imposteurs. On a beau découvrir que ce n'est que faux zèle, L'imposture est reçue, on ne peut rien contre elle, La censure voudrait y mordre vainement. Contre tout autre vice on parle hautement, Chacun a liberté d'en faire voir le piège, Mais pour l'hypocrisie elle a son privilège, Qui sous le masque adroit d'un visage emprunté, Lui fait tout entreprendre avec impunité. Flattant, ceux du Parti, plus qu'aucun redoutable, On se fait d'un grand corps le membre inséparable. C'est alors qu'on est sûr de ne succomber pas. Quiconque en blesse l'un, les a tous sur les bras, Et ceux même qu'on sait que le Ciel seul occupe, Des Singes de leurs moeurs sont d'ordinaire dupe. À quoi que leur malice ait pu se dispenser, Leur appui leur est sûr, ils ont vu grimacer. Ah ! Combien j'en connais qui par ce stratagème, Après avoir vécu dans un désordre extrême, S'armant du bouclier de la Religion, Ont rhabillé sans bruit leur dépravation, Et pris droit, au milieu de tout ce que nous sommes, D'être sous ce manteau les plus méchants des Hommes. On a beau les connaître, et savoir ce qu'ils sont, Trouver lieu de scandale aux intrigues qu'ils ont, Toujours même crédit. Un maintien doux, honnête, Quelques roulements d'yeux, des baissements de tête, Trois ou quatre soupirs mêlés dans un discours, Sont pour tout rajuster d'un merveilleux secours C'est sous un tel abri qu'assurant mes affaires, Je veux de mes Censeurs duper les plus sévères. Je ne quitterai point mes pratiques d'amour, J'aurai soin seulement d'éviter le grand jour, Et saurai, ne voyant en public que des Prudes, Garder à petit bruit mes douces habitudes. Si je suis découvert dans mes plaisirs secrets, Tout le corps en chaleur prendra mes intérêts, Et sans me remuer, je verrai la cabale Me mettre hautement à couvert du scandale. C'est là le vrai moyen d'oser impunément Permettre à mes désirs un plein emportement. Des actions d'autrui je ferai le critique, Médirai saintement, et d'un ton pacifique, Applaudissant à tout ce qui sera blâmé, Ne croirai que moi seul digne d'être estimé. S'il faut que d'intérêt quelque affaire se passe, Fût-ce veuve, orphelin, point d'accord, point de grâce, Et pour peu qu'on me choque, ardent à me venger, Jamais rien au pardon ne pourra m'obliger. J'aurai tout doucement le zèle charitable De nourrir une haine irréconciliable ; Et quand on me viendra porter à la douceur, Des intérêts du Ciel je ferai le vengeur. Le prenant pour garant du soin de sa querelle, J'appuierai de mon coeur la malice infidèle. Et selon qu'on m'aura plus_ou_moins respecté, Je damnerai les Gens de mon autorité. C'est ainsi que l'on peut, dans le siècle où nous sommes, Profiter sagement des faiblesses des Hommes, Et qu'un esprit bien fait, s'il craint les Mécontents, Se doit accommoder aux vices de son temps.")</text:p>
          </table:table-cell>
          <table:table-cell table:style-name="ce21" office:value-type="string" calcext:value-type="string">
            <text:p>('#don-juan', "Il n'y a plus de honte maintenant à cela, l'hypocrisie est un vice à la mode, et tous les vices à la mode passent pour des vertus. <text:s/>La profession d'hypocrite a de merveilleux avantages. <text:s/>C'est un art de qui l'imposture est toujours respectée, et quoiqu'on la découvre on n'ose rien dire contre elle[.] <text:s/>Tous les autres vices des hommes sont exposés à la censure, et chacun a la liberté de les attaquer hautement, mais l'hypocrisie est un vice privilégié qui de sa main ferme la bouche à tout le monde, et jouit en repos d'une impunité souveraine. <text:s/>On lie à force de grimaces une société étroite avec tous les gens du parti; qui en choque un, se les jette tous sur les bras, et ceux que l'on sait même agir de bonne foi là-dessus et que chacun connaît pour être véritablement touchés : ceux-là dis-je sont toujours les dupes des autres, ils donnent hautement dans le panneau des grimaciers, et appuient aveuglement les singes de leurs actions. <text:s/>Combien crois-tu que j'en connaisse, qui par ce stratagème ont rhabillé adroitement les désordres de leur jeunesse, et sous cet habit respecté ont permission d'être les plus méchants hommes du monde ? <text:s/>On a beau savoir leurs intrigues, et les connaître pour ce qu'ils sont, ils ne laissent pas pour cela d'être en crédit parmi les gens, et quelque baissement de tête, un soupir mortifié, et deux roulements d'yeux rajustent dans le monde tout ce qu'ils peuvent faire. <text:s/>C'est sous cet abri favorable que je veux mettre en sûreté mes affaires, je ne quitterai point mes douces habitudes, mais j'aurai soin de me cacher et me divertirai à petit bruit. <text:s/>Que si je viens à être découvert, je verrai sans me remuer prendre mes intérêts à toute ma cabale, et je serai défendu par elle envers, et contre tous. Enfin, c'est là le vrai moyen de faire impunément tout ce que je voudrai. <text:s/>Je m'érigerai en censeur des actions d'autrui, je jugerai mal de tout le monde, et n'aurai bonne opinion que de moi. <text:s/>Dès qu'une fois on m'aura choqué tant soit peu, je ne pardonnerai jamais, et garderai tout doucement une haine irréconciliable. <text:s/>Je serai le vengeur de la vertu opprimée, et sous ce prétexte commode, je pousserai mes ennemis, je les accuserai d'impiété, et saurai déchaîner contre eux des zélés indiscrets, qui sans connaissance de cause crieront en public contre eux, qui les accableront d'injures, et les damneront hautement de leur autorité privée. <text:s/>C'est ainsi qu'il faut profiter des faiblesses des hommes, et qu'un sage esprit s'accommode aux vices de son siècle.")</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Qu'entends-je ? C'en est fait, Monsieur, et je le quitte, Il ne vous manquait plus que vous faire Hypocrite, Vous êtes de tout point achevé, je le vois. Assommez-moi de coups, percez-moi, tuez-moi, Il faut que je vous parle, il faut que je vous dise, Tant va la cruche à l'eau qu'enfin elle se brise ; Et comme dit fort bien en moindre ou pareil cas, Un auteur renommé que je ne connais pas, Un oiseau sur la branche est proprement l'exemple De l'Homme qu'en Pécheur ici-bas je contemple. La branche est attachée à l'arbre, qui produit, Selon qu'il est planté, de bon ou mauvais fruit. Le Fruit, s'il est mauvais, nuit plus qu'il ne profite ; Ce qui nuit, vers la mort nous fait aller plus vite ; La mort est une loi d'un usage important. Qui peut vivre sans loi, vit en brute ; et partant Ramassez, ce sont-là preuves indubitables, Qui font que vous irez, Monsieur, à tous les Diables.")</text:p>
          </table:table-cell>
          <table:table-cell table:style-name="ce21" office:value-type="string" calcext:value-type="string">
            <text:p>('#sganarelle', "Ô Ciel ! <text:s/>Qu'entends-je ici ? <text:s/>il ne vous manque plus que d'être hypocrite pour vous achever de tous points, et voilà le comble des abominations. <text:s/>Monsieur, cette dernière-ci m'importe, et je ne puis m'empêcher de parler. <text:s/>Faites-moi tout ce qu'il vous plaira, battez-moi, assommez-moi de coups, tuez-moi si vous voulez, il faut que je décharge mon coeur, et qu'en valet fidèle je vous dise ce que je dois. <text:s/>Sachez Monsieur que tant va la cruche à l'eau qu'enfin elle s'y brise : et comme dit fort bien cet auteur que je ne connais pas, que l'homme est en ce monde ainsi que l'oiseau sur la branche, la branche est attachée à l'arbre, qui s'attache à l'arbre suit de bons préceptes, les bons préceptes valent mieux que les belles paroles, les belles paroles se trouvent à la Cour. <text:s/>À la Cour sont les Courtisans, les Courtisans suivent la mode, la mode vient de la fantaisie, La fantaisie est une faculté de l'âme, l'âme est ce qui nous donne la vie, la vie finit par la mort... <text:s/>Hé... <text:s/>Songez à ce que vous deviendrez.")</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don-juan', 'Le beau raisonnement !')</text:p>
          </table:table-cell>
          <table:table-cell table:style-name="ce21" office:value-type="string" calcext:value-type="string">
            <text:p>('#don-juan', 'Ô le beau raisonnement !')</text:p>
          </table:table-cell>
          <table:table-cell table:style-name="ce21" office:value-type="float" office:value="0" calcext:value-type="float">
            <text:p>0</text:p>
          </table:table-cell>
          <table:table-cell table:style-name="ce24" office:value-type="string" calcext:value-type="string">
            <text:p>Match</text:p>
          </table:table-cell>
          <table:table-cell table:style-name="ce21" table:number-columns-repeated="21"/>
          <table:table-cell table:number-columns-repeated="999"/>
        </table:table-row>
        <table:table-row table:style-name="ro3">
          <table:table-cell table:style-name="ce21" office:value-type="string" calcext:value-type="string">
            <text:p>('#sganarelle', 'Ne vous rendez donc pas, Soyez damné tout seul, car pour moi je suis las...')</text:p>
          </table:table-cell>
          <table:table-cell table:style-name="ce21" office:value-type="string" calcext:value-type="string">
            <text:p>('#sganarelle', 'Après cela, si ne vous rendez, tant pis pour vous.')</text:p>
          </table:table-cell>
          <table:table-cell table:style-name="ce21" office:value-type="float" office:value="0.53" calcext:value-type="float">
            <text:p>0.53</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N'avais-je pas raison ? Regarde, Sganarelle. Vient-on au rendez-vous.")</text:p>
          </table:table-cell>
          <table:table-cell table:style-name="ce21" office:value-type="string" calcext:value-type="string">
            <text:p>('#don-carlos', "Don Juan je vous trouve à propos, et suis bien aise de vous parler ici plutôt que chez vous, pour vous demander vos résolutions. <text:s/>Vous savez que ce soin me regarde, et que je me suis en votre présence chargé de cette affaire. <text:s/>Pour moi, je ne le cèle point, je souhaite fort que les choses aillent dans la douceur, et il n'y a rien que je ne fasse pour porter votre esprit à vouloir prendre cette voie, et pour vous voir publiquement à ma soeur confirmer le nom de votre femme.")</text:p>
          </table:table-cell>
          <table:table-cell table:style-name="ce21" office:value-type="float" office:value="1.47" calcext:value-type="float">
            <text:p>1.4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Que de joie ! Ah ma belle, Vous voilà ; je tremblais que par quelque embarras Vous ne puissiez sortir.')</text:p>
          </table:table-cell>
          <table:table-cell table:style-name="ce21" office:value-type="string" calcext:value-type="string">
            <text:p>('#don-juan', "Hélas ! <text:s/>Je voudrais bien de tout mon coeur vous donner la satisfaction que vous souhaitez, mais le Ciel s'y oppose directement, et il a inspiré à mon âme de changer de vie, et je n'ai point d'autre pensée maintenant que de quitter entièrement tous les attachements du monde, de me dépouiller au plus tôt de toutes sortes de vanités, et de corriger désormais, par une austère conduite tous les dérèglements criminels où m'a porté le feu d'une aveugle jeunesse.")</text:p>
          </table:table-cell>
          <table:table-cell table:style-name="ce21" office:value-type="float" office:value="0.88" calcext:value-type="float">
            <text:p>0.8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leonor', "Oh point, mais n'est-ce pas Monsieur le Médecin que je vois là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Lui-même. Il a pris cet habit, mais c'est par stratagème, Pour certain langoureux chez qui je l'ai mené, Contre les médecins de tout temps déchaîné. Il n'en veut voir aucun ; et Monsieur, sans rien dire, A reconnu son mal dont il ne fait que rire. Certaine herbe déjà l'a fort diminué.")</text:p>
          </table:table-cell>
          <table:table-cell table:style-name="ce21" office:value-type="string" calcext:value-type="string">
            <text:p>('#don-carlos', "Ce dessein, Don Juan, ne choque point ce que je dis et la compagnie d'une femme légitime peut bien s'accommoder avec les louables pensées que le Ciel vous inspire.")</text:p>
          </table:table-cell>
          <table:table-cell table:style-name="ce21" office:value-type="float" office:value="0.6" calcext:value-type="float">
            <text:p>0.6</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leonor', 'Ma Tante a pris sa poudre.')</text:p>
          </table:table-cell>
          <table:table-cell table:style-name="ce21" office:value-type="string" calcext:value-type="string">
            <text:p>('#don-juan', "Hélas point du tout, c'est un dessein que votre soeur elle-même a pris, elle a résolu sa retraite, et nous avons été touchés tous deux en même temps.")</text:p>
          </table:table-cell>
          <table:table-cell table:style-name="ce21" office:value-type="float" office:value="1.51" calcext:value-type="float">
            <text:p>1.5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carlos', "Sa retraite ne peut nous satisfaire, pouvant être imputée au mépris que vous faites d'elle et de notre famille, et notre honneur demande qu'elle vive avec vous.")</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sganarelle', 'A-t-elle éternué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eonor', "Je ne sais, car soudain sans vouloir voir personne, Elle s'est mise au lit.")</text:p>
          </table:table-cell>
          <table:table-cell table:style-name="ce21" office:value-type="string" calcext:value-type="string">
            <text:p>('#don-juan', "Je vous assure que cela ne se peut, j'en avais pour moi toutes les envies du monde, et je me suis même encore aujourd'hui conseillé au Ciel pour cela ; mais lorsque je l'ai consulté, j'ai entendu une voix qui m'a dit que je ne devais point songer à votre soeur, et qu'avec elle assurément je ne ferais point mon salut.")</text:p>
          </table:table-cell>
          <table:table-cell table:style-name="ce21" office:value-type="float" office:value="1.24" calcext:value-type="float">
            <text:p>1.24</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La chaleur est fort bonne Pour ces sortes de maux.')</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eonor', 'Oh, je crois bien cela.')</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Et qui donc avec vous nous amenez-vous là ?')</text:p>
          </table:table-cell>
          <table:table-cell table:style-name="ce21" office:value-type="string" calcext:value-type="string">
            <text:p>('#don-carlos', 'Croyez-vous, Don Juan, nous éblouir par ces belles excuses ?')</text:p>
          </table:table-cell>
          <table:table-cell table:style-name="ce21" office:value-type="float" office:value="0.67" calcext:value-type="float">
            <text:p>0.6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leonor', "C'est ma Nourrice. Ah ! Si vous saviez, elle m'aime...")</text:p>
          </table:table-cell>
          <table:table-cell table:style-name="ce21" office:value-type="string" calcext:value-type="string">
            <text:p>('#don-juan', "J'obéis à la voix du Ciel.")</text:p>
          </table:table-cell>
          <table:table-cell table:style-name="ce21" office:value-type="float" office:value="1.72" calcext:value-type="float">
            <text:p>1.7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Vous avez fort bien fait, et ma joie est extrême, Que quand je vous épouse elle soit caution...')</text:p>
          </table:table-cell>
          <table:table-cell table:style-name="ce21" office:value-type="string" calcext:value-type="string">
            <text:p>('#don-carlos', "Quoi vous voulez que je me paie d'un semblable discours ?")</text:p>
          </table:table-cell>
          <table:table-cell table:style-name="ce21" office:value-type="float" office:value="1.01" calcext:value-type="float">
            <text:p>1.0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juan', "C'est le Ciel qui le veut ainsi.")</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pascale', "Vous faites-là, Monsieur, une bonne action. Pour entrer au Couvent la pauvre Créature Tous les jours de soufflets avait pleine mesure, C'était pitié.")</text:p>
          </table:table-cell>
          <table:table-cell table:style-name="ce21" office:value-type="string" calcext:value-type="string">
            <text:p>('#don-carlos', "Vous aurez fait sortir ma soeur d'un couvent pour la laisser ensuite ?")</text:p>
          </table:table-cell>
          <table:table-cell table:style-name="ce21" office:value-type="float" office:value="0.99" calcext:value-type="float">
            <text:p>0.99</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Bientôt, Dieu merci, la voilà Exempte en m'épousant de tous ces chagrins-là.")</text:p>
          </table:table-cell>
          <table:table-cell table:style-name="ce21" office:value-type="string" calcext:value-type="string">
            <text:p>('#don-juan', "Le Ciel l'ordonne de la sorte.")</text:p>
          </table:table-cell>
          <table:table-cell table:style-name="ce21" office:value-type="float" office:value="1.07" calcext:value-type="float">
            <text:p>1.0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carlos', 'Nous souffrirons cette tache en notre famille ?')</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leonor', 'Monsieur...')</text:p>
          </table:table-cell>
          <table:table-cell table:style-name="ce21" office:value-type="string" calcext:value-type="string">
            <text:p>('#don-juan', 'Prenez-vous en au Ciel.')</text:p>
          </table:table-cell>
          <table:table-cell table:style-name="ce21" office:value-type="float" office:value="1.3" calcext:value-type="float">
            <text:p>1.3</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carlos', 'Eh quoi, toujours le Ciel ?')</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don-juan', "C'est à mes yeux la plus aimable fille...")</text:p>
          </table:table-cell>
          <table:table-cell table:style-name="ce21" office:value-type="string" calcext:value-type="string">
            <text:p>('#don-juan', 'Le Ciel le souhaite comme cela.')</text:p>
          </table:table-cell>
          <table:table-cell table:style-name="ce21" office:value-type="float" office:value="1.58" calcext:value-type="float">
            <text:p>1.5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pascale', "Jamais vous n'en pouviez prendre une plus gentille, Qui vous pût mieux... Enfin traitez-la doucement, Vous en aurez, Monsieur, bien du contentement.")</text:p>
          </table:table-cell>
          <table:table-cell table:style-name="ce21" office:value-type="string" calcext:value-type="string">
            <text:p>('#don-carlos', "Il suffit, Don Juan, je vous entends, ce n'est pas ici que je veux venir vous prendre, et le lieu ne le souffre pas ; mais avant qu'il soit peu, je saurai vous trouver.")</text:p>
          </table:table-cell>
          <table:table-cell table:style-name="ce21" office:value-type="float" office:value="0.97" calcext:value-type="float">
            <text:p>0.9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Je le crois ; mais allons sans tarder davantage, Dresser tout ce qu'il faut pour notre mariage. Je veux le faire en forme, et qu'il n'y manque rien.")</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pascale', "Eh, vous n'y perdrez pas, ma Fille a de bon bien. Quand son père mourut, il avait des Pistoles Plus gro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Ne perdons point le temps à des paroles, Allons, venez, ma Belle. Ah ! Que j'ai de bonheur ! Vous allez être à moi.")</text:p>
          </table:table-cell>
          <table:table-cell table:style-name="ce21" office:value-type="string" calcext:value-type="string">
            <text:p>('#don-juan', "Vous ferez ce que vous voudrez, vous savez que je ne manque point de coeur, et que je sais me servir de mon épée quand il le faut, je m'en vais passer tout à l'heure dans cette petite rue écartée qui mène au grand couvent, mais je vous déclare pour moi que ce n'est pas moi qui me veux battre, le Ciel m'en défend la pensée, et si vous m'y attaquez nous verrons ce qui en arrivera.")</text:p>
          </table:table-cell>
          <table:table-cell table:style-name="ce21" office:value-type="float" office:value="0.64" calcext:value-type="float">
            <text:p>0.64</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leonor', "Ce m'est beaucoup d'honneur.")</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Il cherche à la duper, gardez qu'il ne l'emmène, C'est un fourb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pascale', 'Comment ?')</text:p>
          </table:table-cell>
          <table:table-cell table:style-name="ce21" office:value-type="string" calcext:value-type="string">
            <text:p>('#don-carlos', 'Nous verrons, de vrai, nous verrons.')</text:p>
          </table:table-cell>
          <table:table-cell table:style-name="ce21" office:value-type="float" office:value="1.38" calcext:value-type="float">
            <text:p>1.3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À plus d'une douzaine... Ah l'honnête Homme ! Allez, votre Fille aujourd'hui Aurait eu beau chercher pour trouver mieux que lui. Il a de l'amitié... Croyez-moi qu'une Femme Sera la bien... et puis il la fera grand'Dame. Haut se voyant observé par Don Juan.")</text:p>
          </table:table-cell>
          <table:table-cell table:style-name="ce21" office:value-type="string" calcext:value-type="string">
            <text:p>('#sganarelle', "Monsieur, quel Diable de style prenez-vous là ? <text:s/>Ceci est bien pis que le reste, et je vous aimerais bien mieux encore comme vous étiez auparavant, j'espérais toujours de votre salut, mais c'est maintenant que j'en désespère, et je crois que le Ciel qui vous a souffert jusques ici, ne pourra du tout souffrir cette dernière horreur.")</text:p>
          </table:table-cell>
          <table:table-cell table:style-name="ce21" office:value-type="float" office:value="0.65" calcext:value-type="float">
            <text:p>0.65</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Ne nous arrêtons point, ma Belle, j'aurais peur Que quelqu'un ne survînt.")</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C'est le plus grand trompeur...")</text:p>
          </table:table-cell>
          <table:table-cell table:style-name="ce21" office:value-type="string" calcext:value-type="string">
            <text:p>('#don-juan', "Va va, le Ciel n'est pas si exact que tu penses, et si toutes les fois que les hommes...")</text:p>
          </table:table-cell>
          <table:table-cell table:style-name="ce21" office:value-type="float" office:value="1.23" calcext:value-type="float">
            <text:p>1.23</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pascale', 'Où donc nous menez-vous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Tout droit chez un notair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pascale', "Non, Monsieur, dans le bourg il serait nécessaire D'aller chez sa cousine, afin qu'étant témoin De votre foi donnée...")</text:p>
          </table:table-cell>
          <table:table-cell table:style-name="ce21" office:value-type="string" calcext:value-type="string">
            <text:p>('#sganarelle', "Ah, Monsieur, c'est le Ciel qui vous parle, et c'est un avis qu'il vous donne.")</text:p>
          </table:table-cell>
          <table:table-cell table:style-name="ce21" office:value-type="float" office:value="1.5" calcext:value-type="float">
            <text:p>1.5</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Il n'en est pas besoin. Monsieur le médecin et vous, devez suffire.")</text:p>
          </table:table-cell>
          <table:table-cell table:style-name="ce21" office:value-type="string" calcext:value-type="string">
            <text:p>('#don-juan', "Si le Ciel me donne un avis, il faut qu'il parle plus clairement, s'il veut que je l'entende.")</text:p>
          </table:table-cell>
          <table:table-cell table:style-name="ce21" office:value-type="float" office:value="1.94" calcext:value-type="float">
            <text:p>1.94</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leonor', "Sommes-nous pas d'accord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Il ne faut plus qu'écrire. Quand ils auront signé tous deux avecque nous, Que je vous prends pour Femme, et vous moi pour Époux, C'est comme si...")</text:p>
          </table:table-cell>
          <table:table-cell table:style-name="ce21" office:value-type="string" calcext:value-type="string">
            <text:p>('#le-spectre', "Don Juan n'a plus qu'un moment à pouvoir profiter de la miséricorde du Ciel, et s'il ne se repent ici, sa perte est résolue.")</text:p>
          </table:table-cell>
          <table:table-cell table:style-name="ce21" office:value-type="float" office:value="1.52" calcext:value-type="float">
            <text:p>1.5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pascale', 'Non, non, sa Cousine y doit êtr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Fort bien.')</text:p>
          </table:table-cell>
          <table:table-cell table:style-name="ce21" office:value-type="string" calcext:value-type="string">
            <text:p>('#sganarelle', 'Entendez-vous, Monsieur ?')</text:p>
          </table:table-cell>
          <table:table-cell table:style-name="ce21" office:value-type="float" office:value="1.35" calcext:value-type="float">
            <text:p>1.35</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leonor', "Quelque amitié qu'elle est m'est fait paraître, Si chez elle il n'est pas nécessaire d'aller, Ne disions rien, peut-être elle voudrait parler.")</text:p>
          </table:table-cell>
          <table:table-cell table:style-name="ce21" office:value-type="string" calcext:value-type="string">
            <text:p>('#don-juan', 'Qui ose tenir ces paroles ? <text:s/>Je crois connaître cette voix.')</text:p>
          </table:table-cell>
          <table:table-cell table:style-name="ce21" office:value-type="float" office:value="0.76" calcext:value-type="float">
            <text:p>0.76</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Oui, quand on veut tenir une affaire secrète, Moins on a de Témoins, plus la chose est bien faite.')</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pascale', 'Mon_Dieu, tout comme ailleurs, chez elle sans éclat, Les notaires du bourg dresseront le contrat.')</text:p>
          </table:table-cell>
          <table:table-cell table:style-name="ce21" office:value-type="string" calcext:value-type="string">
            <text:p>('#sganarelle', "Ah, Monsieur, c'est un spectre je le reconnais au marcher.")</text:p>
          </table:table-cell>
          <table:table-cell table:style-name="ce21" office:value-type="float" office:value="1.49" calcext:value-type="float">
            <text:p>1.49</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juan', "Spectre, fantôme, ou Diable je veux voir ce que c'est. Le spectre change de figure, et représente le Temps avec sa faux à la main.")</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sganarelle', "Pourquoi vous défier ? Monsieur a-t-il la mine D'être un fourbe ? Voyez. Ferme chez la Cousine. Bas à Pascale. ")</text:p>
          </table:table-cell>
          <table:table-cell table:style-name="ce21" office:value-type="string" calcext:value-type="string">
            <text:p>('#sganarelle', 'Ô Ciel ! <text:s/>Voyez, Monsieur, ce changement de figure ?')</text:p>
          </table:table-cell>
          <table:table-cell table:style-name="ce21" office:value-type="float" office:value="1.48" calcext:value-type="float">
            <text:p>1.4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table:table-cell table:style-name="ce21" office:value-type="string" calcext:value-type="string">
            <text:p>('#don-juan', "Non, non, rien n'est capable de m'imprimer de la terreur, et je veux éprouver avec mon épée si c'est un corps ou un esprit. Le spectre s'envole dans le temps que Don Juan le veut frapper.")</text:p>
          </table:table-cell>
          <table:table-cell table:style-name="ce21" office:value-type="float" office:value="1" calcext:value-type="float">
            <text:p>1</text:p>
          </table:table-cell>
          <table:table-cell table:style-name="ce24" office:value-type="string" calcext:value-type="string">
            <text:p>Deletion</text:p>
          </table:table-cell>
          <table:table-cell table:style-name="ce21" table:number-columns-repeated="21"/>
          <table:table-cell table:number-columns-repeated="999"/>
        </table:table-row>
        <table:table-row table:style-name="ro3">
          <table:table-cell table:style-name="ce21" office:value-type="string" calcext:value-type="string">
            <text:p>('#don-juan', "Au hasard de l'entendre enfin nous quereller, Avançon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pascale', "Ce n'est point par là qu'il faut aller. Vous n'êtes pas encor où vous pensez, beau Sire.")</text:p>
          </table:table-cell>
          <table:table-cell table:style-name="ce21" office:value-type="string" calcext:value-type="string">
            <text:p>('#sganarelle', 'Ah, Monsieur, rendez-vous à tant de preuves et jetez-vous vite dans le repentir.')</text:p>
          </table:table-cell>
          <table:table-cell table:style-name="ce21" office:value-type="float" office:value="1.38" calcext:value-type="float">
            <text:p>1.3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Doublons le pas ensemble, il faut la laisser dire.')</text:p>
          </table:table-cell>
          <table:table-cell table:style-name="ce21" office:value-type="string" calcext:value-type="string">
            <text:p>('#don-juan', "Non, non, il ne sera pas dit, quoi qu'il arrive, que je sois capable de me repentir, allons, suis-moi.")</text:p>
          </table:table-cell>
          <table:table-cell table:style-name="ce21" office:value-type="float" office:value="1.22" calcext:value-type="float">
            <text:p>1.2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la-statue', 'Arrête, Don Juan.')</text:p>
          </table:table-cell>
          <table:table-cell table:style-name="ce21" office:value-type="string" calcext:value-type="string">
            <text:p>('#la-statue', "Arrêtez, Don Juan, vous m'avez hier donné parole de venir manger avec moi.")</text:p>
          </table:table-cell>
          <table:table-cell table:style-name="ce21" office:value-type="float" office:value="0.98" calcext:value-type="float">
            <text:p>0.9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leonor', "Ah ! Qu'est-ce que je vois ? Sauvons-nous vite, hélas !")</text:p>
          </table:table-cell>
          <table:table-cell table:style-name="ce21" office:value-type="string" calcext:value-type="string">
            <text:p>('#don-juan', 'Oui, où faut il aller ?')</text:p>
          </table:table-cell>
          <table:table-cell table:style-name="ce21" office:value-type="float" office:value="1.57" calcext:value-type="float">
            <text:p>1.57</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Ma Belle, attendez-moi. Je ne vous quitte point.')</text:p>
          </table:table-cell>
          <table:table-cell table:style-name="ce21" office:value-type="string" calcext:value-type="string">
            <text:p>('#la-statue', 'Donnez-moi la main.')</text:p>
          </table:table-cell>
          <table:table-cell table:style-name="ce21" office:value-type="float" office:value="1.02" calcext:value-type="float">
            <text:p>1.0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la-statue', 'Encor un coup demeure, Tu résistes en vain.')</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Voici ma dernière heure, C'en est fait.")</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Laisse-moi.')</text:p>
          </table:table-cell>
          <table:table-cell table:style-name="ce21" office:value-type="string" calcext:value-type="string">
            <text:p>('#don-juan', 'La voilà.')</text:p>
          </table:table-cell>
          <table:table-cell table:style-name="ce21" office:value-type="float" office:value="0.73" calcext:value-type="float">
            <text:p>0.73</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Je suis à vos genoux, Madame la Statue, ayez pitié de nou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a-statue', "Je t'attendais ce soir à souper.")</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Je t'en quitte, On me demande ailleurs.")</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a-statue', "Tu n'iras pas si vite, L'Arrêt en est donné ; tu touches au moment Où le Ciel va punir ton endurcissement. Tremble.")</text:p>
          </table:table-cell>
          <table:table-cell table:style-name="ce21" office:value-type="string" calcext:value-type="string">
            <text:p>('#la-statue', "Don Juan l'endurcissement au péché traîne une mort funeste, et les grâces du Ciel que l'on renvoie, ouvrent un chemin à la foudre.")</text:p>
          </table:table-cell>
          <table:table-cell table:style-name="ce21" office:value-type="float" office:value="0.51" calcext:value-type="float">
            <text:p>0.51</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don-juan', "Tu me fais tort, quand tu m'en crois capable ; Je ne sais ce que c'est que trembler.")</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sganarelle', 'Détestable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la-statue', "Je t'ai dit dès tantôt que tu ne songeais pas Que la mort chaque jour s'avançait à grands pas. Au lieu d'y réfléchir, tu retournes au crime, Et t'ouvres à toute heure abîme sur abîme. Après avoir en vain si longtemps attendu, Le Ciel se lasse ; prends, voilà ce qui t'est dû. La Statue embrasse Don Juan, et un moment après tous les deux sont abîmés. ")</text:p>
          </table:table-cell>
          <table:table-cell table:style-name="ce21"/>
          <table:table-cell table:style-name="ce21" office:value-type="float" office:value="1" calcext:value-type="float">
            <text:p>1</text:p>
          </table:table-cell>
          <table:table-cell table:style-name="ce24" office:value-type="string" calcext:value-type="string">
            <text:p>Insertion</text:p>
          </table:table-cell>
          <table:table-cell table:style-name="ce21" table:number-columns-repeated="21"/>
          <table:table-cell table:number-columns-repeated="999"/>
        </table:table-row>
        <table:table-row table:style-name="ro3">
          <table:table-cell table:style-name="ce21" office:value-type="string" calcext:value-type="string">
            <text:p>('#don-juan', "Je brûle, et c'est trop tard que mon âme interdite... Ciel !")</text:p>
          </table:table-cell>
          <table:table-cell table:style-name="ce21" office:value-type="string" calcext:value-type="string">
            <text:p>('#don-juan', "Ô Ciel que sens-je ? <text:s/>Un feu invisible me brûle, je n'en puis plus et tout mon corps devient un brasier ardent, ah ! La tonnerre tombe avec un grand bruit et de grand éclairs sur DonJuan, la terre s'ouvre et l'abîme, et il sort de grands feux de l'endroit où il est tombé.")</text:p>
          </table:table-cell>
          <table:table-cell table:style-name="ce21" office:value-type="float" office:value="0.62" calcext:value-type="float">
            <text:p>0.62</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table-cell table:style-name="ce21" office:value-type="string" calcext:value-type="string">
            <text:p>('#sganarelle', "Il est englouti, je cours me rendre ermite ; L'exemple est étonnant pour tous les Scélérats ; Malheur à qui le voit, et n'en profite pas.")</text:p>
          </table:table-cell>
          <table:table-cell table:style-name="ce21" office:value-type="string" calcext:value-type="string">
            <text:p>('#sganarelle', "Voilà par sa mort un chacun satisfait, Ciel offensé, lois violées, filles séduites, familles déshonorées, parents outragés, femmes mises à mal, maris poussés à bout, tout le monde est content ; il n'y a que moi seul de malheureux qui après tant d'années de service, n'ai point d'autre récompense que de voit l'impiété de mon maître, punie par le plus épouvantable châtiment du monde.")</text:p>
          </table:table-cell>
          <table:table-cell table:style-name="ce21" office:value-type="float" office:value="0.78" calcext:value-type="float">
            <text:p>0.78</text:p>
          </table:table-cell>
          <table:table-cell table:style-name="ce24" office:value-type="string" calcext:value-type="string">
            <text:p>Substitution</text:p>
          </table:table-cell>
          <table:table-cell table:style-name="ce21" table:number-columns-repeated="21"/>
          <table:table-cell table:number-columns-repeated="999"/>
        </table:table-row>
        <table:table-row table:style-name="ro3" table:number-rows-repeated="439">
          <table:table-cell table:style-name="ce21" table:number-columns-repeated="3"/>
          <table:table-cell table:style-name="ce24"/>
          <table:table-cell table:style-name="ce21" table:number-columns-repeated="21"/>
          <table:table-cell table:number-columns-repeated="999"/>
        </table:table-row>
        <table:table-row table:style-name="ro2" table:number-rows-repeated="1047245">
          <table:table-cell table:number-columns-repeated="1024"/>
        </table:table-row>
        <table:table-row table:style-name="ro2">
          <table:table-cell table:number-columns-repeated="1024"/>
        </table:table-row>
        <table:named-expressions>
          <table:named-range table:name="_xlnm._FilterDatabase" table:base-cell-address="$'alignement_Sganarelle ou Le Cocu Imaginaire_La Cocue Imaginaire'.$A$1" table:cell-range-address="$Sheet3.$A$1:.$Y$1330"/>
        </table:named-expressions>
        <calcext:conditional-formats>
          <calcext:conditional-format calcext:target-range-address="Sheet3.D1:Sheet3.D1330">
            <calcext:condition calcext:apply-style-name="ConditionalStyle_1" calcext:value="=&quot;Match&quot;" calcext:base-cell-address="Sheet3.D1"/>
          </calcext:conditional-format>
          <calcext:conditional-format calcext:target-range-address="Sheet3.D2:Sheet3.D330">
            <calcext:condition calcext:apply-style-name="ConditionalStyle_1" calcext:value="=&quot;Match&quot;" calcext:base-cell-address="Sheet3.D2"/>
          </calcext:conditional-format>
          <calcext:conditional-format calcext:target-range-address="Sheet3.D1:Sheet3.D1330">
            <calcext:condition calcext:apply-style-name="ConditionalStyle_2" calcext:value="=&quot;Substitution&quot;" calcext:base-cell-address="Sheet3.D1"/>
          </calcext:conditional-format>
          <calcext:conditional-format calcext:target-range-address="Sheet3.D1:Sheet3.D1330">
            <calcext:condition calcext:apply-style-name="ConditionalStyle_3" calcext:value="=&quot;Insertion&quot;" calcext:base-cell-address="Sheet3.D1"/>
          </calcext:conditional-format>
          <calcext:conditional-format calcext:target-range-address="Sheet3.D1:Sheet3.D1330">
            <calcext:condition calcext:apply-style-name="ConditionalStyle_3" calcext:value="=&quot;Deletion&quot;" calcext:base-cell-address="Sheet3.D1"/>
          </calcext:conditional-format>
        </calcext:conditional-formats>
      </table:table>
      <table:named-expressions/>
      <table:database-ranges>
        <table:database-range table:name="__Anonymous_Sheet_DB__0" table:target-range-address="'alignement_Sganarelle ou Le Cocu Imaginaire_La Cocue Imaginaire'.A1:'alignement_Sganarelle ou Le Cocu Imaginaire_La Cocue Imaginaire'.F235" table:display-filter-buttons="true"/>
        <table:database-range table:name="__Anonymous_Sheet_DB__1" table:target-range-address="'Les Précieuses ridicules moliere VS somaize'.A1:'Les Précieuses ridicules moliere VS somaize'.Y330" table:display-filter-buttons="true"/>
        <table:database-range table:name="__Anonymous_Sheet_DB__2" table:target-range-address="Sheet3.A1:Sheet3.Y133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81d41a"/>
    </style:style>
    <style:style style:name="ConditionalStyle_5f_2" style:display-name="ConditionalStyle_2" style:family="table-cell" style:parent-style-name="Default">
      <style:table-cell-properties fo:background-color="#bbe33d"/>
    </style:style>
    <style:style style:name="ConditionalStyle_5f_3" style:display-name="ConditionalStyle_3" style:family="table-cell" style:parent-style-name="Default">
      <style:table-cell-properties fo:background-color="#ffd966"/>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lignement_5f_Sganarelle_20_ou_20_Le_20_Cocu_20_Imaginaire_5f_La_20_Cocue_20_Imaginaire" style:display-name="PageStyle_alignement_Sganarelle ou Le Cocu Imaginaire_La Cocue Imaginaire" style:page-layout-name="Mpm3">
      <style:header style:display="false"/>
      <style:header-left style:display="false"/>
      <style:footer style:display="false"/>
      <style:footer-left style:display="false"/>
    </style:master-page>
    <style:master-page style:name="PageStyle_5f_Les_20_Précieuses_20_ridicules_20_moliere_20_VS_20_somaize" style:display-name="PageStyle_Les Précieuses ridicules moliere VS somaize"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5863" meta:object-count="0"/>
    <meta:generator>LibreOfficeDev/6.0.5.2$Linux_X86_64 LibreOffice_project/</meta:generator>
  </office:meta>
</office:document-meta>
</file>